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1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>
            <text:p>BTGER20902198701</text:p>
          </table:table-cell>
          <table:table-cell office:value-type="string">
            <text:p>NEUNER Magdalena</text:p>
          </table:table-cell>
          <table:table-cell office:value-type="float" office:value="821">
            <text:p>821</text:p>
          </table:table-cell>
          <table:table-cell office:value-type="float" office:value="31">
            <text:p>31</text:p>
          </table:table-cell>
          <table:table-cell table:formula="of:=[.C1]/[.D1]" office:value-type="float" office:value="26.4838709677419">
            <text:p>26.4838709677</text:p>
          </table:table-cell>
          <table:table-cell table:formula="of:=([.E1]-[.$K$1])/[.$J$1]" office:value-type="float" office:value="2.06048387096774">
            <text:p>2.060483871</text:p>
          </table:table-cell>
          <table:table-cell table:formula="of:=[.F1]/SQRT(1+[.F1]^2)" office:value-type="float" office:value="0.899646493060349">
            <text:p>0.8996464931</text:p>
          </table:table-cell>
          <table:table-cell table:formula="of:=ROUND(([.G1]*5)+[.$L$1];2)" office:value-type="float" office:value="9.5">
            <text:p>9.5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TBLR20308198602</text:p>
          </table:table-cell>
          <table:table-cell office:value-type="string">
            <text:p>DOMRACHEVA Darya</text:p>
          </table:table-cell>
          <table:table-cell office:value-type="float" office:value="839">
            <text:p>839</text:p>
          </table:table-cell>
          <table:table-cell office:value-type="float" office:value="32">
            <text:p>32</text:p>
          </table:table-cell>
          <table:table-cell table:formula="of:=[.C2]/[.D2]" office:value-type="float" office:value="26.21875">
            <text:p>26.21875</text:p>
          </table:table-cell>
          <table:table-cell table:formula="of:=([.E2]-[.$K$1])/[.$J$1]" office:value-type="float" office:value="2.02734375">
            <text:p>2.02734375</text:p>
          </table:table-cell>
          <table:table-cell table:formula="of:=[.F2]/SQRT(1+[.F2]^2)" office:value-type="float" office:value="0.896833307741759">
            <text:p>0.8968333077</text:p>
          </table:table-cell>
          <table:table-cell table:formula="of:=ROUND(([.G2]*5)+[.$L$1];2)" office:value-type="float" office:value="9.48">
            <text:p>9.48</text:p>
          </table:table-cell>
          <table:table-cell table:number-columns-repeated="4"/>
        </table:table-row>
        <table:table-row table:style-name="ro1">
          <table:table-cell office:value-type="string">
            <text:p>BTFRA11409198801</text:p>
          </table:table-cell>
          <table:table-cell office:value-type="string">
            <text:p>FOURCADE Martin</text:p>
          </table:table-cell>
          <table:table-cell office:value-type="float" office:value="724">
            <text:p>724</text:p>
          </table:table-cell>
          <table:table-cell office:value-type="float" office:value="31">
            <text:p>31</text:p>
          </table:table-cell>
          <table:table-cell table:formula="of:=[.C3]/[.D3]" office:value-type="float" office:value="23.3548387096774">
            <text:p>23.3548387097</text:p>
          </table:table-cell>
          <table:table-cell table:formula="of:=([.E3]-[.$K$1])/[.$J$1]" office:value-type="float" office:value="1.66935483870968">
            <text:p>1.6693548387</text:p>
          </table:table-cell>
          <table:table-cell table:formula="of:=[.F3]/SQRT(1+[.F3]^2)" office:value-type="float" office:value="0.857858377668296">
            <text:p>0.8578583777</text:p>
          </table:table-cell>
          <table:table-cell table:formula="of:=ROUND(([.G3]*5)+[.$L$1];2)" office:value-type="float" office:value="9.29">
            <text:p>9.29</text:p>
          </table:table-cell>
          <table:table-cell table:number-columns-repeated="4"/>
        </table:table-row>
        <table:table-row table:style-name="ro1">
          <table:table-cell office:value-type="string">
            <text:p>BTNOR11207198501</text:p>
          </table:table-cell>
          <table:table-cell office:value-type="string">
            <text:p>SVENDSEN Emil Hegle</text:p>
          </table:table-cell>
          <table:table-cell office:value-type="float" office:value="696">
            <text:p>696</text:p>
          </table:table-cell>
          <table:table-cell office:value-type="float" office:value="30">
            <text:p>30</text:p>
          </table:table-cell>
          <table:table-cell table:formula="of:=[.C4]/[.D4]" office:value-type="float" office:value="23.2">
            <text:p>23.2</text:p>
          </table:table-cell>
          <table:table-cell table:formula="of:=([.E4]-[.$K$1])/[.$J$1]" office:value-type="float" office:value="1.65">
            <text:p>1.65</text:p>
          </table:table-cell>
          <table:table-cell table:formula="of:=[.F4]/SQRT(1+[.F4]^2)" office:value-type="float" office:value="0.855197831554018">
            <text:p>0.8551978316</text:p>
          </table:table-cell>
          <table:table-cell table:formula="of:=ROUND(([.G4]*5)+[.$L$1];2)" office:value-type="float" office:value="9.28">
            <text:p>9.28</text:p>
          </table:table-cell>
          <table:table-cell table:number-columns-repeated="4"/>
        </table:table-row>
        <table:table-row table:style-name="ro1">
          <table:table-cell office:value-type="string">
            <text:p>BTNOR21803198101</text:p>
          </table:table-cell>
          <table:table-cell office:value-type="string">
            <text:p>BERGER Tora</text:p>
          </table:table-cell>
          <table:table-cell office:value-type="float" office:value="626">
            <text:p>626</text:p>
          </table:table-cell>
          <table:table-cell office:value-type="float" office:value="31">
            <text:p>31</text:p>
          </table:table-cell>
          <table:table-cell table:formula="of:=[.C5]/[.D5]" office:value-type="float" office:value="20.1935483870968">
            <text:p>20.1935483871</text:p>
          </table:table-cell>
          <table:table-cell table:formula="of:=([.E5]-[.$K$1])/[.$J$1]" office:value-type="float" office:value="1.2741935483871">
            <text:p>1.2741935484</text:p>
          </table:table-cell>
          <table:table-cell table:formula="of:=[.F5]/SQRT(1+[.F5]^2)" office:value-type="float" office:value="0.786663753569446">
            <text:p>0.7866637536</text:p>
          </table:table-cell>
          <table:table-cell table:formula="of:=ROUND(([.G5]*5)+[.$L$1];2)" office:value-type="float" office:value="8.93">
            <text:p>8.93</text:p>
          </table:table-cell>
          <table:table-cell table:number-columns-repeated="4"/>
        </table:table-row>
        <table:table-row table:style-name="ro1">
          <table:table-cell office:value-type="string">
            <text:p>BTFIN21101198301</text:p>
          </table:table-cell>
          <table:table-cell office:value-type="string">
            <text:p>MAKARAINEN Kaisa</text:p>
          </table:table-cell>
          <table:table-cell office:value-type="float" office:value="646">
            <text:p>646</text:p>
          </table:table-cell>
          <table:table-cell office:value-type="float" office:value="32">
            <text:p>32</text:p>
          </table:table-cell>
          <table:table-cell table:formula="of:=[.C6]/[.D6]" office:value-type="float" office:value="20.1875">
            <text:p>20.1875</text:p>
          </table:table-cell>
          <table:table-cell table:formula="of:=([.E6]-[.$K$1])/[.$J$1]" office:value-type="float" office:value="1.2734375">
            <text:p>1.2734375</text:p>
          </table:table-cell>
          <table:table-cell table:formula="of:=[.F6]/SQRT(1+[.F6]^2)" office:value-type="float" office:value="0.786485741256583">
            <text:p>0.7864857413</text:p>
          </table:table-cell>
          <table:table-cell table:formula="of:=ROUND(([.G6]*5)+[.$L$1];2)" office:value-type="float" office:value="8.93">
            <text:p>8.93</text:p>
          </table:table-cell>
          <table:table-cell table:number-columns-repeated="4"/>
        </table:table-row>
        <table:table-row table:style-name="ro1">
          <table:table-cell office:value-type="string">
            <text:p>BTRUS21605197801</text:p>
          </table:table-cell>
          <table:table-cell office:value-type="string">
            <text:p>ZAITSEVA Olga</text:p>
          </table:table-cell>
          <table:table-cell office:value-type="float" office:value="519">
            <text:p>519</text:p>
          </table:table-cell>
          <table:table-cell office:value-type="float" office:value="29">
            <text:p>29</text:p>
          </table:table-cell>
          <table:table-cell table:formula="of:=[.C7]/[.D7]" office:value-type="float" office:value="17.8965517241379">
            <text:p>17.8965517241</text:p>
          </table:table-cell>
          <table:table-cell table:formula="of:=([.E7]-[.$K$1])/[.$J$1]" office:value-type="float" office:value="0.987068965517241">
            <text:p>0.9870689655</text:p>
          </table:table-cell>
          <table:table-cell table:formula="of:=[.F7]/SQRT(1+[.F7]^2)" office:value-type="float" office:value="0.702490343980524">
            <text:p>0.702490344</text:p>
          </table:table-cell>
          <table:table-cell table:formula="of:=ROUND(([.G7]*5)+[.$L$1];2)" office:value-type="float" office:value="8.51">
            <text:p>8.51</text:p>
          </table:table-cell>
          <table:table-cell table:number-columns-repeated="4"/>
        </table:table-row>
        <table:table-row table:style-name="ro1">
          <table:table-cell office:value-type="string">
            <text:p>BTFRA22011198801</text:p>
          </table:table-cell>
          <table:table-cell office:value-type="string">
            <text:p>BRUNET Marie Laure</text:p>
          </table:table-cell>
          <table:table-cell office:value-type="float" office:value="511">
            <text:p>511</text:p>
          </table:table-cell>
          <table:table-cell office:value-type="float" office:value="30">
            <text:p>30</text:p>
          </table:table-cell>
          <table:table-cell table:formula="of:=[.C8]/[.D8]" office:value-type="float" office:value="17.0333333333333">
            <text:p>17.0333333333</text:p>
          </table:table-cell>
          <table:table-cell table:formula="of:=([.E8]-[.$K$1])/[.$J$1]" office:value-type="float" office:value="0.879166666666667">
            <text:p>0.8791666667</text:p>
          </table:table-cell>
          <table:table-cell table:formula="of:=[.F8]/SQRT(1+[.F8]^2)" office:value-type="float" office:value="0.660275109406408">
            <text:p>0.6602751094</text:p>
          </table:table-cell>
          <table:table-cell table:formula="of:=ROUND(([.G8]*5)+[.$L$1];2)" office:value-type="float" office:value="8.3">
            <text:p>8.3</text:p>
          </table:table-cell>
          <table:table-cell table:number-columns-repeated="4"/>
        </table:table-row>
        <table:table-row table:style-name="ro1">
          <table:table-cell office:value-type="string">
            <text:p>BTGER11109198102</text:p>
          </table:table-cell>
          <table:table-cell office:value-type="string">
            <text:p>BIRNBACHER Andreas</text:p>
          </table:table-cell>
          <table:table-cell office:value-type="float" office:value="481">
            <text:p>481</text:p>
          </table:table-cell>
          <table:table-cell office:value-type="float" office:value="29">
            <text:p>29</text:p>
          </table:table-cell>
          <table:table-cell table:formula="of:=[.C9]/[.D9]" office:value-type="float" office:value="16.5862068965517">
            <text:p>16.5862068966</text:p>
          </table:table-cell>
          <table:table-cell table:formula="of:=([.E9]-[.$K$1])/[.$J$1]" office:value-type="float" office:value="0.823275862068965">
            <text:p>0.8232758621</text:p>
          </table:table-cell>
          <table:table-cell table:formula="of:=[.F9]/SQRT(1+[.F9]^2)" office:value-type="float" office:value="0.635590604590405">
            <text:p>0.6355906046</text:p>
          </table:table-cell>
          <table:table-cell table:formula="of:=ROUND(([.G9]*5)+[.$L$1];2)" office:value-type="float" office:value="8.18">
            <text:p>8.18</text:p>
          </table:table-cell>
          <table:table-cell table:number-columns-repeated="4"/>
        </table:table-row>
        <table:table-row table:style-name="ro1">
          <table:table-cell office:value-type="string">
            <text:p>BTGER11803198701</text:p>
          </table:table-cell>
          <table:table-cell office:value-type="string">
            <text:p>PEIFFER Arnd</text:p>
          </table:table-cell>
          <table:table-cell office:value-type="float" office:value="441">
            <text:p>441</text:p>
          </table:table-cell>
          <table:table-cell office:value-type="float" office:value="28">
            <text:p>28</text:p>
          </table:table-cell>
          <table:table-cell table:formula="of:=[.C10]/[.D10]" office:value-type="float" office:value="15.75">
            <text:p>15.75</text:p>
          </table:table-cell>
          <table:table-cell table:formula="of:=([.E10]-[.$K$1])/[.$J$1]" office:value-type="float" office:value="0.71875">
            <text:p>0.71875</text:p>
          </table:table-cell>
          <table:table-cell table:formula="of:=[.F10]/SQRT(1+[.F10]^2)" office:value-type="float" office:value="0.583636048152575">
            <text:p>0.5836360482</text:p>
          </table:table-cell>
          <table:table-cell table:formula="of:=ROUND(([.G10]*5)+[.$L$1];2)" office:value-type="float" office:value="7.92">
            <text:p>7.92</text:p>
          </table:table-cell>
          <table:table-cell table:number-columns-repeated="4"/>
        </table:table-row>
        <table:table-row table:style-name="ro1">
          <table:table-cell office:value-type="string">
            <text:p>BTSWE20609198401</text:p>
          </table:table-cell>
          <table:table-cell office:value-type="string">
            <text:p>EKHOLM Helena</text:p>
          </table:table-cell>
          <table:table-cell office:value-type="float" office:value="479">
            <text:p>479</text:p>
          </table:table-cell>
          <table:table-cell office:value-type="float" office:value="32">
            <text:p>32</text:p>
          </table:table-cell>
          <table:table-cell table:formula="of:=[.C11]/[.D11]" office:value-type="float" office:value="14.96875">
            <text:p>14.96875</text:p>
          </table:table-cell>
          <table:table-cell table:formula="of:=([.E11]-[.$K$1])/[.$J$1]" office:value-type="float" office:value="0.62109375">
            <text:p>0.62109375</text:p>
          </table:table-cell>
          <table:table-cell table:formula="of:=[.F11]/SQRT(1+[.F11]^2)" office:value-type="float" office:value="0.527610644169291">
            <text:p>0.5276106442</text:p>
          </table:table-cell>
          <table:table-cell table:formula="of:=ROUND(([.G11]*5)+[.$L$1];2)" office:value-type="float" office:value="7.64">
            <text:p>7.64</text:p>
          </table:table-cell>
          <table:table-cell table:number-columns-repeated="4"/>
        </table:table-row>
        <table:table-row table:style-name="ro1">
          <table:table-cell office:value-type="string">
            <text:p>BTSWE11403197801</text:p>
          </table:table-cell>
          <table:table-cell office:value-type="string">
            <text:p>BERGMAN Carl Johan</text:p>
          </table:table-cell>
          <table:table-cell office:value-type="float" office:value="369">
            <text:p>369</text:p>
          </table:table-cell>
          <table:table-cell office:value-type="float" office:value="27">
            <text:p>27</text:p>
          </table:table-cell>
          <table:table-cell table:formula="of:=[.C12]/[.D12]" office:value-type="float" office:value="13.6666666666667">
            <text:p>13.6666666667</text:p>
          </table:table-cell>
          <table:table-cell table:formula="of:=([.E12]-[.$K$1])/[.$J$1]" office:value-type="float" office:value="0.458333333333333">
            <text:p>0.4583333333</text:p>
          </table:table-cell>
          <table:table-cell table:formula="of:=[.F12]/SQRT(1+[.F12]^2)" office:value-type="float" office:value="0.416654710493213">
            <text:p>0.4166547105</text:p>
          </table:table-cell>
          <table:table-cell table:formula="of:=ROUND(([.G12]*5)+[.$L$1];2)" office:value-type="float" office:value="7.08">
            <text:p>7.08</text:p>
          </table:table-cell>
          <table:table-cell table:number-columns-repeated="4"/>
        </table:table-row>
        <table:table-row table:style-name="ro1">
          <table:table-cell office:value-type="string">
            <text:p>BTGER21012197701</text:p>
          </table:table-cell>
          <table:table-cell office:value-type="string">
            <text:p>HENKEL Andrea</text:p>
          </table:table-cell>
          <table:table-cell office:value-type="float" office:value="420">
            <text:p>420</text:p>
          </table:table-cell>
          <table:table-cell office:value-type="float" office:value="31">
            <text:p>31</text:p>
          </table:table-cell>
          <table:table-cell table:formula="of:=[.C13]/[.D13]" office:value-type="float" office:value="13.5483870967742">
            <text:p>13.5483870968</text:p>
          </table:table-cell>
          <table:table-cell table:formula="of:=([.E13]-[.$K$1])/[.$J$1]" office:value-type="float" office:value="0.443548387096774">
            <text:p>0.4435483871</text:p>
          </table:table-cell>
          <table:table-cell table:formula="of:=[.F13]/SQRT(1+[.F13]^2)" office:value-type="float" office:value="0.405454361794091">
            <text:p>0.4054543618</text:p>
          </table:table-cell>
          <table:table-cell table:formula="of:=ROUND(([.G13]*5)+[.$L$1];2)" office:value-type="float" office:value="7.03">
            <text:p>7.03</text:p>
          </table:table-cell>
          <table:table-cell table:number-columns-repeated="4"/>
        </table:table-row>
        <table:table-row table:style-name="ro1">
          <table:table-cell office:value-type="string">
            <text:p>BTRUS11302198801</text:p>
          </table:table-cell>
          <table:table-cell office:value-type="string">
            <text:p>GARANICHEV Evgeniy</text:p>
          </table:table-cell>
          <table:table-cell office:value-type="float" office:value="306">
            <text:p>306</text:p>
          </table:table-cell>
          <table:table-cell office:value-type="float" office:value="23">
            <text:p>23</text:p>
          </table:table-cell>
          <table:table-cell table:formula="of:=[.C14]/[.D14]" office:value-type="float" office:value="13.304347826087">
            <text:p>13.3043478261</text:p>
          </table:table-cell>
          <table:table-cell table:formula="of:=([.E14]-[.$K$1])/[.$J$1]" office:value-type="float" office:value="0.41304347826087">
            <text:p>0.4130434783</text:p>
          </table:table-cell>
          <table:table-cell table:formula="of:=[.F14]/SQRT(1+[.F14]^2)" office:value-type="float" office:value="0.381760154419793">
            <text:p>0.3817601544</text:p>
          </table:table-cell>
          <table:table-cell table:formula="of:=ROUND(([.G14]*5)+[.$L$1];2)" office:value-type="float" office:value="6.91">
            <text:p>6.91</text:p>
          </table:table-cell>
          <table:table-cell table:number-columns-repeated="4"/>
        </table:table-row>
        <table:table-row table:style-name="ro1">
          <table:table-cell office:value-type="string">
            <text:p>BTNOR12907198801</text:p>
          </table:table-cell>
          <table:table-cell office:value-type="string">
            <text:p>BOE Tarjei</text:p>
          </table:table-cell>
          <table:table-cell office:value-type="float" office:value="352">
            <text:p>352</text:p>
          </table:table-cell>
          <table:table-cell office:value-type="float" office:value="27">
            <text:p>27</text:p>
          </table:table-cell>
          <table:table-cell table:formula="of:=[.C15]/[.D15]" office:value-type="float" office:value="13.037037037037">
            <text:p>13.037037037</text:p>
          </table:table-cell>
          <table:table-cell table:formula="of:=([.E15]-[.$K$1])/[.$J$1]" office:value-type="float" office:value="0.37962962962963">
            <text:p>0.3796296296</text:p>
          </table:table-cell>
          <table:table-cell table:formula="of:=[.F15]/SQRT(1+[.F15]^2)" office:value-type="float" office:value="0.354915174114584">
            <text:p>0.3549151741</text:p>
          </table:table-cell>
          <table:table-cell table:formula="of:=ROUND(([.G15]*5)+[.$L$1];2)" office:value-type="float" office:value="6.77">
            <text:p>6.77</text:p>
          </table:table-cell>
          <table:table-cell table:number-columns-repeated="4"/>
        </table:table-row>
        <table:table-row table:style-name="ro1">
          <table:table-cell office:value-type="string">
            <text:p>BTFRA21906198601</text:p>
          </table:table-cell>
          <table:table-cell office:value-type="string">
            <text:p>DORIN HABERT Marie</text:p>
          </table:table-cell>
          <table:table-cell office:value-type="float" office:value="417">
            <text:p>417</text:p>
          </table:table-cell>
          <table:table-cell office:value-type="float" office:value="32">
            <text:p>32</text:p>
          </table:table-cell>
          <table:table-cell table:formula="of:=[.C16]/[.D16]" office:value-type="float" office:value="13.03125">
            <text:p>13.03125</text:p>
          </table:table-cell>
          <table:table-cell table:formula="of:=([.E16]-[.$K$1])/[.$J$1]" office:value-type="float" office:value="0.37890625">
            <text:p>0.37890625</text:p>
          </table:table-cell>
          <table:table-cell table:formula="of:=[.F16]/SQRT(1+[.F16]^2)" office:value-type="float" office:value="0.354323863096984">
            <text:p>0.3543238631</text:p>
          </table:table-cell>
          <table:table-cell table:formula="of:=ROUND(([.G16]*5)+[.$L$1];2)" office:value-type="float" office:value="6.77">
            <text:p>6.77</text:p>
          </table:table-cell>
          <table:table-cell table:number-columns-repeated="4"/>
        </table:table-row>
        <table:table-row table:style-name="ro1">
          <table:table-cell office:value-type="string">
            <text:p>BTFRA12504198401</text:p>
          </table:table-cell>
          <table:table-cell office:value-type="string">
            <text:p>FOURCADE Simon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table:formula="of:=[.C17]/[.D17]" office:value-type="float" office:value="12.9677419354839">
            <text:p>12.9677419355</text:p>
          </table:table-cell>
          <table:table-cell table:formula="of:=([.E17]-[.$K$1])/[.$J$1]" office:value-type="float" office:value="0.370967741935484">
            <text:p>0.3709677419</text:p>
          </table:table-cell>
          <table:table-cell table:formula="of:=[.F17]/SQRT(1+[.F17]^2)" office:value-type="float" office:value="0.347806822958523">
            <text:p>0.347806823</text:p>
          </table:table-cell>
          <table:table-cell table:formula="of:=ROUND(([.G17]*5)+[.$L$1];2)" office:value-type="float" office:value="6.74">
            <text:p>6.74</text:p>
          </table:table-cell>
          <table:table-cell table:number-columns-repeated="4"/>
        </table:table-row>
        <table:table-row table:style-name="ro1">
          <table:table-cell office:value-type="string">
            <text:p>BTRUS22203198801</text:p>
          </table:table-cell>
          <table:table-cell office:value-type="string">
            <text:p>VILUKHINA Olga</text:p>
          </table:table-cell>
          <table:table-cell office:value-type="float" office:value="357">
            <text:p>357</text:p>
          </table:table-cell>
          <table:table-cell office:value-type="float" office:value="28">
            <text:p>28</text:p>
          </table:table-cell>
          <table:table-cell table:formula="of:=[.C18]/[.D18]" office:value-type="float" office:value="12.75">
            <text:p>12.75</text:p>
          </table:table-cell>
          <table:table-cell table:formula="of:=([.E18]-[.$K$1])/[.$J$1]" office:value-type="float" office:value="0.34375">
            <text:p>0.34375</text:p>
          </table:table-cell>
          <table:table-cell table:formula="of:=[.F18]/SQRT(1+[.F18]^2)" office:value-type="float" office:value="0.325079768511048">
            <text:p>0.3250797685</text:p>
          </table:table-cell>
          <table:table-cell table:formula="of:=ROUND(([.G18]*5)+[.$L$1];2)" office:value-type="float" office:value="6.63">
            <text:p>6.63</text:p>
          </table:table-cell>
          <table:table-cell table:number-columns-repeated="4"/>
        </table:table-row>
        <table:table-row table:style-name="ro1">
          <table:table-cell office:value-type="string">
            <text:p>BTRUS12108198701</text:p>
          </table:table-cell>
          <table:table-cell office:value-type="string">
            <text:p>SHIPULIN Anton</text:p>
          </table:table-cell>
          <table:table-cell office:value-type="float" office:value="353">
            <text:p>353</text:p>
          </table:table-cell>
          <table:table-cell office:value-type="float" office:value="28">
            <text:p>28</text:p>
          </table:table-cell>
          <table:table-cell table:formula="of:=[.C19]/[.D19]" office:value-type="float" office:value="12.6071428571429">
            <text:p>12.6071428571</text:p>
          </table:table-cell>
          <table:table-cell table:formula="of:=([.E19]-[.$K$1])/[.$J$1]" office:value-type="float" office:value="0.325892857142857">
            <text:p>0.3258928571</text:p>
          </table:table-cell>
          <table:table-cell table:formula="of:=[.F19]/SQRT(1+[.F19]^2)" office:value-type="float" office:value="0.309853785720553">
            <text:p>0.3098537857</text:p>
          </table:table-cell>
          <table:table-cell table:formula="of:=ROUND(([.G19]*5)+[.$L$1];2)" office:value-type="float" office:value="6.55">
            <text:p>6.55</text:p>
          </table:table-cell>
          <table:table-cell table:number-columns-repeated="4"/>
        </table:table-row>
        <table:table-row table:style-name="ro1">
          <table:table-cell office:value-type="string">
            <text:p>BTSWE12407198901</text:p>
          </table:table-cell>
          <table:table-cell office:value-type="string">
            <text:p>LINDSTROEM Fredrik</text:p>
          </table:table-cell>
          <table:table-cell office:value-type="float" office:value="347">
            <text:p>347</text:p>
          </table:table-cell>
          <table:table-cell office:value-type="float" office:value="31">
            <text:p>31</text:p>
          </table:table-cell>
          <table:table-cell table:formula="of:=[.C20]/[.D20]" office:value-type="float" office:value="11.1935483870968">
            <text:p>11.1935483871</text:p>
          </table:table-cell>
          <table:table-cell table:formula="of:=([.E20]-[.$K$1])/[.$J$1]" office:value-type="float" office:value="0.149193548387097">
            <text:p>0.1491935484</text:p>
          </table:table-cell>
          <table:table-cell table:formula="of:=[.F20]/SQRT(1+[.F20]^2)" office:value-type="float" office:value="0.147560334964884">
            <text:p>0.147560335</text:p>
          </table:table-cell>
          <table:table-cell table:formula="of:=ROUND(([.G20]*5)+[.$L$1];2)" office:value-type="float" office:value="5.74">
            <text:p>5.74</text:p>
          </table:table-cell>
          <table:table-cell table:number-columns-repeated="4"/>
        </table:table-row>
        <table:table-row table:style-name="ro1">
          <table:table-cell office:value-type="string">
            <text:p>BTRUS10406198501</text:p>
          </table:table-cell>
          <table:table-cell office:value-type="string">
            <text:p>USTYUGOV Evgeny</text:p>
          </table:table-cell>
          <table:table-cell office:value-type="float" office:value="291">
            <text:p>291</text:p>
          </table:table-cell>
          <table:table-cell office:value-type="float" office:value="26">
            <text:p>26</text:p>
          </table:table-cell>
          <table:table-cell table:formula="of:=[.C21]/[.D21]" office:value-type="float" office:value="11.1923076923077">
            <text:p>11.1923076923</text:p>
          </table:table-cell>
          <table:table-cell table:formula="of:=([.E21]-[.$K$1])/[.$J$1]" office:value-type="float" office:value="0.149038461538461">
            <text:p>0.1490384615</text:p>
          </table:table-cell>
          <table:table-cell table:formula="of:=[.F21]/SQRT(1+[.F21]^2)" office:value-type="float" office:value="0.147410280653297">
            <text:p>0.1474102807</text:p>
          </table:table-cell>
          <table:table-cell table:formula="of:=ROUND(([.G21]*5)+[.$L$1];2)" office:value-type="float" office:value="5.74">
            <text:p>5.74</text:p>
          </table:table-cell>
          <table:table-cell table:number-columns-repeated="4"/>
        </table:table-row>
        <table:table-row table:style-name="ro1">
          <table:table-cell office:value-type="string">
            <text:p>BTRUS11903198701</text:p>
          </table:table-cell>
          <table:table-cell office:value-type="string">
            <text:p>MALYSHKO Dmitry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table:formula="of:=[.C22]/[.D22]" office:value-type="float" office:value="10.6666666666667">
            <text:p>10.6666666667</text:p>
          </table:table-cell>
          <table:table-cell table:formula="of:=([.E22]-[.$K$1])/[.$J$1]" office:value-type="float" office:value="0.0833333333333333">
            <text:p>0.0833333333</text:p>
          </table:table-cell>
          <table:table-cell table:formula="of:=[.F22]/SQRT(1+[.F22]^2)" office:value-type="float" office:value="0.0830454798537399">
            <text:p>0.0830454799</text:p>
          </table:table-cell>
          <table:table-cell table:formula="of:=ROUND(([.G22]*5)+[.$L$1];2)" office:value-type="float" office:value="5.42">
            <text:p>5.42</text:p>
          </table:table-cell>
          <table:table-cell table:number-columns-repeated="4"/>
        </table:table-row>
        <table:table-row table:style-name="ro1">
          <table:table-cell office:value-type="string">
            <text:p>BTCRO10108198701</text:p>
          </table:table-cell>
          <table:table-cell office:value-type="string">
            <text:p>FAK Jakov</text:p>
          </table:table-cell>
          <table:table-cell office:value-type="float" office:value="302">
            <text:p>302</text:p>
          </table:table-cell>
          <table:table-cell office:value-type="float" office:value="29">
            <text:p>29</text:p>
          </table:table-cell>
          <table:table-cell table:formula="of:=[.C23]/[.D23]" office:value-type="float" office:value="10.4137931034483">
            <text:p>10.4137931034</text:p>
          </table:table-cell>
          <table:table-cell table:formula="of:=([.E23]-[.$K$1])/[.$J$1]" office:value-type="float" office:value="0.0517241379310345">
            <text:p>0.0517241379</text:p>
          </table:table-cell>
          <table:table-cell table:formula="of:=[.F23]/SQRT(1+[.F23]^2)" office:value-type="float" office:value="0.0516550854280401">
            <text:p>0.0516550854</text:p>
          </table:table-cell>
          <table:table-cell table:formula="of:=ROUND(([.G23]*5)+[.$L$1];2)" office:value-type="float" office:value="5.26">
            <text:p>5.26</text:p>
          </table:table-cell>
          <table:table-cell table:number-columns-repeated="4"/>
        </table:table-row>
        <table:table-row table:style-name="ro1">
          <table:table-cell office:value-type="string">
            <text:p>BTNOR12701197401</text:p>
          </table:table-cell>
          <table:table-cell office:value-type="string">
            <text:p>BJOERNDALEN Ole Einar</text:p>
          </table:table-cell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table:formula="of:=[.C24]/[.D24]" office:value-type="float" office:value="10.037037037037">
            <text:p>10.037037037</text:p>
          </table:table-cell>
          <table:table-cell table:formula="of:=([.E24]-[.$K$1])/[.$J$1]" office:value-type="float" office:value="0.00462962962962954">
            <text:p>0.0046296296</text:p>
          </table:table-cell>
          <table:table-cell table:formula="of:=[.F24]/SQRT(1+[.F24]^2)" office:value-type="float" office:value="0.00462958001591202">
            <text:p>0.00462958</text:p>
          </table:table-cell>
          <table:table-cell table:formula="of:=ROUND(([.G24]*5)+[.$L$1];2)" office:value-type="float" office:value="5.02">
            <text:p>5.02</text:p>
          </table:table-cell>
          <table:table-cell table:number-columns-repeated="4"/>
        </table:table-row>
        <table:table-row table:style-name="ro1">
          <table:table-cell office:value-type="string">
            <text:p>BTSWE10108197801</text:p>
          </table:table-cell>
          <table:table-cell office:value-type="string">
            <text:p>FERRY Bjoern</text:p>
          </table:table-cell>
          <table:table-cell office:value-type="float" office:value="285">
            <text:p>285</text:p>
          </table:table-cell>
          <table:table-cell office:value-type="float" office:value="29">
            <text:p>29</text:p>
          </table:table-cell>
          <table:table-cell table:formula="of:=[.C25]/[.D25]" office:value-type="float" office:value="9.82758620689655">
            <text:p>9.8275862069</text:p>
          </table:table-cell>
          <table:table-cell table:formula="of:=([.E25]-[.$K$1])/[.$J$1]" office:value-type="float" office:value="-0.021551724137931">
            <text:p>-0.0215517241</text:p>
          </table:table-cell>
          <table:table-cell table:formula="of:=[.F25]/SQRT(1+[.F25]^2)" office:value-type="float" office:value="-0.0215467207427598">
            <text:p>-0.0215467207</text:p>
          </table:table-cell>
          <table:table-cell table:formula="of:=ROUND(([.G25]*5)+[.$L$1];2)" office:value-type="float" office:value="4.89">
            <text:p>4.89</text:p>
          </table:table-cell>
          <table:table-cell table:number-columns-repeated="4"/>
        </table:table-row>
        <table:table-row table:style-name="ro1">
          <table:table-cell office:value-type="string">
            <text:p>BTUKR21801198602</text:p>
          </table:table-cell>
          <table:table-cell office:value-type="string">
            <text:p>SEMERENKO Vita</text:p>
          </table:table-cell>
          <table:table-cell office:value-type="float" office:value="277">
            <text:p>277</text:p>
          </table:table-cell>
          <table:table-cell office:value-type="float" office:value="29">
            <text:p>29</text:p>
          </table:table-cell>
          <table:table-cell table:formula="of:=[.C26]/[.D26]" office:value-type="float" office:value="9.55172413793103">
            <text:p>9.5517241379</text:p>
          </table:table-cell>
          <table:table-cell table:formula="of:=([.E26]-[.$K$1])/[.$J$1]" office:value-type="float" office:value="-0.0560344827586208">
            <text:p>-0.0560344828</text:p>
          </table:table-cell>
          <table:table-cell table:formula="of:=[.F26]/SQRT(1+[.F26]^2)" office:value-type="float" office:value="-0.0559467190723104">
            <text:p>-0.0559467191</text:p>
          </table:table-cell>
          <table:table-cell table:formula="of:=ROUND(([.G26]*5)+[.$L$1];2)" office:value-type="float" office:value="4.72">
            <text:p>4.72</text:p>
          </table:table-cell>
          <table:table-cell table:number-columns-repeated="4"/>
        </table:table-row>
        <table:table-row table:style-name="ro1">
          <table:table-cell office:value-type="string">
            <text:p>BTRUS10302198801</text:p>
          </table:table-cell>
          <table:table-cell office:value-type="string">
            <text:p>LAPSHIN Timofey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formula="of:=[.C27]/[.D27]" office:value-type="float" office:value="9.53333333333333">
            <text:p>9.5333333333</text:p>
          </table:table-cell>
          <table:table-cell table:formula="of:=([.E27]-[.$K$1])/[.$J$1]" office:value-type="float" office:value="-0.0583333333333334">
            <text:p>-0.0583333333</text:p>
          </table:table-cell>
          <table:table-cell table:formula="of:=[.F27]/SQRT(1+[.F27]^2)" office:value-type="float" office:value="-0.0582343382204067">
            <text:p>-0.0582343382</text:p>
          </table:table-cell>
          <table:table-cell table:formula="of:=ROUND(([.G27]*5)+[.$L$1];2)" office:value-type="float" office:value="4.71">
            <text:p>4.71</text:p>
          </table:table-cell>
          <table:table-cell table:number-columns-repeated="4"/>
        </table:table-row>
        <table:table-row table:style-name="ro1">
          <table:table-cell office:value-type="string">
            <text:p>BTRUS22808198401</text:p>
          </table:table-cell>
          <table:table-cell office:value-type="string">
            <text:p>KUZMINA Anastasiya</text:p>
          </table:table-cell>
          <table:table-cell office:value-type="float" office:value="313">
            <text:p>313</text:p>
          </table:table-cell>
          <table:table-cell office:value-type="float" office:value="33">
            <text:p>33</text:p>
          </table:table-cell>
          <table:table-cell table:formula="of:=[.C28]/[.D28]" office:value-type="float" office:value="9.48484848484848">
            <text:p>9.4848484848</text:p>
          </table:table-cell>
          <table:table-cell table:formula="of:=([.E28]-[.$K$1])/[.$J$1]" office:value-type="float" office:value="-0.0643939393939395">
            <text:p>-0.0643939394</text:p>
          </table:table-cell>
          <table:table-cell table:formula="of:=[.F28]/SQRT(1+[.F28]^2)" office:value-type="float" office:value="-0.0642608458710814">
            <text:p>-0.0642608459</text:p>
          </table:table-cell>
          <table:table-cell table:formula="of:=ROUND(([.G28]*5)+[.$L$1];2)" office:value-type="float" office:value="4.68">
            <text:p>4.68</text:p>
          </table:table-cell>
          <table:table-cell table:number-columns-repeated="4"/>
        </table:table-row>
        <table:table-row table:style-name="ro1">
          <table:table-cell office:value-type="string">
            <text:p>BTNOR21505198901</text:p>
          </table:table-cell>
          <table:table-cell office:value-type="string">
            <text:p>SOLEMDAL Synnoeve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table:formula="of:=[.C29]/[.D29]" office:value-type="float" office:value="9.25806451612903">
            <text:p>9.2580645161</text:p>
          </table:table-cell>
          <table:table-cell table:formula="of:=([.E29]-[.$K$1])/[.$J$1]" office:value-type="float" office:value="-0.092741935483871">
            <text:p>-0.0927419355</text:p>
          </table:table-cell>
          <table:table-cell table:formula="of:=[.F29]/SQRT(1+[.F29]^2)" office:value-type="float" office:value="-0.092345650234562">
            <text:p>-0.0923456502</text:p>
          </table:table-cell>
          <table:table-cell table:formula="of:=ROUND(([.G29]*5)+[.$L$1];2)" office:value-type="float" office:value="4.54">
            <text:p>4.54</text:p>
          </table:table-cell>
          <table:table-cell table:number-columns-repeated="4"/>
        </table:table-row>
        <table:table-row table:style-name="ro1">
          <table:table-cell office:value-type="string">
            <text:p>BTRUS11610198201</text:p>
          </table:table-cell>
          <table:table-cell office:value-type="string">
            <text:p>MAKOVEEV Andrei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table:formula="of:=[.C30]/[.D30]" office:value-type="float" office:value="9.14285714285714">
            <text:p>9.1428571429</text:p>
          </table:table-cell>
          <table:table-cell table:formula="of:=([.E30]-[.$K$1])/[.$J$1]" office:value-type="float" office:value="-0.107142857142857">
            <text:p>-0.1071428571</text:p>
          </table:table-cell>
          <table:table-cell table:formula="of:=[.F30]/SQRT(1+[.F30]^2)" office:value-type="float" office:value="-0.106533123634265">
            <text:p>-0.1065331236</text:p>
          </table:table-cell>
          <table:table-cell table:formula="of:=ROUND(([.G30]*5)+[.$L$1];2)" office:value-type="float" office:value="4.47">
            <text:p>4.47</text:p>
          </table:table-cell>
          <table:table-cell table:number-columns-repeated="4"/>
        </table:table-row>
        <table:table-row table:style-name="ro1">
          <table:table-cell office:value-type="string">
            <text:p>BTRUS21206197901</text:p>
          </table:table-cell>
          <table:table-cell office:value-type="string">
            <text:p>BOGALIY-TITOVETS Anna</text:p>
          </table:table-cell>
          <table:table-cell office:value-type="float" office:value="218">
            <text:p>218</text:p>
          </table:table-cell>
          <table:table-cell office:value-type="float" office:value="25">
            <text:p>25</text:p>
          </table:table-cell>
          <table:table-cell table:formula="of:=[.C31]/[.D31]" office:value-type="float" office:value="8.72">
            <text:p>8.72</text:p>
          </table:table-cell>
          <table:table-cell table:formula="of:=([.E31]-[.$K$1])/[.$J$1]" office:value-type="float" office:value="-0.16">
            <text:p>-0.16</text:p>
          </table:table-cell>
          <table:table-cell table:formula="of:=[.F31]/SQRT(1+[.F31]^2)" office:value-type="float" office:value="-0.157990501106673">
            <text:p>-0.1579905011</text:p>
          </table:table-cell>
          <table:table-cell table:formula="of:=ROUND(([.G31]*5)+[.$L$1];2)" office:value-type="float" office:value="4.21">
            <text:p>4.21</text:p>
          </table:table-cell>
          <table:table-cell table:number-columns-repeated="4"/>
        </table:table-row>
        <table:table-row table:style-name="ro1">
          <table:table-cell office:value-type="string">
            <text:p>BTSLO22906198001</text:p>
          </table:table-cell>
          <table:table-cell office:value-type="string">
            <text:p>GREGORIN Teja</text:p>
          </table:table-cell>
          <table:table-cell office:value-type="float" office:value="239">
            <text:p>239</text:p>
          </table:table-cell>
          <table:table-cell office:value-type="float" office:value="28">
            <text:p>28</text:p>
          </table:table-cell>
          <table:table-cell table:formula="of:=[.C32]/[.D32]" office:value-type="float" office:value="8.53571428571429">
            <text:p>8.5357142857</text:p>
          </table:table-cell>
          <table:table-cell table:formula="of:=([.E32]-[.$K$1])/[.$J$1]" office:value-type="float" office:value="-0.183035714285714">
            <text:p>-0.1830357143</text:p>
          </table:table-cell>
          <table:table-cell table:formula="of:=[.F32]/SQRT(1+[.F32]^2)" office:value-type="float" office:value="-0.18004462575121">
            <text:p>-0.1800446258</text:p>
          </table:table-cell>
          <table:table-cell table:formula="of:=ROUND(([.G32]*5)+[.$L$1];2)" office:value-type="float" office:value="4.1">
            <text:p>4.1</text:p>
          </table:table-cell>
          <table:table-cell table:number-columns-repeated="4"/>
        </table:table-row>
        <table:table-row table:style-name="ro1">
          <table:table-cell office:value-type="string">
            <text:p>BTRUS23107198601</text:p>
          </table:table-cell>
          <table:table-cell office:value-type="string">
            <text:p>SLEPTSOVA Svetlana</text:p>
          </table:table-cell>
          <table:table-cell office:value-type="float" office:value="222">
            <text:p>222</text:p>
          </table:table-cell>
          <table:table-cell office:value-type="float" office:value="27">
            <text:p>27</text:p>
          </table:table-cell>
          <table:table-cell table:formula="of:=[.C33]/[.D33]" office:value-type="float" office:value="8.22222222222222">
            <text:p>8.2222222222</text:p>
          </table:table-cell>
          <table:table-cell table:formula="of:=([.E33]-[.$K$1])/[.$J$1]" office:value-type="float" office:value="-0.222222222222222">
            <text:p>-0.2222222222</text:p>
          </table:table-cell>
          <table:table-cell table:formula="of:=[.F33]/SQRT(1+[.F33]^2)" office:value-type="float" office:value="-0.216930457818656">
            <text:p>-0.2169304578</text:p>
          </table:table-cell>
          <table:table-cell table:formula="of:=ROUND(([.G33]*5)+[.$L$1];2)" office:value-type="float" office:value="3.92">
            <text:p>3.92</text:p>
          </table:table-cell>
          <table:table-cell table:number-columns-repeated="4"/>
        </table:table-row>
        <table:table-row table:style-name="ro1">
          <table:table-cell office:value-type="string">
            <text:p>BTSUI10510198901</text:p>
          </table:table-cell>
          <table:table-cell office:value-type="string">
            <text:p>WEGER Benjamin</text:p>
          </table:table-cell>
          <table:table-cell office:value-type="float" office:value="227">
            <text:p>227</text:p>
          </table:table-cell>
          <table:table-cell office:value-type="float" office:value="28">
            <text:p>28</text:p>
          </table:table-cell>
          <table:table-cell table:formula="of:=[.C34]/[.D34]" office:value-type="float" office:value="8.10714285714286">
            <text:p>8.1071428571</text:p>
          </table:table-cell>
          <table:table-cell table:formula="of:=([.E34]-[.$K$1])/[.$J$1]" office:value-type="float" office:value="-0.236607142857143">
            <text:p>-0.2366071429</text:p>
          </table:table-cell>
          <table:table-cell table:formula="of:=[.F34]/SQRT(1+[.F34]^2)" office:value-type="float" office:value="-0.230249873499389">
            <text:p>-0.2302498735</text:p>
          </table:table-cell>
          <table:table-cell table:formula="of:=ROUND(([.G34]*5)+[.$L$1];2)" office:value-type="float" office:value="3.85">
            <text:p>3.85</text:p>
          </table:table-cell>
          <table:table-cell table:number-columns-repeated="4"/>
        </table:table-row>
        <table:table-row table:style-name="ro1">
          <table:table-cell office:value-type="string">
            <text:p>BTCZE10302198301</text:p>
          </table:table-cell>
          <table:table-cell office:value-type="string">
            <text:p>SLESINGR Michal</text:p>
          </table:table-cell>
          <table:table-cell office:value-type="float" office:value="246">
            <text:p>246</text:p>
          </table:table-cell>
          <table:table-cell office:value-type="float" office:value="31">
            <text:p>31</text:p>
          </table:table-cell>
          <table:table-cell table:formula="of:=[.C35]/[.D35]" office:value-type="float" office:value="7.93548387096774">
            <text:p>7.935483871</text:p>
          </table:table-cell>
          <table:table-cell table:formula="of:=([.E35]-[.$K$1])/[.$J$1]" office:value-type="float" office:value="-0.258064516129032">
            <text:p>-0.2580645161</text:p>
          </table:table-cell>
          <table:table-cell table:formula="of:=[.F35]/SQRT(1+[.F35]^2)" office:value-type="float" office:value="-0.24987801902177">
            <text:p>-0.249878019</text:p>
          </table:table-cell>
          <table:table-cell table:formula="of:=ROUND(([.G35]*5)+[.$L$1];2)" office:value-type="float" office:value="3.75">
            <text:p>3.75</text:p>
          </table:table-cell>
          <table:table-cell table:number-columns-repeated="4"/>
        </table:table-row>
        <table:table-row table:style-name="ro1">
          <table:table-cell office:value-type="string">
            <text:p>BTAUT12205197601</text:p>
          </table:table-cell>
          <table:table-cell office:value-type="string">
            <text:p>MESOTITSCH Daniel</text:p>
          </table:table-cell>
          <table:table-cell office:value-type="float" office:value="221">
            <text:p>221</text:p>
          </table:table-cell>
          <table:table-cell office:value-type="float" office:value="28">
            <text:p>28</text:p>
          </table:table-cell>
          <table:table-cell table:formula="of:=[.C36]/[.D36]" office:value-type="float" office:value="7.89285714285714">
            <text:p>7.8928571429</text:p>
          </table:table-cell>
          <table:table-cell table:formula="of:=([.E36]-[.$K$1])/[.$J$1]" office:value-type="float" office:value="-0.263392857142857">
            <text:p>-0.2633928571</text:p>
          </table:table-cell>
          <table:table-cell table:formula="of:=[.F36]/SQRT(1+[.F36]^2)" office:value-type="float" office:value="-0.254705790282449">
            <text:p>-0.2547057903</text:p>
          </table:table-cell>
          <table:table-cell table:formula="of:=ROUND(([.G36]*5)+[.$L$1];2)" office:value-type="float" office:value="3.73">
            <text:p>3.73</text:p>
          </table:table-cell>
          <table:table-cell table:number-columns-repeated="4"/>
        </table:table-row>
        <table:table-row table:style-name="ro1">
          <table:table-cell office:value-type="string">
            <text:p>BTRUS10504198801</text:p>
          </table:table-cell>
          <table:table-cell office:value-type="string">
            <text:p>VOLKOV Alexey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table:formula="of:=[.C37]/[.D37]" office:value-type="float" office:value="7.625">
            <text:p>7.625</text:p>
          </table:table-cell>
          <table:table-cell table:formula="of:=([.E37]-[.$K$1])/[.$J$1]" office:value-type="float" office:value="-0.296875">
            <text:p>-0.296875</text:p>
          </table:table-cell>
          <table:table-cell table:formula="of:=[.F37]/SQRT(1+[.F37]^2)" office:value-type="float" office:value="-0.28459828842631">
            <text:p>-0.2845982884</text:p>
          </table:table-cell>
          <table:table-cell table:formula="of:=ROUND(([.G37]*5)+[.$L$1];2)" office:value-type="float" office:value="3.58">
            <text:p>3.58</text:p>
          </table:table-cell>
          <table:table-cell table:number-columns-repeated="4"/>
        </table:table-row>
        <table:table-row table:style-name="ro1">
          <table:table-cell office:value-type="string">
            <text:p>BTGER12407198801</text:p>
          </table:table-cell>
          <table:table-cell office:value-type="string">
            <text:p>GRAF Florian</text:p>
          </table:table-cell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table:formula="of:=[.C38]/[.D38]" office:value-type="float" office:value="7.16">
            <text:p>7.16</text:p>
          </table:table-cell>
          <table:table-cell table:formula="of:=([.E38]-[.$K$1])/[.$J$1]" office:value-type="float" office:value="-0.355">
            <text:p>-0.355</text:p>
          </table:table-cell>
          <table:table-cell table:formula="of:=[.F38]/SQRT(1+[.F38]^2)" office:value-type="float" office:value="-0.334544840699254">
            <text:p>-0.3345448407</text:p>
          </table:table-cell>
          <table:table-cell table:formula="of:=ROUND(([.G38]*5)+[.$L$1];2)" office:value-type="float" office:value="3.33">
            <text:p>3.33</text:p>
          </table:table-cell>
          <table:table-cell table:number-columns-repeated="4"/>
        </table:table-row>
        <table:table-row table:style-name="ro1">
          <table:table-cell office:value-type="string">
            <text:p>BTFRA10403198601</text:p>
          </table:table-cell>
          <table:table-cell office:value-type="string">
            <text:p>BOEUF Alexis</text:p>
          </table:table-cell>
          <table:table-cell office:value-type="float" office:value="209">
            <text:p>209</text:p>
          </table:table-cell>
          <table:table-cell office:value-type="float" office:value="31">
            <text:p>31</text:p>
          </table:table-cell>
          <table:table-cell table:formula="of:=[.C39]/[.D39]" office:value-type="float" office:value="6.74193548387097">
            <text:p>6.7419354839</text:p>
          </table:table-cell>
          <table:table-cell table:formula="of:=([.E39]-[.$K$1])/[.$J$1]" office:value-type="float" office:value="-0.407258064516129">
            <text:p>-0.4072580645</text:p>
          </table:table-cell>
          <table:table-cell table:formula="of:=[.F39]/SQRT(1+[.F39]^2)" office:value-type="float" office:value="-0.377178260886443">
            <text:p>-0.3771782609</text:p>
          </table:table-cell>
          <table:table-cell table:formula="of:=ROUND(([.G39]*5)+[.$L$1];2)" office:value-type="float" office:value="3.11">
            <text:p>3.11</text:p>
          </table:table-cell>
          <table:table-cell table:number-columns-repeated="4"/>
        </table:table-row>
        <table:table-row table:style-name="ro1">
          <table:table-cell office:value-type="string">
            <text:p>BTGER21507198601</text:p>
          </table:table-cell>
          <table:table-cell office:value-type="string">
            <text:p>BACHMANN Tina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table:formula="of:=[.C40]/[.D40]" office:value-type="float" office:value="6.51612903225807">
            <text:p>6.5161290323</text:p>
          </table:table-cell>
          <table:table-cell table:formula="of:=([.E40]-[.$K$1])/[.$J$1]" office:value-type="float" office:value="-0.435483870967742">
            <text:p>-0.435483871</text:p>
          </table:table-cell>
          <table:table-cell table:formula="of:=[.F40]/SQRT(1+[.F40]^2)" office:value-type="float" office:value="-0.399266767279957">
            <text:p>-0.3992667673</text:p>
          </table:table-cell>
          <table:table-cell table:formula="of:=ROUND(([.G40]*5)+[.$L$1];2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BTGER22403198701</text:p>
          </table:table-cell>
          <table:table-cell office:value-type="string">
            <text:p>HILDEBRAND Franziska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[.C41]/[.D41]" office:value-type="float" office:value="6.21739130434783">
            <text:p>6.2173913043</text:p>
          </table:table-cell>
          <table:table-cell table:formula="of:=([.E41]-[.$K$1])/[.$J$1]" office:value-type="float" office:value="-0.472826086956522">
            <text:p>-0.472826087</text:p>
          </table:table-cell>
          <table:table-cell table:formula="of:=[.F41]/SQRT(1+[.F41]^2)" office:value-type="float" office:value="-0.427452630542702">
            <text:p>-0.4274526305</text:p>
          </table:table-cell>
          <table:table-cell table:formula="of:=ROUND(([.G41]*5)+[.$L$1];2)" office:value-type="float" office:value="2.86">
            <text:p>2.86</text:p>
          </table:table-cell>
          <table:table-cell table:number-columns-repeated="4"/>
        </table:table-row>
        <table:table-row table:style-name="ro1">
          <table:table-cell office:value-type="string">
            <text:p>BTUSA11506198101</text:p>
          </table:table-cell>
          <table:table-cell office:value-type="string">
            <text:p>BAILEY Lowell</text:p>
          </table:table-cell>
          <table:table-cell office:value-type="float" office:value="192">
            <text:p>192</text:p>
          </table:table-cell>
          <table:table-cell office:value-type="float" office:value="31">
            <text:p>31</text:p>
          </table:table-cell>
          <table:table-cell table:formula="of:=[.C42]/[.D42]" office:value-type="float" office:value="6.19354838709677">
            <text:p>6.1935483871</text:p>
          </table:table-cell>
          <table:table-cell table:formula="of:=([.E42]-[.$K$1])/[.$J$1]" office:value-type="float" office:value="-0.475806451612903">
            <text:p>-0.4758064516</text:p>
          </table:table-cell>
          <table:table-cell table:formula="of:=[.F42]/SQRT(1+[.F42]^2)" office:value-type="float" office:value="-0.429650885408665">
            <text:p>-0.4296508854</text:p>
          </table:table-cell>
          <table:table-cell table:formula="of:=ROUND(([.G42]*5)+[.$L$1];2)" office:value-type="float" office:value="2.85">
            <text:p>2.85</text:p>
          </table:table-cell>
          <table:table-cell table:number-columns-repeated="4"/>
        </table:table-row>
        <table:table-row table:style-name="ro1">
          <table:table-cell office:value-type="string">
            <text:p>BTCAN10411198601</text:p>
          </table:table-cell>
          <table:table-cell office:value-type="string">
            <text:p>GREEN Brendan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[.C43]/[.D43]" office:value-type="float" office:value="6.17647058823529">
            <text:p>6.1764705882</text:p>
          </table:table-cell>
          <table:table-cell table:formula="of:=([.E43]-[.$K$1])/[.$J$1]" office:value-type="float" office:value="-0.477941176470588">
            <text:p>-0.4779411765</text:p>
          </table:table-cell>
          <table:table-cell table:formula="of:=[.F43]/SQRT(1+[.F43]^2)" office:value-type="float" office:value="-0.431220735314326">
            <text:p>-0.4312207353</text:p>
          </table:table-cell>
          <table:table-cell table:formula="of:=ROUND(([.G43]*5)+[.$L$1];2)" office:value-type="float" office:value="2.84">
            <text:p>2.84</text:p>
          </table:table-cell>
          <table:table-cell table:number-columns-repeated="4"/>
        </table:table-row>
        <table:table-row table:style-name="ro1">
          <table:table-cell office:value-type="string">
            <text:p>BTUSA10302198201</text:p>
          </table:table-cell>
          <table:table-cell office:value-type="string">
            <text:p>BURKE Tim</text:p>
          </table:table-cell>
          <table:table-cell office:value-type="float" office:value="190">
            <text:p>190</text:p>
          </table:table-cell>
          <table:table-cell office:value-type="float" office:value="31">
            <text:p>31</text:p>
          </table:table-cell>
          <table:table-cell table:formula="of:=[.C44]/[.D44]" office:value-type="float" office:value="6.12903225806452">
            <text:p>6.1290322581</text:p>
          </table:table-cell>
          <table:table-cell table:formula="of:=([.E44]-[.$K$1])/[.$J$1]" office:value-type="float" office:value="-0.483870967741936">
            <text:p>-0.4838709677</text:p>
          </table:table-cell>
          <table:table-cell table:formula="of:=[.F44]/SQRT(1+[.F44]^2)" office:value-type="float" office:value="-0.435560928104281">
            <text:p>-0.4355609281</text:p>
          </table:table-cell>
          <table:table-cell table:formula="of:=ROUND(([.G44]*5)+[.$L$1];2)" office:value-type="float" office:value="2.82">
            <text:p>2.82</text:p>
          </table:table-cell>
          <table:table-cell table:number-columns-repeated="4"/>
        </table:table-row>
        <table:table-row table:style-name="ro1">
          <table:table-cell office:value-type="string">
            <text:p>BTGER11411198801</text:p>
          </table:table-cell>
          <table:table-cell office:value-type="string">
            <text:p>SCHEMPP Simon</text:p>
          </table:table-cell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table:formula="of:=[.C45]/[.D45]" office:value-type="float" office:value="5.84">
            <text:p>5.84</text:p>
          </table:table-cell>
          <table:table-cell table:formula="of:=([.E45]-[.$K$1])/[.$J$1]" office:value-type="float" office:value="-0.52">
            <text:p>-0.52</text:p>
          </table:table-cell>
          <table:table-cell table:formula="of:=[.F45]/SQRT(1+[.F45]^2)" office:value-type="float" office:value="-0.461352736641989">
            <text:p>-0.4613527366</text:p>
          </table:table-cell>
          <table:table-cell table:formula="of:=ROUND(([.G45]*5)+[.$L$1];2)" office:value-type="float" office:value="2.69">
            <text:p>2.69</text:p>
          </table:table-cell>
          <table:table-cell table:number-columns-repeated="4"/>
        </table:table-row>
        <table:table-row table:style-name="ro1">
          <table:table-cell office:value-type="string">
            <text:p>BTAUT12302198301</text:p>
          </table:table-cell>
          <table:table-cell office:value-type="string">
            <text:p>EDER Simon</text:p>
          </table:table-cell>
          <table:table-cell office:value-type="float" office:value="127">
            <text:p>127</text:p>
          </table:table-cell>
          <table:table-cell office:value-type="float" office:value="22">
            <text:p>22</text:p>
          </table:table-cell>
          <table:table-cell table:formula="of:=[.C46]/[.D46]" office:value-type="float" office:value="5.77272727272727">
            <text:p>5.7727272727</text:p>
          </table:table-cell>
          <table:table-cell table:formula="of:=([.E46]-[.$K$1])/[.$J$1]" office:value-type="float" office:value="-0.528409090909091">
            <text:p>-0.5284090909</text:p>
          </table:table-cell>
          <table:table-cell table:formula="of:=[.F46]/SQRT(1+[.F46]^2)" office:value-type="float" office:value="-0.467195134152095">
            <text:p>-0.4671951342</text:p>
          </table:table-cell>
          <table:table-cell table:formula="of:=ROUND(([.G46]*5)+[.$L$1];2)" office:value-type="float" office:value="2.66">
            <text:p>2.66</text:p>
          </table:table-cell>
          <table:table-cell table:number-columns-repeated="4"/>
        </table:table-row>
        <table:table-row table:style-name="ro1">
          <table:table-cell office:value-type="string">
            <text:p>BTPOL21608198301</text:p>
          </table:table-cell>
          <table:table-cell office:value-type="string">
            <text:p>PALKA Krystyna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table:formula="of:=[.C47]/[.D47]" office:value-type="float" office:value="5.6875">
            <text:p>5.6875</text:p>
          </table:table-cell>
          <table:table-cell table:formula="of:=([.E47]-[.$K$1])/[.$J$1]" office:value-type="float" office:value="-0.5390625">
            <text:p>-0.5390625</text:p>
          </table:table-cell>
          <table:table-cell table:formula="of:=[.F47]/SQRT(1+[.F47]^2)" office:value-type="float" office:value="-0.47450986523092">
            <text:p>-0.4745098652</text:p>
          </table:table-cell>
          <table:table-cell table:formula="of:=ROUND(([.G47]*5)+[.$L$1];2)" office:value-type="float" office:value="2.63">
            <text:p>2.63</text:p>
          </table:table-cell>
          <table:table-cell table:number-columns-repeated="4"/>
        </table:table-row>
        <table:table-row table:style-name="ro1">
          <table:table-cell office:value-type="string">
            <text:p>BTFRA12403198801</text:p>
          </table:table-cell>
          <table:table-cell office:value-type="string">
            <text:p>BEATRIX Jean Guillaume</text:p>
          </table:table-cell>
          <table:table-cell office:value-type="float" office:value="117">
            <text:p>117</text:p>
          </table:table-cell>
          <table:table-cell office:value-type="float" office:value="21">
            <text:p>21</text:p>
          </table:table-cell>
          <table:table-cell table:formula="of:=[.C48]/[.D48]" office:value-type="float" office:value="5.57142857142857">
            <text:p>5.5714285714</text:p>
          </table:table-cell>
          <table:table-cell table:formula="of:=([.E48]-[.$K$1])/[.$J$1]" office:value-type="float" office:value="-0.553571428571429">
            <text:p>-0.5535714286</text:p>
          </table:table-cell>
          <table:table-cell table:formula="of:=[.F48]/SQRT(1+[.F48]^2)" office:value-type="float" office:value="-0.484315883016806">
            <text:p>-0.484315883</text:p>
          </table:table-cell>
          <table:table-cell table:formula="of:=ROUND(([.G48]*5)+[.$L$1];2)" office:value-type="float" office:value="2.58">
            <text:p>2.58</text:p>
          </table:table-cell>
          <table:table-cell table:number-columns-repeated="4"/>
        </table:table-row>
        <table:table-row table:style-name="ro1">
          <table:table-cell office:value-type="string">
            <text:p>BTGER10405198301</text:p>
          </table:table-cell>
          <table:table-cell office:value-type="string">
            <text:p>ROESCH Michael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[.C49]/[.D49]" office:value-type="float" office:value="5.45454545454545">
            <text:p>5.4545454545</text:p>
          </table:table-cell>
          <table:table-cell table:formula="of:=([.E49]-[.$K$1])/[.$J$1]" office:value-type="float" office:value="-0.568181818181818">
            <text:p>-0.5681818182</text:p>
          </table:table-cell>
          <table:table-cell table:formula="of:=[.F49]/SQRT(1+[.F49]^2)" office:value-type="float" office:value="-0.494009407609527">
            <text:p>-0.4940094076</text:p>
          </table:table-cell>
          <table:table-cell table:formula="of:=ROUND(([.G49]*5)+[.$L$1];2)" office:value-type="float" office:value="2.53">
            <text:p>2.53</text:p>
          </table:table-cell>
          <table:table-cell table:number-columns-repeated="4"/>
        </table:table-row>
        <table:table-row table:style-name="ro1">
          <table:table-cell office:value-type="string">
            <text:p>BTITA21202197901</text:p>
          </table:table-cell>
          <table:table-cell office:value-type="string">
            <text:p>PONZA Michela</text:p>
          </table:table-cell>
          <table:table-cell office:value-type="float" office:value="171">
            <text:p>171</text:p>
          </table:table-cell>
          <table:table-cell office:value-type="float" office:value="32">
            <text:p>32</text:p>
          </table:table-cell>
          <table:table-cell table:formula="of:=[.C50]/[.D50]" office:value-type="float" office:value="5.34375">
            <text:p>5.34375</text:p>
          </table:table-cell>
          <table:table-cell table:formula="of:=([.E50]-[.$K$1])/[.$J$1]" office:value-type="float" office:value="-0.58203125">
            <text:p>-0.58203125</text:p>
          </table:table-cell>
          <table:table-cell table:formula="of:=[.F50]/SQRT(1+[.F50]^2)" office:value-type="float" office:value="-0.503031148598277">
            <text:p>-0.5030311486</text:p>
          </table:table-cell>
          <table:table-cell table:formula="of:=ROUND(([.G50]*5)+[.$L$1];2)" office:value-type="float" office:value="2.48">
            <text:p>2.48</text:p>
          </table:table-cell>
          <table:table-cell table:number-columns-repeated="4"/>
        </table:table-row>
        <table:table-row table:style-name="ro1">
          <table:table-cell office:value-type="string">
            <text:p>BTITA13009198901</text:p>
          </table:table-cell>
          <table:table-cell office:value-type="string">
            <text:p>HOFER Lukas</text:p>
          </table:table-cell>
          <table:table-cell office:value-type="float" office:value="146">
            <text:p>146</text:p>
          </table:table-cell>
          <table:table-cell office:value-type="float" office:value="28">
            <text:p>28</text:p>
          </table:table-cell>
          <table:table-cell table:formula="of:=[.C51]/[.D51]" office:value-type="float" office:value="5.21428571428571">
            <text:p>5.2142857143</text:p>
          </table:table-cell>
          <table:table-cell table:formula="of:=([.E51]-[.$K$1])/[.$J$1]" office:value-type="float" office:value="-0.598214285714286">
            <text:p>-0.5982142857</text:p>
          </table:table-cell>
          <table:table-cell table:formula="of:=[.F51]/SQRT(1+[.F51]^2)" office:value-type="float" office:value="-0.513368514659857">
            <text:p>-0.5133685147</text:p>
          </table:table-cell>
          <table:table-cell table:formula="of:=ROUND(([.G51]*5)+[.$L$1];2)" office:value-type="float" office:value="2.43">
            <text:p>2.43</text:p>
          </table:table-cell>
          <table:table-cell table:number-columns-repeated="4"/>
        </table:table-row>
        <table:table-row table:style-name="ro1">
          <table:table-cell office:value-type="string">
            <text:p>BTCZE11207198201</text:p>
          </table:table-cell>
          <table:table-cell office:value-type="string">
            <text:p>SOUKUP Jaroslav</text:p>
          </table:table-cell>
          <table:table-cell office:value-type="float" office:value="149">
            <text:p>149</text:p>
          </table:table-cell>
          <table:table-cell office:value-type="float" office:value="29">
            <text:p>29</text:p>
          </table:table-cell>
          <table:table-cell table:formula="of:=[.C52]/[.D52]" office:value-type="float" office:value="5.13793103448276">
            <text:p>5.1379310345</text:p>
          </table:table-cell>
          <table:table-cell table:formula="of:=([.E52]-[.$K$1])/[.$J$1]" office:value-type="float" office:value="-0.607758620689655">
            <text:p>-0.6077586207</text:p>
          </table:table-cell>
          <table:table-cell table:formula="of:=[.F52]/SQRT(1+[.F52]^2)" office:value-type="float" office:value="-0.519362558266356">
            <text:p>-0.5193625583</text:p>
          </table:table-cell>
          <table:table-cell table:formula="of:=ROUND(([.G52]*5)+[.$L$1];2)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BTNOR10105197901</text:p>
          </table:table-cell>
          <table:table-cell office:value-type="string">
            <text:p>BERGER Lars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[.C53]/[.D53]" office:value-type="float" office:value="5.05555555555556">
            <text:p>5.0555555556</text:p>
          </table:table-cell>
          <table:table-cell table:formula="of:=([.E53]-[.$K$1])/[.$J$1]" office:value-type="float" office:value="-0.618055555555556">
            <text:p>-0.6180555556</text:p>
          </table:table-cell>
          <table:table-cell table:formula="of:=[.F53]/SQRT(1+[.F53]^2)" office:value-type="float" office:value="-0.525744387087623">
            <text:p>-0.5257443871</text:p>
          </table:table-cell>
          <table:table-cell table:formula="of:=ROUND(([.G53]*5)+[.$L$1];2)" office:value-type="float" office:value="2.37">
            <text:p>2.37</text:p>
          </table:table-cell>
          <table:table-cell table:number-columns-repeated="4"/>
        </table:table-row>
        <table:table-row table:style-name="ro1">
          <table:table-cell office:value-type="string">
            <text:p>BTFRA21712198901</text:p>
          </table:table-cell>
          <table:table-cell office:value-type="string">
            <text:p>BOILLEY Sophie</text:p>
          </table:table-cell>
          <table:table-cell office:value-type="float" office:value="136">
            <text:p>136</text:p>
          </table:table-cell>
          <table:table-cell office:value-type="float" office:value="27">
            <text:p>27</text:p>
          </table:table-cell>
          <table:table-cell table:formula="of:=[.C54]/[.D54]" office:value-type="float" office:value="5.03703703703704">
            <text:p>5.037037037</text:p>
          </table:table-cell>
          <table:table-cell table:formula="of:=([.E54]-[.$K$1])/[.$J$1]" office:value-type="float" office:value="-0.62037037037037">
            <text:p>-0.6203703704</text:p>
          </table:table-cell>
          <table:table-cell table:formula="of:=[.F54]/SQRT(1+[.F54]^2)" office:value-type="float" office:value="-0.527166987889779">
            <text:p>-0.5271669879</text:p>
          </table:table-cell>
          <table:table-cell table:formula="of:=ROUND(([.G54]*5)+[.$L$1];2)" office:value-type="float" office:value="2.36">
            <text:p>2.36</text:p>
          </table:table-cell>
          <table:table-cell table:number-columns-repeated="4"/>
        </table:table-row>
        <table:table-row table:style-name="ro1">
          <table:table-cell office:value-type="string">
            <text:p>BTGER11808197601</text:p>
          </table:table-cell>
          <table:table-cell office:value-type="string">
            <text:p>GREIS Michael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formula="of:=[.C55]/[.D55]" office:value-type="float" office:value="4.6875">
            <text:p>4.6875</text:p>
          </table:table-cell>
          <table:table-cell table:formula="of:=([.E55]-[.$K$1])/[.$J$1]" office:value-type="float" office:value="-0.6640625">
            <text:p>-0.6640625</text:p>
          </table:table-cell>
          <table:table-cell table:formula="of:=[.F55]/SQRT(1+[.F55]^2)" office:value-type="float" office:value="-0.553197399168258">
            <text:p>-0.5531973992</text:p>
          </table:table-cell>
          <table:table-cell table:formula="of:=ROUND(([.G55]*5)+[.$L$1];2)" office:value-type="float" office:value="2.23">
            <text:p>2.23</text:p>
          </table:table-cell>
          <table:table-cell table:number-columns-repeated="4"/>
        </table:table-row>
        <table:table-row table:style-name="ro1">
          <table:table-cell office:value-type="string">
            <text:p>BTNOR10504198401</text:p>
          </table:table-cell>
          <table:table-cell office:value-type="string">
            <text:p>BRATTSVEEN Rune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formula="of:=[.C56]/[.D56]" office:value-type="float" office:value="4.66666666666667">
            <text:p>4.6666666667</text:p>
          </table:table-cell>
          <table:table-cell table:formula="of:=([.E56]-[.$K$1])/[.$J$1]" office:value-type="float" office:value="-0.666666666666667">
            <text:p>-0.6666666667</text:p>
          </table:table-cell>
          <table:table-cell table:formula="of:=[.F56]/SQRT(1+[.F56]^2)" office:value-type="float" office:value="-0.554700196225229">
            <text:p>-0.5547001962</text:p>
          </table:table-cell>
          <table:table-cell table:formula="of:=ROUND(([.G56]*5)+[.$L$1];2)" office:value-type="float" office:value="2.23">
            <text:p>2.23</text:p>
          </table:table-cell>
          <table:table-cell table:number-columns-repeated="4"/>
        </table:table-row>
        <table:table-row table:style-name="ro1">
          <table:table-cell office:value-type="string">
            <text:p>BTAUT11303198801</text:p>
          </table:table-cell>
          <table:table-cell office:value-type="string">
            <text:p>LANDERTINGER Dominik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table:formula="of:=[.C57]/[.D57]" office:value-type="float" office:value="4.625">
            <text:p>4.625</text:p>
          </table:table-cell>
          <table:table-cell table:formula="of:=([.E57]-[.$K$1])/[.$J$1]" office:value-type="float" office:value="-0.671875">
            <text:p>-0.671875</text:p>
          </table:table-cell>
          <table:table-cell table:formula="of:=[.F57]/SQRT(1+[.F57]^2)" office:value-type="float" office:value="-0.55768957485393">
            <text:p>-0.5576895749</text:p>
          </table:table-cell>
          <table:table-cell table:formula="of:=ROUND(([.G57]*5)+[.$L$1];2)" office:value-type="float" office:value="2.21">
            <text:p>2.21</text:p>
          </table:table-cell>
          <table:table-cell table:number-columns-repeated="4"/>
        </table:table-row>
        <table:table-row table:style-name="ro1">
          <table:table-cell office:value-type="string">
            <text:p>BTUKR21801198601</text:p>
          </table:table-cell>
          <table:table-cell office:value-type="string">
            <text:p>SEMERENKO Valj</text:p>
          </table:table-cell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table:formula="of:=[.C58]/[.D58]" office:value-type="float" office:value="4.59259259259259">
            <text:p>4.5925925926</text:p>
          </table:table-cell>
          <table:table-cell table:formula="of:=([.E58]-[.$K$1])/[.$J$1]" office:value-type="float" office:value="-0.675925925925926">
            <text:p>-0.6759259259</text:p>
          </table:table-cell>
          <table:table-cell table:formula="of:=[.F58]/SQRT(1+[.F58]^2)" office:value-type="float" office:value="-0.559999747795254">
            <text:p>-0.5599997478</text:p>
          </table:table-cell>
          <table:table-cell table:formula="of:=ROUND(([.G58]*5)+[.$L$1];2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UKR20901198701</text:p>
          </table:table-cell>
          <table:table-cell office:value-type="string">
            <text:p>PIDHRUSHNA Olena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table:formula="of:=[.C59]/[.D59]" office:value-type="float" office:value="4.38095238095238">
            <text:p>4.380952381</text:p>
          </table:table-cell>
          <table:table-cell table:formula="of:=([.E59]-[.$K$1])/[.$J$1]" office:value-type="float" office:value="-0.702380952380952">
            <text:p>-0.7023809524</text:p>
          </table:table-cell>
          <table:table-cell table:formula="of:=[.F59]/SQRT(1+[.F59]^2)" office:value-type="float" office:value="-0.574769244932091">
            <text:p>-0.5747692449</text:p>
          </table:table-cell>
          <table:table-cell table:formula="of:=ROUND(([.G59]*5)+[.$L$1];2)" office:value-type="float" office:value="2.13">
            <text:p>2.13</text:p>
          </table:table-cell>
          <table:table-cell table:number-columns-repeated="4"/>
        </table:table-row>
        <table:table-row table:style-name="ro1">
          <table:table-cell office:value-type="string">
            <text:p>BTITA11205198401</text:p>
          </table:table-cell>
          <table:table-cell office:value-type="string">
            <text:p>WINDISCH Markus</text:p>
          </table:table-cell>
          <table:table-cell office:value-type="float" office:value="117">
            <text:p>117</text:p>
          </table:table-cell>
          <table:table-cell office:value-type="float" office:value="27">
            <text:p>27</text:p>
          </table:table-cell>
          <table:table-cell table:formula="of:=[.C60]/[.D60]" office:value-type="float" office:value="4.33333333333333">
            <text:p>4.3333333333</text:p>
          </table:table-cell>
          <table:table-cell table:formula="of:=([.E60]-[.$K$1])/[.$J$1]" office:value-type="float" office:value="-0.708333333333333">
            <text:p>-0.7083333333</text:p>
          </table:table-cell>
          <table:table-cell table:formula="of:=[.F60]/SQRT(1+[.F60]^2)" office:value-type="float" office:value="-0.578017340780339">
            <text:p>-0.5780173408</text:p>
          </table:table-cell>
          <table:table-cell table:formula="of:=ROUND(([.G60]*5)+[.$L$1];2)" office:value-type="float" office:value="2.11">
            <text:p>2.11</text:p>
          </table:table-cell>
          <table:table-cell table:number-columns-repeated="4"/>
        </table:table-row>
        <table:table-row table:style-name="ro1">
          <table:table-cell office:value-type="string">
            <text:p>BTCHN20511199101</text:p>
          </table:table-cell>
          <table:table-cell office:value-type="string">
            <text:p>TANG Jialin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table:formula="of:=[.C61]/[.D61]" office:value-type="float" office:value="4.27272727272727">
            <text:p>4.2727272727</text:p>
          </table:table-cell>
          <table:table-cell table:formula="of:=([.E61]-[.$K$1])/[.$J$1]" office:value-type="float" office:value="-0.715909090909091">
            <text:p>-0.7159090909</text:p>
          </table:table-cell>
          <table:table-cell table:formula="of:=[.F61]/SQRT(1+[.F61]^2)" office:value-type="float" office:value="-0.582111900318525">
            <text:p>-0.5821119003</text:p>
          </table:table-cell>
          <table:table-cell table:formula="of:=ROUND(([.G61]*5)+[.$L$1];2)" office:value-type="float" office:value="2.09">
            <text:p>2.09</text:p>
          </table:table-cell>
          <table:table-cell table:number-columns-repeated="4"/>
        </table:table-row>
        <table:table-row table:style-name="ro1">
          <table:table-cell office:value-type="string">
            <text:p>BTCZE20912198801</text:p>
          </table:table-cell>
          <table:table-cell office:value-type="string">
            <text:p>VITKOVA Veronika</text:p>
          </table:table-cell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[.C62]/[.D62]" office:value-type="float" office:value="4.12">
            <text:p>4.12</text:p>
          </table:table-cell>
          <table:table-cell table:formula="of:=([.E62]-[.$K$1])/[.$J$1]" office:value-type="float" office:value="-0.735">
            <text:p>-0.735</text:p>
          </table:table-cell>
          <table:table-cell table:formula="of:=[.F62]/SQRT(1+[.F62]^2)" office:value-type="float" office:value="-0.592236616100286">
            <text:p>-0.5922366161</text:p>
          </table:table-cell>
          <table:table-cell table:formula="of:=ROUND(([.G62]*5)+[.$L$1];2)" office:value-type="float" office:value="2.04">
            <text:p>2.04</text:p>
          </table:table-cell>
          <table:table-cell table:number-columns-repeated="4"/>
        </table:table-row>
        <table:table-row table:style-name="ro1">
          <table:table-cell office:value-type="string">
            <text:p>BTCAN13107198501</text:p>
          </table:table-cell>
          <table:table-cell office:value-type="string">
            <text:p>LE GUELLEC Jean-Philippe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table:formula="of:=[.C63]/[.D63]" office:value-type="float" office:value="4.09090909090909">
            <text:p>4.0909090909</text:p>
          </table:table-cell>
          <table:table-cell table:formula="of:=([.E63]-[.$K$1])/[.$J$1]" office:value-type="float" office:value="-0.738636363636364">
            <text:p>-0.7386363636</text:p>
          </table:table-cell>
          <table:table-cell table:formula="of:=[.F63]/SQRT(1+[.F63]^2)" office:value-type="float" office:value="-0.594134023346067">
            <text:p>-0.5941340233</text:p>
          </table:table-cell>
          <table:table-cell table:formula="of:=ROUND(([.G63]*5)+[.$L$1];2)" office:value-type="float" office:value="2.03">
            <text:p>2.03</text:p>
          </table:table-cell>
          <table:table-cell table:number-columns-repeated="4"/>
        </table:table-row>
        <table:table-row table:style-name="ro1">
          <table:table-cell office:value-type="string">
            <text:p>BTAUT11901197601</text:p>
          </table:table-cell>
          <table:table-cell office:value-type="string">
            <text:p>SUMANN Christoph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 table:formula="of:=[.C64]/[.D64]" office:value-type="float" office:value="4.08695652173913">
            <text:p>4.0869565217</text:p>
          </table:table-cell>
          <table:table-cell table:formula="of:=([.E64]-[.$K$1])/[.$J$1]" office:value-type="float" office:value="-0.739130434782609">
            <text:p>-0.7391304348</text:p>
          </table:table-cell>
          <table:table-cell table:formula="of:=[.F64]/SQRT(1+[.F64]^2)" office:value-type="float" office:value="-0.594391061083806">
            <text:p>-0.5943910611</text:p>
          </table:table-cell>
          <table:table-cell table:formula="of:=ROUND(([.G64]*5)+[.$L$1];2)" office:value-type="float" office:value="2.03">
            <text:p>2.03</text:p>
          </table:table-cell>
          <table:table-cell table:number-columns-repeated="4"/>
        </table:table-row>
        <table:table-row table:style-name="ro1">
          <table:table-cell office:value-type="string">
            <text:p>BTNOR22111198901</text:p>
          </table:table-cell>
          <table:table-cell office:value-type="string">
            <text:p>RINGEN Elise</text:p>
          </table:table-cell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  <table:table-cell table:formula="of:=[.C65]/[.D65]" office:value-type="float" office:value="4.07142857142857">
            <text:p>4.0714285714</text:p>
          </table:table-cell>
          <table:table-cell table:formula="of:=([.E65]-[.$K$1])/[.$J$1]" office:value-type="float" office:value="-0.741071428571429">
            <text:p>-0.7410714286</text:p>
          </table:table-cell>
          <table:table-cell table:formula="of:=[.F65]/SQRT(1+[.F65]^2)" office:value-type="float" office:value="-0.595399090684801">
            <text:p>-0.5953990907</text:p>
          </table:table-cell>
          <table:table-cell table:formula="of:=ROUND(([.G65]*5)+[.$L$1];2)" office:value-type="float" office:value="2.02">
            <text:p>2.02</text:p>
          </table:table-cell>
          <table:table-cell table:number-columns-repeated="4"/>
        </table:table-row>
        <table:table-row table:style-name="ro1">
          <table:table-cell office:value-type="string">
            <text:p>BTRUS22610198301</text:p>
          </table:table-cell>
          <table:table-cell office:value-type="string">
            <text:p>BURDYGA Natalya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table:formula="of:=[.C66]/[.D66]" office:value-type="float" office:value="3.96551724137931">
            <text:p>3.9655172414</text:p>
          </table:table-cell>
          <table:table-cell table:formula="of:=([.E66]-[.$K$1])/[.$J$1]" office:value-type="float" office:value="-0.754310344827586">
            <text:p>-0.7543103448</text:p>
          </table:table-cell>
          <table:table-cell table:formula="of:=[.F66]/SQRT(1+[.F66]^2)" office:value-type="float" office:value="-0.602200058075095">
            <text:p>-0.6022000581</text:p>
          </table:table-cell>
          <table:table-cell table:formula="of:=ROUND(([.G66]*5)+[.$L$1];2)" office:value-type="float" office:value="1.99">
            <text:p>1.99</text:p>
          </table:table-cell>
          <table:table-cell table:number-columns-repeated="4"/>
        </table:table-row>
        <table:table-row table:style-name="ro1">
          <table:table-cell office:value-type="string">
            <text:p>BTFRA21505198701</text:p>
          </table:table-cell>
          <table:table-cell office:value-type="string">
            <text:p>BESCOND Anais</text:p>
          </table:table-cell>
          <table:table-cell office:value-type="float" office:value="106">
            <text:p>106</text:p>
          </table:table-cell>
          <table:table-cell office:value-type="float" office:value="27">
            <text:p>27</text:p>
          </table:table-cell>
          <table:table-cell table:formula="of:=[.C67]/[.D67]" office:value-type="float" office:value="3.92592592592593">
            <text:p>3.9259259259</text:p>
          </table:table-cell>
          <table:table-cell table:formula="of:=([.E67]-[.$K$1])/[.$J$1]" office:value-type="float" office:value="-0.759259259259259">
            <text:p>-0.7592592593</text:p>
          </table:table-cell>
          <table:table-cell table:formula="of:=[.F67]/SQRT(1+[.F67]^2)" office:value-type="float" office:value="-0.604709240191465">
            <text:p>-0.6047092402</text:p>
          </table:table-cell>
          <table:table-cell table:formula="of:=ROUND(([.G67]*5)+[.$L$1];2)" office:value-type="float" office:value="1.98">
            <text:p>1.98</text:p>
          </table:table-cell>
          <table:table-cell table:number-columns-repeated="4"/>
        </table:table-row>
        <table:table-row table:style-name="ro1">
          <table:table-cell office:value-type="string">
            <text:p>BTSWE21305198301</text:p>
          </table:table-cell>
          <table:table-cell office:value-type="string">
            <text:p>NILSSON Anna Maria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table:formula="of:=[.C68]/[.D68]" office:value-type="float" office:value="3.82758620689655">
            <text:p>3.8275862069</text:p>
          </table:table-cell>
          <table:table-cell table:formula="of:=([.E68]-[.$K$1])/[.$J$1]" office:value-type="float" office:value="-0.771551724137931">
            <text:p>-0.7715517241</text:p>
          </table:table-cell>
          <table:table-cell table:formula="of:=[.F68]/SQRT(1+[.F68]^2)" office:value-type="float" office:value="-0.610864579797536">
            <text:p>-0.6108645798</text:p>
          </table:table-cell>
          <table:table-cell table:formula="of:=ROUND(([.G68]*5)+[.$L$1];2)" office:value-type="float" office:value="1.95">
            <text:p>1.95</text:p>
          </table:table-cell>
          <table:table-cell table:number-columns-repeated="4"/>
        </table:table-row>
        <table:table-row table:style-name="ro1">
          <table:table-cell office:value-type="string">
            <text:p>BTSLO10901198601</text:p>
          </table:table-cell>
          <table:table-cell office:value-type="string">
            <text:p>BAUER Klemen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table:formula="of:=[.C69]/[.D69]" office:value-type="float" office:value="3.78571428571429">
            <text:p>3.7857142857</text:p>
          </table:table-cell>
          <table:table-cell table:formula="of:=([.E69]-[.$K$1])/[.$J$1]" office:value-type="float" office:value="-0.776785714285714">
            <text:p>-0.7767857143</text:p>
          </table:table-cell>
          <table:table-cell table:formula="of:=[.F69]/SQRT(1+[.F69]^2)" office:value-type="float" office:value="-0.613452337753774">
            <text:p>-0.6134523378</text:p>
          </table:table-cell>
          <table:table-cell table:formula="of:=ROUND(([.G69]*5)+[.$L$1];2)" office:value-type="float" office:value="1.93">
            <text:p>1.93</text:p>
          </table:table-cell>
          <table:table-cell table:number-columns-repeated="4"/>
        </table:table-row>
        <table:table-row table:style-name="ro1">
          <table:table-cell office:value-type="string">
            <text:p>BTSWE23008198701</text:p>
          </table:table-cell>
          <table:table-cell office:value-type="string">
            <text:p>JONSSON Jenny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table:formula="of:=[.C70]/[.D70]" office:value-type="float" office:value="3.76470588235294">
            <text:p>3.7647058824</text:p>
          </table:table-cell>
          <table:table-cell table:formula="of:=([.E70]-[.$K$1])/[.$J$1]" office:value-type="float" office:value="-0.779411764705882">
            <text:p>-0.7794117647</text:p>
          </table:table-cell>
          <table:table-cell table:formula="of:=[.F70]/SQRT(1+[.F70]^2)" office:value-type="float" office:value="-0.614743298693072">
            <text:p>-0.6147432987</text:p>
          </table:table-cell>
          <table:table-cell table:formula="of:=ROUND(([.G70]*5)+[.$L$1];2)" office:value-type="float" office:value="1.93">
            <text:p>1.93</text:p>
          </table:table-cell>
          <table:table-cell table:number-columns-repeated="4"/>
        </table:table-row>
        <table:table-row table:style-name="ro1">
          <table:table-cell office:value-type="string">
            <text:p>BTGER22106199001</text:p>
          </table:table-cell>
          <table:table-cell office:value-type="string">
            <text:p>GOESSNER Miriam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table:formula="of:=[.C71]/[.D71]" office:value-type="float" office:value="3.75">
            <text:p>3.75</text:p>
          </table:table-cell>
          <table:table-cell table:formula="of:=([.E71]-[.$K$1])/[.$J$1]" office:value-type="float" office:value="-0.78125">
            <text:p>-0.78125</text:p>
          </table:table-cell>
          <table:table-cell table:formula="of:=[.F71]/SQRT(1+[.F71]^2)" office:value-type="float" office:value="-0.615644041972315">
            <text:p>-0.615644042</text:p>
          </table:table-cell>
          <table:table-cell table:formula="of:=ROUND(([.G71]*5)+[.$L$1];2)" office:value-type="float" office:value="1.92">
            <text:p>1.92</text:p>
          </table:table-cell>
          <table:table-cell table:number-columns-repeated="4"/>
        </table:table-row>
        <table:table-row table:style-name="ro1">
          <table:table-cell office:value-type="string">
            <text:p>BTSVK22711198401</text:p>
          </table:table-cell>
          <table:table-cell office:value-type="string">
            <text:p>GEREKOVA Jana</text:p>
          </table:table-cell>
          <table:table-cell office:value-type="float" office:value="107">
            <text:p>107</text:p>
          </table:table-cell>
          <table:table-cell office:value-type="float" office:value="29">
            <text:p>29</text:p>
          </table:table-cell>
          <table:table-cell table:formula="of:=[.C72]/[.D72]" office:value-type="float" office:value="3.68965517241379">
            <text:p>3.6896551724</text:p>
          </table:table-cell>
          <table:table-cell table:formula="of:=([.E72]-[.$K$1])/[.$J$1]" office:value-type="float" office:value="-0.788793103448276">
            <text:p>-0.7887931034</text:p>
          </table:table-cell>
          <table:table-cell table:formula="of:=[.F72]/SQRT(1+[.F72]^2)" office:value-type="float" office:value="-0.619315050789029">
            <text:p>-0.6193150508</text:p>
          </table:table-cell>
          <table:table-cell table:formula="of:=ROUND(([.G72]*5)+[.$L$1];2)" office:value-type="float" office:value="1.9">
            <text:p>1.9</text:p>
          </table:table-cell>
          <table:table-cell table:number-columns-repeated="4"/>
        </table:table-row>
        <table:table-row table:style-name="ro1">
          <table:table-cell office:value-type="string">
            <text:p>BTNOR20803198801</text:p>
          </table:table-cell>
          <table:table-cell office:value-type="string">
            <text:p>HORN Fanny Welle-Strand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formula="of:=[.C73]/[.D73]" office:value-type="float" office:value="3.6875">
            <text:p>3.6875</text:p>
          </table:table-cell>
          <table:table-cell table:formula="of:=([.E73]-[.$K$1])/[.$J$1]" office:value-type="float" office:value="-0.7890625">
            <text:p>-0.7890625</text:p>
          </table:table-cell>
          <table:table-cell table:formula="of:=[.F73]/SQRT(1+[.F73]^2)" office:value-type="float" office:value="-0.619445413170877">
            <text:p>-0.6194454132</text:p>
          </table:table-cell>
          <table:table-cell table:formula="of:=ROUND(([.G73]*5)+[.$L$1];2)" office:value-type="float" office:value="1.9">
            <text:p>1.9</text:p>
          </table:table-cell>
          <table:table-cell table:number-columns-repeated="4"/>
        </table:table-row>
        <table:table-row table:style-name="ro1">
          <table:table-cell office:value-type="string">
            <text:p>BTCAN20512198201</text:p>
          </table:table-cell>
          <table:table-cell office:value-type="string">
            <text:p>KOCHER Zina</text:p>
          </table:table-cell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table:formula="of:=[.C74]/[.D74]" office:value-type="float" office:value="3.64285714285714">
            <text:p>3.6428571429</text:p>
          </table:table-cell>
          <table:table-cell table:formula="of:=([.E74]-[.$K$1])/[.$J$1]" office:value-type="float" office:value="-0.794642857142857">
            <text:p>-0.7946428571</text:p>
          </table:table-cell>
          <table:table-cell table:formula="of:=[.F74]/SQRT(1+[.F74]^2)" office:value-type="float" office:value="-0.622134280352827">
            <text:p>-0.6221342804</text:p>
          </table:table-cell>
          <table:table-cell table:formula="of:=ROUND(([.G74]*5)+[.$L$1];2)" office:value-type="float" office:value="1.89">
            <text:p>1.89</text:p>
          </table:table-cell>
          <table:table-cell table:number-columns-repeated="4"/>
        </table:table-row>
        <table:table-row table:style-name="ro1">
          <table:table-cell office:value-type="string">
            <text:p>BTITA11802198101</text:p>
          </table:table-cell>
          <table:table-cell office:value-type="string">
            <text:p>DE LORENZI Christian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table:formula="of:=[.C75]/[.D75]" office:value-type="float" office:value="3.61904761904762">
            <text:p>3.619047619</text:p>
          </table:table-cell>
          <table:table-cell table:formula="of:=([.E75]-[.$K$1])/[.$J$1]" office:value-type="float" office:value="-0.797619047619048">
            <text:p>-0.7976190476</text:p>
          </table:table-cell>
          <table:table-cell table:formula="of:=[.F75]/SQRT(1+[.F75]^2)" office:value-type="float" office:value="-0.623559405145447">
            <text:p>-0.6235594051</text:p>
          </table:table-cell>
          <table:table-cell table:formula="of:=ROUND(([.G75]*5)+[.$L$1];2)" office:value-type="float" office:value="1.88">
            <text:p>1.88</text:p>
          </table:table-cell>
          <table:table-cell table:number-columns-repeated="4"/>
        </table:table-row>
        <table:table-row table:style-name="ro1">
          <table:table-cell office:value-type="string">
            <text:p>BTPOL20707198601</text:p>
          </table:table-cell>
          <table:table-cell office:value-type="string">
            <text:p>NOWAKOWSKA-ZIEMNIAK Weronika</text:p>
          </table:table-cell>
          <table:table-cell office:value-type="float" office:value="101">
            <text:p>101</text:p>
          </table:table-cell>
          <table:table-cell office:value-type="float" office:value="28">
            <text:p>28</text:p>
          </table:table-cell>
          <table:table-cell table:formula="of:=[.C76]/[.D76]" office:value-type="float" office:value="3.60714285714286">
            <text:p>3.6071428571</text:p>
          </table:table-cell>
          <table:table-cell table:formula="of:=([.E76]-[.$K$1])/[.$J$1]" office:value-type="float" office:value="-0.799107142857143">
            <text:p>-0.7991071429</text:p>
          </table:table-cell>
          <table:table-cell table:formula="of:=[.F76]/SQRT(1+[.F76]^2)" office:value-type="float" office:value="-0.624269645148376">
            <text:p>-0.6242696451</text:p>
          </table:table-cell>
          <table:table-cell table:formula="of:=ROUND(([.G76]*5)+[.$L$1];2)" office:value-type="float" office:value="1.88">
            <text:p>1.88</text:p>
          </table:table-cell>
          <table:table-cell table:number-columns-repeated="4"/>
        </table:table-row>
        <table:table-row table:style-name="ro1">
          <table:table-cell office:value-type="string">
            <text:p>BTFRA11805198501</text:p>
          </table:table-cell>
          <table:table-cell office:value-type="string">
            <text:p>JAY Vincent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table:formula="of:=[.C77]/[.D77]" office:value-type="float" office:value="3.57894736842105">
            <text:p>3.5789473684</text:p>
          </table:table-cell>
          <table:table-cell table:formula="of:=([.E77]-[.$K$1])/[.$J$1]" office:value-type="float" office:value="-0.802631578947368">
            <text:p>-0.8026315789</text:p>
          </table:table-cell>
          <table:table-cell table:formula="of:=[.F77]/SQRT(1+[.F77]^2)" office:value-type="float" office:value="-0.625945636097312">
            <text:p>-0.6259456361</text:p>
          </table:table-cell>
          <table:table-cell table:formula="of:=ROUND(([.G77]*5)+[.$L$1];2)" office:value-type="float" office:value="1.87">
            <text:p>1.87</text:p>
          </table:table-cell>
          <table:table-cell table:number-columns-repeated="4"/>
        </table:table-row>
        <table:table-row table:style-name="ro1">
          <table:table-cell office:value-type="string">
            <text:p>BTBLR21403198501</text:p>
          </table:table-cell>
          <table:table-cell office:value-type="string">
            <text:p>DUBAREZAVA Nastassia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table:formula="of:=[.C78]/[.D78]" office:value-type="float" office:value="3.55172413793103">
            <text:p>3.5517241379</text:p>
          </table:table-cell>
          <table:table-cell table:formula="of:=([.E78]-[.$K$1])/[.$J$1]" office:value-type="float" office:value="-0.806034482758621">
            <text:p>-0.8060344828</text:p>
          </table:table-cell>
          <table:table-cell table:formula="of:=[.F78]/SQRT(1+[.F78]^2)" office:value-type="float" office:value="-0.627555646850918">
            <text:p>-0.6275556469</text:p>
          </table:table-cell>
          <table:table-cell table:formula="of:=ROUND(([.G78]*5)+[.$L$1];2)" office:value-type="float" office:value="1.86">
            <text:p>1.86</text:p>
          </table:table-cell>
          <table:table-cell table:number-columns-repeated="4"/>
        </table:table-row>
        <table:table-row table:style-name="ro1">
          <table:table-cell office:value-type="string">
            <text:p>BTUKR10801197801</text:p>
          </table:table-cell>
          <table:table-cell office:value-type="string">
            <text:p>BILANENKO Olexander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table:formula="of:=[.C79]/[.D79]" office:value-type="float" office:value="3.53846153846154">
            <text:p>3.5384615385</text:p>
          </table:table-cell>
          <table:table-cell table:formula="of:=([.E79]-[.$K$1])/[.$J$1]" office:value-type="float" office:value="-0.807692307692308">
            <text:p>-0.8076923077</text:p>
          </table:table-cell>
          <table:table-cell table:formula="of:=[.F79]/SQRT(1+[.F79]^2)" office:value-type="float" office:value="-0.628337107087621">
            <text:p>-0.6283371071</text:p>
          </table:table-cell>
          <table:table-cell table:formula="of:=ROUND(([.G79]*5)+[.$L$1];2)" office:value-type="float" office:value="1.86">
            <text:p>1.86</text:p>
          </table:table-cell>
          <table:table-cell table:number-columns-repeated="4"/>
        </table:table-row>
        <table:table-row table:style-name="ro1">
          <table:table-cell office:value-type="string">
            <text:p>BTCZE10906198401</text:p>
          </table:table-cell>
          <table:table-cell office:value-type="string">
            <text:p>MORAVEC Ondrej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[.C80]/[.D80]" office:value-type="float" office:value="3.42857142857143">
            <text:p>3.4285714286</text:p>
          </table:table-cell>
          <table:table-cell table:formula="of:=([.E80]-[.$K$1])/[.$J$1]" office:value-type="float" office:value="-0.821428571428571">
            <text:p>-0.8214285714</text:p>
          </table:table-cell>
          <table:table-cell table:formula="of:=[.F80]/SQRT(1+[.F80]^2)" office:value-type="float" office:value="-0.634739423360014">
            <text:p>-0.6347394234</text:p>
          </table:table-cell>
          <table:table-cell table:formula="of:=ROUND(([.G80]*5)+[.$L$1];2)" office:value-type="float" office:value="1.83">
            <text:p>1.83</text:p>
          </table:table-cell>
          <table:table-cell table:number-columns-repeated="4"/>
        </table:table-row>
        <table:table-row table:style-name="ro1">
          <table:table-cell office:value-type="string">
            <text:p>BTSUI10503197901</text:p>
          </table:table-cell>
          <table:table-cell office:value-type="string">
            <text:p>HALLENBARTER Simon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table:formula="of:=[.C81]/[.D81]" office:value-type="float" office:value="3.33333333333333">
            <text:p>3.3333333333</text:p>
          </table:table-cell>
          <table:table-cell table:formula="of:=([.E81]-[.$K$1])/[.$J$1]" office:value-type="float" office:value="-0.833333333333333">
            <text:p>-0.8333333333</text:p>
          </table:table-cell>
          <table:table-cell table:formula="of:=[.F81]/SQRT(1+[.F81]^2)" office:value-type="float" office:value="-0.64018439966448">
            <text:p>-0.6401843997</text:p>
          </table:table-cell>
          <table:table-cell table:formula="of:=ROUND(([.G81]*5)+[.$L$1];2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USA11907197701</text:p>
          </table:table-cell>
          <table:table-cell office:value-type="string">
            <text:p>HAKKINEN Jay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formula="of:=[.C82]/[.D82]" office:value-type="float" office:value="3.32">
            <text:p>3.32</text:p>
          </table:table-cell>
          <table:table-cell table:formula="of:=([.E82]-[.$K$1])/[.$J$1]" office:value-type="float" office:value="-0.835">
            <text:p>-0.835</text:p>
          </table:table-cell>
          <table:table-cell table:formula="of:=[.F82]/SQRT(1+[.F82]^2)" office:value-type="float" office:value="-0.640939098752328">
            <text:p>-0.6409390988</text:p>
          </table:table-cell>
          <table:table-cell table:formula="of:=ROUND(([.G82]*5)+[.$L$1];2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BLR22307198201</text:p>
          </table:table-cell>
          <table:table-cell office:value-type="string">
            <text:p>KALINCHIK Liudmila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formula="of:=[.C83]/[.D83]" office:value-type="float" office:value="3.25">
            <text:p>3.25</text:p>
          </table:table-cell>
          <table:table-cell table:formula="of:=([.E83]-[.$K$1])/[.$J$1]" office:value-type="float" office:value="-0.84375">
            <text:p>-0.84375</text:p>
          </table:table-cell>
          <table:table-cell table:formula="of:=[.F83]/SQRT(1+[.F83]^2)" office:value-type="float" office:value="-0.644870939209783">
            <text:p>-0.6448709392</text:p>
          </table:table-cell>
          <table:table-cell table:formula="of:=ROUND(([.G83]*5)+[.$L$1];2)" office:value-type="float" office:value="1.78">
            <text:p>1.78</text:p>
          </table:table-cell>
          <table:table-cell table:number-columns-repeated="4"/>
        </table:table-row>
        <table:table-row table:style-name="ro1">
          <table:table-cell office:value-type="string">
            <text:p>BTAUT11711198701</text:p>
          </table:table-cell>
          <table:table-cell office:value-type="string">
            <text:p>GROSSEGGER Sven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[.C84]/[.D84]" office:value-type="float" office:value="3.07692307692308">
            <text:p>3.0769230769</text:p>
          </table:table-cell>
          <table:table-cell table:formula="of:=([.E84]-[.$K$1])/[.$J$1]" office:value-type="float" office:value="-0.865384615384615">
            <text:p>-0.8653846154</text:p>
          </table:table-cell>
          <table:table-cell table:formula="of:=[.F84]/SQRT(1+[.F84]^2)" office:value-type="float" office:value="-0.654376744438942">
            <text:p>-0.6543767444</text:p>
          </table:table-cell>
          <table:table-cell table:formula="of:=ROUND(([.G84]*5)+[.$L$1];2)" office:value-type="float" office:value="1.73">
            <text:p>1.73</text:p>
          </table:table-cell>
          <table:table-cell table:number-columns-repeated="4"/>
        </table:table-row>
        <table:table-row table:style-name="ro1">
          <table:table-cell office:value-type="string">
            <text:p>BTBLR12704197901</text:p>
          </table:table-cell>
          <table:table-cell office:value-type="string">
            <text:p>NOVIKOV Sergey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formula="of:=[.C85]/[.D85]" office:value-type="float" office:value="3.04347826086957">
            <text:p>3.0434782609</text:p>
          </table:table-cell>
          <table:table-cell table:formula="of:=([.E85]-[.$K$1])/[.$J$1]" office:value-type="float" office:value="-0.869565217391304">
            <text:p>-0.8695652174</text:p>
          </table:table-cell>
          <table:table-cell table:formula="of:=[.F85]/SQRT(1+[.F85]^2)" office:value-type="float" office:value="-0.656178714924787">
            <text:p>-0.6561787149</text:p>
          </table:table-cell>
          <table:table-cell table:formula="of:=ROUND(([.G85]*5)+[.$L$1];2)" office:value-type="float" office:value="1.72">
            <text:p>1.72</text:p>
          </table:table-cell>
          <table:table-cell table:number-columns-repeated="4"/>
        </table:table-row>
        <table:table-row table:style-name="ro1">
          <table:table-cell office:value-type="string">
            <text:p>BTCZE11101197601</text:p>
          </table:table-cell>
          <table:table-cell office:value-type="string">
            <text:p>HOLUBEC Tomas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[.C86]/[.D86]" office:value-type="float" office:value="3">
            <text:p>3</text:p>
          </table:table-cell>
          <table:table-cell table:formula="of:=([.E86]-[.$K$1])/[.$J$1]" office:value-type="float" office:value="-0.875">
            <text:p>-0.875</text:p>
          </table:table-cell>
          <table:table-cell table:formula="of:=[.F86]/SQRT(1+[.F86]^2)" office:value-type="float" office:value="-0.658504607868518">
            <text:p>-0.6585046079</text:p>
          </table:table-cell>
          <table:table-cell table:formula="of:=ROUND(([.G86]*5)+[.$L$1];2)" office:value-type="float" office:value="1.71">
            <text:p>1.71</text:p>
          </table:table-cell>
          <table:table-cell table:number-columns-repeated="4"/>
        </table:table-row>
        <table:table-row table:style-name="ro1">
          <table:table-cell office:value-type="string">
            <text:p>BTUSA22502198301</text:p>
          </table:table-cell>
          <table:table-cell office:value-type="string">
            <text:p>DUNKLEE Susan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table:formula="of:=[.C87]/[.D87]" office:value-type="float" office:value="2.96153846153846">
            <text:p>2.9615384615</text:p>
          </table:table-cell>
          <table:table-cell table:formula="of:=([.E87]-[.$K$1])/[.$J$1]" office:value-type="float" office:value="-0.879807692307692">
            <text:p>-0.8798076923</text:p>
          </table:table-cell>
          <table:table-cell table:formula="of:=[.F87]/SQRT(1+[.F87]^2)" office:value-type="float" office:value="-0.660546521673401">
            <text:p>-0.6605465217</text:p>
          </table:table-cell>
          <table:table-cell table:formula="of:=ROUND(([.G87]*5)+[.$L$1];2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RUS22302198502</text:p>
          </table:table-cell>
          <table:table-cell office:value-type="string">
            <text:p>YURLOVA Ekaterina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[.C88]/[.D88]" office:value-type="float" office:value="2.92307692307692">
            <text:p>2.9230769231</text:p>
          </table:table-cell>
          <table:table-cell table:formula="of:=([.E88]-[.$K$1])/[.$J$1]" office:value-type="float" office:value="-0.884615384615385">
            <text:p>-0.8846153846</text:p>
          </table:table-cell>
          <table:table-cell table:formula="of:=[.F88]/SQRT(1+[.F88]^2)" office:value-type="float" office:value="-0.662573882203029">
            <text:p>-0.6625738822</text:p>
          </table:table-cell>
          <table:table-cell table:formula="of:=ROUND(([.G88]*5)+[.$L$1];2)" office:value-type="float" office:value="1.69">
            <text:p>1.69</text:p>
          </table:table-cell>
          <table:table-cell table:number-columns-repeated="4"/>
        </table:table-row>
        <table:table-row table:style-name="ro1">
          <table:table-cell office:value-type="string">
            <text:p>BTPOL22802198401</text:p>
          </table:table-cell>
          <table:table-cell office:value-type="string">
            <text:p>CYL Agnieszka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formula="of:=[.C89]/[.D89]" office:value-type="float" office:value="2.88235294117647">
            <text:p>2.8823529412</text:p>
          </table:table-cell>
          <table:table-cell table:formula="of:=([.E89]-[.$K$1])/[.$J$1]" office:value-type="float" office:value="-0.889705882352941">
            <text:p>-0.8897058824</text:p>
          </table:table-cell>
          <table:table-cell table:formula="of:=[.F89]/SQRT(1+[.F89]^2)" office:value-type="float" office:value="-0.664704741064447">
            <text:p>-0.6647047411</text:p>
          </table:table-cell>
          <table:table-cell table:formula="of:=ROUND(([.G89]*5)+[.$L$1];2)" office:value-type="float" office:value="1.68">
            <text:p>1.68</text:p>
          </table:table-cell>
          <table:table-cell table:number-columns-repeated="4"/>
        </table:table-row>
        <table:table-row table:style-name="ro1">
          <table:table-cell office:value-type="string">
            <text:p>BTPOL20408197901</text:p>
          </table:table-cell>
          <table:table-cell office:value-type="string">
            <text:p>GWIZDON Magdalena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table:formula="of:=[.C90]/[.D90]" office:value-type="float" office:value="2.8">
            <text:p>2.8</text:p>
          </table:table-cell>
          <table:table-cell table:formula="of:=([.E90]-[.$K$1])/[.$J$1]" office:value-type="float" office:value="-0.9">
            <text:p>-0.9</text:p>
          </table:table-cell>
          <table:table-cell table:formula="of:=[.F90]/SQRT(1+[.F90]^2)" office:value-type="float" office:value="-0.66896473162245">
            <text:p>-0.6689647316</text:p>
          </table:table-cell>
          <table:table-cell table:formula="of:=ROUND(([.G90]*5)+[.$L$1];2)" office:value-type="float" office:value="1.66">
            <text:p>1.66</text:p>
          </table:table-cell>
          <table:table-cell table:number-columns-repeated="4"/>
        </table:table-row>
        <table:table-row table:style-name="ro1">
          <table:table-cell office:value-type="string">
            <text:p>BTBLR10803198901</text:p>
          </table:table-cell>
          <table:table-cell office:value-type="string">
            <text:p>ALENISHKO Vladimir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[.C91]/[.D91]" office:value-type="float" office:value="2.8">
            <text:p>2.8</text:p>
          </table:table-cell>
          <table:table-cell table:formula="of:=([.E91]-[.$K$1])/[.$J$1]" office:value-type="float" office:value="-0.9">
            <text:p>-0.9</text:p>
          </table:table-cell>
          <table:table-cell table:formula="of:=[.F91]/SQRT(1+[.F91]^2)" office:value-type="float" office:value="-0.66896473162245">
            <text:p>-0.6689647316</text:p>
          </table:table-cell>
          <table:table-cell table:formula="of:=ROUND(([.G91]*5)+[.$L$1];2)" office:value-type="float" office:value="1.66">
            <text:p>1.66</text:p>
          </table:table-cell>
          <table:table-cell table:number-columns-repeated="4"/>
        </table:table-row>
        <table:table-row table:style-name="ro1">
          <table:table-cell office:value-type="string">
            <text:p>BTAUT20207198701</text:p>
          </table:table-cell>
          <table:table-cell office:value-type="string">
            <text:p>SCHWABL Iris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[.C92]/[.D92]" office:value-type="float" office:value="2.64285714285714">
            <text:p>2.6428571429</text:p>
          </table:table-cell>
          <table:table-cell table:formula="of:=([.E92]-[.$K$1])/[.$J$1]" office:value-type="float" office:value="-0.919642857142857">
            <text:p>-0.9196428571</text:p>
          </table:table-cell>
          <table:table-cell table:formula="of:=[.F92]/SQRT(1+[.F92]^2)" office:value-type="float" office:value="-0.676914144190972">
            <text:p>-0.6769141442</text:p>
          </table:table-cell>
          <table:table-cell table:formula="of:=ROUND(([.G92]*5)+[.$L$1];2)" office:value-type="float" office:value="1.62">
            <text:p>1.62</text:p>
          </table:table-cell>
          <table:table-cell table:number-columns-repeated="4"/>
        </table:table-row>
        <table:table-row table:style-name="ro1">
          <table:table-cell office:value-type="string">
            <text:p>BTITA21201198101</text:p>
          </table:table-cell>
          <table:table-cell office:value-type="string">
            <text:p>HALLER Katja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formula="of:=[.C93]/[.D93]" office:value-type="float" office:value="2.63157894736842">
            <text:p>2.6315789474</text:p>
          </table:table-cell>
          <table:table-cell table:formula="of:=([.E93]-[.$K$1])/[.$J$1]" office:value-type="float" office:value="-0.921052631578947">
            <text:p>-0.9210526316</text:p>
          </table:table-cell>
          <table:table-cell table:formula="of:=[.F93]/SQRT(1+[.F93]^2)" office:value-type="float" office:value="-0.67747575475179">
            <text:p>-0.6774757548</text:p>
          </table:table-cell>
          <table:table-cell table:formula="of:=ROUND(([.G93]*5)+[.$L$1];2)" office:value-type="float" office:value="1.61">
            <text:p>1.61</text:p>
          </table:table-cell>
          <table:table-cell table:number-columns-repeated="4"/>
        </table:table-row>
        <table:table-row table:style-name="ro1">
          <table:table-cell office:value-type="string">
            <text:p>BTUKR13004198701</text:p>
          </table:table-cell>
          <table:table-cell office:value-type="string">
            <text:p>PRYMA Artem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[.C94]/[.D94]" office:value-type="float" office:value="2.6">
            <text:p>2.6</text:p>
          </table:table-cell>
          <table:table-cell table:formula="of:=([.E94]-[.$K$1])/[.$J$1]" office:value-type="float" office:value="-0.925">
            <text:p>-0.925</text:p>
          </table:table-cell>
          <table:table-cell table:formula="of:=[.F94]/SQRT(1+[.F94]^2)" office:value-type="float" office:value="-0.679041981617427">
            <text:p>-0.6790419816</text:p>
          </table:table-cell>
          <table:table-cell table:formula="of:=ROUND(([.G94]*5)+[.$L$1];2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SUI20304198401</text:p>
          </table:table-cell>
          <table:table-cell office:value-type="string">
            <text:p>GASPARIN Selina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table:formula="of:=[.C95]/[.D95]" office:value-type="float" office:value="2.56521739130435">
            <text:p>2.5652173913</text:p>
          </table:table-cell>
          <table:table-cell table:formula="of:=([.E95]-[.$K$1])/[.$J$1]" office:value-type="float" office:value="-0.929347826086956">
            <text:p>-0.9293478261</text:p>
          </table:table-cell>
          <table:table-cell table:formula="of:=[.F95]/SQRT(1+[.F95]^2)" office:value-type="float" office:value="-0.680756434494522">
            <text:p>-0.6807564345</text:p>
          </table:table-cell>
          <table:table-cell table:formula="of:=ROUND(([.G95]*5)+[.$L$1];2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BUL10312198201</text:p>
          </table:table-cell>
          <table:table-cell office:value-type="string">
            <text:p>KLETCHEROV Michail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table:formula="of:=[.C96]/[.D96]" office:value-type="float" office:value="2.55172413793103">
            <text:p>2.5517241379</text:p>
          </table:table-cell>
          <table:table-cell table:formula="of:=([.E96]-[.$K$1])/[.$J$1]" office:value-type="float" office:value="-0.931034482758621">
            <text:p>-0.9310344828</text:p>
          </table:table-cell>
          <table:table-cell table:formula="of:=[.F96]/SQRT(1+[.F96]^2)" office:value-type="float" office:value="-0.681418527918843">
            <text:p>-0.6814185279</text:p>
          </table:table-cell>
          <table:table-cell table:formula="of:=ROUND(([.G96]*5)+[.$L$1];2)" office:value-type="float" office:value="1.59">
            <text:p>1.59</text:p>
          </table:table-cell>
          <table:table-cell table:number-columns-repeated="4"/>
        </table:table-row>
        <table:table-row table:style-name="ro1">
          <table:table-cell office:value-type="string">
            <text:p>BTBLR22703198501</text:p>
          </table:table-cell>
          <table:table-cell office:value-type="string">
            <text:p>SKARDINO Nadezhda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table:formula="of:=[.C97]/[.D97]" office:value-type="float" office:value="2.53571428571429">
            <text:p>2.5357142857</text:p>
          </table:table-cell>
          <table:table-cell table:formula="of:=([.E97]-[.$K$1])/[.$J$1]" office:value-type="float" office:value="-0.933035714285714">
            <text:p>-0.9330357143</text:p>
          </table:table-cell>
          <table:table-cell table:formula="of:=[.F97]/SQRT(1+[.F97]^2)" office:value-type="float" office:value="-0.682201942766655">
            <text:p>-0.6822019428</text:p>
          </table:table-cell>
          <table:table-cell table:formula="of:=ROUND(([.G97]*5)+[.$L$1];2)" office:value-type="float" office:value="1.59">
            <text:p>1.59</text:p>
          </table:table-cell>
          <table:table-cell table:number-columns-repeated="4"/>
        </table:table-row>
        <table:table-row table:style-name="ro1">
          <table:table-cell office:value-type="string">
            <text:p>BTKAZ21309198701</text:p>
          </table:table-cell>
          <table:table-cell office:value-type="string">
            <text:p>POLTORANINA Olga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[.C98]/[.D98]" office:value-type="float" office:value="2.53333333333333">
            <text:p>2.5333333333</text:p>
          </table:table-cell>
          <table:table-cell table:formula="of:=([.E98]-[.$K$1])/[.$J$1]" office:value-type="float" office:value="-0.933333333333333">
            <text:p>-0.9333333333</text:p>
          </table:table-cell>
          <table:table-cell table:formula="of:=[.F98]/SQRT(1+[.F98]^2)" office:value-type="float" office:value="-0.682318250360011">
            <text:p>-0.6823182504</text:p>
          </table:table-cell>
          <table:table-cell table:formula="of:=ROUND(([.G98]*5)+[.$L$1];2)" office:value-type="float" office:value="1.59">
            <text:p>1.59</text:p>
          </table:table-cell>
          <table:table-cell table:number-columns-repeated="4"/>
        </table:table-row>
        <table:table-row table:style-name="ro1">
          <table:table-cell office:value-type="string">
            <text:p>BTBUL11606198701</text:p>
          </table:table-cell>
          <table:table-cell office:value-type="string">
            <text:p>ANEV Krasimir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table:formula="of:=[.C99]/[.D99]" office:value-type="float" office:value="2.5">
            <text:p>2.5</text:p>
          </table:table-cell>
          <table:table-cell table:formula="of:=([.E99]-[.$K$1])/[.$J$1]" office:value-type="float" office:value="-0.9375">
            <text:p>-0.9375</text:p>
          </table:table-cell>
          <table:table-cell table:formula="of:=[.F99]/SQRT(1+[.F99]^2)" office:value-type="float" office:value="-0.68394112888133">
            <text:p>-0.6839411289</text:p>
          </table:table-cell>
          <table:table-cell table:formula="of:=ROUND(([.G99]*5)+[.$L$1];2)"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string">
            <text:p>BTSUI12404198301</text:p>
          </table:table-cell>
          <table:table-cell office:value-type="string">
            <text:p>JOLLER Ivan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formula="of:=[.C100]/[.D100]" office:value-type="float" office:value="2.36842105263158">
            <text:p>2.3684210526</text:p>
          </table:table-cell>
          <table:table-cell table:formula="of:=([.E100]-[.$K$1])/[.$J$1]" office:value-type="float" office:value="-0.953947368421053">
            <text:p>-0.9539473684</text:p>
          </table:table-cell>
          <table:table-cell table:formula="of:=[.F100]/SQRT(1+[.F100]^2)" office:value-type="float" office:value="-0.690249275065259">
            <text:p>-0.6902492751</text:p>
          </table:table-cell>
          <table:table-cell table:formula="of:=ROUND(([.G100]*5)+[.$L$1];2)" office:value-type="float" office:value="1.55">
            <text:p>1.55</text:p>
          </table:table-cell>
          <table:table-cell table:number-columns-repeated="4"/>
        </table:table-row>
        <table:table-row table:style-name="ro1">
          <table:table-cell office:value-type="string">
            <text:p>BTUKR12807198801</text:p>
          </table:table-cell>
          <table:table-cell office:value-type="string">
            <text:p>SEMENOV Serhiy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[.C101]/[.D101]" office:value-type="float" office:value="2.30434782608696">
            <text:p>2.3043478261</text:p>
          </table:table-cell>
          <table:table-cell table:formula="of:=([.E101]-[.$K$1])/[.$J$1]" office:value-type="float" office:value="-0.96195652173913">
            <text:p>-0.9619565217</text:p>
          </table:table-cell>
          <table:table-cell table:formula="of:=[.F101]/SQRT(1+[.F101]^2)" office:value-type="float" office:value="-0.693265249596041">
            <text:p>-0.6932652496</text:p>
          </table:table-cell>
          <table:table-cell table:formula="of:=ROUND(([.G101]*5)+[.$L$1];2)" office:value-type="float" office:value="1.53">
            <text:p>1.53</text:p>
          </table:table-cell>
          <table:table-cell table:number-columns-repeated="4"/>
        </table:table-row>
        <table:table-row table:style-name="ro1">
          <table:table-cell office:value-type="string">
            <text:p>BTSWE10404198201</text:p>
          </table:table-cell>
          <table:table-cell office:value-type="string">
            <text:p>JONSSON Magnus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formula="of:=[.C102]/[.D102]" office:value-type="float" office:value="2.27777777777778">
            <text:p>2.2777777778</text:p>
          </table:table-cell>
          <table:table-cell table:formula="of:=([.E102]-[.$K$1])/[.$J$1]" office:value-type="float" office:value="-0.965277777777778">
            <text:p>-0.9652777778</text:p>
          </table:table-cell>
          <table:table-cell table:formula="of:=[.F102]/SQRT(1+[.F102]^2)" office:value-type="float" office:value="-0.694505341103961">
            <text:p>-0.6945053411</text:p>
          </table:table-cell>
          <table:table-cell table:formula="of:=ROUND(([.G102]*5)+[.$L$1];2)" office:value-type="float" office:value="1.53">
            <text:p>1.53</text:p>
          </table:table-cell>
          <table:table-cell table:number-columns-repeated="4"/>
        </table:table-row>
        <table:table-row table:style-name="ro1">
          <table:table-cell office:value-type="string">
            <text:p>BTROM22903198901</text:p>
          </table:table-cell>
          <table:table-cell office:value-type="string">
            <text:p>FERENCZ Reka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formula="of:=[.C103]/[.D103]" office:value-type="float" office:value="2.25">
            <text:p>2.25</text:p>
          </table:table-cell>
          <table:table-cell table:formula="of:=([.E103]-[.$K$1])/[.$J$1]" office:value-type="float" office:value="-0.96875">
            <text:p>-0.96875</text:p>
          </table:table-cell>
          <table:table-cell table:formula="of:=[.F103]/SQRT(1+[.F103]^2)" office:value-type="float" office:value="-0.695795215827012">
            <text:p>-0.6957952158</text:p>
          </table:table-cell>
          <table:table-cell table:formula="of:=ROUND(([.G103]*5)+[.$L$1];2)" office:value-type="float" office:value="1.52">
            <text:p>1.52</text:p>
          </table:table-cell>
          <table:table-cell table:number-columns-repeated="4"/>
        </table:table-row>
        <table:table-row table:style-name="ro1">
          <table:table-cell office:value-type="string">
            <text:p>BTFRA21401198801</text:p>
          </table:table-cell>
          <table:table-cell office:value-type="string">
            <text:p>BOLLIET Marine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formula="of:=[.C104]/[.D104]" office:value-type="float" office:value="2.11764705882353">
            <text:p>2.1176470588</text:p>
          </table:table-cell>
          <table:table-cell table:formula="of:=([.E104]-[.$K$1])/[.$J$1]" office:value-type="float" office:value="-0.985294117647059">
            <text:p>-0.9852941176</text:p>
          </table:table-cell>
          <table:table-cell table:formula="of:=[.F104]/SQRT(1+[.F104]^2)" office:value-type="float" office:value="-0.701849698306126">
            <text:p>-0.7018496983</text:p>
          </table:table-cell>
          <table:table-cell table:formula="of:=ROUND(([.G104]*5)+[.$L$1];2)" office:value-type="float" office:value="1.49">
            <text:p>1.49</text:p>
          </table:table-cell>
          <table:table-cell table:number-columns-repeated="4"/>
        </table:table-row>
        <table:table-row table:style-name="ro1">
          <table:table-cell office:value-type="string">
            <text:p>BTUKR11912198301</text:p>
          </table:table-cell>
          <table:table-cell office:value-type="string">
            <text:p>SEDNEV Serguei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[.C105]/[.D105]" office:value-type="float" office:value="2.11111111111111">
            <text:p>2.1111111111</text:p>
          </table:table-cell>
          <table:table-cell table:formula="of:=([.E105]-[.$K$1])/[.$J$1]" office:value-type="float" office:value="-0.986111111111111">
            <text:p>-0.9861111111</text:p>
          </table:table-cell>
          <table:table-cell table:formula="of:=[.F105]/SQRT(1+[.F105]^2)" office:value-type="float" office:value="-0.702144810536491">
            <text:p>-0.7021448105</text:p>
          </table:table-cell>
          <table:table-cell table:formula="of:=ROUND(([.G105]*5)+[.$L$1];2)" office:value-type="float" office:value="1.49">
            <text:p>1.49</text:p>
          </table:table-cell>
          <table:table-cell table:number-columns-repeated="4"/>
        </table:table-row>
        <table:table-row table:style-name="ro1">
          <table:table-cell office:value-type="string">
            <text:p>BTSVK10402197801</text:p>
          </table:table-cell>
          <table:table-cell office:value-type="string">
            <text:p>HURAJT Pavol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formula="of:=[.C106]/[.D106]" office:value-type="float" office:value="2.05882352941176">
            <text:p>2.0588235294</text:p>
          </table:table-cell>
          <table:table-cell table:formula="of:=([.E106]-[.$K$1])/[.$J$1]" office:value-type="float" office:value="-0.992647058823529">
            <text:p>-0.9926470588</text:p>
          </table:table-cell>
          <table:table-cell table:formula="of:=[.F106]/SQRT(1+[.F106]^2)" office:value-type="float" office:value="-0.704492734770106">
            <text:p>-0.7044927348</text:p>
          </table:table-cell>
          <table:table-cell table:formula="of:=ROUND(([.G106]*5)+[.$L$1];2)" office:value-type="float" office:value="1.48">
            <text:p>1.48</text:p>
          </table:table-cell>
          <table:table-cell table:number-columns-repeated="4"/>
        </table:table-row>
        <table:table-row table:style-name="ro1">
          <table:table-cell office:value-type="string">
            <text:p>BTJPN13007197601</text:p>
          </table:table-cell>
          <table:table-cell office:value-type="string">
            <text:p>ISA Hidenori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C107]/[.D107]" office:value-type="float" office:value="2">
            <text:p>2</text:p>
          </table:table-cell>
          <table:table-cell table:formula="of:=([.E107]-[.$K$1])/[.$J$1]" office:value-type="float" office:value="-1">
            <text:p>-1</text:p>
          </table:table-cell>
          <table:table-cell table:formula="of:=[.F107]/SQRT(1+[.F107]^2)" office:value-type="float" office:value="-0.707106781186547">
            <text:p>-0.7071067812</text:p>
          </table:table-cell>
          <table:table-cell table:formula="of:=ROUND(([.G107]*5)+[.$L$1];2)" office:value-type="float" office:value="1.46">
            <text:p>1.46</text:p>
          </table:table-cell>
          <table:table-cell table:number-columns-repeated="4"/>
        </table:table-row>
        <table:table-row table:style-name="ro1">
          <table:table-cell office:value-type="string">
            <text:p>BTLAT11905199001</text:p>
          </table:table-cell>
          <table:table-cell office:value-type="string">
            <text:p>PUZULIS Roland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C108]/[.D108]" office:value-type="float" office:value="2">
            <text:p>2</text:p>
          </table:table-cell>
          <table:table-cell table:formula="of:=([.E108]-[.$K$1])/[.$J$1]" office:value-type="float" office:value="-1">
            <text:p>-1</text:p>
          </table:table-cell>
          <table:table-cell table:formula="of:=[.F108]/SQRT(1+[.F108]^2)" office:value-type="float" office:value="-0.707106781186547">
            <text:p>-0.7071067812</text:p>
          </table:table-cell>
          <table:table-cell table:formula="of:=ROUND(([.G108]*5)+[.$L$1];2)" office:value-type="float" office:value="1.46">
            <text:p>1.46</text:p>
          </table:table-cell>
          <table:table-cell table:number-columns-repeated="4"/>
        </table:table-row>
        <table:table-row table:style-name="ro1">
          <table:table-cell office:value-type="string">
            <text:p>BTFRA22804197701</text:p>
          </table:table-cell>
          <table:table-cell office:value-type="string">
            <text:p>SOULIE Laure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[.C109]/[.D109]" office:value-type="float" office:value="1.95">
            <text:p>1.95</text:p>
          </table:table-cell>
          <table:table-cell table:formula="of:=([.E109]-[.$K$1])/[.$J$1]" office:value-type="float" office:value="-1.00625">
            <text:p>-1.00625</text:p>
          </table:table-cell>
          <table:table-cell table:formula="of:=[.F109]/SQRT(1+[.F109]^2)" office:value-type="float" office:value="-0.709306164194663">
            <text:p>-0.7093061642</text:p>
          </table:table-cell>
          <table:table-cell table:formula="of:=ROUND(([.G109]*5)+[.$L$1];2)"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string">
            <text:p>BTSLO21711197701</text:p>
          </table:table-cell>
          <table:table-cell office:value-type="string">
            <text:p>MALI Andreja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formula="of:=[.C110]/[.D110]" office:value-type="float" office:value="1.92">
            <text:p>1.92</text:p>
          </table:table-cell>
          <table:table-cell table:formula="of:=([.E110]-[.$K$1])/[.$J$1]" office:value-type="float" office:value="-1.01">
            <text:p>-1.01</text:p>
          </table:table-cell>
          <table:table-cell table:formula="of:=[.F110]/SQRT(1+[.F110]^2)" office:value-type="float" office:value="-0.710615930892041">
            <text:p>-0.7106159309</text:p>
          </table:table-cell>
          <table:table-cell table:formula="of:=ROUND(([.G110]*5)+[.$L$1];2)"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string">
            <text:p>BTEST11404197801</text:p>
          </table:table-cell>
          <table:table-cell office:value-type="string">
            <text:p>LESSING Roland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table:formula="of:=[.C111]/[.D111]" office:value-type="float" office:value="1.89473684210526">
            <text:p>1.8947368421</text:p>
          </table:table-cell>
          <table:table-cell table:formula="of:=([.E111]-[.$K$1])/[.$J$1]" office:value-type="float" office:value="-1.01315789473684">
            <text:p>-1.0131578947</text:p>
          </table:table-cell>
          <table:table-cell table:formula="of:=[.F111]/SQRT(1+[.F111]^2)" office:value-type="float" office:value="-0.711713192597782">
            <text:p>-0.7117131926</text:p>
          </table:table-cell>
          <table:table-cell table:formula="of:=ROUND(([.G111]*5)+[.$L$1];2)" office:value-type="float" office:value="1.44">
            <text:p>1.44</text:p>
          </table:table-cell>
          <table:table-cell table:number-columns-repeated="4"/>
        </table:table-row>
        <table:table-row table:style-name="ro1">
          <table:table-cell office:value-type="string">
            <text:p>BTEST20305198501</text:p>
          </table:table-cell>
          <table:table-cell office:value-type="string">
            <text:p>LEHTLA Kadri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[.C112]/[.D112]" office:value-type="float" office:value="1.85714285714286">
            <text:p>1.8571428571</text:p>
          </table:table-cell>
          <table:table-cell table:formula="of:=([.E112]-[.$K$1])/[.$J$1]" office:value-type="float" office:value="-1.01785714285714">
            <text:p>-1.0178571429</text:p>
          </table:table-cell>
          <table:table-cell table:formula="of:=[.F112]/SQRT(1+[.F112]^2)" office:value-type="float" office:value="-0.713336431514775">
            <text:p>-0.7133364315</text:p>
          </table:table-cell>
          <table:table-cell table:formula="of:=ROUND(([.G112]*5)+[.$L$1];2)" office:value-type="float" office:value="1.43">
            <text:p>1.43</text:p>
          </table:table-cell>
          <table:table-cell table:number-columns-repeated="4"/>
        </table:table-row>
        <table:table-row table:style-name="ro1">
          <table:table-cell office:value-type="string">
            <text:p>BTUKR11808197701</text:p>
          </table:table-cell>
          <table:table-cell office:value-type="string">
            <text:p>DERYZEMLYA Andriy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formula="of:=[.C113]/[.D113]" office:value-type="float" office:value="1.85185185185185">
            <text:p>1.8518518519</text:p>
          </table:table-cell>
          <table:table-cell table:formula="of:=([.E113]-[.$K$1])/[.$J$1]" office:value-type="float" office:value="-1.01851851851852">
            <text:p>-1.0185185185</text:p>
          </table:table-cell>
          <table:table-cell table:formula="of:=[.F113]/SQRT(1+[.F113]^2)" office:value-type="float" office:value="-0.713563970368539">
            <text:p>-0.7135639704</text:p>
          </table:table-cell>
          <table:table-cell table:formula="of:=ROUND(([.G113]*5)+[.$L$1];2)" office:value-type="float" office:value="1.43">
            <text:p>1.43</text:p>
          </table:table-cell>
          <table:table-cell table:number-columns-repeated="4"/>
        </table:table-row>
        <table:table-row table:style-name="ro1">
          <table:table-cell office:value-type="string">
            <text:p>BTUSA20710198401</text:p>
          </table:table-cell>
          <table:table-cell office:value-type="string">
            <text:p>STUDEBAKER Sara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table:formula="of:=[.C114]/[.D114]" office:value-type="float" office:value="1.84615384615385">
            <text:p>1.8461538462</text:p>
          </table:table-cell>
          <table:table-cell table:formula="of:=([.E114]-[.$K$1])/[.$J$1]" office:value-type="float" office:value="-1.01923076923077">
            <text:p>-1.0192307692</text:p>
          </table:table-cell>
          <table:table-cell table:formula="of:=[.F114]/SQRT(1+[.F114]^2)" office:value-type="float" office:value="-0.713808759938232">
            <text:p>-0.7138087599</text:p>
          </table:table-cell>
          <table:table-cell table:formula="of:=ROUND(([.G114]*5)+[.$L$1];2)" office:value-type="float" office:value="1.43">
            <text:p>1.43</text:p>
          </table:table-cell>
          <table:table-cell table:number-columns-repeated="4"/>
        </table:table-row>
        <table:table-row table:style-name="ro1">
          <table:table-cell office:value-type="string">
            <text:p>BTROM20412197801</text:p>
          </table:table-cell>
          <table:table-cell office:value-type="string">
            <text:p>TOFALVI Eva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[.C115]/[.D115]" office:value-type="float" office:value="1.79166666666667">
            <text:p>1.7916666667</text:p>
          </table:table-cell>
          <table:table-cell table:formula="of:=([.E115]-[.$K$1])/[.$J$1]" office:value-type="float" office:value="-1.02604166666667">
            <text:p>-1.0260416667</text:p>
          </table:table-cell>
          <table:table-cell table:formula="of:=[.F115]/SQRT(1+[.F115]^2)" office:value-type="float" office:value="-0.716136402680427">
            <text:p>-0.7161364027</text:p>
          </table:table-cell>
          <table:table-cell table:formula="of:=ROUND(([.G115]*5)+[.$L$1];2)" office:value-type="float" office:value="1.42">
            <text:p>1.42</text:p>
          </table:table-cell>
          <table:table-cell table:number-columns-repeated="4"/>
        </table:table-row>
        <table:table-row table:style-name="ro1">
          <table:table-cell office:value-type="string">
            <text:p>BTSWE20711198601</text:p>
          </table:table-cell>
          <table:table-cell office:value-type="string">
            <text:p>HOEGBERG Elisabeth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[.C116]/[.D116]" office:value-type="float" office:value="1.76923076923077">
            <text:p>1.7692307692</text:p>
          </table:table-cell>
          <table:table-cell table:formula="of:=([.E116]-[.$K$1])/[.$J$1]" office:value-type="float" office:value="-1.02884615384615">
            <text:p>-1.0288461538</text:p>
          </table:table-cell>
          <table:table-cell table:formula="of:=[.F116]/SQRT(1+[.F116]^2)" office:value-type="float" office:value="-0.717087955458368">
            <text:p>-0.7170879555</text:p>
          </table:table-cell>
          <table:table-cell table:formula="of:=ROUND(([.G116]*5)+[.$L$1];2)" office:value-type="float" office:value="1.41">
            <text:p>1.41</text:p>
          </table:table-cell>
          <table:table-cell table:number-columns-repeated="4"/>
        </table:table-row>
        <table:table-row table:style-name="ro1">
          <table:table-cell office:value-type="string">
            <text:p>BTPOL12112197301</text:p>
          </table:table-cell>
          <table:table-cell office:value-type="string">
            <text:p>SIKORA Tomasz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[.C117]/[.D117]" office:value-type="float" office:value="1.76190476190476">
            <text:p>1.7619047619</text:p>
          </table:table-cell>
          <table:table-cell table:formula="of:=([.E117]-[.$K$1])/[.$J$1]" office:value-type="float" office:value="-1.0297619047619">
            <text:p>-1.0297619048</text:p>
          </table:table-cell>
          <table:table-cell table:formula="of:=[.F117]/SQRT(1+[.F117]^2)" office:value-type="float" office:value="-0.717397800969253">
            <text:p>-0.717397801</text:p>
          </table:table-cell>
          <table:table-cell table:formula="of:=ROUND(([.G117]*5)+[.$L$1];2)" office:value-type="float" office:value="1.41">
            <text:p>1.41</text:p>
          </table:table-cell>
          <table:table-cell table:number-columns-repeated="4"/>
        </table:table-row>
        <table:table-row table:style-name="ro1">
          <table:table-cell office:value-type="string">
            <text:p>BTKAZ12904198701</text:p>
          </table:table-cell>
          <table:table-cell office:value-type="string">
            <text:p>SAVITSKIY Yan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C118]/[.D118]" office:value-type="float" office:value="1.66666666666667">
            <text:p>1.6666666667</text:p>
          </table:table-cell>
          <table:table-cell table:formula="of:=([.E118]-[.$K$1])/[.$J$1]" office:value-type="float" office:value="-1.04166666666667">
            <text:p>-1.0416666667</text:p>
          </table:table-cell>
          <table:table-cell table:formula="of:=[.F118]/SQRT(1+[.F118]^2)" office:value-type="float" office:value="-0.721387321030952">
            <text:p>-0.721387321</text:p>
          </table:table-cell>
          <table:table-cell table:formula="of:=ROUND(([.G118]*5)+[.$L$1];2)" office:value-type="float" office:value="1.39">
            <text:p>1.39</text:p>
          </table:table-cell>
          <table:table-cell table:number-columns-repeated="4"/>
        </table:table-row>
        <table:table-row table:style-name="ro1">
          <table:table-cell office:value-type="string">
            <text:p>BTPOL11102198301</text:p>
          </table:table-cell>
          <table:table-cell office:value-type="string">
            <text:p>PLYWACZYK Krzysztof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[.C119]/[.D119]" office:value-type="float" office:value="1.63636363636364">
            <text:p>1.6363636364</text:p>
          </table:table-cell>
          <table:table-cell table:formula="of:=([.E119]-[.$K$1])/[.$J$1]" office:value-type="float" office:value="-1.04545454545455">
            <text:p>-1.0454545455</text:p>
          </table:table-cell>
          <table:table-cell table:formula="of:=[.F119]/SQRT(1+[.F119]^2)" office:value-type="float" office:value="-0.722641857147699">
            <text:p>-0.7226418571</text:p>
          </table:table-cell>
          <table:table-cell table:formula="of:=ROUND(([.G119]*5)+[.$L$1];2)" office:value-type="float" office:value="1.39">
            <text:p>1.39</text:p>
          </table:table-cell>
          <table:table-cell table:number-columns-repeated="4"/>
        </table:table-row>
        <table:table-row table:style-name="ro1">
          <table:table-cell office:value-type="string">
            <text:p>BTAUT12202197801</text:p>
          </table:table-cell>
          <table:table-cell office:value-type="string">
            <text:p>PINTER Friedric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[.C120]/[.D120]" office:value-type="float" office:value="1.61538461538462">
            <text:p>1.6153846154</text:p>
          </table:table-cell>
          <table:table-cell table:formula="of:=([.E120]-[.$K$1])/[.$J$1]" office:value-type="float" office:value="-1.04807692307692">
            <text:p>-1.0480769231</text:p>
          </table:table-cell>
          <table:table-cell table:formula="of:=[.F120]/SQRT(1+[.F120]^2)" office:value-type="float" office:value="-0.723506220004717">
            <text:p>-0.72350622</text:p>
          </table:table-cell>
          <table:table-cell table:formula="of:=ROUND(([.G120]*5)+[.$L$1];2)" office:value-type="float" office:value="1.38">
            <text:p>1.38</text:p>
          </table:table-cell>
          <table:table-cell table:number-columns-repeated="4"/>
        </table:table-row>
        <table:table-row table:style-name="ro1">
          <table:table-cell office:value-type="string">
            <text:p>BTSVK11407198201</text:p>
          </table:table-cell>
          <table:table-cell office:value-type="string">
            <text:p>MATIASKO Miroslav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[.C121]/[.D121]" office:value-type="float" office:value="1.54545454545455">
            <text:p>1.5454545455</text:p>
          </table:table-cell>
          <table:table-cell table:formula="of:=([.E121]-[.$K$1])/[.$J$1]" office:value-type="float" office:value="-1.05681818181818">
            <text:p>-1.0568181818</text:p>
          </table:table-cell>
          <table:table-cell table:formula="of:=[.F121]/SQRT(1+[.F121]^2)" office:value-type="float" office:value="-0.726363025826358">
            <text:p>-0.7263630258</text:p>
          </table:table-cell>
          <table:table-cell table:formula="of:=ROUND(([.G121]*5)+[.$L$1];2)" office:value-type="float" office:value="1.37">
            <text:p>1.37</text:p>
          </table:table-cell>
          <table:table-cell table:number-columns-repeated="4"/>
        </table:table-row>
        <table:table-row table:style-name="ro1">
          <table:table-cell office:value-type="string">
            <text:p>BTSVK12909198301</text:p>
          </table:table-cell>
          <table:table-cell office:value-type="string">
            <text:p>SIMOCKO Dusan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[.C122]/[.D122]" office:value-type="float" office:value="1.52941176470588">
            <text:p>1.5294117647</text:p>
          </table:table-cell>
          <table:table-cell table:formula="of:=([.E122]-[.$K$1])/[.$J$1]" office:value-type="float" office:value="-1.05882352941176">
            <text:p>-1.0588235294</text:p>
          </table:table-cell>
          <table:table-cell table:formula="of:=[.F122]/SQRT(1+[.F122]^2)" office:value-type="float" office:value="-0.727013152549817">
            <text:p>-0.7270131525</text:p>
          </table:table-cell>
          <table:table-cell table:formula="of:=ROUND(([.G122]*5)+[.$L$1];2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BTITA20311198501</text:p>
          </table:table-cell>
          <table:table-cell office:value-type="string">
            <text:p>OBERHOFER Karin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[.C123]/[.D123]" office:value-type="float" office:value="1.52631578947368">
            <text:p>1.5263157895</text:p>
          </table:table-cell>
          <table:table-cell table:formula="of:=([.E123]-[.$K$1])/[.$J$1]" office:value-type="float" office:value="-1.05921052631579">
            <text:p>-1.0592105263</text:p>
          </table:table-cell>
          <table:table-cell table:formula="of:=[.F123]/SQRT(1+[.F123]^2)" office:value-type="float" office:value="-0.727138391005203">
            <text:p>-0.727138391</text:p>
          </table:table-cell>
          <table:table-cell table:formula="of:=ROUND(([.G123]*5)+[.$L$1];2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BTJPN21301198901</text:p>
          </table:table-cell>
          <table:table-cell office:value-type="string">
            <text:p>SUZUKI Fuyuko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[.C124]/[.D124]" office:value-type="float" office:value="1.5">
            <text:p>1.5</text:p>
          </table:table-cell>
          <table:table-cell table:formula="of:=([.E124]-[.$K$1])/[.$J$1]" office:value-type="float" office:value="-1.0625">
            <text:p>-1.0625</text:p>
          </table:table-cell>
          <table:table-cell table:formula="of:=[.F124]/SQRT(1+[.F124]^2)" office:value-type="float" office:value="-0.728199992692803">
            <text:p>-0.7281999927</text:p>
          </table:table-cell>
          <table:table-cell table:formula="of:=ROUND(([.G124]*5)+[.$L$1];2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BTFIN20911198701</text:p>
          </table:table-cell>
          <table:table-cell office:value-type="string">
            <text:p>LAUKKANEN Mari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table:formula="of:=[.C125]/[.D125]" office:value-type="float" office:value="1.46428571428571">
            <text:p>1.4642857143</text:p>
          </table:table-cell>
          <table:table-cell table:formula="of:=([.E125]-[.$K$1])/[.$J$1]" office:value-type="float" office:value="-1.06696428571429">
            <text:p>-1.0669642857</text:p>
          </table:table-cell>
          <table:table-cell table:formula="of:=[.F125]/SQRT(1+[.F125]^2)" office:value-type="float" office:value="-0.729632400457891">
            <text:p>-0.7296324005</text:p>
          </table:table-cell>
          <table:table-cell table:formula="of:=ROUND(([.G125]*5)+[.$L$1];2)" office:value-type="float" office:value="1.35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BTNOR11102198801</text:p>
          </table:table-cell>
          <table:table-cell office:value-type="string">
            <text:p>BIRKELAND Lars Helge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[.C126]/[.D126]" office:value-type="float" office:value="1.41666666666667">
            <text:p>1.4166666667</text:p>
          </table:table-cell>
          <table:table-cell table:formula="of:=([.E126]-[.$K$1])/[.$J$1]" office:value-type="float" office:value="-1.07291666666667">
            <text:p>-1.0729166667</text:p>
          </table:table-cell>
          <table:table-cell table:formula="of:=[.F126]/SQRT(1+[.F126]^2)" office:value-type="float" office:value="-0.731527448955288">
            <text:p>-0.731527449</text:p>
          </table:table-cell>
          <table:table-cell table:formula="of:=ROUND(([.G126]*5)+[.$L$1];2)" office:value-type="float" office:value="1.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BTCAN21402198601</text:p>
          </table:table-cell>
          <table:table-cell office:value-type="string">
            <text:p>IMRIE Megan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[.C127]/[.D127]" office:value-type="float" office:value="1.40909090909091">
            <text:p>1.4090909091</text:p>
          </table:table-cell>
          <table:table-cell table:formula="of:=([.E127]-[.$K$1])/[.$J$1]" office:value-type="float" office:value="-1.07386363636364">
            <text:p>-1.0738636364</text:p>
          </table:table-cell>
          <table:table-cell table:formula="of:=[.F127]/SQRT(1+[.F127]^2)" office:value-type="float" office:value="-0.73182738063812">
            <text:p>-0.7318273806</text:p>
          </table:table-cell>
          <table:table-cell table:formula="of:=ROUND(([.G127]*5)+[.$L$1];2)" office:value-type="float" office:value="1.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BTLTU22502198401</text:p>
          </table:table-cell>
          <table:table-cell office:value-type="string">
            <text:p>RASIMOVICIUTE Diana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[.C128]/[.D128]" office:value-type="float" office:value="1.40909090909091">
            <text:p>1.4090909091</text:p>
          </table:table-cell>
          <table:table-cell table:formula="of:=([.E128]-[.$K$1])/[.$J$1]" office:value-type="float" office:value="-1.07386363636364">
            <text:p>-1.0738636364</text:p>
          </table:table-cell>
          <table:table-cell table:formula="of:=[.F128]/SQRT(1+[.F128]^2)" office:value-type="float" office:value="-0.73182738063812">
            <text:p>-0.7318273806</text:p>
          </table:table-cell>
          <table:table-cell table:formula="of:=ROUND(([.G128]*5)+[.$L$1];2)" office:value-type="float" office:value="1.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BTNOR22505199001</text:p>
          </table:table-cell>
          <table:table-cell office:value-type="string">
            <text:p>LANDHEIM Bent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[.C129]/[.D129]" office:value-type="float" office:value="1.4">
            <text:p>1.4</text:p>
          </table:table-cell>
          <table:table-cell table:formula="of:=([.E129]-[.$K$1])/[.$J$1]" office:value-type="float" office:value="-1.075">
            <text:p>-1.075</text:p>
          </table:table-cell>
          <table:table-cell table:formula="of:=[.F129]/SQRT(1+[.F129]^2)" office:value-type="float" office:value="-0.732186738163084">
            <text:p>-0.7321867382</text:p>
          </table:table-cell>
          <table:table-cell table:formula="of:=ROUND(([.G129]*5)+[.$L$1];2)" office:value-type="float" office:value="1.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BTSVK11005198301</text:p>
          </table:table-cell>
          <table:table-cell office:value-type="string">
            <text:p>KAZAR Matej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[.C130]/[.D130]" office:value-type="float" office:value="1.39130434782609">
            <text:p>1.3913043478</text:p>
          </table:table-cell>
          <table:table-cell table:formula="of:=([.E130]-[.$K$1])/[.$J$1]" office:value-type="float" office:value="-1.07608695652174">
            <text:p>-1.0760869565</text:p>
          </table:table-cell>
          <table:table-cell table:formula="of:=[.F130]/SQRT(1+[.F130]^2)" office:value-type="float" office:value="-0.73252990024266">
            <text:p>-0.7325299002</text:p>
          </table:table-cell>
          <table:table-cell table:formula="of:=ROUND(([.G130]*5)+[.$L$1];2)" office:value-type="float" office:value="1.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BTCZE12507197701</text:p>
          </table:table-cell>
          <table:table-cell office:value-type="string">
            <text:p>VITEK Zdenek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[.C131]/[.D131]" office:value-type="float" office:value="1.38095238095238">
            <text:p>1.380952381</text:p>
          </table:table-cell>
          <table:table-cell table:formula="of:=([.E131]-[.$K$1])/[.$J$1]" office:value-type="float" office:value="-1.07738095238095">
            <text:p>-1.0773809524</text:p>
          </table:table-cell>
          <table:table-cell table:formula="of:=[.F131]/SQRT(1+[.F131]^2)" office:value-type="float" office:value="-0.732937699643414">
            <text:p>-0.7329376996</text:p>
          </table:table-cell>
          <table:table-cell table:formula="of:=ROUND(([.G131]*5)+[.$L$1];2)" office:value-type="float" office:value="1.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BTSWE20101198101</text:p>
          </table:table-cell>
          <table:table-cell office:value-type="string">
            <text:p>STROEMSTEDT Anna-Karin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[.C132]/[.D132]" office:value-type="float" office:value="1.33333333333333">
            <text:p>1.3333333333</text:p>
          </table:table-cell>
          <table:table-cell table:formula="of:=([.E132]-[.$K$1])/[.$J$1]" office:value-type="float" office:value="-1.08333333333333">
            <text:p>-1.0833333333</text:p>
          </table:table-cell>
          <table:table-cell table:formula="of:=[.F132]/SQRT(1+[.F132]^2)" office:value-type="float" office:value="-0.734803444627488">
            <text:p>-0.7348034446</text:p>
          </table:table-cell>
          <table:table-cell table:formula="of:=ROUND(([.G132]*5)+[.$L$1];2)" office:value-type="float" office:value="1.33">
            <text:p>1.33</text:p>
          </table:table-cell>
          <table:table-cell table:number-columns-repeated="4"/>
        </table:table-row>
        <table:table-row table:style-name="ro1">
          <table:table-cell office:value-type="string">
            <text:p>BTFIN10604198201</text:p>
          </table:table-cell>
          <table:table-cell office:value-type="string">
            <text:p>KAUPPINEN Jarkko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[.C133]/[.D133]" office:value-type="float" office:value="1.33333333333333">
            <text:p>1.3333333333</text:p>
          </table:table-cell>
          <table:table-cell table:formula="of:=([.E133]-[.$K$1])/[.$J$1]" office:value-type="float" office:value="-1.08333333333333">
            <text:p>-1.0833333333</text:p>
          </table:table-cell>
          <table:table-cell table:formula="of:=[.F133]/SQRT(1+[.F133]^2)" office:value-type="float" office:value="-0.734803444627488">
            <text:p>-0.7348034446</text:p>
          </table:table-cell>
          <table:table-cell table:formula="of:=ROUND(([.G133]*5)+[.$L$1];2)" office:value-type="float" office:value="1.33">
            <text:p>1.33</text:p>
          </table:table-cell>
          <table:table-cell table:number-columns-repeated="4"/>
        </table:table-row>
        <table:table-row table:style-name="ro1">
          <table:table-cell office:value-type="string">
            <text:p>BTKAZ11806198001</text:p>
          </table:table-cell>
          <table:table-cell office:value-type="string">
            <text:p>CHERVYHKOV Alexsandr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C134]/[.D134]" office:value-type="float" office:value="1.33333333333333">
            <text:p>1.3333333333</text:p>
          </table:table-cell>
          <table:table-cell table:formula="of:=([.E134]-[.$K$1])/[.$J$1]" office:value-type="float" office:value="-1.08333333333333">
            <text:p>-1.0833333333</text:p>
          </table:table-cell>
          <table:table-cell table:formula="of:=[.F134]/SQRT(1+[.F134]^2)" office:value-type="float" office:value="-0.734803444627488">
            <text:p>-0.7348034446</text:p>
          </table:table-cell>
          <table:table-cell table:formula="of:=ROUND(([.G134]*5)+[.$L$1];2)" office:value-type="float" office:value="1.33">
            <text:p>1.33</text:p>
          </table:table-cell>
          <table:table-cell table:number-columns-repeated="4"/>
        </table:table-row>
        <table:table-row table:style-name="ro1">
          <table:table-cell office:value-type="string">
            <text:p>BTPOL10104198801</text:p>
          </table:table-cell>
          <table:table-cell office:value-type="string">
            <text:p>SZCZUREK Lukasz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[.C135]/[.D135]" office:value-type="float" office:value="1.3125">
            <text:p>1.3125</text:p>
          </table:table-cell>
          <table:table-cell table:formula="of:=([.E135]-[.$K$1])/[.$J$1]" office:value-type="float" office:value="-1.0859375">
            <text:p>-1.0859375</text:p>
          </table:table-cell>
          <table:table-cell table:formula="of:=[.F135]/SQRT(1+[.F135]^2)" office:value-type="float" office:value="-0.735614500577782">
            <text:p>-0.7356145006</text:p>
          </table:table-cell>
          <table:table-cell table:formula="of:=ROUND(([.G135]*5)+[.$L$1];2)" office:value-type="float" office:value="1.32">
            <text:p>1.32</text:p>
          </table:table-cell>
          <table:table-cell table:number-columns-repeated="4"/>
        </table:table-row>
        <table:table-row table:style-name="ro1">
          <table:table-cell office:value-type="string">
            <text:p>BTBUL22406199301</text:p>
          </table:table-cell>
          <table:table-cell office:value-type="string">
            <text:p>DIMITROVA Niya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[.C136]/[.D136]" office:value-type="float" office:value="1.27777777777778">
            <text:p>1.2777777778</text:p>
          </table:table-cell>
          <table:table-cell table:formula="of:=([.E136]-[.$K$1])/[.$J$1]" office:value-type="float" office:value="-1.09027777777778">
            <text:p>-1.0902777778</text:p>
          </table:table-cell>
          <table:table-cell table:formula="of:=[.F136]/SQRT(1+[.F136]^2)" office:value-type="float" office:value="-0.736959263937809">
            <text:p>-0.7369592639</text:p>
          </table:table-cell>
          <table:table-cell table:formula="of:=ROUND(([.G136]*5)+[.$L$1];2)" office:value-type="float" office:value="1.32">
            <text:p>1.32</text:p>
          </table:table-cell>
          <table:table-cell table:number-columns-repeated="4"/>
        </table:table-row>
        <table:table-row table:style-name="ro1">
          <table:table-cell office:value-type="string">
            <text:p>BTBUL12004198801</text:p>
          </table:table-cell>
          <table:table-cell office:value-type="string">
            <text:p>KENANOV Miroslav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[.C137]/[.D137]" office:value-type="float" office:value="1.27272727272727">
            <text:p>1.2727272727</text:p>
          </table:table-cell>
          <table:table-cell table:formula="of:=([.E137]-[.$K$1])/[.$J$1]" office:value-type="float" office:value="-1.09090909090909">
            <text:p>-1.0909090909</text:p>
          </table:table-cell>
          <table:table-cell table:formula="of:=[.F137]/SQRT(1+[.F137]^2)" office:value-type="float" office:value="-0.737154140200741">
            <text:p>-0.7371541402</text:p>
          </table:table-cell>
          <table:table-cell table:formula="of:=ROUND(([.G137]*5)+[.$L$1];2)" office:value-type="float" office:value="1.31">
            <text:p>1.31</text:p>
          </table:table-cell>
          <table:table-cell table:number-columns-repeated="4"/>
        </table:table-row>
        <table:table-row table:style-name="ro1">
          <table:table-cell office:value-type="string">
            <text:p>BTBLR12602198701</text:p>
          </table:table-cell>
          <table:table-cell office:value-type="string">
            <text:p>ABRAMENKO Evgeny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.C138]/[.D138]" office:value-type="float" office:value="1.21739130434783">
            <text:p>1.2173913043</text:p>
          </table:table-cell>
          <table:table-cell table:formula="of:=([.E138]-[.$K$1])/[.$J$1]" office:value-type="float" office:value="-1.09782608695652">
            <text:p>-1.097826087</text:p>
          </table:table-cell>
          <table:table-cell table:formula="of:=[.F138]/SQRT(1+[.F138]^2)" office:value-type="float" office:value="-0.739277309446546">
            <text:p>-0.7392773094</text:p>
          </table:table-cell>
          <table:table-cell table:formula="of:=ROUND(([.G138]*5)+[.$L$1];2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ITA10611198901</text:p>
          </table:table-cell>
          <table:table-cell office:value-type="string">
            <text:p>WINDISCH Dominik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[.C139]/[.D139]" office:value-type="float" office:value="1.21052631578947">
            <text:p>1.2105263158</text:p>
          </table:table-cell>
          <table:table-cell table:formula="of:=([.E139]-[.$K$1])/[.$J$1]" office:value-type="float" office:value="-1.09868421052632">
            <text:p>-1.0986842105</text:p>
          </table:table-cell>
          <table:table-cell table:formula="of:=[.F139]/SQRT(1+[.F139]^2)" office:value-type="float" office:value="-0.739539183856701">
            <text:p>-0.7395391839</text:p>
          </table:table-cell>
          <table:table-cell table:formula="of:=ROUND(([.G139]*5)+[.$L$1];2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EST21908199001</text:p>
          </table:table-cell>
          <table:table-cell office:value-type="string">
            <text:p>VIIGIPUU Kristel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C140]/[.D140]" office:value-type="float" office:value="1.125">
            <text:p>1.125</text:p>
          </table:table-cell>
          <table:table-cell table:formula="of:=([.E140]-[.$K$1])/[.$J$1]" office:value-type="float" office:value="-1.109375">
            <text:p>-1.109375</text:p>
          </table:table-cell>
          <table:table-cell table:formula="of:=[.F140]/SQRT(1+[.F140]^2)" office:value-type="float" office:value="-0.742773731376362">
            <text:p>-0.7427737314</text:p>
          </table:table-cell>
          <table:table-cell table:formula="of:=ROUND(([.G140]*5)+[.$L$1];2)" office:value-type="float" office:value="1.29">
            <text:p>1.29</text:p>
          </table:table-cell>
          <table:table-cell table:number-columns-repeated="4"/>
        </table:table-row>
        <table:table-row table:style-name="ro1">
          <table:table-cell office:value-type="string">
            <text:p>BTBUL11703198701</text:p>
          </table:table-cell>
          <table:table-cell office:value-type="string">
            <text:p>ILIEV Vladimir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[.C141]/[.D141]" office:value-type="float" office:value="1.10526315789474">
            <text:p>1.1052631579</text:p>
          </table:table-cell>
          <table:table-cell table:formula="of:=([.E141]-[.$K$1])/[.$J$1]" office:value-type="float" office:value="-1.11184210526316">
            <text:p>-1.1118421053</text:p>
          </table:table-cell>
          <table:table-cell table:formula="of:=[.F141]/SQRT(1+[.F141]^2)" office:value-type="float" office:value="-0.743512865397964">
            <text:p>-0.7435128654</text:p>
          </table:table-cell>
          <table:table-cell table:formula="of:=ROUND(([.G141]*5)+[.$L$1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LAT12705198801</text:p>
          </table:table-cell>
          <table:table-cell office:value-type="string">
            <text:p>RASTORGUJEVS Andrejs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C142]/[.D142]" office:value-type="float" office:value="1.05882352941176">
            <text:p>1.0588235294</text:p>
          </table:table-cell>
          <table:table-cell table:formula="of:=([.E142]-[.$K$1])/[.$J$1]" office:value-type="float" office:value="-1.11764705882353">
            <text:p>-1.1176470588</text:p>
          </table:table-cell>
          <table:table-cell table:formula="of:=[.F142]/SQRT(1+[.F142]^2)" office:value-type="float" office:value="-0.745241313525099">
            <text:p>-0.7452413135</text:p>
          </table:table-cell>
          <table:table-cell table:formula="of:=ROUND(([.G142]*5)+[.$L$1];2)" office:value-type="float" office:value="1.27">
            <text:p>1.27</text:p>
          </table:table-cell>
          <table:table-cell table:number-columns-repeated="4"/>
        </table:table-row>
        <table:table-row table:style-name="ro1">
          <table:table-cell office:value-type="string">
            <text:p>BTBUL20505198901</text:p>
          </table:table-cell>
          <table:table-cell office:value-type="string">
            <text:p>YORDANOVA Emilia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[.C143]/[.D143]" office:value-type="float" office:value="1.04">
            <text:p>1.04</text:p>
          </table:table-cell>
          <table:table-cell table:formula="of:=([.E143]-[.$K$1])/[.$J$1]" office:value-type="float" office:value="-1.12">
            <text:p>-1.12</text:p>
          </table:table-cell>
          <table:table-cell table:formula="of:=[.F143]/SQRT(1+[.F143]^2)" office:value-type="float" office:value="-0.745937661625915">
            <text:p>-0.7459376616</text:p>
          </table:table-cell>
          <table:table-cell table:formula="of:=ROUND(([.G143]*5)+[.$L$1];2)" office:value-type="float" office:value="1.27">
            <text:p>1.27</text:p>
          </table:table-cell>
          <table:table-cell table:number-columns-repeated="4"/>
        </table:table-row>
        <table:table-row table:style-name="ro1">
          <table:table-cell office:value-type="string">
            <text:p>BTBLR23007199101</text:p>
          </table:table-cell>
          <table:table-cell office:value-type="string">
            <text:p>KRYUKO Iryna</text:p>
          </table:table-cell>
          <table:table-cell table:number-columns-repeated="2" office:value-type="float" office:value="12">
            <text:p>12</text:p>
          </table:table-cell>
          <table:table-cell table:formula="of:=[.C144]/[.D144]" office:value-type="float" office:value="1">
            <text:p>1</text:p>
          </table:table-cell>
          <table:table-cell table:formula="of:=([.E144]-[.$K$1])/[.$J$1]" office:value-type="float" office:value="-1.125">
            <text:p>-1.125</text:p>
          </table:table-cell>
          <table:table-cell table:formula="of:=[.F144]/SQRT(1+[.F144]^2)" office:value-type="float" office:value="-0.74740931868366">
            <text:p>-0.7474093187</text:p>
          </table:table-cell>
          <table:table-cell table:formula="of:=ROUND(([.G144]*5)+[.$L$1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USA11705198901</text:p>
          </table:table-cell>
          <table:table-cell office:value-type="string">
            <text:p>NORDGREN Leif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45]/[.D145]" office:value-type="float" office:value="0.916666666666667">
            <text:p>0.9166666667</text:p>
          </table:table-cell>
          <table:table-cell table:formula="of:=([.E145]-[.$K$1])/[.$J$1]" office:value-type="float" office:value="-1.13541666666667">
            <text:p>-1.1354166667</text:p>
          </table:table-cell>
          <table:table-cell table:formula="of:=[.F145]/SQRT(1+[.F145]^2)" office:value-type="float" office:value="-0.750440296728131">
            <text:p>-0.7504402967</text:p>
          </table:table-cell>
          <table:table-cell table:formula="of:=ROUND(([.G145]*5)+[.$L$1];2)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 office:value-type="string">
            <text:p>BTCHN22103199101</text:p>
          </table:table-cell>
          <table:table-cell office:value-type="string">
            <text:p>SONG Chaoqing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46]/[.D146]" office:value-type="float" office:value="0.916666666666667">
            <text:p>0.9166666667</text:p>
          </table:table-cell>
          <table:table-cell table:formula="of:=([.E146]-[.$K$1])/[.$J$1]" office:value-type="float" office:value="-1.13541666666667">
            <text:p>-1.1354166667</text:p>
          </table:table-cell>
          <table:table-cell table:formula="of:=[.F146]/SQRT(1+[.F146]^2)" office:value-type="float" office:value="-0.750440296728131">
            <text:p>-0.7504402967</text:p>
          </table:table-cell>
          <table:table-cell table:formula="of:=ROUND(([.G146]*5)+[.$L$1];2)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 office:value-type="string">
            <text:p>BTCAN12512198501</text:p>
          </table:table-cell>
          <table:table-cell office:value-type="string">
            <text:p>SMITH Nathan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147]/[.D147]" office:value-type="float" office:value="0.909090909090909">
            <text:p>0.9090909091</text:p>
          </table:table-cell>
          <table:table-cell table:formula="of:=([.E147]-[.$K$1])/[.$J$1]" office:value-type="float" office:value="-1.13636363636364">
            <text:p>-1.1363636364</text:p>
          </table:table-cell>
          <table:table-cell table:formula="of:=[.F147]/SQRT(1+[.F147]^2)" office:value-type="float" office:value="-0.750713516922755">
            <text:p>-0.7507135169</text:p>
          </table:table-cell>
          <table:table-cell table:formula="of:=ROUND(([.G147]*5)+[.$L$1];2)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 office:value-type="string">
            <text:p>BTSLO10606197701</text:p>
          </table:table-cell>
          <table:table-cell office:value-type="string">
            <text:p>RUPNIK Vasja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148]/[.D148]" office:value-type="float" office:value="0.875">
            <text:p>0.875</text:p>
          </table:table-cell>
          <table:table-cell table:formula="of:=([.E148]-[.$K$1])/[.$J$1]" office:value-type="float" office:value="-1.140625">
            <text:p>-1.140625</text:p>
          </table:table-cell>
          <table:table-cell table:formula="of:=[.F148]/SQRT(1+[.F148]^2)" office:value-type="float" office:value="-0.751938255831923">
            <text:p>-0.7519382558</text:p>
          </table:table-cell>
          <table:table-cell table:formula="of:=ROUND(([.G148]*5)+[.$L$1];2)"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BTEST10504197601</text:p>
          </table:table-cell>
          <table:table-cell office:value-type="string">
            <text:p>TOBRELUTS Indrek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[.C149]/[.D149]" office:value-type="float" office:value="0.857142857142857">
            <text:p>0.8571428571</text:p>
          </table:table-cell>
          <table:table-cell table:formula="of:=([.E149]-[.$K$1])/[.$J$1]" office:value-type="float" office:value="-1.14285714285714">
            <text:p>-1.1428571429</text:p>
          </table:table-cell>
          <table:table-cell table:formula="of:=[.F149]/SQRT(1+[.F149]^2)" office:value-type="float" office:value="-0.752576694706878">
            <text:p>-0.7525766947</text:p>
          </table:table-cell>
          <table:table-cell table:formula="of:=ROUND(([.G149]*5)+[.$L$1];2)"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BTSVK21412198901</text:p>
          </table:table-cell>
          <table:table-cell office:value-type="string">
            <text:p>CHRAPANOVA Martina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[.C150]/[.D150]" office:value-type="float" office:value="0.823529411764706">
            <text:p>0.8235294118</text:p>
          </table:table-cell>
          <table:table-cell table:formula="of:=([.E150]-[.$K$1])/[.$J$1]" office:value-type="float" office:value="-1.14705882352941">
            <text:p>-1.1470588235</text:p>
          </table:table-cell>
          <table:table-cell table:formula="of:=[.F150]/SQRT(1+[.F150]^2)" office:value-type="float" office:value="-0.753772729907784">
            <text:p>-0.7537727299</text:p>
          </table:table-cell>
          <table:table-cell table:formula="of:=ROUND(([.G150]*5)+[.$L$1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FRA11811198301</text:p>
          </table:table-cell>
          <table:table-cell office:value-type="string">
            <text:p>HABERT Loi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151]/[.D151]" office:value-type="float" office:value="0.818181818181818">
            <text:p>0.8181818182</text:p>
          </table:table-cell>
          <table:table-cell table:formula="of:=([.E151]-[.$K$1])/[.$J$1]" office:value-type="float" office:value="-1.14772727272727">
            <text:p>-1.1477272727</text:p>
          </table:table-cell>
          <table:table-cell table:formula="of:=[.F151]/SQRT(1+[.F151]^2)" office:value-type="float" office:value="-0.753962320564042">
            <text:p>-0.7539623206</text:p>
          </table:table-cell>
          <table:table-cell table:formula="of:=ROUND(([.G151]*5)+[.$L$1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POL20110198401</text:p>
          </table:table-cell>
          <table:table-cell office:value-type="string">
            <text:p>BOBAK Paulin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152]/[.D152]" office:value-type="float" office:value="0.818181818181818">
            <text:p>0.8181818182</text:p>
          </table:table-cell>
          <table:table-cell table:formula="of:=([.E152]-[.$K$1])/[.$J$1]" office:value-type="float" office:value="-1.14772727272727">
            <text:p>-1.1477272727</text:p>
          </table:table-cell>
          <table:table-cell table:formula="of:=[.F152]/SQRT(1+[.F152]^2)" office:value-type="float" office:value="-0.753962320564042">
            <text:p>-0.7539623206</text:p>
          </table:table-cell>
          <table:table-cell table:formula="of:=ROUND(([.G152]*5)+[.$L$1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JPN10512198101</text:p>
          </table:table-cell>
          <table:table-cell office:value-type="string">
            <text:p>NAGAI Junji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C153]/[.D153]" office:value-type="float" office:value="0.789473684210526">
            <text:p>0.7894736842</text:p>
          </table:table-cell>
          <table:table-cell table:formula="of:=([.E153]-[.$K$1])/[.$J$1]" office:value-type="float" office:value="-1.15131578947368">
            <text:p>-1.1513157895</text:p>
          </table:table-cell>
          <table:table-cell table:formula="of:=[.F153]/SQRT(1+[.F153]^2)" office:value-type="float" office:value="-0.754976910693908">
            <text:p>-0.7549769107</text:p>
          </table:table-cell>
          <table:table-cell table:formula="of:=ROUND(([.G153]*5)+[.$L$1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CAN12510198301</text:p>
          </table:table-cell>
          <table:table-cell office:value-type="string">
            <text:p>PERRAS Scott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[.C154]/[.D154]" office:value-type="float" office:value="0.777777777777778">
            <text:p>0.7777777778</text:p>
          </table:table-cell>
          <table:table-cell table:formula="of:=([.E154]-[.$K$1])/[.$J$1]" office:value-type="float" office:value="-1.15277777777778">
            <text:p>-1.1527777778</text:p>
          </table:table-cell>
          <table:table-cell table:formula="of:=[.F154]/SQRT(1+[.F154]^2)" office:value-type="float" office:value="-0.755388714283049">
            <text:p>-0.7553887143</text:p>
          </table:table-cell>
          <table:table-cell table:formula="of:=ROUND(([.G154]*5)+[.$L$1];2)" office:value-type="float" office:value="1.22">
            <text:p>1.22</text:p>
          </table:table-cell>
          <table:table-cell table:number-columns-repeated="4"/>
        </table:table-row>
        <table:table-row table:style-name="ro1">
          <table:table-cell office:value-type="string">
            <text:p>BTKOR12112198701</text:p>
          </table:table-cell>
          <table:table-cell office:value-type="string">
            <text:p>JUN Je-Uk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155]/[.D155]" office:value-type="float" office:value="0.75">
            <text:p>0.75</text:p>
          </table:table-cell>
          <table:table-cell table:formula="of:=([.E155]-[.$K$1])/[.$J$1]" office:value-type="float" office:value="-1.15625">
            <text:p>-1.15625</text:p>
          </table:table-cell>
          <table:table-cell table:formula="of:=[.F155]/SQRT(1+[.F155]^2)" office:value-type="float" office:value="-0.756363172452144">
            <text:p>-0.7563631725</text:p>
          </table:table-cell>
          <table:table-cell table:formula="of:=ROUND(([.G155]*5)+[.$L$1];2)" office:value-type="float" office:value="1.22">
            <text:p>1.22</text:p>
          </table:table-cell>
          <table:table-cell table:number-columns-repeated="4"/>
        </table:table-row>
        <table:table-row table:style-name="ro1">
          <table:table-cell office:value-type="string">
            <text:p>BTKAZ22905198501</text:p>
          </table:table-cell>
          <table:table-cell office:value-type="string">
            <text:p>LEBEDEVA Marina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156]/[.D156]" office:value-type="float" office:value="0.75">
            <text:p>0.75</text:p>
          </table:table-cell>
          <table:table-cell table:formula="of:=([.E156]-[.$K$1])/[.$J$1]" office:value-type="float" office:value="-1.15625">
            <text:p>-1.15625</text:p>
          </table:table-cell>
          <table:table-cell table:formula="of:=[.F156]/SQRT(1+[.F156]^2)" office:value-type="float" office:value="-0.756363172452144">
            <text:p>-0.7563631725</text:p>
          </table:table-cell>
          <table:table-cell table:formula="of:=ROUND(([.G156]*5)+[.$L$1];2)" office:value-type="float" office:value="1.22">
            <text:p>1.22</text:p>
          </table:table-cell>
          <table:table-cell table:number-columns-repeated="4"/>
        </table:table-row>
        <table:table-row table:style-name="ro1">
          <table:table-cell office:value-type="string">
            <text:p>BTFIN12209198001</text:p>
          </table:table-cell>
          <table:table-cell office:value-type="string">
            <text:p>ANTILA Timo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[.C157]/[.D157]" office:value-type="float" office:value="0.705882352941176">
            <text:p>0.7058823529</text:p>
          </table:table-cell>
          <table:table-cell table:formula="of:=([.E157]-[.$K$1])/[.$J$1]" office:value-type="float" office:value="-1.16176470588235">
            <text:p>-1.1617647059</text:p>
          </table:table-cell>
          <table:table-cell table:formula="of:=[.F157]/SQRT(1+[.F157]^2)" office:value-type="float" office:value="-0.757900556515496">
            <text:p>-0.7579005565</text:p>
          </table:table-cell>
          <table:table-cell table:formula="of:=ROUND(([.G157]*5)+[.$L$1];2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BTITA20304199001</text:p>
          </table:table-cell>
          <table:table-cell office:value-type="string">
            <text:p>WIERER Dorothea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C158]/[.D158]" office:value-type="float" office:value="0.7">
            <text:p>0.7</text:p>
          </table:table-cell>
          <table:table-cell table:formula="of:=([.E158]-[.$K$1])/[.$J$1]" office:value-type="float" office:value="-1.1625">
            <text:p>-1.1625</text:p>
          </table:table-cell>
          <table:table-cell table:formula="of:=[.F158]/SQRT(1+[.F158]^2)" office:value-type="float" office:value="-0.758104592340947">
            <text:p>-0.7581045923</text:p>
          </table:table-cell>
          <table:table-cell table:formula="of:=ROUND(([.G158]*5)+[.$L$1];2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BTLAT11707198301</text:p>
          </table:table-cell>
          <table:table-cell office:value-type="string">
            <text:p>PIKSONS Edgars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[.C159]/[.D159]" office:value-type="float" office:value="0.6875">
            <text:p>0.6875</text:p>
          </table:table-cell>
          <table:table-cell table:formula="of:=([.E159]-[.$K$1])/[.$J$1]" office:value-type="float" office:value="-1.1640625">
            <text:p>-1.1640625</text:p>
          </table:table-cell>
          <table:table-cell table:formula="of:=[.F159]/SQRT(1+[.F159]^2)" office:value-type="float" office:value="-0.758537430390285">
            <text:p>-0.7585374304</text:p>
          </table:table-cell>
          <table:table-cell table:formula="of:=ROUND(([.G159]*5)+[.$L$1];2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BTEST12507198301</text:p>
          </table:table-cell>
          <table:table-cell office:value-type="string">
            <text:p>KOIV Kauri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[.C160]/[.D160]" office:value-type="float" office:value="0.68421052631579">
            <text:p>0.6842105263</text:p>
          </table:table-cell>
          <table:table-cell table:formula="of:=([.E160]-[.$K$1])/[.$J$1]" office:value-type="float" office:value="-1.16447368421053">
            <text:p>-1.1644736842</text:p>
          </table:table-cell>
          <table:table-cell table:formula="of:=[.F160]/SQRT(1+[.F160]^2)" office:value-type="float" office:value="-0.758651168548148">
            <text:p>-0.7586511685</text:p>
          </table:table-cell>
          <table:table-cell table:formula="of:=ROUND(([.G160]*5)+[.$L$1];2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BTBLR11510198601</text:p>
          </table:table-cell>
          <table:table-cell office:value-type="string">
            <text:p>BABCHYN Aliaksandr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C161]/[.D161]" office:value-type="float" office:value="0.666666666666667">
            <text:p>0.6666666667</text:p>
          </table:table-cell>
          <table:table-cell table:formula="of:=([.E161]-[.$K$1])/[.$J$1]" office:value-type="float" office:value="-1.16666666666667">
            <text:p>-1.1666666667</text:p>
          </table:table-cell>
          <table:table-cell table:formula="of:=[.F161]/SQRT(1+[.F161]^2)" office:value-type="float" office:value="-0.759256602365297">
            <text:p>-0.7592566024</text:p>
          </table:table-cell>
          <table:table-cell table:formula="of:=ROUND(([.G161]*5)+[.$L$1];2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JPN22105199001</text:p>
          </table:table-cell>
          <table:table-cell office:value-type="string">
            <text:p>NAKAJIMA Yuki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C162]/[.D162]" office:value-type="float" office:value="0.571428571428571">
            <text:p>0.5714285714</text:p>
          </table:table-cell>
          <table:table-cell table:formula="of:=([.E162]-[.$K$1])/[.$J$1]" office:value-type="float" office:value="-1.17857142857143">
            <text:p>-1.1785714286</text:p>
          </table:table-cell>
          <table:table-cell table:formula="of:=[.F162]/SQRT(1+[.F162]^2)" office:value-type="float" office:value="-0.762509135372792">
            <text:p>-0.7625091354</text:p>
          </table:table-cell>
          <table:table-cell table:formula="of:=ROUND(([.G162]*5)+[.$L$1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SLO11008197501</text:p>
          </table:table-cell>
          <table:table-cell office:value-type="string">
            <text:p>MARIC Janez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[.C163]/[.D163]" office:value-type="float" office:value="0.55">
            <text:p>0.55</text:p>
          </table:table-cell>
          <table:table-cell table:formula="of:=([.E163]-[.$K$1])/[.$J$1]" office:value-type="float" office:value="-1.18125">
            <text:p>-1.18125</text:p>
          </table:table-cell>
          <table:table-cell table:formula="of:=[.F163]/SQRT(1+[.F163]^2)" office:value-type="float" office:value="-0.763233088135001">
            <text:p>-0.7632330881</text:p>
          </table:table-cell>
          <table:table-cell table:formula="of:=ROUND(([.G163]*5)+[.$L$1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SUI20212199101</text:p>
          </table:table-cell>
          <table:table-cell office:value-type="string">
            <text:p>GASPARIN Elis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164]/[.D164]" office:value-type="float" office:value="0.545454545454545">
            <text:p>0.5454545455</text:p>
          </table:table-cell>
          <table:table-cell table:formula="of:=([.E164]-[.$K$1])/[.$J$1]" office:value-type="float" office:value="-1.18181818181818">
            <text:p>-1.1818181818</text:p>
          </table:table-cell>
          <table:table-cell table:formula="of:=[.F164]/SQRT(1+[.F164]^2)" office:value-type="float" office:value="-0.763386285369114">
            <text:p>-0.7633862854</text:p>
          </table:table-cell>
          <table:table-cell table:formula="of:=ROUND(([.G164]*5)+[.$L$1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JPN13010198501</text:p>
          </table:table-cell>
          <table:table-cell office:value-type="string">
            <text:p>INOMATA Kazuya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C165]/[.D165]" office:value-type="float" office:value="0.526315789473684">
            <text:p>0.5263157895</text:p>
          </table:table-cell>
          <table:table-cell table:formula="of:=([.E165]-[.$K$1])/[.$J$1]" office:value-type="float" office:value="-1.18421052631579">
            <text:p>-1.1842105263</text:p>
          </table:table-cell>
          <table:table-cell table:formula="of:=[.F165]/SQRT(1+[.F165]^2)" office:value-type="float" office:value="-0.764029915846901">
            <text:p>-0.7640299158</text:p>
          </table:table-cell>
          <table:table-cell table:formula="of:=ROUND(([.G165]*5)+[.$L$1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BUL20705198001</text:p>
          </table:table-cell>
          <table:table-cell office:value-type="string">
            <text:p>KLENOVSKA Nina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C166]/[.D166]" office:value-type="float" office:value="0.526315789473684">
            <text:p>0.5263157895</text:p>
          </table:table-cell>
          <table:table-cell table:formula="of:=([.E166]-[.$K$1])/[.$J$1]" office:value-type="float" office:value="-1.18421052631579">
            <text:p>-1.1842105263</text:p>
          </table:table-cell>
          <table:table-cell table:formula="of:=[.F166]/SQRT(1+[.F166]^2)" office:value-type="float" office:value="-0.764029915846901">
            <text:p>-0.7640299158</text:p>
          </table:table-cell>
          <table:table-cell table:formula="of:=ROUND(([.G166]*5)+[.$L$1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GBR12004198001</text:p>
          </table:table-cell>
          <table:table-cell office:value-type="string">
            <text:p>JACKSON Lee-Stev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67]/[.D167]" office:value-type="float" office:value="0.5">
            <text:p>0.5</text:p>
          </table:table-cell>
          <table:table-cell table:formula="of:=([.E167]-[.$K$1])/[.$J$1]" office:value-type="float" office:value="-1.1875">
            <text:p>-1.1875</text:p>
          </table:table-cell>
          <table:table-cell table:formula="of:=[.F167]/SQRT(1+[.F167]^2)" office:value-type="float" office:value="-0.764911198117051">
            <text:p>-0.7649111981</text:p>
          </table:table-cell>
          <table:table-cell table:formula="of:=ROUND(([.G167]*5)+[.$L$1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ROU12708198901</text:p>
          </table:table-cell>
          <table:table-cell office:value-type="string">
            <text:p>GAVRILA Stefan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[.C168]/[.D168]" office:value-type="float" office:value="0.470588235294118">
            <text:p>0.4705882353</text:p>
          </table:table-cell>
          <table:table-cell table:formula="of:=([.E168]-[.$K$1])/[.$J$1]" office:value-type="float" office:value="-1.19117647058824">
            <text:p>-1.1911764706</text:p>
          </table:table-cell>
          <table:table-cell table:formula="of:=[.F168]/SQRT(1+[.F168]^2)" office:value-type="float" office:value="-0.765891103186412">
            <text:p>-0.7658911032</text:p>
          </table:table-cell>
          <table:table-cell table:formula="of:=ROUND(([.G168]*5)+[.$L$1];2)" office:value-type="float" office:value="1.17">
            <text:p>1.17</text:p>
          </table:table-cell>
          <table:table-cell table:number-columns-repeated="4"/>
        </table:table-row>
        <table:table-row table:style-name="ro1">
          <table:table-cell office:value-type="string">
            <text:p>BTUSA20108198401</text:p>
          </table:table-cell>
          <table:table-cell office:value-type="string">
            <text:p>COOK Annelies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[.C169]/[.D169]" office:value-type="float" office:value="0.470588235294118">
            <text:p>0.4705882353</text:p>
          </table:table-cell>
          <table:table-cell table:formula="of:=([.E169]-[.$K$1])/[.$J$1]" office:value-type="float" office:value="-1.19117647058824">
            <text:p>-1.1911764706</text:p>
          </table:table-cell>
          <table:table-cell table:formula="of:=[.F169]/SQRT(1+[.F169]^2)" office:value-type="float" office:value="-0.765891103186412">
            <text:p>-0.7658911032</text:p>
          </table:table-cell>
          <table:table-cell table:formula="of:=ROUND(([.G169]*5)+[.$L$1];2)" office:value-type="float" office:value="1.17">
            <text:p>1.17</text:p>
          </table:table-cell>
          <table:table-cell table:number-columns-repeated="4"/>
        </table:table-row>
        <table:table-row table:style-name="ro1">
          <table:table-cell office:value-type="string">
            <text:p>BTROU21403198801</text:p>
          </table:table-cell>
          <table:table-cell office:value-type="string">
            <text:p>PISCORAN Luminita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[.C170]/[.D170]" office:value-type="float" office:value="0.454545454545455">
            <text:p>0.4545454545</text:p>
          </table:table-cell>
          <table:table-cell table:formula="of:=([.E170]-[.$K$1])/[.$J$1]" office:value-type="float" office:value="-1.19318181818182">
            <text:p>-1.1931818182</text:p>
          </table:table-cell>
          <table:table-cell table:formula="of:=[.F170]/SQRT(1+[.F170]^2)" office:value-type="float" office:value="-0.766423357664234">
            <text:p>-0.7664233577</text:p>
          </table:table-cell>
          <table:table-cell table:formula="of:=ROUND(([.G170]*5)+[.$L$1];2)" office:value-type="float" office:value="1.17">
            <text:p>1.17</text:p>
          </table:table-cell>
          <table:table-cell table:number-columns-repeated="4"/>
        </table:table-row>
        <table:table-row table:style-name="ro1">
          <table:table-cell office:value-type="string">
            <text:p>BTEST11308198601</text:p>
          </table:table-cell>
          <table:table-cell office:value-type="string">
            <text:p>STEPTSENKO Danil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171]/[.D171]" office:value-type="float" office:value="0.416666666666667">
            <text:p>0.4166666667</text:p>
          </table:table-cell>
          <table:table-cell table:formula="of:=([.E171]-[.$K$1])/[.$J$1]" office:value-type="float" office:value="-1.19791666666667">
            <text:p>-1.1979166667</text:p>
          </table:table-cell>
          <table:table-cell table:formula="of:=[.F171]/SQRT(1+[.F171]^2)" office:value-type="float" office:value="-0.767673833045799">
            <text:p>-0.767673833</text:p>
          </table:table-cell>
          <table:table-cell table:formula="of:=ROUND(([.G171]*5)+[.$L$1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LTU10105199001</text:p>
          </table:table-cell>
          <table:table-cell office:value-type="string">
            <text:p>KAUKENAS Tomas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[.C172]/[.D172]" office:value-type="float" office:value="0.375">
            <text:p>0.375</text:p>
          </table:table-cell>
          <table:table-cell table:formula="of:=([.E172]-[.$K$1])/[.$J$1]" office:value-type="float" office:value="-1.203125">
            <text:p>-1.203125</text:p>
          </table:table-cell>
          <table:table-cell table:formula="of:=[.F172]/SQRT(1+[.F172]^2)" office:value-type="float" office:value="-0.76903930093594">
            <text:p>-0.7690393009</text:p>
          </table:table-cell>
          <table:table-cell table:formula="of:=ROUND(([.G172]*5)+[.$L$1];2)" office:value-type="float" office:value="1.15">
            <text:p>1.15</text:p>
          </table:table-cell>
          <table:table-cell table:number-columns-repeated="4"/>
        </table:table-row>
        <table:table-row table:style-name="ro1">
          <table:table-cell office:value-type="string">
            <text:p>BTAUT22411200201</text:p>
          </table:table-cell>
          <table:table-cell office:value-type="string">
            <text:p>SCHREMPF Romana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[.C173]/[.D173]" office:value-type="float" office:value="0.357142857142857">
            <text:p>0.3571428571</text:p>
          </table:table-cell>
          <table:table-cell table:formula="of:=([.E173]-[.$K$1])/[.$J$1]" office:value-type="float" office:value="-1.20535714285714">
            <text:p>-1.2053571429</text:p>
          </table:table-cell>
          <table:table-cell table:formula="of:=[.F173]/SQRT(1+[.F173]^2)" office:value-type="float" office:value="-0.769621298027197">
            <text:p>-0.769621298</text:p>
          </table:table-cell>
          <table:table-cell table:formula="of:=ROUND(([.G173]*5)+[.$L$1];2)" office:value-type="float" office:value="1.15">
            <text:p>1.15</text:p>
          </table:table-cell>
          <table:table-cell table:number-columns-repeated="4"/>
        </table:table-row>
        <table:table-row table:style-name="ro1">
          <table:table-cell office:value-type="string">
            <text:p>BTKOR20208198801</text:p>
          </table:table-cell>
          <table:table-cell office:value-type="string">
            <text:p>MUN Ji-Hee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C174]/[.D174]" office:value-type="float" office:value="0.307692307692308">
            <text:p>0.3076923077</text:p>
          </table:table-cell>
          <table:table-cell table:formula="of:=([.E174]-[.$K$1])/[.$J$1]" office:value-type="float" office:value="-1.21153846153846">
            <text:p>-1.2115384615</text:p>
          </table:table-cell>
          <table:table-cell table:formula="of:=[.F174]/SQRT(1+[.F174]^2)" office:value-type="float" office:value="-0.77122302500212">
            <text:p>-0.771223025</text:p>
          </table:table-cell>
          <table:table-cell table:formula="of:=ROUND(([.G174]*5)+[.$L$1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FIN10501199001</text:p>
          </table:table-cell>
          <table:table-cell office:value-type="string">
            <text:p>TOIVANEN Ahti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C175]/[.D175]" office:value-type="float" office:value="0.3">
            <text:p>0.3</text:p>
          </table:table-cell>
          <table:table-cell table:formula="of:=([.E175]-[.$K$1])/[.$J$1]" office:value-type="float" office:value="-1.2125">
            <text:p>-1.2125</text:p>
          </table:table-cell>
          <table:table-cell table:formula="of:=[.F175]/SQRT(1+[.F175]^2)" office:value-type="float" office:value="-0.771470874213838">
            <text:p>-0.7714708742</text:p>
          </table:table-cell>
          <table:table-cell table:formula="of:=ROUND(([.G175]*5)+[.$L$1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CZE20811198601</text:p>
          </table:table-cell>
          <table:table-cell office:value-type="string">
            <text:p>TOMESOVA Barbora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C176]/[.D176]" office:value-type="float" office:value="0.25">
            <text:p>0.25</text:p>
          </table:table-cell>
          <table:table-cell table:formula="of:=([.E176]-[.$K$1])/[.$J$1]" office:value-type="float" office:value="-1.21875">
            <text:p>-1.21875</text:p>
          </table:table-cell>
          <table:table-cell table:formula="of:=[.F176]/SQRT(1+[.F176]^2)" office:value-type="float" office:value="-0.77307337048259">
            <text:p>-0.7730733705</text:p>
          </table:table-cell>
          <table:table-cell table:formula="of:=ROUND(([.G176]*5)+[.$L$1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LAT20510198901</text:p>
          </table:table-cell>
          <table:table-cell office:value-type="string">
            <text:p>JUSKANE Zann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177]/[.D177]" office:value-type="float" office:value="0.25">
            <text:p>0.25</text:p>
          </table:table-cell>
          <table:table-cell table:formula="of:=([.E177]-[.$K$1])/[.$J$1]" office:value-type="float" office:value="-1.21875">
            <text:p>-1.21875</text:p>
          </table:table-cell>
          <table:table-cell table:formula="of:=[.F177]/SQRT(1+[.F177]^2)" office:value-type="float" office:value="-0.77307337048259">
            <text:p>-0.7730733705</text:p>
          </table:table-cell>
          <table:table-cell table:formula="of:=ROUND(([.G177]*5)+[.$L$1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SCG12109198801</text:p>
          </table:table-cell>
          <table:table-cell office:value-type="string">
            <text:p>PETROVIC Milanko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[.C178]/[.D178]" office:value-type="float" office:value="0.235294117647059">
            <text:p>0.2352941176</text:p>
          </table:table-cell>
          <table:table-cell table:formula="of:=([.E178]-[.$K$1])/[.$J$1]" office:value-type="float" office:value="-1.22058823529412">
            <text:p>-1.2205882353</text:p>
          </table:table-cell>
          <table:table-cell table:formula="of:=[.F178]/SQRT(1+[.F178]^2)" office:value-type="float" office:value="-0.773541894999699">
            <text:p>-0.773541895</text:p>
          </table:table-cell>
          <table:table-cell table:formula="of:=ROUND(([.G178]*5)+[.$L$1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LTU11902198501</text:p>
          </table:table-cell>
          <table:table-cell office:value-type="string">
            <text:p>ZLATKAUSKAS Karoli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C179]/[.D179]" office:value-type="float" office:value="0.230769230769231">
            <text:p>0.2307692308</text:p>
          </table:table-cell>
          <table:table-cell table:formula="of:=([.E179]-[.$K$1])/[.$J$1]" office:value-type="float" office:value="-1.22115384615385">
            <text:p>-1.2211538462</text:p>
          </table:table-cell>
          <table:table-cell table:formula="of:=[.F179]/SQRT(1+[.F179]^2)" office:value-type="float" office:value="-0.773685801730646">
            <text:p>-0.7736858017</text:p>
          </table:table-cell>
          <table:table-cell table:formula="of:=ROUND(([.G179]*5)+[.$L$1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SCG12307198801</text:p>
          </table:table-cell>
          <table:table-cell office:value-type="string">
            <text:p>RASTIC Damir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C180]/[.D180]" office:value-type="float" office:value="0.166666666666667">
            <text:p>0.1666666667</text:p>
          </table:table-cell>
          <table:table-cell table:formula="of:=([.E180]-[.$K$1])/[.$J$1]" office:value-type="float" office:value="-1.22916666666667">
            <text:p>-1.2291666667</text:p>
          </table:table-cell>
          <table:table-cell table:formula="of:=[.F180]/SQRT(1+[.F180]^2)" office:value-type="float" office:value="-0.775711678699104">
            <text:p>-0.7757116787</text:p>
          </table:table-cell>
          <table:table-cell table:formula="of:=ROUND(([.G180]*5)+[.$L$1];2)" office:value-type="float" office:value="1.12">
            <text:p>1.12</text:p>
          </table:table-cell>
          <table:table-cell table:number-columns-repeated="4"/>
        </table:table-row>
        <table:table-row table:style-name="ro1">
          <table:table-cell office:value-type="string">
            <text:p>BTKAZ20609198901</text:p>
          </table:table-cell>
          <table:table-cell office:value-type="string">
            <text:p>USANOVA Darya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81]/[.D181]" office:value-type="float" office:value="0.0833333333333333">
            <text:p>0.0833333333</text:p>
          </table:table-cell>
          <table:table-cell table:formula="of:=([.E181]-[.$K$1])/[.$J$1]" office:value-type="float" office:value="-1.23958333333333">
            <text:p>-1.2395833333</text:p>
          </table:table-cell>
          <table:table-cell table:formula="of:=[.F181]/SQRT(1+[.F181]^2)" office:value-type="float" office:value="-0.778309932830177">
            <text:p>-0.7783099328</text:p>
          </table:table-cell>
          <table:table-cell table:formula="of:=ROUND(([.G181]*5)+[.$L$1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TSLO11101198501</text:p>
          </table:table-cell>
          <table:table-cell office:value-type="string">
            <text:p>DOKL Peter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183]/[.D183]" office:value-type="float" office:value="1.1">
            <text:p>1.1</text:p>
          </table:table-cell>
          <table:table-cell table:formula="of:=([.C183]-[.$K$183])/[.$J$183]" office:value-type="float" office:value="-1.1125">
            <text:p>-1.1125</text:p>
          </table:table-cell>
          <table:table-cell table:formula="of:=[.F183]/SQRT(1+[.F183]^2)" office:value-type="float" office:value="-0.743709508834718">
            <text:p>-0.7437095088</text:p>
          </table:table-cell>
          <table:table-cell table:formula="of:=ROUND(([.G183]*5)+[.$L$183];2)" office:value-type="float" office:value="1.28">
            <text:p>1.28</text:p>
          </table:table-cell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TAUS12203199001</text:p>
          </table:table-cell>
          <table:table-cell office:value-type="string">
            <text:p>ALMOUKOV Alexei</text:p>
          </table:table-cell>
          <table:table-cell table:number-columns-repeated="2" office:value-type="float" office:value="10">
            <text:p>10</text:p>
          </table:table-cell>
          <table:table-cell table:formula="of:=[.C184]/[.D184]" office:value-type="float" office:value="1">
            <text:p>1</text:p>
          </table:table-cell>
          <table:table-cell table:formula="of:=([.C184]-[.$K$183])/[.$J$183]" office:value-type="float" office:value="-1.125">
            <text:p>-1.125</text:p>
          </table:table-cell>
          <table:table-cell table:formula="of:=[.F184]/SQRT(1+[.F184]^2)" office:value-type="float" office:value="-0.74740931868366">
            <text:p>-0.7474093187</text:p>
          </table:table-cell>
          <table:table-cell table:formula="of:=ROUND(([.G184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GBR12701198701</text:p>
          </table:table-cell>
          <table:table-cell office:value-type="string">
            <text:p>BEYER Pet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185]/[.D185]" office:value-type="float" office:value="0.6">
            <text:p>0.6</text:p>
          </table:table-cell>
          <table:table-cell table:formula="of:=([.C185]-[.$K$183])/[.$J$183]" office:value-type="float" office:value="-1.175">
            <text:p>-1.175</text:p>
          </table:table-cell>
          <table:table-cell table:formula="of:=[.F185]/SQRT(1+[.F185]^2)" office:value-type="float" office:value="-0.761539389695821">
            <text:p>-0.7615393897</text:p>
          </table:table-cell>
          <table:table-cell table:formula="of:=ROUND(([.G185]*5)+[.$L$183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UKR21004198301</text:p>
          </table:table-cell>
          <table:table-cell office:value-type="string">
            <text:p>SUPRUN In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186]/[.D186]" office:value-type="float" office:value="0.2">
            <text:p>0.2</text:p>
          </table:table-cell>
          <table:table-cell table:formula="of:=([.C186]-[.$K$183])/[.$J$183]" office:value-type="float" office:value="-1.225">
            <text:p>-1.225</text:p>
          </table:table-cell>
          <table:table-cell table:formula="of:=[.F186]/SQRT(1+[.F186]^2)" office:value-type="float" office:value="-0.774661200142519">
            <text:p>-0.7746612001</text:p>
          </table:table-cell>
          <table:table-cell table:formula="of:=ROUND(([.G186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EST22105199301</text:p>
          </table:table-cell>
          <table:table-cell office:value-type="string">
            <text:p>GAIM Gret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187]/[.D187]" office:value-type="float" office:value="0.2">
            <text:p>0.2</text:p>
          </table:table-cell>
          <table:table-cell table:formula="of:=([.C187]-[.$K$183])/[.$J$183]" office:value-type="float" office:value="-1.225">
            <text:p>-1.225</text:p>
          </table:table-cell>
          <table:table-cell table:formula="of:=[.F187]/SQRT(1+[.F187]^2)" office:value-type="float" office:value="-0.774661200142519">
            <text:p>-0.7746612001</text:p>
          </table:table-cell>
          <table:table-cell table:formula="of:=ROUND(([.G187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BLR20309197701</text:p>
          </table:table-cell>
          <table:table-cell office:value-type="string">
            <text:p>VINOGRADOVA Ekaterina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C188]/[.D188]" office:value-type="float" office:value="0.3">
            <text:p>0.3</text:p>
          </table:table-cell>
          <table:table-cell table:formula="of:=([.C188]-[.$K$183])/[.$J$183]" office:value-type="float" office:value="-1.2125">
            <text:p>-1.2125</text:p>
          </table:table-cell>
          <table:table-cell table:formula="of:=[.F188]/SQRT(1+[.F188]^2)" office:value-type="float" office:value="-0.771470874213838">
            <text:p>-0.7714708742</text:p>
          </table:table-cell>
          <table:table-cell table:formula="of:=ROUND(([.G188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EST20303199201</text:p>
          </table:table-cell>
          <table:table-cell office:value-type="string">
            <text:p>YURLOVA Daria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C189]/[.D189]" office:value-type="float" office:value="1.8">
            <text:p>1.8</text:p>
          </table:table-cell>
          <table:table-cell table:formula="of:=([.C189]-[.$K$183])/[.$J$183]" office:value-type="float" office:value="-1.025">
            <text:p>-1.025</text:p>
          </table:table-cell>
          <table:table-cell table:formula="of:=[.F189]/SQRT(1+[.F189]^2)" office:value-type="float" office:value="-0.715781948377211">
            <text:p>-0.7157819484</text:p>
          </table:table-cell>
          <table:table-cell table:formula="of:=ROUND(([.G189]*5)+[.$L$183];2)" office:value-type="float" office:value="1.42">
            <text:p>1.42</text:p>
          </table:table-cell>
          <table:table-cell table:number-columns-repeated="4"/>
        </table:table-row>
        <table:table-row table:style-name="ro1">
          <table:table-cell office:value-type="string">
            <text:p>BTGER20503198001</text:p>
          </table:table-cell>
          <table:table-cell office:value-type="string">
            <text:p>BUCHHOLZ Sabrin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90]/[.D190]" office:value-type="float" office:value="0.9">
            <text:p>0.9</text:p>
          </table:table-cell>
          <table:table-cell table:formula="of:=([.C190]-[.$K$183])/[.$J$183]" office:value-type="float" office:value="-1.1375">
            <text:p>-1.1375</text:p>
          </table:table-cell>
          <table:table-cell table:formula="of:=[.F190]/SQRT(1+[.F190]^2)" office:value-type="float" office:value="-0.751040873434942">
            <text:p>-0.7510408734</text:p>
          </table:table-cell>
          <table:table-cell table:formula="of:=ROUND(([.G190]*5)+[.$L$183];2)"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BTCZE22112198901</text:p>
          </table:table-cell>
          <table:table-cell office:value-type="string">
            <text:p>JOHANIDESOVA Le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C191]/[.D191]" office:value-type="float" office:value="0.4">
            <text:p>0.4</text:p>
          </table:table-cell>
          <table:table-cell table:formula="of:=([.C191]-[.$K$183])/[.$J$183]" office:value-type="float" office:value="-1.2">
            <text:p>-1.2</text:p>
          </table:table-cell>
          <table:table-cell table:formula="of:=[.F191]/SQRT(1+[.F191]^2)" office:value-type="float" office:value="-0.768221279597376">
            <text:p>-0.7682212796</text:p>
          </table:table-cell>
          <table:table-cell table:formula="of:=ROUND(([.G191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POL22708199101</text:p>
          </table:table-cell>
          <table:table-cell office:value-type="string">
            <text:p>HOJNISZ Monika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C192]/[.D192]" office:value-type="float" office:value="1.9">
            <text:p>1.9</text:p>
          </table:table-cell>
          <table:table-cell table:formula="of:=([.C192]-[.$K$183])/[.$J$183]" office:value-type="float" office:value="-1.0125">
            <text:p>-1.0125</text:p>
          </table:table-cell>
          <table:table-cell table:formula="of:=[.F192]/SQRT(1+[.F192]^2)" office:value-type="float" office:value="-0.711485024799433">
            <text:p>-0.7114850248</text:p>
          </table:table-cell>
          <table:table-cell table:formula="of:=ROUND(([.G192]*5)+[.$L$183];2)" office:value-type="float" office:value="1.44">
            <text:p>1.44</text:p>
          </table:table-cell>
          <table:table-cell table:number-columns-repeated="4"/>
        </table:table-row>
        <table:table-row table:style-name="ro1">
          <table:table-cell office:value-type="string">
            <text:p>BTCHN12112198801</text:p>
          </table:table-cell>
          <table:table-cell office:value-type="string">
            <text:p>REN Long</text:p>
          </table:table-cell>
          <table:table-cell table:number-columns-repeated="2" office:value-type="float" office:value="10">
            <text:p>10</text:p>
          </table:table-cell>
          <table:table-cell table:formula="of:=[.C193]/[.D193]" office:value-type="float" office:value="1">
            <text:p>1</text:p>
          </table:table-cell>
          <table:table-cell table:formula="of:=([.C193]-[.$K$183])/[.$J$183]" office:value-type="float" office:value="-1.125">
            <text:p>-1.125</text:p>
          </table:table-cell>
          <table:table-cell table:formula="of:=[.F193]/SQRT(1+[.F193]^2)" office:value-type="float" office:value="-0.74740931868366">
            <text:p>-0.7474093187</text:p>
          </table:table-cell>
          <table:table-cell table:formula="of:=ROUND(([.G193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KAZ10810198501</text:p>
          </table:table-cell>
          <table:table-cell office:value-type="string">
            <text:p>NAUMIK Sergey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C194]/[.D194]" office:value-type="float" office:value="1.1">
            <text:p>1.1</text:p>
          </table:table-cell>
          <table:table-cell table:formula="of:=([.C194]-[.$K$183])/[.$J$183]" office:value-type="float" office:value="-1.1125">
            <text:p>-1.1125</text:p>
          </table:table-cell>
          <table:table-cell table:formula="of:=[.F194]/SQRT(1+[.F194]^2)" office:value-type="float" office:value="-0.743709508834718">
            <text:p>-0.7437095088</text:p>
          </table:table-cell>
          <table:table-cell table:formula="of:=ROUND(([.G194]*5)+[.$L$183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LAT12211199001</text:p>
          </table:table-cell>
          <table:table-cell office:value-type="string">
            <text:p>KOLESNIKOVS Artur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95]/[.D195]" office:value-type="float" office:value="0.9">
            <text:p>0.9</text:p>
          </table:table-cell>
          <table:table-cell table:formula="of:=([.C195]-[.$K$183])/[.$J$183]" office:value-type="float" office:value="-1.1375">
            <text:p>-1.1375</text:p>
          </table:table-cell>
          <table:table-cell table:formula="of:=[.F195]/SQRT(1+[.F195]^2)" office:value-type="float" office:value="-0.751040873434942">
            <text:p>-0.7510408734</text:p>
          </table:table-cell>
          <table:table-cell table:formula="of:=ROUND(([.G195]*5)+[.$L$183];2)"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BTGBR23001198701</text:p>
          </table:table-cell>
          <table:table-cell office:value-type="string">
            <text:p>LIGHTFOOT Amanda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196]/[.D196]" office:value-type="float" office:value="1.5">
            <text:p>1.5</text:p>
          </table:table-cell>
          <table:table-cell table:formula="of:=([.C196]-[.$K$183])/[.$J$183]" office:value-type="float" office:value="-1.0625">
            <text:p>-1.0625</text:p>
          </table:table-cell>
          <table:table-cell table:formula="of:=[.F196]/SQRT(1+[.F196]^2)" office:value-type="float" office:value="-0.728199992692803">
            <text:p>-0.7281999927</text:p>
          </table:table-cell>
          <table:table-cell table:formula="of:=ROUND(([.G196]*5)+[.$L$183];2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BTSUI12304198101</text:p>
          </table:table-cell>
          <table:table-cell office:value-type="string">
            <text:p>STEBLER Christia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197]/[.D197]" office:value-type="float" office:value="0.2">
            <text:p>0.2</text:p>
          </table:table-cell>
          <table:table-cell table:formula="of:=([.C197]-[.$K$183])/[.$J$183]" office:value-type="float" office:value="-1.225">
            <text:p>-1.225</text:p>
          </table:table-cell>
          <table:table-cell table:formula="of:=[.F197]/SQRT(1+[.F197]^2)" office:value-type="float" office:value="-0.774661200142519">
            <text:p>-0.7746612001</text:p>
          </table:table-cell>
          <table:table-cell table:formula="of:=ROUND(([.G197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RUS22204198701</text:p>
          </table:table-cell>
          <table:table-cell office:value-type="string">
            <text:p>GLAZYRINA Ekaterina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formula="of:=[.C198]/[.D198]" office:value-type="float" office:value="7.8">
            <text:p>7.8</text:p>
          </table:table-cell>
          <table:table-cell table:formula="of:=([.C198]-[.$K$183])/[.$J$183]" office:value-type="float" office:value="-0.275">
            <text:p>-0.275</text:p>
          </table:table-cell>
          <table:table-cell table:formula="of:=[.F198]/SQRT(1+[.F198]^2)" office:value-type="float" office:value="-0.265156483021042">
            <text:p>-0.265156483</text:p>
          </table:table-cell>
          <table:table-cell table:formula="of:=ROUND(([.G198]*5)+[.$L$183];2)" office:value-type="float" office:value="3.67">
            <text:p>3.67</text:p>
          </table:table-cell>
          <table:table-cell table:number-columns-repeated="4"/>
        </table:table-row>
        <table:table-row table:style-name="ro1">
          <table:table-cell office:value-type="string">
            <text:p>BTJPN20805198001</text:p>
          </table:table-cell>
          <table:table-cell office:value-type="string">
            <text:p>OWADA Itsuk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99]/[.D199]" office:value-type="float" office:value="0.111111111111111">
            <text:p>0.1111111111</text:p>
          </table:table-cell>
          <table:table-cell table:formula="of:=([.C199]-[.$K$183])/[.$J$183]" office:value-type="float" office:value="-1.2375">
            <text:p>-1.2375</text:p>
          </table:table-cell>
          <table:table-cell table:formula="of:=[.F199]/SQRT(1+[.F199]^2)" office:value-type="float" office:value="-0.77779345370486">
            <text:p>-0.7777934537</text:p>
          </table:table-cell>
          <table:table-cell table:formula="of:=ROUND(([.G199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UKR10611198101</text:p>
          </table:table-cell>
          <table:table-cell office:value-type="string">
            <text:p>PRYMA Roman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200]/[.D200]" office:value-type="float" office:value="0.555555555555556">
            <text:p>0.5555555556</text:p>
          </table:table-cell>
          <table:table-cell table:formula="of:=([.C200]-[.$K$183])/[.$J$183]" office:value-type="float" office:value="-1.1875">
            <text:p>-1.1875</text:p>
          </table:table-cell>
          <table:table-cell table:formula="of:=[.F200]/SQRT(1+[.F200]^2)" office:value-type="float" office:value="-0.764911198117051">
            <text:p>-0.7649111981</text:p>
          </table:table-cell>
          <table:table-cell table:formula="of:=ROUND(([.G200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BLR10312198701</text:p>
          </table:table-cell>
          <table:table-cell office:value-type="string">
            <text:p>LIADOV Yuryi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201]/[.D201]" office:value-type="float" office:value="0.666666666666667">
            <text:p>0.6666666667</text:p>
          </table:table-cell>
          <table:table-cell table:formula="of:=([.C201]-[.$K$183])/[.$J$183]" office:value-type="float" office:value="-1.175">
            <text:p>-1.175</text:p>
          </table:table-cell>
          <table:table-cell table:formula="of:=[.F201]/SQRT(1+[.F201]^2)" office:value-type="float" office:value="-0.761539389695821">
            <text:p>-0.7615393897</text:p>
          </table:table-cell>
          <table:table-cell table:formula="of:=ROUND(([.G201]*5)+[.$L$183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CHN12205198401</text:p>
          </table:table-cell>
          <table:table-cell office:value-type="string">
            <text:p>CHEN Haibin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202]/[.D202]" office:value-type="float" office:value="0.555555555555556">
            <text:p>0.5555555556</text:p>
          </table:table-cell>
          <table:table-cell table:formula="of:=([.C202]-[.$K$183])/[.$J$183]" office:value-type="float" office:value="-1.1875">
            <text:p>-1.1875</text:p>
          </table:table-cell>
          <table:table-cell table:formula="of:=[.F202]/SQRT(1+[.F202]^2)" office:value-type="float" office:value="-0.764911198117051">
            <text:p>-0.7649111981</text:p>
          </table:table-cell>
          <table:table-cell table:formula="of:=ROUND(([.G202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FIN21404199001</text:p>
          </table:table-cell>
          <table:table-cell office:value-type="string">
            <text:p>MARKKANEN Sann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203]/[.D203]" office:value-type="float" office:value="0.333333333333333">
            <text:p>0.3333333333</text:p>
          </table:table-cell>
          <table:table-cell table:formula="of:=([.C203]-[.$K$183])/[.$J$183]" office:value-type="float" office:value="-1.2125">
            <text:p>-1.2125</text:p>
          </table:table-cell>
          <table:table-cell table:formula="of:=[.F203]/SQRT(1+[.F203]^2)" office:value-type="float" office:value="-0.771470874213838">
            <text:p>-0.7714708742</text:p>
          </table:table-cell>
          <table:table-cell table:formula="of:=ROUND(([.G203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LAT22706199101</text:p>
          </table:table-cell>
          <table:table-cell office:value-type="string">
            <text:p>BENDIKA Baib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204]/[.D204]" office:value-type="float" office:value="0.333333333333333">
            <text:p>0.3333333333</text:p>
          </table:table-cell>
          <table:table-cell table:formula="of:=([.C204]-[.$K$183])/[.$J$183]" office:value-type="float" office:value="-1.2125">
            <text:p>-1.2125</text:p>
          </table:table-cell>
          <table:table-cell table:formula="of:=[.F204]/SQRT(1+[.F204]^2)" office:value-type="float" office:value="-0.771470874213838">
            <text:p>-0.7714708742</text:p>
          </table:table-cell>
          <table:table-cell table:formula="of:=ROUND(([.G204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RUS21105198301</text:p>
          </table:table-cell>
          <table:table-cell office:value-type="string">
            <text:p>ROMANOVA Yana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formula="of:=[.C205]/[.D205]" office:value-type="float" office:value="4.77777777777778">
            <text:p>4.7777777778</text:p>
          </table:table-cell>
          <table:table-cell table:formula="of:=([.C205]-[.$K$183])/[.$J$183]" office:value-type="float" office:value="-0.7125">
            <text:p>-0.7125</text:p>
          </table:table-cell>
          <table:table-cell table:formula="of:=[.F205]/SQRT(1+[.F205]^2)" office:value-type="float" office:value="-0.580274789187795">
            <text:p>-0.5802747892</text:p>
          </table:table-cell>
          <table:table-cell table:formula="of:=ROUND(([.G205]*5)+[.$L$183];2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FIN22302198201</text:p>
          </table:table-cell>
          <table:table-cell office:value-type="string">
            <text:p>OKSANEN Eevamari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206]/[.D206]" office:value-type="float" office:value="0.333333333333333">
            <text:p>0.3333333333</text:p>
          </table:table-cell>
          <table:table-cell table:formula="of:=([.C206]-[.$K$183])/[.$J$183]" office:value-type="float" office:value="-1.2125">
            <text:p>-1.2125</text:p>
          </table:table-cell>
          <table:table-cell table:formula="of:=[.F206]/SQRT(1+[.F206]^2)" office:value-type="float" office:value="-0.771470874213838">
            <text:p>-0.7714708742</text:p>
          </table:table-cell>
          <table:table-cell table:formula="of:=ROUND(([.G206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SWE12705198801</text:p>
          </table:table-cell>
          <table:table-cell office:value-type="string">
            <text:p>ARMGREN Ted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207]/[.D207]" office:value-type="float" office:value="1.22222222222222">
            <text:p>1.2222222222</text:p>
          </table:table-cell>
          <table:table-cell table:formula="of:=([.C207]-[.$K$183])/[.$J$183]" office:value-type="float" office:value="-1.1125">
            <text:p>-1.1125</text:p>
          </table:table-cell>
          <table:table-cell table:formula="of:=[.F207]/SQRT(1+[.F207]^2)" office:value-type="float" office:value="-0.743709508834718">
            <text:p>-0.7437095088</text:p>
          </table:table-cell>
          <table:table-cell table:formula="of:=ROUND(([.G207]*5)+[.$L$183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GER11606198601</text:p>
          </table:table-cell>
          <table:table-cell office:value-type="string">
            <text:p>BOEHM Daniel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[.C208]/[.D208]" office:value-type="float" office:value="4.22222222222222">
            <text:p>4.2222222222</text:p>
          </table:table-cell>
          <table:table-cell table:formula="of:=([.C208]-[.$K$183])/[.$J$183]" office:value-type="float" office:value="-0.775">
            <text:p>-0.775</text:p>
          </table:table-cell>
          <table:table-cell table:formula="of:=[.F208]/SQRT(1+[.F208]^2)" office:value-type="float" office:value="-0.612571665435814">
            <text:p>-0.6125716654</text:p>
          </table:table-cell>
          <table:table-cell table:formula="of:=ROUND(([.G208]*5)+[.$L$183];2)" office:value-type="float" office:value="1.94">
            <text:p>1.94</text:p>
          </table:table-cell>
          <table:table-cell table:number-columns-repeated="4"/>
        </table:table-row>
        <table:table-row table:style-name="ro1">
          <table:table-cell office:value-type="string">
            <text:p>BTUSA11806198701</text:p>
          </table:table-cell>
          <table:table-cell office:value-type="string">
            <text:p>CURRIER Russell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formula="of:=[.C209]/[.D209]" office:value-type="float" office:value="5.55555555555556">
            <text:p>5.5555555556</text:p>
          </table:table-cell>
          <table:table-cell table:formula="of:=([.C209]-[.$K$183])/[.$J$183]" office:value-type="float" office:value="-0.625">
            <text:p>-0.625</text:p>
          </table:table-cell>
          <table:table-cell table:formula="of:=[.F209]/SQRT(1+[.F209]^2)" office:value-type="float" office:value="-0.52999894000318">
            <text:p>-0.52999894</text:p>
          </table:table-cell>
          <table:table-cell table:formula="of:=ROUND(([.G209]*5)+[.$L$183];2)" office:value-type="float" office:value="2.35">
            <text:p>2.35</text:p>
          </table:table-cell>
          <table:table-cell table:number-columns-repeated="4"/>
        </table:table-row>
        <table:table-row table:style-name="ro1">
          <table:table-cell office:value-type="string">
            <text:p>BTNOR22105199001</text:p>
          </table:table-cell>
          <table:table-cell office:value-type="string">
            <text:p>ECKHOFF Tiril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formula="of:=[.C210]/[.D210]" office:value-type="float" office:value="3.55555555555556">
            <text:p>3.5555555556</text:p>
          </table:table-cell>
          <table:table-cell table:formula="of:=([.C210]-[.$K$183])/[.$J$183]" office:value-type="float" office:value="-0.85">
            <text:p>-0.85</text:p>
          </table:table-cell>
          <table:table-cell table:formula="of:=[.F210]/SQRT(1+[.F210]^2)" office:value-type="float" office:value="-0.64764842009554">
            <text:p>-0.6476484201</text:p>
          </table:table-cell>
          <table:table-cell table:formula="of:=ROUND(([.G210]*5)+[.$L$183];2)" office:value-type="float" office:value="1.76">
            <text:p>1.76</text:p>
          </table:table-cell>
          <table:table-cell table:number-columns-repeated="4"/>
        </table:table-row>
        <table:table-row table:style-name="ro1">
          <table:table-cell office:value-type="string">
            <text:p>BTLTU10806199101</text:p>
          </table:table-cell>
          <table:table-cell office:value-type="string">
            <text:p>DOMBROVSKI Karol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211]/[.D211]" office:value-type="float" office:value="0.25">
            <text:p>0.25</text:p>
          </table:table-cell>
          <table:table-cell table:formula="of:=([.C211]-[.$K$183])/[.$J$183]" office:value-type="float" office:value="-1.225">
            <text:p>-1.225</text:p>
          </table:table-cell>
          <table:table-cell table:formula="of:=[.F211]/SQRT(1+[.F211]^2)" office:value-type="float" office:value="-0.774661200142519">
            <text:p>-0.7746612001</text:p>
          </table:table-cell>
          <table:table-cell table:formula="of:=ROUND(([.G211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SUI12206199001</text:p>
          </table:table-cell>
          <table:table-cell office:value-type="string">
            <text:p>DOLDER Mario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C212]/[.D212]" office:value-type="float" office:value="0.625">
            <text:p>0.625</text:p>
          </table:table-cell>
          <table:table-cell table:formula="of:=([.C212]-[.$K$183])/[.$J$183]" office:value-type="float" office:value="-1.1875">
            <text:p>-1.1875</text:p>
          </table:table-cell>
          <table:table-cell table:formula="of:=[.F212]/SQRT(1+[.F212]^2)" office:value-type="float" office:value="-0.764911198117051">
            <text:p>-0.7649111981</text:p>
          </table:table-cell>
          <table:table-cell table:formula="of:=ROUND(([.G212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KOR20306198901</text:p>
          </table:table-cell>
          <table:table-cell office:value-type="string">
            <text:p>KIM Seon-Su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13]/[.D213]" office:value-type="float" office:value="0.125">
            <text:p>0.125</text:p>
          </table:table-cell>
          <table:table-cell table:formula="of:=([.C213]-[.$K$183])/[.$J$183]" office:value-type="float" office:value="-1.2375">
            <text:p>-1.2375</text:p>
          </table:table-cell>
          <table:table-cell table:formula="of:=[.F213]/SQRT(1+[.F213]^2)" office:value-type="float" office:value="-0.77779345370486">
            <text:p>-0.7777934537</text:p>
          </table:table-cell>
          <table:table-cell table:formula="of:=ROUND(([.G213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GBR11602198301</text:p>
          </table:table-cell>
          <table:table-cell office:value-type="string">
            <text:p>KANE Kevi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214]/[.D214]" office:value-type="float" office:value="0.375">
            <text:p>0.375</text:p>
          </table:table-cell>
          <table:table-cell table:formula="of:=([.C214]-[.$K$183])/[.$J$183]" office:value-type="float" office:value="-1.2125">
            <text:p>-1.2125</text:p>
          </table:table-cell>
          <table:table-cell table:formula="of:=[.F214]/SQRT(1+[.F214]^2)" office:value-type="float" office:value="-0.771470874213838">
            <text:p>-0.7714708742</text:p>
          </table:table-cell>
          <table:table-cell table:formula="of:=ROUND(([.G214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CZE20812198801</text:p>
          </table:table-cell>
          <table:table-cell office:value-type="string">
            <text:p>ZVARICOVA Veronik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215]/[.D215]" office:value-type="float" office:value="0.375">
            <text:p>0.375</text:p>
          </table:table-cell>
          <table:table-cell table:formula="of:=([.C215]-[.$K$183])/[.$J$183]" office:value-type="float" office:value="-1.2125">
            <text:p>-1.2125</text:p>
          </table:table-cell>
          <table:table-cell table:formula="of:=[.F215]/SQRT(1+[.F215]^2)" office:value-type="float" office:value="-0.771470874213838">
            <text:p>-0.7714708742</text:p>
          </table:table-cell>
          <table:table-cell table:formula="of:=ROUND(([.G215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CAN22305198801</text:p>
          </table:table-cell>
          <table:table-cell office:value-type="string">
            <text:p>CRAWFORD Rosanna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C216]/[.D216]" office:value-type="float" office:value="1.25">
            <text:p>1.25</text:p>
          </table:table-cell>
          <table:table-cell table:formula="of:=([.C216]-[.$K$183])/[.$J$183]" office:value-type="float" office:value="-1.125">
            <text:p>-1.125</text:p>
          </table:table-cell>
          <table:table-cell table:formula="of:=[.F216]/SQRT(1+[.F216]^2)" office:value-type="float" office:value="-0.74740931868366">
            <text:p>-0.7474093187</text:p>
          </table:table-cell>
          <table:table-cell table:formula="of:=ROUND(([.G216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KOR22302199301</text:p>
          </table:table-cell>
          <table:table-cell office:value-type="string">
            <text:p>KIM Seora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217]/[.D217]" office:value-type="float" office:value="1.375">
            <text:p>1.375</text:p>
          </table:table-cell>
          <table:table-cell table:formula="of:=([.C217]-[.$K$183])/[.$J$183]" office:value-type="float" office:value="-1.1125">
            <text:p>-1.1125</text:p>
          </table:table-cell>
          <table:table-cell table:formula="of:=[.F217]/SQRT(1+[.F217]^2)" office:value-type="float" office:value="-0.743709508834718">
            <text:p>-0.7437095088</text:p>
          </table:table-cell>
          <table:table-cell table:formula="of:=ROUND(([.G217]*5)+[.$L$183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SUI12006198401</text:p>
          </table:table-cell>
          <table:table-cell office:value-type="string">
            <text:p>BOECKLI Claudio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218]/[.D218]" office:value-type="float" office:value="0.75">
            <text:p>0.75</text:p>
          </table:table-cell>
          <table:table-cell table:formula="of:=([.C218]-[.$K$183])/[.$J$183]" office:value-type="float" office:value="-1.175">
            <text:p>-1.175</text:p>
          </table:table-cell>
          <table:table-cell table:formula="of:=[.F218]/SQRT(1+[.F218]^2)" office:value-type="float" office:value="-0.761539389695821">
            <text:p>-0.7615393897</text:p>
          </table:table-cell>
          <table:table-cell table:formula="of:=ROUND(([.G218]*5)+[.$L$183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UKR21909199001</text:p>
          </table:table-cell>
          <table:table-cell office:value-type="string">
            <text:p>DZHYMA Juliya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C219]/[.D219]" office:value-type="float" office:value="4.5">
            <text:p>4.5</text:p>
          </table:table-cell>
          <table:table-cell table:formula="of:=([.C219]-[.$K$183])/[.$J$183]" office:value-type="float" office:value="-0.8">
            <text:p>-0.8</text:p>
          </table:table-cell>
          <table:table-cell table:formula="of:=[.F219]/SQRT(1+[.F219]^2)" office:value-type="float" office:value="-0.624695047554424">
            <text:p>-0.6246950476</text:p>
          </table:table-cell>
          <table:table-cell table:formula="of:=ROUND(([.G219]*5)+[.$L$183];2)" office:value-type="float" office:value="1.88">
            <text:p>1.88</text:p>
          </table:table-cell>
          <table:table-cell table:number-columns-repeated="4"/>
        </table:table-row>
        <table:table-row table:style-name="ro1">
          <table:table-cell office:value-type="string">
            <text:p>BTITA12610197701</text:p>
          </table:table-cell>
          <table:table-cell office:value-type="string">
            <text:p>VUILLERMOZ Rene Lauren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220]/[.D220]" office:value-type="float" office:value="0.375">
            <text:p>0.375</text:p>
          </table:table-cell>
          <table:table-cell table:formula="of:=([.C220]-[.$K$183])/[.$J$183]" office:value-type="float" office:value="-1.2125">
            <text:p>-1.2125</text:p>
          </table:table-cell>
          <table:table-cell table:formula="of:=[.F220]/SQRT(1+[.F220]^2)" office:value-type="float" office:value="-0.771470874213838">
            <text:p>-0.7714708742</text:p>
          </table:table-cell>
          <table:table-cell table:formula="of:=ROUND(([.G220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LTU21704198501</text:p>
          </table:table-cell>
          <table:table-cell office:value-type="string">
            <text:p>KOCERGINA Natalij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C221]/[.D221]" office:value-type="float" office:value="0">
            <text:p>0</text:p>
          </table:table-cell>
          <table:table-cell table:formula="of:=([.C221]-[.$K$183])/[.$J$183]" office:value-type="float" office:value="-1.25">
            <text:p>-1.25</text:p>
          </table:table-cell>
          <table:table-cell table:formula="of:=[.F221]/SQRT(1+[.F221]^2)" office:value-type="float" office:value="-0.78086880944303">
            <text:p>-0.7808688094</text:p>
          </table:table-cell>
          <table:table-cell table:formula="of:=ROUND(([.G221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AT21311199101</text:p>
          </table:table-cell>
          <table:table-cell office:value-type="string">
            <text:p>BRICE Anet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222]/[.D222]" office:value-type="float" office:value="0.428571428571429">
            <text:p>0.4285714286</text:p>
          </table:table-cell>
          <table:table-cell table:formula="of:=([.C222]-[.$K$183])/[.$J$183]" office:value-type="float" office:value="-1.2125">
            <text:p>-1.2125</text:p>
          </table:table-cell>
          <table:table-cell table:formula="of:=[.F222]/SQRT(1+[.F222]^2)" office:value-type="float" office:value="-0.771470874213838">
            <text:p>-0.7714708742</text:p>
          </table:table-cell>
          <table:table-cell table:formula="of:=ROUND(([.G222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GBR12305197801</text:p>
          </table:table-cell>
          <table:table-cell office:value-type="string">
            <text:p>LAPONDER Marcel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C223]/[.D223]" office:value-type="float" office:value="1.57142857142857">
            <text:p>1.5714285714</text:p>
          </table:table-cell>
          <table:table-cell table:formula="of:=([.C223]-[.$K$183])/[.$J$183]" office:value-type="float" office:value="-1.1125">
            <text:p>-1.1125</text:p>
          </table:table-cell>
          <table:table-cell table:formula="of:=[.F223]/SQRT(1+[.F223]^2)" office:value-type="float" office:value="-0.743709508834718">
            <text:p>-0.7437095088</text:p>
          </table:table-cell>
          <table:table-cell table:formula="of:=ROUND(([.G223]*5)+[.$L$183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CAN11902198601</text:p>
          </table:table-cell>
          <table:table-cell office:value-type="string">
            <text:p>BEDARD Marc Andr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224]/[.D224]" office:value-type="float" office:value="0.428571428571429">
            <text:p>0.4285714286</text:p>
          </table:table-cell>
          <table:table-cell table:formula="of:=([.C224]-[.$K$183])/[.$J$183]" office:value-type="float" office:value="-1.2125">
            <text:p>-1.2125</text:p>
          </table:table-cell>
          <table:table-cell table:formula="of:=[.F224]/SQRT(1+[.F224]^2)" office:value-type="float" office:value="-0.771470874213838">
            <text:p>-0.7714708742</text:p>
          </table:table-cell>
          <table:table-cell table:formula="of:=ROUND(([.G224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LTU12203198201</text:p>
          </table:table-cell>
          <table:table-cell office:value-type="string">
            <text:p>LAVRINOVIC Aleksand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25]/[.D225]" office:value-type="float" office:value="0.142857142857143">
            <text:p>0.1428571429</text:p>
          </table:table-cell>
          <table:table-cell table:formula="of:=([.C225]-[.$K$183])/[.$J$183]" office:value-type="float" office:value="-1.2375">
            <text:p>-1.2375</text:p>
          </table:table-cell>
          <table:table-cell table:formula="of:=[.F225]/SQRT(1+[.F225]^2)" office:value-type="float" office:value="-0.77779345370486">
            <text:p>-0.7777934537</text:p>
          </table:table-cell>
          <table:table-cell table:formula="of:=ROUND(([.G225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CZE20111198901</text:p>
          </table:table-cell>
          <table:table-cell office:value-type="string">
            <text:p>SOUKALOVA Gabriela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[.C226]/[.D226]" office:value-type="float" office:value="2.57142857142857">
            <text:p>2.5714285714</text:p>
          </table:table-cell>
          <table:table-cell table:formula="of:=([.C226]-[.$K$183])/[.$J$183]" office:value-type="float" office:value="-1.025">
            <text:p>-1.025</text:p>
          </table:table-cell>
          <table:table-cell table:formula="of:=[.F226]/SQRT(1+[.F226]^2)" office:value-type="float" office:value="-0.715781948377211">
            <text:p>-0.7157819484</text:p>
          </table:table-cell>
          <table:table-cell table:formula="of:=ROUND(([.G226]*5)+[.$L$183];2)" office:value-type="float" office:value="1.42">
            <text:p>1.42</text:p>
          </table:table-cell>
          <table:table-cell table:number-columns-repeated="4"/>
        </table:table-row>
        <table:table-row table:style-name="ro1">
          <table:table-cell office:value-type="string">
            <text:p>BTBUL21004199201</text:p>
          </table:table-cell>
          <table:table-cell office:value-type="string">
            <text:p>STOYANOVA Desislav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227]/[.D227]" office:value-type="float" office:value="0.714285714285714">
            <text:p>0.7142857143</text:p>
          </table:table-cell>
          <table:table-cell table:formula="of:=([.C227]-[.$K$183])/[.$J$183]" office:value-type="float" office:value="-1.1875">
            <text:p>-1.1875</text:p>
          </table:table-cell>
          <table:table-cell table:formula="of:=[.F227]/SQRT(1+[.F227]^2)" office:value-type="float" office:value="-0.764911198117051">
            <text:p>-0.7649111981</text:p>
          </table:table-cell>
          <table:table-cell table:formula="of:=ROUND(([.G227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CHN21005199201</text:p>
          </table:table-cell>
          <table:table-cell office:value-type="string">
            <text:p>ZHANG Yan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[.C228]/[.D228]" office:value-type="float" office:value="3.57142857142857">
            <text:p>3.5714285714</text:p>
          </table:table-cell>
          <table:table-cell table:formula="of:=([.C228]-[.$K$183])/[.$J$183]" office:value-type="float" office:value="-0.9375">
            <text:p>-0.9375</text:p>
          </table:table-cell>
          <table:table-cell table:formula="of:=[.F228]/SQRT(1+[.F228]^2)" office:value-type="float" office:value="-0.68394112888133">
            <text:p>-0.6839411289</text:p>
          </table:table-cell>
          <table:table-cell table:formula="of:=ROUND(([.G228]*5)+[.$L$183];2)"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string">
            <text:p>BTNOR21203199001</text:p>
          </table:table-cell>
          <table:table-cell office:value-type="string">
            <text:p>NOSSUM Ane Skrov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29]/[.D229]" office:value-type="float" office:value="0.142857142857143">
            <text:p>0.1428571429</text:p>
          </table:table-cell>
          <table:table-cell table:formula="of:=([.C229]-[.$K$183])/[.$J$183]" office:value-type="float" office:value="-1.2375">
            <text:p>-1.2375</text:p>
          </table:table-cell>
          <table:table-cell table:formula="of:=[.F229]/SQRT(1+[.F229]^2)" office:value-type="float" office:value="-0.77779345370486">
            <text:p>-0.7777934537</text:p>
          </table:table-cell>
          <table:table-cell table:formula="of:=ROUND(([.G229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RUS22510198601</text:p>
          </table:table-cell>
          <table:table-cell office:value-type="string">
            <text:p>SHUMILOVA Ekaterin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30]/[.D230]" office:value-type="float" office:value="1.42857142857143">
            <text:p>1.4285714286</text:p>
          </table:table-cell>
          <table:table-cell table:formula="of:=([.C230]-[.$K$183])/[.$J$183]" office:value-type="float" office:value="-1.125">
            <text:p>-1.125</text:p>
          </table:table-cell>
          <table:table-cell table:formula="of:=[.F230]/SQRT(1+[.F230]^2)" office:value-type="float" office:value="-0.74740931868366">
            <text:p>-0.7474093187</text:p>
          </table:table-cell>
          <table:table-cell table:formula="of:=ROUND(([.G230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BEL12604197101</text:p>
          </table:table-cell>
          <table:table-cell office:value-type="string">
            <text:p>LANGER Thorst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231]/[.D231]" office:value-type="float" office:value="0.571428571428571">
            <text:p>0.5714285714</text:p>
          </table:table-cell>
          <table:table-cell table:formula="of:=([.C231]-[.$K$183])/[.$J$183]" office:value-type="float" office:value="-1.2">
            <text:p>-1.2</text:p>
          </table:table-cell>
          <table:table-cell table:formula="of:=[.F231]/SQRT(1+[.F231]^2)" office:value-type="float" office:value="-0.768221279597376">
            <text:p>-0.7682212796</text:p>
          </table:table-cell>
          <table:table-cell table:formula="of:=ROUND(([.G231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UKR11801198401</text:p>
          </table:table-cell>
          <table:table-cell office:value-type="string">
            <text:p>BEREZHNOY Oleg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[.C232]/[.D232]" office:value-type="float" office:value="4.28571428571429">
            <text:p>4.2857142857</text:p>
          </table:table-cell>
          <table:table-cell table:formula="of:=([.C232]-[.$K$183])/[.$J$183]" office:value-type="float" office:value="-0.875">
            <text:p>-0.875</text:p>
          </table:table-cell>
          <table:table-cell table:formula="of:=[.F232]/SQRT(1+[.F232]^2)" office:value-type="float" office:value="-0.658504607868518">
            <text:p>-0.6585046079</text:p>
          </table:table-cell>
          <table:table-cell table:formula="of:=ROUND(([.G232]*5)+[.$L$183];2)" office:value-type="float" office:value="1.71">
            <text:p>1.71</text:p>
          </table:table-cell>
          <table:table-cell table:number-columns-repeated="4"/>
        </table:table-row>
        <table:table-row table:style-name="ro1">
          <table:table-cell office:value-type="string">
            <text:p>BTGER11705198801</text:p>
          </table:table-cell>
          <table:table-cell office:value-type="string">
            <text:p>LESSER Erik</text:p>
          </table:table-cell>
          <table:table-cell table:number-columns-repeated="2" office:value-type="float" office:value="7">
            <text:p>7</text:p>
          </table:table-cell>
          <table:table-cell table:formula="of:=[.C233]/[.D233]" office:value-type="float" office:value="1">
            <text:p>1</text:p>
          </table:table-cell>
          <table:table-cell table:formula="of:=([.C233]-[.$K$183])/[.$J$183]" office:value-type="float" office:value="-1.1625">
            <text:p>-1.1625</text:p>
          </table:table-cell>
          <table:table-cell table:formula="of:=[.F233]/SQRT(1+[.F233]^2)" office:value-type="float" office:value="-0.758104592340947">
            <text:p>-0.7581045923</text:p>
          </table:table-cell>
          <table:table-cell table:formula="of:=ROUND(([.G233]*5)+[.$L$183];2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BTSCG10402198601</text:p>
          </table:table-cell>
          <table:table-cell office:value-type="string">
            <text:p>HODZIC Edi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234]/[.D234]" office:value-type="float" office:value="1.14285714285714">
            <text:p>1.1428571429</text:p>
          </table:table-cell>
          <table:table-cell table:formula="of:=([.C234]-[.$K$183])/[.$J$183]" office:value-type="float" office:value="-1.15">
            <text:p>-1.15</text:p>
          </table:table-cell>
          <table:table-cell table:formula="of:=[.F234]/SQRT(1+[.F234]^2)" office:value-type="float" office:value="-0.754605522163505">
            <text:p>-0.7546055222</text:p>
          </table:table-cell>
          <table:table-cell table:formula="of:=ROUND(([.G234]*5)+[.$L$183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AUT20212198901</text:p>
          </table:table-cell>
          <table:table-cell office:value-type="string">
            <text:p>DUERINGER Ramona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C235]/[.D235]" office:value-type="float" office:value="1.28571428571429">
            <text:p>1.2857142857</text:p>
          </table:table-cell>
          <table:table-cell table:formula="of:=([.C235]-[.$K$183])/[.$J$183]" office:value-type="float" office:value="-1.1375">
            <text:p>-1.1375</text:p>
          </table:table-cell>
          <table:table-cell table:formula="of:=[.F235]/SQRT(1+[.F235]^2)" office:value-type="float" office:value="-0.751040873434942">
            <text:p>-0.7510408734</text:p>
          </table:table-cell>
          <table:table-cell table:formula="of:=ROUND(([.G235]*5)+[.$L$183];2)"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BTGER10709198101</text:p>
          </table:table-cell>
          <table:table-cell office:value-type="string">
            <text:p>GRAF Daniel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formula="of:=[.C236]/[.D236]" office:value-type="float" office:value="5.83333333333333">
            <text:p>5.8333333333</text:p>
          </table:table-cell>
          <table:table-cell table:formula="of:=([.C236]-[.$K$183])/[.$J$183]" office:value-type="float" office:value="-0.8125">
            <text:p>-0.8125</text:p>
          </table:table-cell>
          <table:table-cell table:formula="of:=[.F236]/SQRT(1+[.F236]^2)" office:value-type="float" office:value="-0.630592625094466">
            <text:p>-0.6305926251</text:p>
          </table:table-cell>
          <table:table-cell table:formula="of:=ROUND(([.G236]*5)+[.$L$183];2)" office:value-type="float" office:value="1.85">
            <text:p>1.85</text:p>
          </table:table-cell>
          <table:table-cell table:number-columns-repeated="4"/>
        </table:table-row>
        <table:table-row table:style-name="ro1">
          <table:table-cell office:value-type="string">
            <text:p>BTBUL11402198601</text:p>
          </table:table-cell>
          <table:table-cell office:value-type="string">
            <text:p>BOGDANOV Marti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C237]/[.D237]" office:value-type="float" office:value="2.66666666666667">
            <text:p>2.6666666667</text:p>
          </table:table-cell>
          <table:table-cell table:formula="of:=([.C237]-[.$K$183])/[.$J$183]" office:value-type="float" office:value="-1.05">
            <text:p>-1.05</text:p>
          </table:table-cell>
          <table:table-cell table:formula="of:=[.F237]/SQRT(1+[.F237]^2)" office:value-type="float" office:value="-0.724137931034483">
            <text:p>-0.724137931</text:p>
          </table:table-cell>
          <table:table-cell table:formula="of:=ROUND(([.G237]*5)+[.$L$183];2)" office:value-type="float" office:value="1.38">
            <text:p>1.38</text:p>
          </table:table-cell>
          <table:table-cell table:number-columns-repeated="4"/>
        </table:table-row>
        <table:table-row table:style-name="ro1">
          <table:table-cell office:value-type="string">
            <text:p>BTGBR23011198401</text:p>
          </table:table-cell>
          <table:table-cell office:value-type="string">
            <text:p>JONES Nery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38]/[.D238]" office:value-type="float" office:value="0.166666666666667">
            <text:p>0.1666666667</text:p>
          </table:table-cell>
          <table:table-cell table:formula="of:=([.C238]-[.$K$183])/[.$J$183]" office:value-type="float" office:value="-1.2375">
            <text:p>-1.2375</text:p>
          </table:table-cell>
          <table:table-cell table:formula="of:=[.F238]/SQRT(1+[.F238]^2)" office:value-type="float" office:value="-0.77779345370486">
            <text:p>-0.7777934537</text:p>
          </table:table-cell>
          <table:table-cell table:formula="of:=ROUND(([.G238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FRA22502198801</text:p>
          </table:table-cell>
          <table:table-cell office:value-type="string">
            <text:p>BOSC Laure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C239]/[.D239]" office:value-type="float" office:value="3.33333333333333">
            <text:p>3.3333333333</text:p>
          </table:table-cell>
          <table:table-cell table:formula="of:=([.C239]-[.$K$183])/[.$J$183]" office:value-type="float" office:value="-1">
            <text:p>-1</text:p>
          </table:table-cell>
          <table:table-cell table:formula="of:=[.F239]/SQRT(1+[.F239]^2)" office:value-type="float" office:value="-0.707106781186547">
            <text:p>-0.7071067812</text:p>
          </table:table-cell>
          <table:table-cell table:formula="of:=ROUND(([.G239]*5)+[.$L$183];2)" office:value-type="float" office:value="1.46">
            <text:p>1.46</text:p>
          </table:table-cell>
          <table:table-cell table:number-columns-repeated="4"/>
        </table:table-row>
        <table:table-row table:style-name="ro1">
          <table:table-cell office:value-type="string">
            <text:p>BTUSA22604198202</text:p>
          </table:table-cell>
          <table:table-cell office:value-type="string">
            <text:p>BARNES Lanny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240]/[.D240]" office:value-type="float" office:value="1.83333333333333">
            <text:p>1.8333333333</text:p>
          </table:table-cell>
          <table:table-cell table:formula="of:=([.C240]-[.$K$183])/[.$J$183]" office:value-type="float" office:value="-1.1125">
            <text:p>-1.1125</text:p>
          </table:table-cell>
          <table:table-cell table:formula="of:=[.F240]/SQRT(1+[.F240]^2)" office:value-type="float" office:value="-0.743709508834718">
            <text:p>-0.7437095088</text:p>
          </table:table-cell>
          <table:table-cell table:formula="of:=ROUND(([.G240]*5)+[.$L$183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SWE22109198601</text:p>
          </table:table-cell>
          <table:table-cell office:value-type="string">
            <text:p>MATTSSON Eli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241]/[.D241]" office:value-type="float" office:value="0.333333333333333">
            <text:p>0.3333333333</text:p>
          </table:table-cell>
          <table:table-cell table:formula="of:=([.C241]-[.$K$183])/[.$J$183]" office:value-type="float" office:value="-1.225">
            <text:p>-1.225</text:p>
          </table:table-cell>
          <table:table-cell table:formula="of:=[.F241]/SQRT(1+[.F241]^2)" office:value-type="float" office:value="-0.774661200142519">
            <text:p>-0.7746612001</text:p>
          </table:table-cell>
          <table:table-cell table:formula="of:=ROUND(([.G241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KOR13003198401</text:p>
          </table:table-cell>
          <table:table-cell office:value-type="string">
            <text:p>LEE In-Bo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242]/[.D242]" office:value-type="float" office:value="0.5">
            <text:p>0.5</text:p>
          </table:table-cell>
          <table:table-cell table:formula="of:=([.C242]-[.$K$183])/[.$J$183]" office:value-type="float" office:value="-1.2125">
            <text:p>-1.2125</text:p>
          </table:table-cell>
          <table:table-cell table:formula="of:=[.F242]/SQRT(1+[.F242]^2)" office:value-type="float" office:value="-0.771470874213838">
            <text:p>-0.7714708742</text:p>
          </table:table-cell>
          <table:table-cell table:formula="of:=ROUND(([.G242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SWE10706198801</text:p>
          </table:table-cell>
          <table:table-cell office:value-type="string">
            <text:p>ARWIDSON Tobias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C243]/[.D243]" office:value-type="float" office:value="2.66666666666667">
            <text:p>2.6666666667</text:p>
          </table:table-cell>
          <table:table-cell table:formula="of:=([.C243]-[.$K$183])/[.$J$183]" office:value-type="float" office:value="-1.05">
            <text:p>-1.05</text:p>
          </table:table-cell>
          <table:table-cell table:formula="of:=[.F243]/SQRT(1+[.F243]^2)" office:value-type="float" office:value="-0.724137931034483">
            <text:p>-0.724137931</text:p>
          </table:table-cell>
          <table:table-cell table:formula="of:=ROUND(([.G243]*5)+[.$L$183];2)" office:value-type="float" office:value="1.38">
            <text:p>1.38</text:p>
          </table:table-cell>
          <table:table-cell table:number-columns-repeated="4"/>
        </table:table-row>
        <table:table-row table:style-name="ro1">
          <table:table-cell office:value-type="string">
            <text:p>BTCAN21009198801</text:p>
          </table:table-cell>
          <table:table-cell office:value-type="string">
            <text:p>HEINICKE Megan</text:p>
          </table:table-cell>
          <table:table-cell table:number-columns-repeated="2" office:value-type="float" office:value="6">
            <text:p>6</text:p>
          </table:table-cell>
          <table:table-cell table:formula="of:=[.C244]/[.D244]" office:value-type="float" office:value="1">
            <text:p>1</text:p>
          </table:table-cell>
          <table:table-cell table:formula="of:=([.C244]-[.$K$183])/[.$J$183]" office:value-type="float" office:value="-1.175">
            <text:p>-1.175</text:p>
          </table:table-cell>
          <table:table-cell table:formula="of:=[.F244]/SQRT(1+[.F244]^2)" office:value-type="float" office:value="-0.761539389695821">
            <text:p>-0.7615393897</text:p>
          </table:table-cell>
          <table:table-cell table:formula="of:=ROUND(([.G244]*5)+[.$L$183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CHN12005198201</text:p>
          </table:table-cell>
          <table:table-cell office:value-type="string">
            <text:p>ZHANG Chengy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245]/[.D245]" office:value-type="float" office:value="0.333333333333333">
            <text:p>0.3333333333</text:p>
          </table:table-cell>
          <table:table-cell table:formula="of:=([.C245]-[.$K$183])/[.$J$183]" office:value-type="float" office:value="-1.225">
            <text:p>-1.225</text:p>
          </table:table-cell>
          <table:table-cell table:formula="of:=[.F245]/SQRT(1+[.F245]^2)" office:value-type="float" office:value="-0.774661200142519">
            <text:p>-0.7746612001</text:p>
          </table:table-cell>
          <table:table-cell table:formula="of:=ROUND(([.G245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ESP12706198801</text:p>
          </table:table-cell>
          <table:table-cell office:value-type="string">
            <text:p>FERNANDEZ MUSSO Manuel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46]/[.D246]" office:value-type="float" office:value="0.833333333333333">
            <text:p>0.8333333333</text:p>
          </table:table-cell>
          <table:table-cell table:formula="of:=([.C246]-[.$K$183])/[.$J$183]" office:value-type="float" office:value="-1.1875">
            <text:p>-1.1875</text:p>
          </table:table-cell>
          <table:table-cell table:formula="of:=[.F246]/SQRT(1+[.F246]^2)" office:value-type="float" office:value="-0.764911198117051">
            <text:p>-0.7649111981</text:p>
          </table:table-cell>
          <table:table-cell table:formula="of:=ROUND(([.G246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NOR10503198601</text:p>
          </table:table-cell>
          <table:table-cell office:value-type="string">
            <text:p>ENG Martin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[.C247]/[.D247]" office:value-type="float" office:value="3.5">
            <text:p>3.5</text:p>
          </table:table-cell>
          <table:table-cell table:formula="of:=([.C247]-[.$K$183])/[.$J$183]" office:value-type="float" office:value="-0.9875">
            <text:p>-0.9875</text:p>
          </table:table-cell>
          <table:table-cell table:formula="of:=[.F247]/SQRT(1+[.F247]^2)" office:value-type="float" office:value="-0.702645672149301">
            <text:p>-0.7026456721</text:p>
          </table:table-cell>
          <table:table-cell table:formula="of:=ROUND(([.G247]*5)+[.$L$183];2)" office:value-type="float" office:value="1.49">
            <text:p>1.49</text:p>
          </table:table-cell>
          <table:table-cell table:number-columns-repeated="4"/>
        </table:table-row>
        <table:table-row table:style-name="ro1">
          <table:table-cell office:value-type="string">
            <text:p>BTSVK21102198201</text:p>
          </table:table-cell>
          <table:table-cell office:value-type="string">
            <text:p>KALINOVA Lubomira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248]/[.D248]" office:value-type="float" office:value="0.666666666666667">
            <text:p>0.6666666667</text:p>
          </table:table-cell>
          <table:table-cell table:formula="of:=([.C248]-[.$K$183])/[.$J$183]" office:value-type="float" office:value="-1.2">
            <text:p>-1.2</text:p>
          </table:table-cell>
          <table:table-cell table:formula="of:=[.F248]/SQRT(1+[.F248]^2)" office:value-type="float" office:value="-0.768221279597376">
            <text:p>-0.7682212796</text:p>
          </table:table-cell>
          <table:table-cell table:formula="of:=ROUND(([.G248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NOR12303198601</text:p>
          </table:table-cell>
          <table:table-cell office:value-type="string">
            <text:p>L'ABEE-LUND Henrik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249]/[.D249]" office:value-type="float" office:value="1.66666666666667">
            <text:p>1.6666666667</text:p>
          </table:table-cell>
          <table:table-cell table:formula="of:=([.C249]-[.$K$183])/[.$J$183]" office:value-type="float" office:value="-1.125">
            <text:p>-1.125</text:p>
          </table:table-cell>
          <table:table-cell table:formula="of:=[.F249]/SQRT(1+[.F249]^2)" office:value-type="float" office:value="-0.74740931868366">
            <text:p>-0.7474093187</text:p>
          </table:table-cell>
          <table:table-cell table:formula="of:=ROUND(([.G249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ROM22010198501</text:p>
          </table:table-cell>
          <table:table-cell office:value-type="string">
            <text:p>SZOECS Emoek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50]/[.D250]" office:value-type="float" office:value="0.833333333333333">
            <text:p>0.8333333333</text:p>
          </table:table-cell>
          <table:table-cell table:formula="of:=([.C250]-[.$K$183])/[.$J$183]" office:value-type="float" office:value="-1.1875">
            <text:p>-1.1875</text:p>
          </table:table-cell>
          <table:table-cell table:formula="of:=[.F250]/SQRT(1+[.F250]^2)" office:value-type="float" office:value="-0.764911198117051">
            <text:p>-0.7649111981</text:p>
          </table:table-cell>
          <table:table-cell table:formula="of:=ROUND(([.G250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FIN12109198701</text:p>
          </table:table-cell>
          <table:table-cell office:value-type="string">
            <text:p>SIMOLA Ville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C251]/[.D251]" office:value-type="float" office:value="1.83333333333333">
            <text:p>1.8333333333</text:p>
          </table:table-cell>
          <table:table-cell table:formula="of:=([.C251]-[.$K$183])/[.$J$183]" office:value-type="float" office:value="-1.1125">
            <text:p>-1.1125</text:p>
          </table:table-cell>
          <table:table-cell table:formula="of:=[.F251]/SQRT(1+[.F251]^2)" office:value-type="float" office:value="-0.743709508834718">
            <text:p>-0.7437095088</text:p>
          </table:table-cell>
          <table:table-cell table:formula="of:=ROUND(([.G251]*5)+[.$L$183];2)" office:value-type="float" office:value="1.28">
            <text:p>1.28</text:p>
          </table:table-cell>
          <table:table-cell table:number-columns-repeated="4"/>
        </table:table-row>
        <table:table-row table:style-name="ro1">
          <table:table-cell office:value-type="string">
            <text:p>BTNED21907199201</text:p>
          </table:table-cell>
          <table:table-cell office:value-type="string">
            <text:p>SLOOF Chardi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52]/[.D252]" office:value-type="float" office:value="0">
            <text:p>0</text:p>
          </table:table-cell>
          <table:table-cell table:formula="of:=([.C252]-[.$K$183])/[.$J$183]" office:value-type="float" office:value="-1.25">
            <text:p>-1.25</text:p>
          </table:table-cell>
          <table:table-cell table:formula="of:=[.F252]/SQRT(1+[.F252]^2)" office:value-type="float" office:value="-0.78086880944303">
            <text:p>-0.7808688094</text:p>
          </table:table-cell>
          <table:table-cell table:formula="of:=ROUND(([.G25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22912198001</text:p>
          </table:table-cell>
          <table:table-cell office:value-type="string">
            <text:p>MOERKVE Jori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53]/[.D253]" office:value-type="float" office:value="0.6">
            <text:p>0.6</text:p>
          </table:table-cell>
          <table:table-cell table:formula="of:=([.C253]-[.$K$183])/[.$J$183]" office:value-type="float" office:value="-1.2125">
            <text:p>-1.2125</text:p>
          </table:table-cell>
          <table:table-cell table:formula="of:=[.F253]/SQRT(1+[.F253]^2)" office:value-type="float" office:value="-0.771470874213838">
            <text:p>-0.7714708742</text:p>
          </table:table-cell>
          <table:table-cell table:formula="of:=ROUND(([.G253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BLR22006198901</text:p>
          </table:table-cell>
          <table:table-cell office:value-type="string">
            <text:p>TALKACH Al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54]/[.D254]" office:value-type="float" office:value="0.4">
            <text:p>0.4</text:p>
          </table:table-cell>
          <table:table-cell table:formula="of:=([.C254]-[.$K$183])/[.$J$183]" office:value-type="float" office:value="-1.225">
            <text:p>-1.225</text:p>
          </table:table-cell>
          <table:table-cell table:formula="of:=[.F254]/SQRT(1+[.F254]^2)" office:value-type="float" office:value="-0.774661200142519">
            <text:p>-0.7746612001</text:p>
          </table:table-cell>
          <table:table-cell table:formula="of:=ROUND(([.G254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KAZ11203198601</text:p>
          </table:table-cell>
          <table:table-cell office:value-type="string">
            <text:p>TRIFONOV Alexand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55]/[.D255]" office:value-type="float" office:value="0.6">
            <text:p>0.6</text:p>
          </table:table-cell>
          <table:table-cell table:formula="of:=([.C255]-[.$K$183])/[.$J$183]" office:value-type="float" office:value="-1.2125">
            <text:p>-1.2125</text:p>
          </table:table-cell>
          <table:table-cell table:formula="of:=[.F255]/SQRT(1+[.F255]^2)" office:value-type="float" office:value="-0.771470874213838">
            <text:p>-0.7714708742</text:p>
          </table:table-cell>
          <table:table-cell table:formula="of:=ROUND(([.G255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SWE21607199101</text:p>
          </table:table-cell>
          <table:table-cell office:value-type="string">
            <text:p>ANDERSSON Ingel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56]/[.D256]" office:value-type="float" office:value="0.4">
            <text:p>0.4</text:p>
          </table:table-cell>
          <table:table-cell table:formula="of:=([.C256]-[.$K$183])/[.$J$183]" office:value-type="float" office:value="-1.225">
            <text:p>-1.225</text:p>
          </table:table-cell>
          <table:table-cell table:formula="of:=[.F256]/SQRT(1+[.F256]^2)" office:value-type="float" office:value="-0.774661200142519">
            <text:p>-0.7746612001</text:p>
          </table:table-cell>
          <table:table-cell table:formula="of:=ROUND(([.G256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RUS21209198201</text:p>
          </table:table-cell>
          <table:table-cell office:value-type="string">
            <text:p>SOROKINA Natalia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C257]/[.D257]" office:value-type="float" office:value="3.6">
            <text:p>3.6</text:p>
          </table:table-cell>
          <table:table-cell table:formula="of:=([.C257]-[.$K$183])/[.$J$183]" office:value-type="float" office:value="-1.025">
            <text:p>-1.025</text:p>
          </table:table-cell>
          <table:table-cell table:formula="of:=[.F257]/SQRT(1+[.F257]^2)" office:value-type="float" office:value="-0.715781948377211">
            <text:p>-0.7157819484</text:p>
          </table:table-cell>
          <table:table-cell table:formula="of:=ROUND(([.G257]*5)+[.$L$183];2)" office:value-type="float" office:value="1.42">
            <text:p>1.42</text:p>
          </table:table-cell>
          <table:table-cell table:number-columns-repeated="4"/>
        </table:table-row>
        <table:table-row table:style-name="ro1">
          <table:table-cell office:value-type="string">
            <text:p>BTITA10202198201</text:p>
          </table:table-cell>
          <table:table-cell office:value-type="string">
            <text:p>MARTINELLI Christia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58]/[.D258]" office:value-type="float" office:value="0.4">
            <text:p>0.4</text:p>
          </table:table-cell>
          <table:table-cell table:formula="of:=([.C258]-[.$K$183])/[.$J$183]" office:value-type="float" office:value="-1.225">
            <text:p>-1.225</text:p>
          </table:table-cell>
          <table:table-cell table:formula="of:=[.F258]/SQRT(1+[.F258]^2)" office:value-type="float" office:value="-0.774661200142519">
            <text:p>-0.7746612001</text:p>
          </table:table-cell>
          <table:table-cell table:formula="of:=ROUND(([.G258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CHN12004198601</text:p>
          </table:table-cell>
          <table:table-cell office:value-type="string">
            <text:p>LI Zhongha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59]/[.D259]" office:value-type="float" office:value="0.4">
            <text:p>0.4</text:p>
          </table:table-cell>
          <table:table-cell table:formula="of:=([.C259]-[.$K$183])/[.$J$183]" office:value-type="float" office:value="-1.225">
            <text:p>-1.225</text:p>
          </table:table-cell>
          <table:table-cell table:formula="of:=[.F259]/SQRT(1+[.F259]^2)" office:value-type="float" office:value="-0.774661200142519">
            <text:p>-0.7746612001</text:p>
          </table:table-cell>
          <table:table-cell table:formula="of:=ROUND(([.G259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ITA21710198501</text:p>
          </table:table-cell>
          <table:table-cell office:value-type="string">
            <text:p>FIANDINO Robert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60]/[.D260]" office:value-type="float" office:value="0.6">
            <text:p>0.6</text:p>
          </table:table-cell>
          <table:table-cell table:formula="of:=([.C260]-[.$K$183])/[.$J$183]" office:value-type="float" office:value="-1.2125">
            <text:p>-1.2125</text:p>
          </table:table-cell>
          <table:table-cell table:formula="of:=[.F260]/SQRT(1+[.F260]^2)" office:value-type="float" office:value="-0.771470874213838">
            <text:p>-0.7714708742</text:p>
          </table:table-cell>
          <table:table-cell table:formula="of:=ROUND(([.G260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SLO12112199001</text:p>
          </table:table-cell>
          <table:table-cell office:value-type="string">
            <text:p>KOCEVAR Sim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61]/[.D261]" office:value-type="float" office:value="0.6">
            <text:p>0.6</text:p>
          </table:table-cell>
          <table:table-cell table:formula="of:=([.C261]-[.$K$183])/[.$J$183]" office:value-type="float" office:value="-1.2125">
            <text:p>-1.2125</text:p>
          </table:table-cell>
          <table:table-cell table:formula="of:=[.F261]/SQRT(1+[.F261]^2)" office:value-type="float" office:value="-0.771470874213838">
            <text:p>-0.7714708742</text:p>
          </table:table-cell>
          <table:table-cell table:formula="of:=ROUND(([.G261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USA22604198201</text:p>
          </table:table-cell>
          <table:table-cell office:value-type="string">
            <text:p>BARNES Trac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62]/[.D262]" office:value-type="float" office:value="0.6">
            <text:p>0.6</text:p>
          </table:table-cell>
          <table:table-cell table:formula="of:=([.C262]-[.$K$183])/[.$J$183]" office:value-type="float" office:value="-1.2125">
            <text:p>-1.2125</text:p>
          </table:table-cell>
          <table:table-cell table:formula="of:=[.F262]/SQRT(1+[.F262]^2)" office:value-type="float" office:value="-0.771470874213838">
            <text:p>-0.7714708742</text:p>
          </table:table-cell>
          <table:table-cell table:formula="of:=ROUND(([.G262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LAT10907197001</text:p>
          </table:table-cell>
          <table:table-cell office:value-type="string">
            <text:p>BRICIS Ilmar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63]/[.D263]" office:value-type="float" office:value="0.4">
            <text:p>0.4</text:p>
          </table:table-cell>
          <table:table-cell table:formula="of:=([.C263]-[.$K$183])/[.$J$183]" office:value-type="float" office:value="-1.225">
            <text:p>-1.225</text:p>
          </table:table-cell>
          <table:table-cell table:formula="of:=[.F263]/SQRT(1+[.F263]^2)" office:value-type="float" office:value="-0.774661200142519">
            <text:p>-0.7746612001</text:p>
          </table:table-cell>
          <table:table-cell table:formula="of:=ROUND(([.G263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AUT11201198501</text:p>
          </table:table-cell>
          <table:table-cell office:value-type="string">
            <text:p>EBERHARD Tobia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264]/[.D264]" office:value-type="float" office:value="1.6">
            <text:p>1.6</text:p>
          </table:table-cell>
          <table:table-cell table:formula="of:=([.C264]-[.$K$183])/[.$J$183]" office:value-type="float" office:value="-1.15">
            <text:p>-1.15</text:p>
          </table:table-cell>
          <table:table-cell table:formula="of:=[.F264]/SQRT(1+[.F264]^2)" office:value-type="float" office:value="-0.754605522163505">
            <text:p>-0.7546055222</text:p>
          </table:table-cell>
          <table:table-cell table:formula="of:=ROUND(([.G264]*5)+[.$L$183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EST21302198401</text:p>
          </table:table-cell>
          <table:table-cell office:value-type="string">
            <text:p>SAUE Evel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265]/[.D265]" office:value-type="float" office:value="0.4">
            <text:p>0.4</text:p>
          </table:table-cell>
          <table:table-cell table:formula="of:=([.C265]-[.$K$183])/[.$J$183]" office:value-type="float" office:value="-1.225">
            <text:p>-1.225</text:p>
          </table:table-cell>
          <table:table-cell table:formula="of:=[.F265]/SQRT(1+[.F265]^2)" office:value-type="float" office:value="-0.774661200142519">
            <text:p>-0.7746612001</text:p>
          </table:table-cell>
          <table:table-cell table:formula="of:=ROUND(([.G265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ROU21912199201</text:p>
          </table:table-cell>
          <table:table-cell office:value-type="string">
            <text:p>CIRSTEA Florina Ioan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66]/[.D266]" office:value-type="float" office:value="0.2">
            <text:p>0.2</text:p>
          </table:table-cell>
          <table:table-cell table:formula="of:=([.C266]-[.$K$183])/[.$J$183]" office:value-type="float" office:value="-1.2375">
            <text:p>-1.2375</text:p>
          </table:table-cell>
          <table:table-cell table:formula="of:=[.F266]/SQRT(1+[.F266]^2)" office:value-type="float" office:value="-0.77779345370486">
            <text:p>-0.7777934537</text:p>
          </table:table-cell>
          <table:table-cell table:formula="of:=ROUND(([.G266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CZE22007199001</text:p>
          </table:table-cell>
          <table:table-cell office:value-type="string">
            <text:p>LANDOVA Jitk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67]/[.D267]" office:value-type="float" office:value="0">
            <text:p>0</text:p>
          </table:table-cell>
          <table:table-cell table:formula="of:=([.C267]-[.$K$183])/[.$J$183]" office:value-type="float" office:value="-1.25">
            <text:p>-1.25</text:p>
          </table:table-cell>
          <table:table-cell table:formula="of:=[.F267]/SQRT(1+[.F267]^2)" office:value-type="float" office:value="-0.78086880944303">
            <text:p>-0.7808688094</text:p>
          </table:table-cell>
          <table:table-cell table:formula="of:=ROUND(([.G267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12101198001</text:p>
          </table:table-cell>
          <table:table-cell office:value-type="string">
            <text:p>OS Alexander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C268]/[.D268]" office:value-type="float" office:value="1.8">
            <text:p>1.8</text:p>
          </table:table-cell>
          <table:table-cell table:formula="of:=([.C268]-[.$K$183])/[.$J$183]" office:value-type="float" office:value="-1.1375">
            <text:p>-1.1375</text:p>
          </table:table-cell>
          <table:table-cell table:formula="of:=[.F268]/SQRT(1+[.F268]^2)" office:value-type="float" office:value="-0.751040873434942">
            <text:p>-0.7510408734</text:p>
          </table:table-cell>
          <table:table-cell table:formula="of:=ROUND(([.G268]*5)+[.$L$183];2)"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BTRUS22809198001</text:p>
          </table:table-cell>
          <table:table-cell office:value-type="string">
            <text:p>KHRUSTALEVA Elena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[.C269]/[.D269]" office:value-type="float" office:value="5.4">
            <text:p>5.4</text:p>
          </table:table-cell>
          <table:table-cell table:formula="of:=([.C269]-[.$K$183])/[.$J$183]" office:value-type="float" office:value="-0.9125">
            <text:p>-0.9125</text:p>
          </table:table-cell>
          <table:table-cell table:formula="of:=[.F269]/SQRT(1+[.F269]^2)" office:value-type="float" office:value="-0.674050394139193">
            <text:p>-0.6740503941</text:p>
          </table:table-cell>
          <table:table-cell table:formula="of:=ROUND(([.G269]*5)+[.$L$183];2)" office:value-type="float" office:value="1.63">
            <text:p>1.63</text:p>
          </table:table-cell>
          <table:table-cell table:number-columns-repeated="4"/>
        </table:table-row>
        <table:table-row table:style-name="ro1">
          <table:table-cell office:value-type="string">
            <text:p>BTGBR21008197601</text:p>
          </table:table-cell>
          <table:table-cell office:value-type="string">
            <text:p>WALKER Ade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70]/[.D270]" office:value-type="float" office:value="0">
            <text:p>0</text:p>
          </table:table-cell>
          <table:table-cell table:formula="of:=([.C270]-[.$K$183])/[.$J$183]" office:value-type="float" office:value="-1.25">
            <text:p>-1.25</text:p>
          </table:table-cell>
          <table:table-cell table:formula="of:=[.F270]/SQRT(1+[.F270]^2)" office:value-type="float" office:value="-0.78086880944303">
            <text:p>-0.7808688094</text:p>
          </table:table-cell>
          <table:table-cell table:formula="of:=ROUND(([.G270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WE20506198701</text:p>
          </table:table-cell>
          <table:table-cell office:value-type="string">
            <text:p>LARSSON Emeli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271]/[.D271]" office:value-type="float" office:value="1.25">
            <text:p>1.25</text:p>
          </table:table-cell>
          <table:table-cell table:formula="of:=([.C271]-[.$K$183])/[.$J$183]" office:value-type="float" office:value="-1.1875">
            <text:p>-1.1875</text:p>
          </table:table-cell>
          <table:table-cell table:formula="of:=[.F271]/SQRT(1+[.F271]^2)" office:value-type="float" office:value="-0.764911198117051">
            <text:p>-0.7649111981</text:p>
          </table:table-cell>
          <table:table-cell table:formula="of:=ROUND(([.G271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FIN20712198801</text:p>
          </table:table-cell>
          <table:table-cell office:value-type="string">
            <text:p>REPO Sarian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72]/[.D272]" office:value-type="float" office:value="0.5">
            <text:p>0.5</text:p>
          </table:table-cell>
          <table:table-cell table:formula="of:=([.C272]-[.$K$183])/[.$J$183]" office:value-type="float" office:value="-1.225">
            <text:p>-1.225</text:p>
          </table:table-cell>
          <table:table-cell table:formula="of:=[.F272]/SQRT(1+[.F272]^2)" office:value-type="float" office:value="-0.774661200142519">
            <text:p>-0.7746612001</text:p>
          </table:table-cell>
          <table:table-cell table:formula="of:=ROUND(([.G272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SVK23105198901</text:p>
          </table:table-cell>
          <table:table-cell office:value-type="string">
            <text:p>PREKOPOVA Natali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73]/[.D273]" office:value-type="float" office:value="0.25">
            <text:p>0.25</text:p>
          </table:table-cell>
          <table:table-cell table:formula="of:=([.C273]-[.$K$183])/[.$J$183]" office:value-type="float" office:value="-1.2375">
            <text:p>-1.2375</text:p>
          </table:table-cell>
          <table:table-cell table:formula="of:=[.F273]/SQRT(1+[.F273]^2)" office:value-type="float" office:value="-0.77779345370486">
            <text:p>-0.7777934537</text:p>
          </table:table-cell>
          <table:table-cell table:formula="of:=ROUND(([.G273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SVK12508198701</text:p>
          </table:table-cell>
          <table:table-cell office:value-type="string">
            <text:p>OTCENAS Marti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74]/[.D274]" office:value-type="float" office:value="0.5">
            <text:p>0.5</text:p>
          </table:table-cell>
          <table:table-cell table:formula="of:=([.C274]-[.$K$183])/[.$J$183]" office:value-type="float" office:value="-1.225">
            <text:p>-1.225</text:p>
          </table:table-cell>
          <table:table-cell table:formula="of:=[.F274]/SQRT(1+[.F274]^2)" office:value-type="float" office:value="-0.774661200142519">
            <text:p>-0.7746612001</text:p>
          </table:table-cell>
          <table:table-cell table:formula="of:=ROUND(([.G274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RUS10709198901</text:p>
          </table:table-cell>
          <table:table-cell office:value-type="string">
            <text:p>BURTASOV Maksim</text:p>
          </table:table-cell>
          <table:table-cell table:number-columns-repeated="2" office:value-type="float" office:value="4">
            <text:p>4</text:p>
          </table:table-cell>
          <table:table-cell table:formula="of:=[.C275]/[.D275]" office:value-type="float" office:value="1">
            <text:p>1</text:p>
          </table:table-cell>
          <table:table-cell table:formula="of:=([.C275]-[.$K$183])/[.$J$183]" office:value-type="float" office:value="-1.2">
            <text:p>-1.2</text:p>
          </table:table-cell>
          <table:table-cell table:formula="of:=[.F275]/SQRT(1+[.F275]^2)" office:value-type="float" office:value="-0.768221279597376">
            <text:p>-0.7682212796</text:p>
          </table:table-cell>
          <table:table-cell table:formula="of:=ROUND(([.G275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USA23010198701</text:p>
          </table:table-cell>
          <table:table-cell office:value-type="string">
            <text:p>SPECTOR Laur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76]/[.D276]" office:value-type="float" office:value="0.25">
            <text:p>0.25</text:p>
          </table:table-cell>
          <table:table-cell table:formula="of:=([.C276]-[.$K$183])/[.$J$183]" office:value-type="float" office:value="-1.2375">
            <text:p>-1.2375</text:p>
          </table:table-cell>
          <table:table-cell table:formula="of:=[.F276]/SQRT(1+[.F276]^2)" office:value-type="float" office:value="-0.77779345370486">
            <text:p>-0.7777934537</text:p>
          </table:table-cell>
          <table:table-cell table:formula="of:=ROUND(([.G276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NED10902198501</text:p>
          </table:table-cell>
          <table:table-cell office:value-type="string">
            <text:p>COOL Herbert</text:p>
          </table:table-cell>
          <table:table-cell table:number-columns-repeated="2" office:value-type="float" office:value="4">
            <text:p>4</text:p>
          </table:table-cell>
          <table:table-cell table:formula="of:=[.C277]/[.D277]" office:value-type="float" office:value="1">
            <text:p>1</text:p>
          </table:table-cell>
          <table:table-cell table:formula="of:=([.C277]-[.$K$183])/[.$J$183]" office:value-type="float" office:value="-1.2">
            <text:p>-1.2</text:p>
          </table:table-cell>
          <table:table-cell table:formula="of:=[.F277]/SQRT(1+[.F277]^2)" office:value-type="float" office:value="-0.768221279597376">
            <text:p>-0.7682212796</text:p>
          </table:table-cell>
          <table:table-cell table:formula="of:=ROUND(([.G277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ITA22711199101</text:p>
          </table:table-cell>
          <table:table-cell office:value-type="string">
            <text:p>RUNGGALDIER Alexi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78]/[.D278]" office:value-type="float" office:value="0.5">
            <text:p>0.5</text:p>
          </table:table-cell>
          <table:table-cell table:formula="of:=([.C278]-[.$K$183])/[.$J$183]" office:value-type="float" office:value="-1.225">
            <text:p>-1.225</text:p>
          </table:table-cell>
          <table:table-cell table:formula="of:=[.F278]/SQRT(1+[.F278]^2)" office:value-type="float" office:value="-0.774661200142519">
            <text:p>-0.7746612001</text:p>
          </table:table-cell>
          <table:table-cell table:formula="of:=ROUND(([.G278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CHN21008198301</text:p>
          </table:table-cell>
          <table:table-cell office:value-type="string">
            <text:p>WANG Chunli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279]/[.D279]" office:value-type="float" office:value="1.5">
            <text:p>1.5</text:p>
          </table:table-cell>
          <table:table-cell table:formula="of:=([.C279]-[.$K$183])/[.$J$183]" office:value-type="float" office:value="-1.175">
            <text:p>-1.175</text:p>
          </table:table-cell>
          <table:table-cell table:formula="of:=[.F279]/SQRT(1+[.F279]^2)" office:value-type="float" office:value="-0.761539389695821">
            <text:p>-0.7615393897</text:p>
          </table:table-cell>
          <table:table-cell table:formula="of:=ROUND(([.G279]*5)+[.$L$183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GBR21804197601</text:p>
          </table:table-cell>
          <table:table-cell office:value-type="string">
            <text:p>POTTON Fa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80]/[.D280]" office:value-type="float" office:value="0">
            <text:p>0</text:p>
          </table:table-cell>
          <table:table-cell table:formula="of:=([.C280]-[.$K$183])/[.$J$183]" office:value-type="float" office:value="-1.25">
            <text:p>-1.25</text:p>
          </table:table-cell>
          <table:table-cell table:formula="of:=[.F280]/SQRT(1+[.F280]^2)" office:value-type="float" office:value="-0.78086880944303">
            <text:p>-0.7808688094</text:p>
          </table:table-cell>
          <table:table-cell table:formula="of:=ROUND(([.G280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LO21204199001</text:p>
          </table:table-cell>
          <table:table-cell office:value-type="string">
            <text:p>DRCAR Lil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81]/[.D281]" office:value-type="float" office:value="0">
            <text:p>0</text:p>
          </table:table-cell>
          <table:table-cell table:formula="of:=([.C281]-[.$K$183])/[.$J$183]" office:value-type="float" office:value="-1.25">
            <text:p>-1.25</text:p>
          </table:table-cell>
          <table:table-cell table:formula="of:=[.F281]/SQRT(1+[.F281]^2)" office:value-type="float" office:value="-0.78086880944303">
            <text:p>-0.7808688094</text:p>
          </table:table-cell>
          <table:table-cell table:formula="of:=ROUND(([.G281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POL13003198601</text:p>
          </table:table-cell>
          <table:table-cell office:value-type="string">
            <text:p>KWAK Ada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82]/[.D282]" office:value-type="float" office:value="0.5">
            <text:p>0.5</text:p>
          </table:table-cell>
          <table:table-cell table:formula="of:=([.C282]-[.$K$183])/[.$J$183]" office:value-type="float" office:value="-1.225">
            <text:p>-1.225</text:p>
          </table:table-cell>
          <table:table-cell table:formula="of:=[.F282]/SQRT(1+[.F282]^2)" office:value-type="float" office:value="-0.774661200142519">
            <text:p>-0.7746612001</text:p>
          </table:table-cell>
          <table:table-cell table:formula="of:=ROUND(([.G282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EST10701198201</text:p>
          </table:table-cell>
          <table:table-cell office:value-type="string">
            <text:p>VIKS Prii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283]/[.D283]" office:value-type="float" office:value="1.5">
            <text:p>1.5</text:p>
          </table:table-cell>
          <table:table-cell table:formula="of:=([.C283]-[.$K$183])/[.$J$183]" office:value-type="float" office:value="-1.175">
            <text:p>-1.175</text:p>
          </table:table-cell>
          <table:table-cell table:formula="of:=[.F283]/SQRT(1+[.F283]^2)" office:value-type="float" office:value="-0.761539389695821">
            <text:p>-0.7615393897</text:p>
          </table:table-cell>
          <table:table-cell table:formula="of:=ROUND(([.G283]*5)+[.$L$183];2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BTAUT21701199101</text:p>
          </table:table-cell>
          <table:table-cell office:value-type="string">
            <text:p>INNERHOFER Kathari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84]/[.D284]" office:value-type="float" office:value="0.5">
            <text:p>0.5</text:p>
          </table:table-cell>
          <table:table-cell table:formula="of:=([.C284]-[.$K$183])/[.$J$183]" office:value-type="float" office:value="-1.225">
            <text:p>-1.225</text:p>
          </table:table-cell>
          <table:table-cell table:formula="of:=[.F284]/SQRT(1+[.F284]^2)" office:value-type="float" office:value="-0.774661200142519">
            <text:p>-0.7746612001</text:p>
          </table:table-cell>
          <table:table-cell table:formula="of:=ROUND(([.G284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JPN22901198501</text:p>
          </table:table-cell>
          <table:table-cell office:value-type="string">
            <text:p>AZEGAMI Naok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85]/[.D285]" office:value-type="float" office:value="0">
            <text:p>0</text:p>
          </table:table-cell>
          <table:table-cell table:formula="of:=([.C285]-[.$K$183])/[.$J$183]" office:value-type="float" office:value="-1.25">
            <text:p>-1.25</text:p>
          </table:table-cell>
          <table:table-cell table:formula="of:=[.F285]/SQRT(1+[.F285]^2)" office:value-type="float" office:value="-0.78086880944303">
            <text:p>-0.7808688094</text:p>
          </table:table-cell>
          <table:table-cell table:formula="of:=ROUND(([.G28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EL10809198401</text:p>
          </table:table-cell>
          <table:table-cell office:value-type="string">
            <text:p>NAVEAU Vince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86]/[.D286]" office:value-type="float" office:value="0.75">
            <text:p>0.75</text:p>
          </table:table-cell>
          <table:table-cell table:formula="of:=([.C286]-[.$K$183])/[.$J$183]" office:value-type="float" office:value="-1.2125">
            <text:p>-1.2125</text:p>
          </table:table-cell>
          <table:table-cell table:formula="of:=[.F286]/SQRT(1+[.F286]^2)" office:value-type="float" office:value="-0.771470874213838">
            <text:p>-0.7714708742</text:p>
          </table:table-cell>
          <table:table-cell table:formula="of:=ROUND(([.G286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CZE11702198901</text:p>
          </table:table-cell>
          <table:table-cell office:value-type="string">
            <text:p>KRISTEJN Luka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287]/[.D287]" office:value-type="float" office:value="1.25">
            <text:p>1.25</text:p>
          </table:table-cell>
          <table:table-cell table:formula="of:=([.C287]-[.$K$183])/[.$J$183]" office:value-type="float" office:value="-1.1875">
            <text:p>-1.1875</text:p>
          </table:table-cell>
          <table:table-cell table:formula="of:=[.F287]/SQRT(1+[.F287]^2)" office:value-type="float" office:value="-0.764911198117051">
            <text:p>-0.7649111981</text:p>
          </table:table-cell>
          <table:table-cell table:formula="of:=ROUND(([.G287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RUS21510198801</text:p>
          </table:table-cell>
          <table:table-cell office:value-type="string">
            <text:p>ZAGORUIKO Anastasi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288]/[.D288]" office:value-type="float" office:value="1.25">
            <text:p>1.25</text:p>
          </table:table-cell>
          <table:table-cell table:formula="of:=([.C288]-[.$K$183])/[.$J$183]" office:value-type="float" office:value="-1.1875">
            <text:p>-1.1875</text:p>
          </table:table-cell>
          <table:table-cell table:formula="of:=[.F288]/SQRT(1+[.F288]^2)" office:value-type="float" office:value="-0.764911198117051">
            <text:p>-0.7649111981</text:p>
          </table:table-cell>
          <table:table-cell table:formula="of:=ROUND(([.G288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LTU21405198901</text:p>
          </table:table-cell>
          <table:table-cell office:value-type="string">
            <text:p>SABALIAUSKIENE Aliona</text:p>
          </table:table-cell>
          <table:table-cell table:number-columns-repeated="2" office:value-type="float" office:value="4">
            <text:p>4</text:p>
          </table:table-cell>
          <table:table-cell table:formula="of:=[.C289]/[.D289]" office:value-type="float" office:value="1">
            <text:p>1</text:p>
          </table:table-cell>
          <table:table-cell table:formula="of:=([.C289]-[.$K$183])/[.$J$183]" office:value-type="float" office:value="-1.2">
            <text:p>-1.2</text:p>
          </table:table-cell>
          <table:table-cell table:formula="of:=[.F289]/SQRT(1+[.F289]^2)" office:value-type="float" office:value="-0.768221279597376">
            <text:p>-0.7682212796</text:p>
          </table:table-cell>
          <table:table-cell table:formula="of:=ROUND(([.G289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ROU10506199301</text:p>
          </table:table-cell>
          <table:table-cell office:value-type="string">
            <text:p>VAMANU Laurentiu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90]/[.D290]" office:value-type="float" office:value="0">
            <text:p>0</text:p>
          </table:table-cell>
          <table:table-cell table:formula="of:=([.C290]-[.$K$183])/[.$J$183]" office:value-type="float" office:value="-1.25">
            <text:p>-1.25</text:p>
          </table:table-cell>
          <table:table-cell table:formula="of:=[.F290]/SQRT(1+[.F290]^2)" office:value-type="float" office:value="-0.78086880944303">
            <text:p>-0.7808688094</text:p>
          </table:table-cell>
          <table:table-cell table:formula="of:=ROUND(([.G290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RA11111199101</text:p>
          </table:table-cell>
          <table:table-cell office:value-type="string">
            <text:p>CLAUDE Florent</text:p>
          </table:table-cell>
          <table:table-cell table:number-columns-repeated="2" office:value-type="float" office:value="3">
            <text:p>3</text:p>
          </table:table-cell>
          <table:table-cell table:formula="of:=[.C291]/[.D291]" office:value-type="float" office:value="1">
            <text:p>1</text:p>
          </table:table-cell>
          <table:table-cell table:formula="of:=([.C291]-[.$K$183])/[.$J$183]" office:value-type="float" office:value="-1.2125">
            <text:p>-1.2125</text:p>
          </table:table-cell>
          <table:table-cell table:formula="of:=[.F291]/SQRT(1+[.F291]^2)" office:value-type="float" office:value="-0.771470874213838">
            <text:p>-0.7714708742</text:p>
          </table:table-cell>
          <table:table-cell table:formula="of:=ROUND(([.G291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NED11511198801</text:p>
          </table:table-cell>
          <table:table-cell office:value-type="string">
            <text:p>SLOOF Jo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92]/[.D292]" office:value-type="float" office:value="0.333333333333333">
            <text:p>0.3333333333</text:p>
          </table:table-cell>
          <table:table-cell table:formula="of:=([.C292]-[.$K$183])/[.$J$183]" office:value-type="float" office:value="-1.2375">
            <text:p>-1.2375</text:p>
          </table:table-cell>
          <table:table-cell table:formula="of:=[.F292]/SQRT(1+[.F292]^2)" office:value-type="float" office:value="-0.77779345370486">
            <text:p>-0.7777934537</text:p>
          </table:table-cell>
          <table:table-cell table:formula="of:=ROUND(([.G292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ESP11806198301</text:p>
          </table:table-cell>
          <table:table-cell office:value-type="string">
            <text:p>PULIDO SERRANO Samu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93]/[.D293]" office:value-type="float" office:value="0.333333333333333">
            <text:p>0.3333333333</text:p>
          </table:table-cell>
          <table:table-cell table:formula="of:=([.C293]-[.$K$183])/[.$J$183]" office:value-type="float" office:value="-1.2375">
            <text:p>-1.2375</text:p>
          </table:table-cell>
          <table:table-cell table:formula="of:=[.F293]/SQRT(1+[.F293]^2)" office:value-type="float" office:value="-0.77779345370486">
            <text:p>-0.7777934537</text:p>
          </table:table-cell>
          <table:table-cell table:formula="of:=ROUND(([.G293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JPN10807198701</text:p>
          </table:table-cell>
          <table:table-cell office:value-type="string">
            <text:p>WAKAMATSU Sh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294]/[.D294]" office:value-type="float" office:value="0">
            <text:p>0</text:p>
          </table:table-cell>
          <table:table-cell table:formula="of:=([.C294]-[.$K$183])/[.$J$183]" office:value-type="float" office:value="-1.25">
            <text:p>-1.25</text:p>
          </table:table-cell>
          <table:table-cell table:formula="of:=[.F294]/SQRT(1+[.F294]^2)" office:value-type="float" office:value="-0.78086880944303">
            <text:p>-0.7808688094</text:p>
          </table:table-cell>
          <table:table-cell table:formula="of:=ROUND(([.G29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2106198601</text:p>
          </table:table-cell>
          <table:table-cell office:value-type="string">
            <text:p>HORCHLER Nadi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C295]/[.D295]" office:value-type="float" office:value="3.33333333333333">
            <text:p>3.3333333333</text:p>
          </table:table-cell>
          <table:table-cell table:formula="of:=([.C295]-[.$K$183])/[.$J$183]" office:value-type="float" office:value="-1.125">
            <text:p>-1.125</text:p>
          </table:table-cell>
          <table:table-cell table:formula="of:=[.F295]/SQRT(1+[.F295]^2)" office:value-type="float" office:value="-0.74740931868366">
            <text:p>-0.7474093187</text:p>
          </table:table-cell>
          <table:table-cell table:formula="of:=ROUND(([.G295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NOR20111198401</text:p>
          </table:table-cell>
          <table:table-cell office:value-type="string">
            <text:p>ROEKSUND Birgit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96]/[.D296]" office:value-type="float" office:value="0.666666666666667">
            <text:p>0.6666666667</text:p>
          </table:table-cell>
          <table:table-cell table:formula="of:=([.C296]-[.$K$183])/[.$J$183]" office:value-type="float" office:value="-1.225">
            <text:p>-1.225</text:p>
          </table:table-cell>
          <table:table-cell table:formula="of:=[.F296]/SQRT(1+[.F296]^2)" office:value-type="float" office:value="-0.774661200142519">
            <text:p>-0.7746612001</text:p>
          </table:table-cell>
          <table:table-cell table:formula="of:=ROUND(([.G296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SUI22312199301</text:p>
          </table:table-cell>
          <table:table-cell office:value-type="string">
            <text:p>JOST Patric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97]/[.D297]" office:value-type="float" office:value="0.666666666666667">
            <text:p>0.6666666667</text:p>
          </table:table-cell>
          <table:table-cell table:formula="of:=([.C297]-[.$K$183])/[.$J$183]" office:value-type="float" office:value="-1.225">
            <text:p>-1.225</text:p>
          </table:table-cell>
          <table:table-cell table:formula="of:=[.F297]/SQRT(1+[.F297]^2)" office:value-type="float" office:value="-0.774661200142519">
            <text:p>-0.7746612001</text:p>
          </table:table-cell>
          <table:table-cell table:formula="of:=ROUND(([.G297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POL22502198701</text:p>
          </table:table-cell>
          <table:table-cell office:value-type="string">
            <text:p>PITON Karoli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298]/[.D298]" office:value-type="float" office:value="0">
            <text:p>0</text:p>
          </table:table-cell>
          <table:table-cell table:formula="of:=([.C298]-[.$K$183])/[.$J$183]" office:value-type="float" office:value="-1.25">
            <text:p>-1.25</text:p>
          </table:table-cell>
          <table:table-cell table:formula="of:=[.F298]/SQRT(1+[.F298]^2)" office:value-type="float" office:value="-0.78086880944303">
            <text:p>-0.7808688094</text:p>
          </table:table-cell>
          <table:table-cell table:formula="of:=ROUND(([.G29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JPN22512198901</text:p>
          </table:table-cell>
          <table:table-cell office:value-type="string">
            <text:p>TORII Mik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299]/[.D299]" office:value-type="float" office:value="0">
            <text:p>0</text:p>
          </table:table-cell>
          <table:table-cell table:formula="of:=([.C299]-[.$K$183])/[.$J$183]" office:value-type="float" office:value="-1.25">
            <text:p>-1.25</text:p>
          </table:table-cell>
          <table:table-cell table:formula="of:=[.F299]/SQRT(1+[.F299]^2)" office:value-type="float" office:value="-0.78086880944303">
            <text:p>-0.7808688094</text:p>
          </table:table-cell>
          <table:table-cell table:formula="of:=ROUND(([.G29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VK22510199201</text:p>
          </table:table-cell>
          <table:table-cell office:value-type="string">
            <text:p>FIALKOVA Pauli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00]/[.D300]" office:value-type="float" office:value="0.333333333333333">
            <text:p>0.3333333333</text:p>
          </table:table-cell>
          <table:table-cell table:formula="of:=([.C300]-[.$K$183])/[.$J$183]" office:value-type="float" office:value="-1.2375">
            <text:p>-1.2375</text:p>
          </table:table-cell>
          <table:table-cell table:formula="of:=[.F300]/SQRT(1+[.F300]^2)" office:value-type="float" office:value="-0.77779345370486">
            <text:p>-0.7777934537</text:p>
          </table:table-cell>
          <table:table-cell table:formula="of:=ROUND(([.G300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RUS21101198401</text:p>
          </table:table-cell>
          <table:table-cell office:value-type="string">
            <text:p>BOULYGINA Anna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[.C301]/[.D301]" office:value-type="float" office:value="7">
            <text:p>7</text:p>
          </table:table-cell>
          <table:table-cell table:formula="of:=([.C301]-[.$K$183])/[.$J$183]" office:value-type="float" office:value="-0.9875">
            <text:p>-0.9875</text:p>
          </table:table-cell>
          <table:table-cell table:formula="of:=[.F301]/SQRT(1+[.F301]^2)" office:value-type="float" office:value="-0.702645672149301">
            <text:p>-0.7026456721</text:p>
          </table:table-cell>
          <table:table-cell table:formula="of:=ROUND(([.G301]*5)+[.$L$183];2)" office:value-type="float" office:value="1.49">
            <text:p>1.49</text:p>
          </table:table-cell>
          <table:table-cell table:number-columns-repeated="4"/>
        </table:table-row>
        <table:table-row table:style-name="ro1">
          <table:table-cell office:value-type="string">
            <text:p>BTBEL12410199101</text:p>
          </table:table-cell>
          <table:table-cell office:value-type="string">
            <text:p>LANGER Thierr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2]/[.D302]" office:value-type="float" office:value="0">
            <text:p>0</text:p>
          </table:table-cell>
          <table:table-cell table:formula="of:=([.C302]-[.$K$183])/[.$J$183]" office:value-type="float" office:value="-1.25">
            <text:p>-1.25</text:p>
          </table:table-cell>
          <table:table-cell table:formula="of:=[.F302]/SQRT(1+[.F302]^2)" office:value-type="float" office:value="-0.78086880944303">
            <text:p>-0.7808688094</text:p>
          </table:table-cell>
          <table:table-cell table:formula="of:=ROUND(([.G30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RO13009199201</text:p>
          </table:table-cell>
          <table:table-cell office:value-type="string">
            <text:p>BUTKOVIC Di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3]/[.D303]" office:value-type="float" office:value="0">
            <text:p>0</text:p>
          </table:table-cell>
          <table:table-cell table:formula="of:=([.C303]-[.$K$183])/[.$J$183]" office:value-type="float" office:value="-1.25">
            <text:p>-1.25</text:p>
          </table:table-cell>
          <table:table-cell table:formula="of:=[.F303]/SQRT(1+[.F303]^2)" office:value-type="float" office:value="-0.78086880944303">
            <text:p>-0.7808688094</text:p>
          </table:table-cell>
          <table:table-cell table:formula="of:=ROUND(([.G303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RO11806199201</text:p>
          </table:table-cell>
          <table:table-cell office:value-type="string">
            <text:p>VEVEREC Ju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04]/[.D304]" office:value-type="float" office:value="0.333333333333333">
            <text:p>0.3333333333</text:p>
          </table:table-cell>
          <table:table-cell table:formula="of:=([.C304]-[.$K$183])/[.$J$183]" office:value-type="float" office:value="-1.2375">
            <text:p>-1.2375</text:p>
          </table:table-cell>
          <table:table-cell table:formula="of:=[.F304]/SQRT(1+[.F304]^2)" office:value-type="float" office:value="-0.77779345370486">
            <text:p>-0.7777934537</text:p>
          </table:table-cell>
          <table:table-cell table:formula="of:=ROUND(([.G304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KOR11012199301</text:p>
          </table:table-cell>
          <table:table-cell office:value-type="string">
            <text:p>KIM Yonggy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5]/[.D305]" office:value-type="float" office:value="0">
            <text:p>0</text:p>
          </table:table-cell>
          <table:table-cell table:formula="of:=([.C305]-[.$K$183])/[.$J$183]" office:value-type="float" office:value="-1.25">
            <text:p>-1.25</text:p>
          </table:table-cell>
          <table:table-cell table:formula="of:=[.F305]/SQRT(1+[.F305]^2)" office:value-type="float" office:value="-0.78086880944303">
            <text:p>-0.7808688094</text:p>
          </table:table-cell>
          <table:table-cell table:formula="of:=ROUND(([.G30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EL13012197701</text:p>
          </table:table-cell>
          <table:table-cell office:value-type="string">
            <text:p>LANGER Pasc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6]/[.D306]" office:value-type="float" office:value="0">
            <text:p>0</text:p>
          </table:table-cell>
          <table:table-cell table:formula="of:=([.C306]-[.$K$183])/[.$J$183]" office:value-type="float" office:value="-1.25">
            <text:p>-1.25</text:p>
          </table:table-cell>
          <table:table-cell table:formula="of:=[.F306]/SQRT(1+[.F306]^2)" office:value-type="float" office:value="-0.78086880944303">
            <text:p>-0.7808688094</text:p>
          </table:table-cell>
          <table:table-cell table:formula="of:=ROUND(([.G306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RO12805199101</text:p>
          </table:table-cell>
          <table:table-cell office:value-type="string">
            <text:p>CRNKOVIC Tomisla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07]/[.D307]" office:value-type="float" office:value="0.333333333333333">
            <text:p>0.3333333333</text:p>
          </table:table-cell>
          <table:table-cell table:formula="of:=([.C307]-[.$K$183])/[.$J$183]" office:value-type="float" office:value="-1.2375">
            <text:p>-1.2375</text:p>
          </table:table-cell>
          <table:table-cell table:formula="of:=[.F307]/SQRT(1+[.F307]^2)" office:value-type="float" office:value="-0.77779345370486">
            <text:p>-0.7777934537</text:p>
          </table:table-cell>
          <table:table-cell table:formula="of:=ROUND(([.G307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KOR11407199301</text:p>
          </table:table-cell>
          <table:table-cell office:value-type="string">
            <text:p>KIM Jongmi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8]/[.D308]" office:value-type="float" office:value="0">
            <text:p>0</text:p>
          </table:table-cell>
          <table:table-cell table:formula="of:=([.C308]-[.$K$183])/[.$J$183]" office:value-type="float" office:value="-1.25">
            <text:p>-1.25</text:p>
          </table:table-cell>
          <table:table-cell table:formula="of:=[.F308]/SQRT(1+[.F308]^2)" office:value-type="float" office:value="-0.78086880944303">
            <text:p>-0.7808688094</text:p>
          </table:table-cell>
          <table:table-cell table:formula="of:=ROUND(([.G30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TU20112199301</text:p>
          </table:table-cell>
          <table:table-cell office:value-type="string">
            <text:p>KAZNACENKO Mari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9]/[.D309]" office:value-type="float" office:value="0">
            <text:p>0</text:p>
          </table:table-cell>
          <table:table-cell table:formula="of:=([.C309]-[.$K$183])/[.$J$183]" office:value-type="float" office:value="-1.25">
            <text:p>-1.25</text:p>
          </table:table-cell>
          <table:table-cell table:formula="of:=[.F309]/SQRT(1+[.F309]^2)" office:value-type="float" office:value="-0.78086880944303">
            <text:p>-0.7808688094</text:p>
          </table:table-cell>
          <table:table-cell table:formula="of:=ROUND(([.G30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21006199301</text:p>
          </table:table-cell>
          <table:table-cell office:value-type="string">
            <text:p>KIM Kyungn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10]/[.D310]" office:value-type="float" office:value="0.333333333333333">
            <text:p>0.3333333333</text:p>
          </table:table-cell>
          <table:table-cell table:formula="of:=([.C310]-[.$K$183])/[.$J$183]" office:value-type="float" office:value="-1.2375">
            <text:p>-1.2375</text:p>
          </table:table-cell>
          <table:table-cell table:formula="of:=[.F310]/SQRT(1+[.F310]^2)" office:value-type="float" office:value="-0.77779345370486">
            <text:p>-0.7777934537</text:p>
          </table:table-cell>
          <table:table-cell table:formula="of:=ROUND(([.G310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LAT22001199201</text:p>
          </table:table-cell>
          <table:table-cell office:value-type="string">
            <text:p>PASKOVSKA Ing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11]/[.D311]" office:value-type="float" office:value="0.666666666666667">
            <text:p>0.6666666667</text:p>
          </table:table-cell>
          <table:table-cell table:formula="of:=([.C311]-[.$K$183])/[.$J$183]" office:value-type="float" office:value="-1.225">
            <text:p>-1.225</text:p>
          </table:table-cell>
          <table:table-cell table:formula="of:=[.F311]/SQRT(1+[.F311]^2)" office:value-type="float" office:value="-0.774661200142519">
            <text:p>-0.7746612001</text:p>
          </table:table-cell>
          <table:table-cell table:formula="of:=ROUND(([.G311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ITA21711199101</text:p>
          </table:table-cell>
          <table:table-cell office:value-type="string">
            <text:p>GONTIER Nico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12]/[.D312]" office:value-type="float" office:value="0.333333333333333">
            <text:p>0.3333333333</text:p>
          </table:table-cell>
          <table:table-cell table:formula="of:=([.C312]-[.$K$183])/[.$J$183]" office:value-type="float" office:value="-1.2375">
            <text:p>-1.2375</text:p>
          </table:table-cell>
          <table:table-cell table:formula="of:=[.F312]/SQRT(1+[.F312]^2)" office:value-type="float" office:value="-0.77779345370486">
            <text:p>-0.7777934537</text:p>
          </table:table-cell>
          <table:table-cell table:formula="of:=ROUND(([.G312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CAN22003199001</text:p>
          </table:table-cell>
          <table:table-cell office:value-type="string">
            <text:p>ODDOU Yola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13]/[.D313]" office:value-type="float" office:value="0.666666666666667">
            <text:p>0.6666666667</text:p>
          </table:table-cell>
          <table:table-cell table:formula="of:=([.C313]-[.$K$183])/[.$J$183]" office:value-type="float" office:value="-1.225">
            <text:p>-1.225</text:p>
          </table:table-cell>
          <table:table-cell table:formula="of:=[.F313]/SQRT(1+[.F313]^2)" office:value-type="float" office:value="-0.774661200142519">
            <text:p>-0.7746612001</text:p>
          </table:table-cell>
          <table:table-cell table:formula="of:=ROUND(([.G313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SRB11705199101</text:p>
          </table:table-cell>
          <table:table-cell office:value-type="string">
            <text:p>HRKALOVIC Emi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4]/[.D314]" office:value-type="float" office:value="0">
            <text:p>0</text:p>
          </table:table-cell>
          <table:table-cell table:formula="of:=([.C314]-[.$K$183])/[.$J$183]" office:value-type="float" office:value="-1.25">
            <text:p>-1.25</text:p>
          </table:table-cell>
          <table:table-cell table:formula="of:=[.F314]/SQRT(1+[.F314]^2)" office:value-type="float" office:value="-0.78086880944303">
            <text:p>-0.7808688094</text:p>
          </table:table-cell>
          <table:table-cell table:formula="of:=ROUND(([.G31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BR12705198801</text:p>
          </table:table-cell>
          <table:table-cell office:value-type="string">
            <text:p>GIBSON Car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5]/[.D315]" office:value-type="float" office:value="0">
            <text:p>0</text:p>
          </table:table-cell>
          <table:table-cell table:formula="of:=([.C315]-[.$K$183])/[.$J$183]" office:value-type="float" office:value="-1.25">
            <text:p>-1.25</text:p>
          </table:table-cell>
          <table:table-cell table:formula="of:=[.F315]/SQRT(1+[.F315]^2)" office:value-type="float" office:value="-0.78086880944303">
            <text:p>-0.7808688094</text:p>
          </table:table-cell>
          <table:table-cell table:formula="of:=ROUND(([.G31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AN10611199001</text:p>
          </table:table-cell>
          <table:table-cell office:value-type="string">
            <text:p>GOW Scot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16]/[.D316]" office:value-type="float" office:value="1.5">
            <text:p>1.5</text:p>
          </table:table-cell>
          <table:table-cell table:formula="of:=([.C316]-[.$K$183])/[.$J$183]" office:value-type="float" office:value="-1.2125">
            <text:p>-1.2125</text:p>
          </table:table-cell>
          <table:table-cell table:formula="of:=[.F316]/SQRT(1+[.F316]^2)" office:value-type="float" office:value="-0.771470874213838">
            <text:p>-0.7714708742</text:p>
          </table:table-cell>
          <table:table-cell table:formula="of:=ROUND(([.G316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BLR20603198801</text:p>
          </table:table-cell>
          <table:table-cell office:value-type="string">
            <text:p>YURKEVICH Dary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17]/[.D317]" office:value-type="float" office:value="2">
            <text:p>2</text:p>
          </table:table-cell>
          <table:table-cell table:formula="of:=([.C317]-[.$K$183])/[.$J$183]" office:value-type="float" office:value="-1.2">
            <text:p>-1.2</text:p>
          </table:table-cell>
          <table:table-cell table:formula="of:=[.F317]/SQRT(1+[.F317]^2)" office:value-type="float" office:value="-0.768221279597376">
            <text:p>-0.7682212796</text:p>
          </table:table-cell>
          <table:table-cell table:formula="of:=ROUND(([.G317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POL10301198601</text:p>
          </table:table-cell>
          <table:table-cell office:value-type="string">
            <text:p>BRIL Grzegor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18]/[.D318]" office:value-type="float" office:value="0.5">
            <text:p>0.5</text:p>
          </table:table-cell>
          <table:table-cell table:formula="of:=([.C318]-[.$K$183])/[.$J$183]" office:value-type="float" office:value="-1.2375">
            <text:p>-1.2375</text:p>
          </table:table-cell>
          <table:table-cell table:formula="of:=[.F318]/SQRT(1+[.F318]^2)" office:value-type="float" office:value="-0.77779345370486">
            <text:p>-0.7777934537</text:p>
          </table:table-cell>
          <table:table-cell table:formula="of:=ROUND(([.G318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GER20309198601</text:p>
          </table:table-cell>
          <table:table-cell office:value-type="string">
            <text:p>LANG Kathr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19]/[.D319]" office:value-type="float" office:value="0.5">
            <text:p>0.5</text:p>
          </table:table-cell>
          <table:table-cell table:formula="of:=([.C319]-[.$K$183])/[.$J$183]" office:value-type="float" office:value="-1.2375">
            <text:p>-1.2375</text:p>
          </table:table-cell>
          <table:table-cell table:formula="of:=[.F319]/SQRT(1+[.F319]^2)" office:value-type="float" office:value="-0.77779345370486">
            <text:p>-0.7777934537</text:p>
          </table:table-cell>
          <table:table-cell table:formula="of:=ROUND(([.G319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GER20402198601</text:p>
          </table:table-cell>
          <table:table-cell office:value-type="string">
            <text:p>HENNECKE Caroli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320]/[.D320]" office:value-type="float" office:value="5">
            <text:p>5</text:p>
          </table:table-cell>
          <table:table-cell table:formula="of:=([.C320]-[.$K$183])/[.$J$183]" office:value-type="float" office:value="-1.125">
            <text:p>-1.125</text:p>
          </table:table-cell>
          <table:table-cell table:formula="of:=[.F320]/SQRT(1+[.F320]^2)" office:value-type="float" office:value="-0.74740931868366">
            <text:p>-0.7474093187</text:p>
          </table:table-cell>
          <table:table-cell table:formula="of:=ROUND(([.G320]*5)+[.$L$183];2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TKAZ21002199401</text:p>
          </table:table-cell>
          <table:table-cell office:value-type="string">
            <text:p>VISHNEVSKAYA Gal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1]/[.D321]" office:value-type="float" office:value="0">
            <text:p>0</text:p>
          </table:table-cell>
          <table:table-cell table:formula="of:=([.C321]-[.$K$183])/[.$J$183]" office:value-type="float" office:value="-1.25">
            <text:p>-1.25</text:p>
          </table:table-cell>
          <table:table-cell table:formula="of:=[.F321]/SQRT(1+[.F321]^2)" office:value-type="float" office:value="-0.78086880944303">
            <text:p>-0.7808688094</text:p>
          </table:table-cell>
          <table:table-cell table:formula="of:=ROUND(([.G321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10909197401</text:p>
          </table:table-cell>
          <table:table-cell office:value-type="string">
            <text:p>ANDRESEN Fr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2]/[.D322]" office:value-type="float" office:value="0">
            <text:p>0</text:p>
          </table:table-cell>
          <table:table-cell table:formula="of:=([.C322]-[.$K$183])/[.$J$183]" office:value-type="float" office:value="-1.25">
            <text:p>-1.25</text:p>
          </table:table-cell>
          <table:table-cell table:formula="of:=[.F322]/SQRT(1+[.F322]^2)" office:value-type="float" office:value="-0.78086880944303">
            <text:p>-0.7808688094</text:p>
          </table:table-cell>
          <table:table-cell table:formula="of:=ROUND(([.G32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OM11703198901</text:p>
          </table:table-cell>
          <table:table-cell office:value-type="string">
            <text:p>GERBACEA Ro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3]/[.D323]" office:value-type="float" office:value="0">
            <text:p>0</text:p>
          </table:table-cell>
          <table:table-cell table:formula="of:=([.C323]-[.$K$183])/[.$J$183]" office:value-type="float" office:value="-1.25">
            <text:p>-1.25</text:p>
          </table:table-cell>
          <table:table-cell table:formula="of:=[.F323]/SQRT(1+[.F323]^2)" office:value-type="float" office:value="-0.78086880944303">
            <text:p>-0.7808688094</text:p>
          </table:table-cell>
          <table:table-cell table:formula="of:=ROUND(([.G323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22208198701</text:p>
          </table:table-cell>
          <table:table-cell office:value-type="string">
            <text:p>PORELA-TIIHONEN Susan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4]/[.D324]" office:value-type="float" office:value="0">
            <text:p>0</text:p>
          </table:table-cell>
          <table:table-cell table:formula="of:=([.C324]-[.$K$183])/[.$J$183]" office:value-type="float" office:value="-1.25">
            <text:p>-1.25</text:p>
          </table:table-cell>
          <table:table-cell table:formula="of:=[.F324]/SQRT(1+[.F324]^2)" office:value-type="float" office:value="-0.78086880944303">
            <text:p>-0.7808688094</text:p>
          </table:table-cell>
          <table:table-cell table:formula="of:=ROUND(([.G32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OU20109199301</text:p>
          </table:table-cell>
          <table:table-cell office:value-type="string">
            <text:p>POTINGA Ir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5]/[.D325]" office:value-type="float" office:value="0">
            <text:p>0</text:p>
          </table:table-cell>
          <table:table-cell table:formula="of:=([.C325]-[.$K$183])/[.$J$183]" office:value-type="float" office:value="-1.25">
            <text:p>-1.25</text:p>
          </table:table-cell>
          <table:table-cell table:formula="of:=[.F325]/SQRT(1+[.F325]^2)" office:value-type="float" office:value="-0.78086880944303">
            <text:p>-0.7808688094</text:p>
          </table:table-cell>
          <table:table-cell table:formula="of:=ROUND(([.G32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UI22310199101</text:p>
          </table:table-cell>
          <table:table-cell office:value-type="string">
            <text:p>CADURISCH Ire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6]/[.D326]" office:value-type="float" office:value="0">
            <text:p>0</text:p>
          </table:table-cell>
          <table:table-cell table:formula="of:=([.C326]-[.$K$183])/[.$J$183]" office:value-type="float" office:value="-1.25">
            <text:p>-1.25</text:p>
          </table:table-cell>
          <table:table-cell table:formula="of:=[.F326]/SQRT(1+[.F326]^2)" office:value-type="float" office:value="-0.78086880944303">
            <text:p>-0.7808688094</text:p>
          </table:table-cell>
          <table:table-cell table:formula="of:=ROUND(([.G326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RA21703198801</text:p>
          </table:table-cell>
          <table:table-cell office:value-type="string">
            <text:p>BAUD Jacquem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27]/[.D327]" office:value-type="float" office:value="0.5">
            <text:p>0.5</text:p>
          </table:table-cell>
          <table:table-cell table:formula="of:=([.C327]-[.$K$183])/[.$J$183]" office:value-type="float" office:value="-1.2375">
            <text:p>-1.2375</text:p>
          </table:table-cell>
          <table:table-cell table:formula="of:=[.F327]/SQRT(1+[.F327]^2)" office:value-type="float" office:value="-0.77779345370486">
            <text:p>-0.7777934537</text:p>
          </table:table-cell>
          <table:table-cell table:formula="of:=ROUND(([.G327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LAT10901198201</text:p>
          </table:table-cell>
          <table:table-cell office:value-type="string">
            <text:p>BERZINS Jani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28]/[.D328]" office:value-type="float" office:value="2">
            <text:p>2</text:p>
          </table:table-cell>
          <table:table-cell table:formula="of:=([.C328]-[.$K$183])/[.$J$183]" office:value-type="float" office:value="-1.2">
            <text:p>-1.2</text:p>
          </table:table-cell>
          <table:table-cell table:formula="of:=[.F328]/SQRT(1+[.F328]^2)" office:value-type="float" office:value="-0.768221279597376">
            <text:p>-0.7682212796</text:p>
          </table:table-cell>
          <table:table-cell table:formula="of:=ROUND(([.G328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BUL21901199001</text:p>
          </table:table-cell>
          <table:table-cell office:value-type="string">
            <text:p>KOEVA Dafink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29]/[.D329]" office:value-type="float" office:value="0.5">
            <text:p>0.5</text:p>
          </table:table-cell>
          <table:table-cell table:formula="of:=([.C329]-[.$K$183])/[.$J$183]" office:value-type="float" office:value="-1.2375">
            <text:p>-1.2375</text:p>
          </table:table-cell>
          <table:table-cell table:formula="of:=[.F329]/SQRT(1+[.F329]^2)" office:value-type="float" office:value="-0.77779345370486">
            <text:p>-0.7777934537</text:p>
          </table:table-cell>
          <table:table-cell table:formula="of:=ROUND(([.G329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SWE11702198901</text:p>
          </table:table-cell>
          <table:table-cell office:value-type="string">
            <text:p>ERIKSSON Christof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330]/[.D330]" office:value-type="float" office:value="4">
            <text:p>4</text:p>
          </table:table-cell>
          <table:table-cell table:formula="of:=([.C330]-[.$K$183])/[.$J$183]" office:value-type="float" office:value="-1.15">
            <text:p>-1.15</text:p>
          </table:table-cell>
          <table:table-cell table:formula="of:=[.F330]/SQRT(1+[.F330]^2)" office:value-type="float" office:value="-0.754605522163505">
            <text:p>-0.7546055222</text:p>
          </table:table-cell>
          <table:table-cell table:formula="of:=ROUND(([.G330]*5)+[.$L$183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CZE12301199101</text:p>
          </table:table-cell>
          <table:table-cell office:value-type="string">
            <text:p>KRCMAR Mich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31]/[.D331]" office:value-type="float" office:value="0.5">
            <text:p>0.5</text:p>
          </table:table-cell>
          <table:table-cell table:formula="of:=([.C331]-[.$K$183])/[.$J$183]" office:value-type="float" office:value="-1.2375">
            <text:p>-1.2375</text:p>
          </table:table-cell>
          <table:table-cell table:formula="of:=[.F331]/SQRT(1+[.F331]^2)" office:value-type="float" office:value="-0.77779345370486">
            <text:p>-0.7777934537</text:p>
          </table:table-cell>
          <table:table-cell table:formula="of:=ROUND(([.G331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ESP12201198901</text:p>
          </table:table-cell>
          <table:table-cell office:value-type="string">
            <text:p>QUINTANA ARIAS Pedro</text:p>
          </table:table-cell>
          <table:table-cell table:number-columns-repeated="2" office:value-type="float" office:value="2">
            <text:p>2</text:p>
          </table:table-cell>
          <table:table-cell table:formula="of:=[.C332]/[.D332]" office:value-type="float" office:value="1">
            <text:p>1</text:p>
          </table:table-cell>
          <table:table-cell table:formula="of:=([.C332]-[.$K$183])/[.$J$183]" office:value-type="float" office:value="-1.225">
            <text:p>-1.225</text:p>
          </table:table-cell>
          <table:table-cell table:formula="of:=[.F332]/SQRT(1+[.F332]^2)" office:value-type="float" office:value="-0.774661200142519">
            <text:p>-0.7746612001</text:p>
          </table:table-cell>
          <table:table-cell table:formula="of:=ROUND(([.G332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GRL13006199101</text:p>
          </table:table-cell>
          <table:table-cell office:value-type="string">
            <text:p>OLSEN Aqqaluarta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3]/[.D333]" office:value-type="float" office:value="0">
            <text:p>0</text:p>
          </table:table-cell>
          <table:table-cell table:formula="of:=([.C333]-[.$K$183])/[.$J$183]" office:value-type="float" office:value="-1.25">
            <text:p>-1.25</text:p>
          </table:table-cell>
          <table:table-cell table:formula="of:=[.F333]/SQRT(1+[.F333]^2)" office:value-type="float" office:value="-0.78086880944303">
            <text:p>-0.7808688094</text:p>
          </table:table-cell>
          <table:table-cell table:formula="of:=ROUND(([.G333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MKD11507198101</text:p>
          </table:table-cell>
          <table:table-cell office:value-type="string">
            <text:p>DAMJANOVSKI Darko</text:p>
          </table:table-cell>
          <table:table-cell table:number-columns-repeated="2" office:value-type="float" office:value="2">
            <text:p>2</text:p>
          </table:table-cell>
          <table:table-cell table:formula="of:=[.C334]/[.D334]" office:value-type="float" office:value="1">
            <text:p>1</text:p>
          </table:table-cell>
          <table:table-cell table:formula="of:=([.C334]-[.$K$183])/[.$J$183]" office:value-type="float" office:value="-1.225">
            <text:p>-1.225</text:p>
          </table:table-cell>
          <table:table-cell table:formula="of:=[.F334]/SQRT(1+[.F334]^2)" office:value-type="float" office:value="-0.774661200142519">
            <text:p>-0.7746612001</text:p>
          </table:table-cell>
          <table:table-cell table:formula="of:=ROUND(([.G334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TUR12701199001</text:p>
          </table:table-cell>
          <table:table-cell office:value-type="string">
            <text:p>USTUNTAS Ahme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35]/[.D335]" office:value-type="float" office:value="2">
            <text:p>2</text:p>
          </table:table-cell>
          <table:table-cell table:formula="of:=([.C335]-[.$K$183])/[.$J$183]" office:value-type="float" office:value="-1.2">
            <text:p>-1.2</text:p>
          </table:table-cell>
          <table:table-cell table:formula="of:=[.F335]/SQRT(1+[.F335]^2)" office:value-type="float" office:value="-0.768221279597376">
            <text:p>-0.7682212796</text:p>
          </table:table-cell>
          <table:table-cell table:formula="of:=ROUND(([.G335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BIH10606199201</text:p>
          </table:table-cell>
          <table:table-cell office:value-type="string">
            <text:p>LOPATIC Stef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36]/[.D336]" office:value-type="float" office:value="0.5">
            <text:p>0.5</text:p>
          </table:table-cell>
          <table:table-cell table:formula="of:=([.C336]-[.$K$183])/[.$J$183]" office:value-type="float" office:value="-1.2375">
            <text:p>-1.2375</text:p>
          </table:table-cell>
          <table:table-cell table:formula="of:=[.F336]/SQRT(1+[.F336]^2)" office:value-type="float" office:value="-0.77779345370486">
            <text:p>-0.7777934537</text:p>
          </table:table-cell>
          <table:table-cell table:formula="of:=ROUND(([.G336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MKD10305198401</text:p>
          </table:table-cell>
          <table:table-cell office:value-type="string">
            <text:p>ICOSKI Gjorgji</text:p>
          </table:table-cell>
          <table:table-cell table:number-columns-repeated="2" office:value-type="float" office:value="2">
            <text:p>2</text:p>
          </table:table-cell>
          <table:table-cell table:formula="of:=[.C337]/[.D337]" office:value-type="float" office:value="1">
            <text:p>1</text:p>
          </table:table-cell>
          <table:table-cell table:formula="of:=([.C337]-[.$K$183])/[.$J$183]" office:value-type="float" office:value="-1.225">
            <text:p>-1.225</text:p>
          </table:table-cell>
          <table:table-cell table:formula="of:=[.F337]/SQRT(1+[.F337]^2)" office:value-type="float" office:value="-0.774661200142519">
            <text:p>-0.7746612001</text:p>
          </table:table-cell>
          <table:table-cell table:formula="of:=ROUND(([.G337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HUN10310198101</text:p>
          </table:table-cell>
          <table:table-cell office:value-type="string">
            <text:p>GOMBOS Karol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8]/[.D338]" office:value-type="float" office:value="0">
            <text:p>0</text:p>
          </table:table-cell>
          <table:table-cell table:formula="of:=([.C338]-[.$K$183])/[.$J$183]" office:value-type="float" office:value="-1.25">
            <text:p>-1.25</text:p>
          </table:table-cell>
          <table:table-cell table:formula="of:=[.F338]/SQRT(1+[.F338]^2)" office:value-type="float" office:value="-0.78086880944303">
            <text:p>-0.7808688094</text:p>
          </table:table-cell>
          <table:table-cell table:formula="of:=ROUND(([.G33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UZB12508198801</text:p>
          </table:table-cell>
          <table:table-cell office:value-type="string">
            <text:p>YUNUSOV Anuz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9]/[.D339]" office:value-type="float" office:value="0">
            <text:p>0</text:p>
          </table:table-cell>
          <table:table-cell table:formula="of:=([.C339]-[.$K$183])/[.$J$183]" office:value-type="float" office:value="-1.25">
            <text:p>-1.25</text:p>
          </table:table-cell>
          <table:table-cell table:formula="of:=[.F339]/SQRT(1+[.F339]^2)" office:value-type="float" office:value="-0.78086880944303">
            <text:p>-0.7808688094</text:p>
          </table:table-cell>
          <table:table-cell table:formula="of:=ROUND(([.G33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MDA11102199201</text:p>
          </table:table-cell>
          <table:table-cell office:value-type="string">
            <text:p>PINZARU Victor</text:p>
          </table:table-cell>
          <table:table-cell table:number-columns-repeated="2" office:value-type="float" office:value="2">
            <text:p>2</text:p>
          </table:table-cell>
          <table:table-cell table:formula="of:=[.C340]/[.D340]" office:value-type="float" office:value="1">
            <text:p>1</text:p>
          </table:table-cell>
          <table:table-cell table:formula="of:=([.C340]-[.$K$183])/[.$J$183]" office:value-type="float" office:value="-1.225">
            <text:p>-1.225</text:p>
          </table:table-cell>
          <table:table-cell table:formula="of:=[.F340]/SQRT(1+[.F340]^2)" office:value-type="float" office:value="-0.774661200142519">
            <text:p>-0.7746612001</text:p>
          </table:table-cell>
          <table:table-cell table:formula="of:=ROUND(([.G340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HUN12812199001</text:p>
          </table:table-cell>
          <table:table-cell office:value-type="string">
            <text:p>SZABO Milan</text:p>
          </table:table-cell>
          <table:table-cell table:number-columns-repeated="2" office:value-type="float" office:value="2">
            <text:p>2</text:p>
          </table:table-cell>
          <table:table-cell table:formula="of:=[.C341]/[.D341]" office:value-type="float" office:value="1">
            <text:p>1</text:p>
          </table:table-cell>
          <table:table-cell table:formula="of:=([.C341]-[.$K$183])/[.$J$183]" office:value-type="float" office:value="-1.225">
            <text:p>-1.225</text:p>
          </table:table-cell>
          <table:table-cell table:formula="of:=[.F341]/SQRT(1+[.F341]^2)" office:value-type="float" office:value="-0.774661200142519">
            <text:p>-0.7746612001</text:p>
          </table:table-cell>
          <table:table-cell table:formula="of:=ROUND(([.G341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BIH11303198901</text:p>
          </table:table-cell>
          <table:table-cell office:value-type="string">
            <text:p>KOSARAC Neman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42]/[.D342]" office:value-type="float" office:value="0">
            <text:p>0</text:p>
          </table:table-cell>
          <table:table-cell table:formula="of:=([.C342]-[.$K$183])/[.$J$183]" office:value-type="float" office:value="-1.25">
            <text:p>-1.25</text:p>
          </table:table-cell>
          <table:table-cell table:formula="of:=[.F342]/SQRT(1+[.F342]^2)" office:value-type="float" office:value="-0.78086880944303">
            <text:p>-0.7808688094</text:p>
          </table:table-cell>
          <table:table-cell table:formula="of:=ROUND(([.G34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S10709199201</text:p>
          </table:table-cell>
          <table:table-cell office:value-type="string">
            <text:p>HARMER Dyll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343]/[.D343]" office:value-type="float" office:value="4">
            <text:p>4</text:p>
          </table:table-cell>
          <table:table-cell table:formula="of:=([.C343]-[.$K$183])/[.$J$183]" office:value-type="float" office:value="-1.15">
            <text:p>-1.15</text:p>
          </table:table-cell>
          <table:table-cell table:formula="of:=[.F343]/SQRT(1+[.F343]^2)" office:value-type="float" office:value="-0.754605522163505">
            <text:p>-0.7546055222</text:p>
          </table:table-cell>
          <table:table-cell table:formula="of:=ROUND(([.G343]*5)+[.$L$183];2)" office:value-type="float" office:value="1.23">
            <text:p>1.23</text:p>
          </table:table-cell>
          <table:table-cell table:number-columns-repeated="4"/>
        </table:table-row>
        <table:table-row table:style-name="ro1">
          <table:table-cell office:value-type="string">
            <text:p>BTTUR10101199201</text:p>
          </table:table-cell>
          <table:table-cell office:value-type="string">
            <text:p>CIVIL Orhangaz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44]/[.D344]" office:value-type="float" office:value="1.5">
            <text:p>1.5</text:p>
          </table:table-cell>
          <table:table-cell table:formula="of:=([.C344]-[.$K$183])/[.$J$183]" office:value-type="float" office:value="-1.2125">
            <text:p>-1.2125</text:p>
          </table:table-cell>
          <table:table-cell table:formula="of:=[.F344]/SQRT(1+[.F344]^2)" office:value-type="float" office:value="-0.771470874213838">
            <text:p>-0.7714708742</text:p>
          </table:table-cell>
          <table:table-cell table:formula="of:=ROUND(([.G344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DEN12008196701</text:p>
          </table:table-cell>
          <table:table-cell office:value-type="string">
            <text:p>SLETTEMARK Oyste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45]/[.D345]" office:value-type="float" office:value="0.5">
            <text:p>0.5</text:p>
          </table:table-cell>
          <table:table-cell table:formula="of:=([.C345]-[.$K$183])/[.$J$183]" office:value-type="float" office:value="-1.2375">
            <text:p>-1.2375</text:p>
          </table:table-cell>
          <table:table-cell table:formula="of:=[.F345]/SQRT(1+[.F345]^2)" office:value-type="float" office:value="-0.77779345370486">
            <text:p>-0.7777934537</text:p>
          </table:table-cell>
          <table:table-cell table:formula="of:=ROUND(([.G345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GRE12504198801</text:p>
          </table:table-cell>
          <table:table-cell office:value-type="string">
            <text:p>KARAMICHAS Kleanthi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46]/[.D346]" office:value-type="float" office:value="1.5">
            <text:p>1.5</text:p>
          </table:table-cell>
          <table:table-cell table:formula="of:=([.C346]-[.$K$183])/[.$J$183]" office:value-type="float" office:value="-1.2125">
            <text:p>-1.2125</text:p>
          </table:table-cell>
          <table:table-cell table:formula="of:=[.F346]/SQRT(1+[.F346]^2)" office:value-type="float" office:value="-0.771470874213838">
            <text:p>-0.7714708742</text:p>
          </table:table-cell>
          <table:table-cell table:formula="of:=ROUND(([.G346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HUN12304198601</text:p>
          </table:table-cell>
          <table:table-cell office:value-type="string">
            <text:p>MUSKATAL Istv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47]/[.D347]" office:value-type="float" office:value="0">
            <text:p>0</text:p>
          </table:table-cell>
          <table:table-cell table:formula="of:=([.C347]-[.$K$183])/[.$J$183]" office:value-type="float" office:value="-1.25">
            <text:p>-1.25</text:p>
          </table:table-cell>
          <table:table-cell table:formula="of:=[.F347]/SQRT(1+[.F347]^2)" office:value-type="float" office:value="-0.78086880944303">
            <text:p>-0.7808688094</text:p>
          </table:table-cell>
          <table:table-cell table:formula="of:=ROUND(([.G347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MDA22808198801</text:p>
          </table:table-cell>
          <table:table-cell office:value-type="string">
            <text:p>CAMENSCIC Alexandra</text:p>
          </table:table-cell>
          <table:table-cell table:number-columns-repeated="2" office:value-type="float" office:value="2">
            <text:p>2</text:p>
          </table:table-cell>
          <table:table-cell table:formula="of:=[.C348]/[.D348]" office:value-type="float" office:value="1">
            <text:p>1</text:p>
          </table:table-cell>
          <table:table-cell table:formula="of:=([.C348]-[.$K$183])/[.$J$183]" office:value-type="float" office:value="-1.225">
            <text:p>-1.225</text:p>
          </table:table-cell>
          <table:table-cell table:formula="of:=[.F348]/SQRT(1+[.F348]^2)" office:value-type="float" office:value="-0.774661200142519">
            <text:p>-0.7746612001</text:p>
          </table:table-cell>
          <table:table-cell table:formula="of:=ROUND(([.G348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NZL21602198801</text:p>
          </table:table-cell>
          <table:table-cell office:value-type="string">
            <text:p>MURPHY Sarah</text:p>
          </table:table-cell>
          <table:table-cell table:number-columns-repeated="2" office:value-type="float" office:value="2">
            <text:p>2</text:p>
          </table:table-cell>
          <table:table-cell table:formula="of:=[.C349]/[.D349]" office:value-type="float" office:value="1">
            <text:p>1</text:p>
          </table:table-cell>
          <table:table-cell table:formula="of:=([.C349]-[.$K$183])/[.$J$183]" office:value-type="float" office:value="-1.225">
            <text:p>-1.225</text:p>
          </table:table-cell>
          <table:table-cell table:formula="of:=[.F349]/SQRT(1+[.F349]^2)" office:value-type="float" office:value="-0.774661200142519">
            <text:p>-0.7746612001</text:p>
          </table:table-cell>
          <table:table-cell table:formula="of:=ROUND(([.G349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BIH22307199101</text:p>
          </table:table-cell>
          <table:table-cell office:value-type="string">
            <text:p>KARISIK Tan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0]/[.D350]" office:value-type="float" office:value="0">
            <text:p>0</text:p>
          </table:table-cell>
          <table:table-cell table:formula="of:=([.C350]-[.$K$183])/[.$J$183]" office:value-type="float" office:value="-1.25">
            <text:p>-1.25</text:p>
          </table:table-cell>
          <table:table-cell table:formula="of:=[.F350]/SQRT(1+[.F350]^2)" office:value-type="float" office:value="-0.78086880944303">
            <text:p>-0.7808688094</text:p>
          </table:table-cell>
          <table:table-cell table:formula="of:=ROUND(([.G350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RA22712197501</text:p>
          </table:table-cell>
          <table:table-cell office:value-type="string">
            <text:p>MOURAO Jaqueli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1]/[.D351]" office:value-type="float" office:value="0">
            <text:p>0</text:p>
          </table:table-cell>
          <table:table-cell table:formula="of:=([.C351]-[.$K$183])/[.$J$183]" office:value-type="float" office:value="-1.25">
            <text:p>-1.25</text:p>
          </table:table-cell>
          <table:table-cell table:formula="of:=[.F351]/SQRT(1+[.F351]^2)" office:value-type="float" office:value="-0.78086880944303">
            <text:p>-0.7808688094</text:p>
          </table:table-cell>
          <table:table-cell table:formula="of:=ROUND(([.G351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S21610199401</text:p>
          </table:table-cell>
          <table:table-cell office:value-type="string">
            <text:p>GLANVILLE Lucy</text:p>
          </table:table-cell>
          <table:table-cell table:number-columns-repeated="2" office:value-type="float" office:value="2">
            <text:p>2</text:p>
          </table:table-cell>
          <table:table-cell table:formula="of:=[.C352]/[.D352]" office:value-type="float" office:value="1">
            <text:p>1</text:p>
          </table:table-cell>
          <table:table-cell table:formula="of:=([.C352]-[.$K$183])/[.$J$183]" office:value-type="float" office:value="-1.225">
            <text:p>-1.225</text:p>
          </table:table-cell>
          <table:table-cell table:formula="of:=[.F352]/SQRT(1+[.F352]^2)" office:value-type="float" office:value="-0.774661200142519">
            <text:p>-0.7746612001</text:p>
          </table:table-cell>
          <table:table-cell table:formula="of:=ROUND(([.G352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DEN20608196501</text:p>
          </table:table-cell>
          <table:table-cell office:value-type="string">
            <text:p>SLETTEMARK Uiloq</text:p>
          </table:table-cell>
          <table:table-cell table:number-columns-repeated="2" office:value-type="float" office:value="2">
            <text:p>2</text:p>
          </table:table-cell>
          <table:table-cell table:formula="of:=[.C353]/[.D353]" office:value-type="float" office:value="1">
            <text:p>1</text:p>
          </table:table-cell>
          <table:table-cell table:formula="of:=([.C353]-[.$K$183])/[.$J$183]" office:value-type="float" office:value="-1.225">
            <text:p>-1.225</text:p>
          </table:table-cell>
          <table:table-cell table:formula="of:=[.F353]/SQRT(1+[.F353]^2)" office:value-type="float" office:value="-0.774661200142519">
            <text:p>-0.7746612001</text:p>
          </table:table-cell>
          <table:table-cell table:formula="of:=ROUND(([.G353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TUR20201199201</text:p>
          </table:table-cell>
          <table:table-cell office:value-type="string">
            <text:p>ERDILER Nih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4]/[.D354]" office:value-type="float" office:value="0">
            <text:p>0</text:p>
          </table:table-cell>
          <table:table-cell table:formula="of:=([.C354]-[.$K$183])/[.$J$183]" office:value-type="float" office:value="-1.25">
            <text:p>-1.25</text:p>
          </table:table-cell>
          <table:table-cell table:formula="of:=[.F354]/SQRT(1+[.F354]^2)" office:value-type="float" office:value="-0.78086880944303">
            <text:p>-0.7808688094</text:p>
          </table:table-cell>
          <table:table-cell table:formula="of:=ROUND(([.G35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JPN12606199001</text:p>
          </table:table-cell>
          <table:table-cell office:value-type="string">
            <text:p>TSUNODA Ry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5]/[.D355]" office:value-type="float" office:value="0">
            <text:p>0</text:p>
          </table:table-cell>
          <table:table-cell table:formula="of:=([.C355]-[.$K$183])/[.$J$183]" office:value-type="float" office:value="-1.25">
            <text:p>-1.25</text:p>
          </table:table-cell>
          <table:table-cell table:formula="of:=[.F355]/SQRT(1+[.F355]^2)" office:value-type="float" office:value="-0.78086880944303">
            <text:p>-0.7808688094</text:p>
          </table:table-cell>
          <table:table-cell table:formula="of:=ROUND(([.G35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12011198601</text:p>
          </table:table-cell>
          <table:table-cell office:value-type="string">
            <text:p>KLYACHIN Serge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56]/[.D356]" office:value-type="float" office:value="1.5">
            <text:p>1.5</text:p>
          </table:table-cell>
          <table:table-cell table:formula="of:=([.C356]-[.$K$183])/[.$J$183]" office:value-type="float" office:value="-1.2125">
            <text:p>-1.2125</text:p>
          </table:table-cell>
          <table:table-cell table:formula="of:=[.F356]/SQRT(1+[.F356]^2)" office:value-type="float" office:value="-0.771470874213838">
            <text:p>-0.7714708742</text:p>
          </table:table-cell>
          <table:table-cell table:formula="of:=ROUND(([.G356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GER12403199001</text:p>
          </table:table-cell>
          <table:table-cell office:value-type="string">
            <text:p>DOLL Benedik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57]/[.D357]" office:value-type="float" office:value="2">
            <text:p>2</text:p>
          </table:table-cell>
          <table:table-cell table:formula="of:=([.C357]-[.$K$183])/[.$J$183]" office:value-type="float" office:value="-1.2">
            <text:p>-1.2</text:p>
          </table:table-cell>
          <table:table-cell table:formula="of:=[.F357]/SQRT(1+[.F357]^2)" office:value-type="float" office:value="-0.768221279597376">
            <text:p>-0.7682212796</text:p>
          </table:table-cell>
          <table:table-cell table:formula="of:=ROUND(([.G357]*5)+[.$L$183];2)" office:value-type="float" office:value="1.16">
            <text:p>1.16</text:p>
          </table:table-cell>
          <table:table-cell table:number-columns-repeated="4"/>
        </table:table-row>
        <table:table-row table:style-name="ro1">
          <table:table-cell office:value-type="string">
            <text:p>BTRUS20305199001</text:p>
          </table:table-cell>
          <table:table-cell office:value-type="string">
            <text:p>ALIKINA Aleksandra</text:p>
          </table:table-cell>
          <table:table-cell table:number-columns-repeated="2" office:value-type="float" office:value="2">
            <text:p>2</text:p>
          </table:table-cell>
          <table:table-cell table:formula="of:=[.C358]/[.D358]" office:value-type="float" office:value="1">
            <text:p>1</text:p>
          </table:table-cell>
          <table:table-cell table:formula="of:=([.C358]-[.$K$183])/[.$J$183]" office:value-type="float" office:value="-1.225">
            <text:p>-1.225</text:p>
          </table:table-cell>
          <table:table-cell table:formula="of:=[.F358]/SQRT(1+[.F358]^2)" office:value-type="float" office:value="-0.774661200142519">
            <text:p>-0.7746612001</text:p>
          </table:table-cell>
          <table:table-cell table:formula="of:=ROUND(([.G358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GER20807198601</text:p>
          </table:table-cell>
          <table:table-cell office:value-type="string">
            <text:p>DÖLL Julia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9]/[.D359]" office:value-type="float" office:value="0">
            <text:p>0</text:p>
          </table:table-cell>
          <table:table-cell table:formula="of:=([.C359]-[.$K$183])/[.$J$183]" office:value-type="float" office:value="-1.25">
            <text:p>-1.25</text:p>
          </table:table-cell>
          <table:table-cell table:formula="of:=[.F359]/SQRT(1+[.F359]^2)" office:value-type="float" office:value="-0.78086880944303">
            <text:p>-0.7808688094</text:p>
          </table:table-cell>
          <table:table-cell table:formula="of:=ROUND(([.G35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2410198902</text:p>
          </table:table-cell>
          <table:table-cell office:value-type="string">
            <text:p>HAMMERSCHMIDT Mar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60]/[.D360]" office:value-type="float" office:value="1.5">
            <text:p>1.5</text:p>
          </table:table-cell>
          <table:table-cell table:formula="of:=([.C360]-[.$K$183])/[.$J$183]" office:value-type="float" office:value="-1.2125">
            <text:p>-1.2125</text:p>
          </table:table-cell>
          <table:table-cell table:formula="of:=[.F360]/SQRT(1+[.F360]^2)" office:value-type="float" office:value="-0.771470874213838">
            <text:p>-0.7714708742</text:p>
          </table:table-cell>
          <table:table-cell table:formula="of:=ROUND(([.G360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RUS21608198401</text:p>
          </table:table-cell>
          <table:table-cell office:value-type="string">
            <text:p>KOROVINA Mari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61]/[.D361]" office:value-type="float" office:value="1.5">
            <text:p>1.5</text:p>
          </table:table-cell>
          <table:table-cell table:formula="of:=([.C361]-[.$K$183])/[.$J$183]" office:value-type="float" office:value="-1.2125">
            <text:p>-1.2125</text:p>
          </table:table-cell>
          <table:table-cell table:formula="of:=[.F361]/SQRT(1+[.F361]^2)" office:value-type="float" office:value="-0.771470874213838">
            <text:p>-0.7714708742</text:p>
          </table:table-cell>
          <table:table-cell table:formula="of:=ROUND(([.G361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GRE11501196501</text:p>
          </table:table-cell>
          <table:table-cell office:value-type="string">
            <text:p>TSAKIRIS Athanasios</text:p>
          </table:table-cell>
          <table:table-cell table:number-columns-repeated="2" office:value-type="float" office:value="2">
            <text:p>2</text:p>
          </table:table-cell>
          <table:table-cell table:formula="of:=[.C362]/[.D362]" office:value-type="float" office:value="1">
            <text:p>1</text:p>
          </table:table-cell>
          <table:table-cell table:formula="of:=([.C362]-[.$K$183])/[.$J$183]" office:value-type="float" office:value="-1.225">
            <text:p>-1.225</text:p>
          </table:table-cell>
          <table:table-cell table:formula="of:=[.F362]/SQRT(1+[.F362]^2)" office:value-type="float" office:value="-0.774661200142519">
            <text:p>-0.7746612001</text:p>
          </table:table-cell>
          <table:table-cell table:formula="of:=ROUND(([.G362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ESP21008198801</text:p>
          </table:table-cell>
          <table:table-cell office:value-type="string">
            <text:p>PADIAL HERNANDEZ Victor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63]/[.D363]" office:value-type="float" office:value="0.5">
            <text:p>0.5</text:p>
          </table:table-cell>
          <table:table-cell table:formula="of:=([.C363]-[.$K$183])/[.$J$183]" office:value-type="float" office:value="-1.2375">
            <text:p>-1.2375</text:p>
          </table:table-cell>
          <table:table-cell table:formula="of:=[.F363]/SQRT(1+[.F363]^2)" office:value-type="float" office:value="-0.77779345370486">
            <text:p>-0.7777934537</text:p>
          </table:table-cell>
          <table:table-cell table:formula="of:=ROUND(([.G363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GBR10403198601</text:p>
          </table:table-cell>
          <table:table-cell office:value-type="string">
            <text:p>WOOLLEY B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64]/[.D364]" office:value-type="float" office:value="0">
            <text:p>0</text:p>
          </table:table-cell>
          <table:table-cell table:formula="of:=([.C364]-[.$K$183])/[.$J$183]" office:value-type="float" office:value="-1.25">
            <text:p>-1.25</text:p>
          </table:table-cell>
          <table:table-cell table:formula="of:=[.F364]/SQRT(1+[.F364]^2)" office:value-type="float" office:value="-0.78086880944303">
            <text:p>-0.7808688094</text:p>
          </table:table-cell>
          <table:table-cell table:formula="of:=ROUND(([.G36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ITA12405198701</text:p>
          </table:table-cell>
          <table:table-cell office:value-type="string">
            <text:p>TASCHLER Dani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65]/[.D365]" office:value-type="float" office:value="0">
            <text:p>0</text:p>
          </table:table-cell>
          <table:table-cell table:formula="of:=([.C365]-[.$K$183])/[.$J$183]" office:value-type="float" office:value="-1.25">
            <text:p>-1.25</text:p>
          </table:table-cell>
          <table:table-cell table:formula="of:=[.F365]/SQRT(1+[.F365]^2)" office:value-type="float" office:value="-0.78086880944303">
            <text:p>-0.7808688094</text:p>
          </table:table-cell>
          <table:table-cell table:formula="of:=ROUND(([.G36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ED10706199001</text:p>
          </table:table-cell>
          <table:table-cell office:value-type="string">
            <text:p>SLOOF Luc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66]/[.D366]" office:value-type="float" office:value="3">
            <text:p>3</text:p>
          </table:table-cell>
          <table:table-cell table:formula="of:=([.C366]-[.$K$183])/[.$J$183]" office:value-type="float" office:value="-1.2125">
            <text:p>-1.2125</text:p>
          </table:table-cell>
          <table:table-cell table:formula="of:=[.F366]/SQRT(1+[.F366]^2)" office:value-type="float" office:value="-0.771470874213838">
            <text:p>-0.7714708742</text:p>
          </table:table-cell>
          <table:table-cell table:formula="of:=ROUND(([.G366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RUS13005198701</text:p>
          </table:table-cell>
          <table:table-cell office:value-type="string">
            <text:p>VASILYEV Vict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67]/[.D367]" office:value-type="float" office:value="3">
            <text:p>3</text:p>
          </table:table-cell>
          <table:table-cell table:formula="of:=([.C367]-[.$K$183])/[.$J$183]" office:value-type="float" office:value="-1.2125">
            <text:p>-1.2125</text:p>
          </table:table-cell>
          <table:table-cell table:formula="of:=[.F367]/SQRT(1+[.F367]^2)" office:value-type="float" office:value="-0.771470874213838">
            <text:p>-0.7714708742</text:p>
          </table:table-cell>
          <table:table-cell table:formula="of:=ROUND(([.G367]*5)+[.$L$183];2)"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string">
            <text:p>BTLAT11906199101</text:p>
          </table:table-cell>
          <table:table-cell office:value-type="string">
            <text:p>PAEGLITIS Marc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68]/[.D368]" office:value-type="float" office:value="0">
            <text:p>0</text:p>
          </table:table-cell>
          <table:table-cell table:formula="of:=([.C368]-[.$K$183])/[.$J$183]" office:value-type="float" office:value="-1.25">
            <text:p>-1.25</text:p>
          </table:table-cell>
          <table:table-cell table:formula="of:=[.F368]/SQRT(1+[.F368]^2)" office:value-type="float" office:value="-0.78086880944303">
            <text:p>-0.7808688094</text:p>
          </table:table-cell>
          <table:table-cell table:formula="of:=ROUND(([.G36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LR11507198801</text:p>
          </table:table-cell>
          <table:table-cell office:value-type="string">
            <text:p>CHEPELIN Vladim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69]/[.D369]" office:value-type="float" office:value="0">
            <text:p>0</text:p>
          </table:table-cell>
          <table:table-cell table:formula="of:=([.C369]-[.$K$183])/[.$J$183]" office:value-type="float" office:value="-1.25">
            <text:p>-1.25</text:p>
          </table:table-cell>
          <table:table-cell table:formula="of:=[.F369]/SQRT(1+[.F369]^2)" office:value-type="float" office:value="-0.78086880944303">
            <text:p>-0.7808688094</text:p>
          </table:table-cell>
          <table:table-cell table:formula="of:=ROUND(([.G36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21311198901</text:p>
          </table:table-cell>
          <table:table-cell office:value-type="string">
            <text:p>OKOLZDAYEVA Galina</text:p>
          </table:table-cell>
          <table:table-cell table:number-columns-repeated="2" office:value-type="float" office:value="1">
            <text:p>1</text:p>
          </table:table-cell>
          <table:table-cell table:formula="of:=[.C370]/[.D370]" office:value-type="float" office:value="1">
            <text:p>1</text:p>
          </table:table-cell>
          <table:table-cell table:formula="of:=([.C370]-[.$K$183])/[.$J$183]" office:value-type="float" office:value="-1.2375">
            <text:p>-1.2375</text:p>
          </table:table-cell>
          <table:table-cell table:formula="of:=[.F370]/SQRT(1+[.F370]^2)" office:value-type="float" office:value="-0.77779345370486">
            <text:p>-0.7777934537</text:p>
          </table:table-cell>
          <table:table-cell table:formula="of:=ROUND(([.G370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ITA10305198401</text:p>
          </table:table-cell>
          <table:table-cell office:value-type="string">
            <text:p>COLA Matt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1]/[.D371]" office:value-type="float" office:value="0">
            <text:p>0</text:p>
          </table:table-cell>
          <table:table-cell table:formula="of:=([.C371]-[.$K$183])/[.$J$183]" office:value-type="float" office:value="-1.25">
            <text:p>-1.25</text:p>
          </table:table-cell>
          <table:table-cell table:formula="of:=[.F371]/SQRT(1+[.F371]^2)" office:value-type="float" office:value="-0.78086880944303">
            <text:p>-0.7808688094</text:p>
          </table:table-cell>
          <table:table-cell table:formula="of:=ROUND(([.G371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12802199001</text:p>
          </table:table-cell>
          <table:table-cell office:value-type="string">
            <text:p>ORPANA Sam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2]/[.D372]" office:value-type="float" office:value="0">
            <text:p>0</text:p>
          </table:table-cell>
          <table:table-cell table:formula="of:=([.C372]-[.$K$183])/[.$J$183]" office:value-type="float" office:value="-1.25">
            <text:p>-1.25</text:p>
          </table:table-cell>
          <table:table-cell table:formula="of:=[.F372]/SQRT(1+[.F372]^2)" office:value-type="float" office:value="-0.78086880944303">
            <text:p>-0.7808688094</text:p>
          </table:table-cell>
          <table:table-cell table:formula="of:=ROUND(([.G37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ZE20301199101</text:p>
          </table:table-cell>
          <table:table-cell office:value-type="string">
            <text:p>PUSKARCIKOVA E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3]/[.D373]" office:value-type="float" office:value="0">
            <text:p>0</text:p>
          </table:table-cell>
          <table:table-cell table:formula="of:=([.C373]-[.$K$183])/[.$J$183]" office:value-type="float" office:value="-1.25">
            <text:p>-1.25</text:p>
          </table:table-cell>
          <table:table-cell table:formula="of:=[.F373]/SQRT(1+[.F373]^2)" office:value-type="float" office:value="-0.78086880944303">
            <text:p>-0.7808688094</text:p>
          </table:table-cell>
          <table:table-cell table:formula="of:=ROUND(([.G373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22706199301</text:p>
          </table:table-cell>
          <table:table-cell office:value-type="string">
            <text:p>TALIHAERM Johan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4]/[.D374]" office:value-type="float" office:value="0">
            <text:p>0</text:p>
          </table:table-cell>
          <table:table-cell table:formula="of:=([.C374]-[.$K$183])/[.$J$183]" office:value-type="float" office:value="-1.25">
            <text:p>-1.25</text:p>
          </table:table-cell>
          <table:table-cell table:formula="of:=[.F374]/SQRT(1+[.F374]^2)" office:value-type="float" office:value="-0.78086880944303">
            <text:p>-0.7808688094</text:p>
          </table:table-cell>
          <table:table-cell table:formula="of:=ROUND(([.G37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RA20303198601</text:p>
          </table:table-cell>
          <table:table-cell office:value-type="string">
            <text:p>MACABIES Paul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5]/[.D375]" office:value-type="float" office:value="0">
            <text:p>0</text:p>
          </table:table-cell>
          <table:table-cell table:formula="of:=([.C375]-[.$K$183])/[.$J$183]" office:value-type="float" office:value="-1.25">
            <text:p>-1.25</text:p>
          </table:table-cell>
          <table:table-cell table:formula="of:=[.F375]/SQRT(1+[.F375]^2)" office:value-type="float" office:value="-0.78086880944303">
            <text:p>-0.7808688094</text:p>
          </table:table-cell>
          <table:table-cell table:formula="of:=ROUND(([.G37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RA22306198501</text:p>
          </table:table-cell>
          <table:table-cell office:value-type="string">
            <text:p>BRETON Claire</text:p>
          </table:table-cell>
          <table:table-cell table:number-columns-repeated="2" office:value-type="float" office:value="1">
            <text:p>1</text:p>
          </table:table-cell>
          <table:table-cell table:formula="of:=[.C376]/[.D376]" office:value-type="float" office:value="1">
            <text:p>1</text:p>
          </table:table-cell>
          <table:table-cell table:formula="of:=([.C376]-[.$K$183])/[.$J$183]" office:value-type="float" office:value="-1.2375">
            <text:p>-1.2375</text:p>
          </table:table-cell>
          <table:table-cell table:formula="of:=[.F376]/SQRT(1+[.F376]^2)" office:value-type="float" office:value="-0.77779345370486">
            <text:p>-0.7777934537</text:p>
          </table:table-cell>
          <table:table-cell table:formula="of:=ROUND(([.G376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NOR10503198602</text:p>
          </table:table-cell>
          <table:table-cell office:value-type="string">
            <text:p>HAFSAS Ronn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7]/[.D377]" office:value-type="float" office:value="0">
            <text:p>0</text:p>
          </table:table-cell>
          <table:table-cell table:formula="of:=([.C377]-[.$K$183])/[.$J$183]" office:value-type="float" office:value="-1.25">
            <text:p>-1.25</text:p>
          </table:table-cell>
          <table:table-cell table:formula="of:=[.F377]/SQRT(1+[.F377]^2)" office:value-type="float" office:value="-0.78086880944303">
            <text:p>-0.7808688094</text:p>
          </table:table-cell>
          <table:table-cell table:formula="of:=ROUND(([.G377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OM10606198901</text:p>
          </table:table-cell>
          <table:table-cell office:value-type="string">
            <text:p>FAUR Rem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8]/[.D378]" office:value-type="float" office:value="0">
            <text:p>0</text:p>
          </table:table-cell>
          <table:table-cell table:formula="of:=([.C378]-[.$K$183])/[.$J$183]" office:value-type="float" office:value="-1.25">
            <text:p>-1.25</text:p>
          </table:table-cell>
          <table:table-cell table:formula="of:=[.F378]/SQRT(1+[.F378]^2)" office:value-type="float" office:value="-0.78086880944303">
            <text:p>-0.7808688094</text:p>
          </table:table-cell>
          <table:table-cell table:formula="of:=ROUND(([.G37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UKR21609198901</text:p>
          </table:table-cell>
          <table:table-cell office:value-type="string">
            <text:p>TSESELSKA Katery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9]/[.D379]" office:value-type="float" office:value="0">
            <text:p>0</text:p>
          </table:table-cell>
          <table:table-cell table:formula="of:=([.C379]-[.$K$183])/[.$J$183]" office:value-type="float" office:value="-1.25">
            <text:p>-1.25</text:p>
          </table:table-cell>
          <table:table-cell table:formula="of:=[.F379]/SQRT(1+[.F379]^2)" office:value-type="float" office:value="-0.78086880944303">
            <text:p>-0.7808688094</text:p>
          </table:table-cell>
          <table:table-cell table:formula="of:=ROUND(([.G37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22710198501</text:p>
          </table:table-cell>
          <table:table-cell office:value-type="string">
            <text:p>HANNI Sirl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0]/[.D380]" office:value-type="float" office:value="0">
            <text:p>0</text:p>
          </table:table-cell>
          <table:table-cell table:formula="of:=([.C380]-[.$K$183])/[.$J$183]" office:value-type="float" office:value="-1.25">
            <text:p>-1.25</text:p>
          </table:table-cell>
          <table:table-cell table:formula="of:=[.F380]/SQRT(1+[.F380]^2)" office:value-type="float" office:value="-0.78086880944303">
            <text:p>-0.7808688094</text:p>
          </table:table-cell>
          <table:table-cell table:formula="of:=ROUND(([.G380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UL10108199001</text:p>
          </table:table-cell>
          <table:table-cell office:value-type="string">
            <text:p>ZLATEV Iv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1]/[.D381]" office:value-type="float" office:value="0">
            <text:p>0</text:p>
          </table:table-cell>
          <table:table-cell table:formula="of:=([.C381]-[.$K$183])/[.$J$183]" office:value-type="float" office:value="-1.25">
            <text:p>-1.25</text:p>
          </table:table-cell>
          <table:table-cell table:formula="of:=[.F381]/SQRT(1+[.F381]^2)" office:value-type="float" office:value="-0.78086880944303">
            <text:p>-0.7808688094</text:p>
          </table:table-cell>
          <table:table-cell table:formula="of:=ROUND(([.G381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UL12112199001</text:p>
          </table:table-cell>
          <table:table-cell office:value-type="string">
            <text:p>CHORBADZHIEV Vas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2]/[.D382]" office:value-type="float" office:value="0">
            <text:p>0</text:p>
          </table:table-cell>
          <table:table-cell table:formula="of:=([.C382]-[.$K$183])/[.$J$183]" office:value-type="float" office:value="-1.25">
            <text:p>-1.25</text:p>
          </table:table-cell>
          <table:table-cell table:formula="of:=[.F382]/SQRT(1+[.F382]^2)" office:value-type="float" office:value="-0.78086880944303">
            <text:p>-0.7808688094</text:p>
          </table:table-cell>
          <table:table-cell table:formula="of:=ROUND(([.G38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12312198901</text:p>
          </table:table-cell>
          <table:table-cell office:value-type="string">
            <text:p>REMMELG Mart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3]/[.D383]" office:value-type="float" office:value="0">
            <text:p>0</text:p>
          </table:table-cell>
          <table:table-cell table:formula="of:=([.C383]-[.$K$183])/[.$J$183]" office:value-type="float" office:value="-1.25">
            <text:p>-1.25</text:p>
          </table:table-cell>
          <table:table-cell table:formula="of:=[.F383]/SQRT(1+[.F383]^2)" office:value-type="float" office:value="-0.78086880944303">
            <text:p>-0.7808688094</text:p>
          </table:table-cell>
          <table:table-cell table:formula="of:=ROUND(([.G383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UKR12805198901</text:p>
          </table:table-cell>
          <table:table-cell office:value-type="string">
            <text:p>SERDYUK Mykhay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4]/[.D384]" office:value-type="float" office:value="0">
            <text:p>0</text:p>
          </table:table-cell>
          <table:table-cell table:formula="of:=([.C384]-[.$K$183])/[.$J$183]" office:value-type="float" office:value="-1.25">
            <text:p>-1.25</text:p>
          </table:table-cell>
          <table:table-cell table:formula="of:=[.F384]/SQRT(1+[.F384]^2)" office:value-type="float" office:value="-0.78086880944303">
            <text:p>-0.7808688094</text:p>
          </table:table-cell>
          <table:table-cell table:formula="of:=ROUND(([.G38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11407198301</text:p>
          </table:table-cell>
          <table:table-cell office:value-type="string">
            <text:p>KANTANEN Jan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5]/[.D385]" office:value-type="float" office:value="0">
            <text:p>0</text:p>
          </table:table-cell>
          <table:table-cell table:formula="of:=([.C385]-[.$K$183])/[.$J$183]" office:value-type="float" office:value="-1.25">
            <text:p>-1.25</text:p>
          </table:table-cell>
          <table:table-cell table:formula="of:=[.F385]/SQRT(1+[.F385]^2)" office:value-type="float" office:value="-0.78086880944303">
            <text:p>-0.7808688094</text:p>
          </table:table-cell>
          <table:table-cell table:formula="of:=ROUND(([.G38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WE11305198801</text:p>
          </table:table-cell>
          <table:table-cell office:value-type="string">
            <text:p>STEGMAYR Gabri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6]/[.D386]" office:value-type="float" office:value="0">
            <text:p>0</text:p>
          </table:table-cell>
          <table:table-cell table:formula="of:=([.C386]-[.$K$183])/[.$J$183]" office:value-type="float" office:value="-1.25">
            <text:p>-1.25</text:p>
          </table:table-cell>
          <table:table-cell table:formula="of:=[.F386]/SQRT(1+[.F386]^2)" office:value-type="float" office:value="-0.78086880944303">
            <text:p>-0.7808688094</text:p>
          </table:table-cell>
          <table:table-cell table:formula="of:=ROUND(([.G386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T10911198601</text:p>
          </table:table-cell>
          <table:table-cell office:value-type="string">
            <text:p>EBERHARD Julian</text:p>
          </table:table-cell>
          <table:table-cell table:number-columns-repeated="2" office:value-type="float" office:value="1">
            <text:p>1</text:p>
          </table:table-cell>
          <table:table-cell table:formula="of:=[.C387]/[.D387]" office:value-type="float" office:value="1">
            <text:p>1</text:p>
          </table:table-cell>
          <table:table-cell table:formula="of:=([.C387]-[.$K$183])/[.$J$183]" office:value-type="float" office:value="-1.2375">
            <text:p>-1.2375</text:p>
          </table:table-cell>
          <table:table-cell table:formula="of:=[.F387]/SQRT(1+[.F387]^2)" office:value-type="float" office:value="-0.77779345370486">
            <text:p>-0.7777934537</text:p>
          </table:table-cell>
          <table:table-cell table:formula="of:=ROUND(([.G387]*5)+[.$L$183];2)"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string">
            <text:p>BTFIN22107198801</text:p>
          </table:table-cell>
          <table:table-cell office:value-type="string">
            <text:p>TOIVANEN Lau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8]/[.D388]" office:value-type="float" office:value="0">
            <text:p>0</text:p>
          </table:table-cell>
          <table:table-cell table:formula="of:=([.C388]-[.$K$183])/[.$J$183]" office:value-type="float" office:value="-1.25">
            <text:p>-1.25</text:p>
          </table:table-cell>
          <table:table-cell table:formula="of:=[.F388]/SQRT(1+[.F388]^2)" office:value-type="float" office:value="-0.78086880944303">
            <text:p>-0.7808688094</text:p>
          </table:table-cell>
          <table:table-cell table:formula="of:=ROUND(([.G38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CG11601198601</text:p>
          </table:table-cell>
          <table:table-cell office:value-type="string">
            <text:p>KRSMANOVIC Dej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9]/[.D389]" office:value-type="float" office:value="0">
            <text:p>0</text:p>
          </table:table-cell>
          <table:table-cell table:formula="of:=([.C389]-[.$K$183])/[.$J$183]" office:value-type="float" office:value="-1.25">
            <text:p>-1.25</text:p>
          </table:table-cell>
          <table:table-cell table:formula="of:=[.F389]/SQRT(1+[.F389]^2)" office:value-type="float" office:value="-0.78086880944303">
            <text:p>-0.7808688094</text:p>
          </table:table-cell>
          <table:table-cell table:formula="of:=ROUND(([.G38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JPN11705198801</text:p>
          </table:table-cell>
          <table:table-cell office:value-type="string">
            <text:p>TACHIZAKI Miki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0]/[.D390]" office:value-type="float" office:value="0">
            <text:p>0</text:p>
          </table:table-cell>
          <table:table-cell table:formula="of:=([.C390]-[.$K$183])/[.$J$183]" office:value-type="float" office:value="-1.25">
            <text:p>-1.25</text:p>
          </table:table-cell>
          <table:table-cell table:formula="of:=[.F390]/SQRT(1+[.F390]^2)" office:value-type="float" office:value="-0.78086880944303">
            <text:p>-0.7808688094</text:p>
          </table:table-cell>
          <table:table-cell table:formula="of:=ROUND(([.G390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POL11302199001</text:p>
          </table:table-cell>
          <table:table-cell office:value-type="string">
            <text:p>LEPEL Rafa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391]/[.D391]" office:value-type="float" office:value="7">
            <text:p>7</text:p>
          </table:table-cell>
          <table:table-cell table:formula="of:=([.C391]-[.$K$183])/[.$J$183]" office:value-type="float" office:value="-1.1625">
            <text:p>-1.1625</text:p>
          </table:table-cell>
          <table:table-cell table:formula="of:=[.F391]/SQRT(1+[.F391]^2)" office:value-type="float" office:value="-0.758104592340947">
            <text:p>-0.7581045923</text:p>
          </table:table-cell>
          <table:table-cell table:formula="of:=ROUND(([.G391]*5)+[.$L$183];2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BTGRE21205199001</text:p>
          </table:table-cell>
          <table:table-cell office:value-type="string">
            <text:p>TSAKIRI Panagio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2]/[.D392]" office:value-type="float" office:value="0">
            <text:p>0</text:p>
          </table:table-cell>
          <table:table-cell table:formula="of:=([.C392]-[.$K$183])/[.$J$183]" office:value-type="float" office:value="-1.25">
            <text:p>-1.25</text:p>
          </table:table-cell>
          <table:table-cell table:formula="of:=[.F392]/SQRT(1+[.F392]^2)" office:value-type="float" office:value="-0.78086880944303">
            <text:p>-0.7808688094</text:p>
          </table:table-cell>
          <table:table-cell table:formula="of:=ROUND(([.G392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12503199101</text:p>
          </table:table-cell>
          <table:table-cell office:value-type="string">
            <text:p>PANTOV An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93]/[.D393]" office:value-type="float" office:value="2">
            <text:p>2</text:p>
          </table:table-cell>
          <table:table-cell table:formula="of:=([.C393]-[.$K$183])/[.$J$183]" office:value-type="float" office:value="-1.225">
            <text:p>-1.225</text:p>
          </table:table-cell>
          <table:table-cell table:formula="of:=[.F393]/SQRT(1+[.F393]^2)" office:value-type="float" office:value="-0.774661200142519">
            <text:p>-0.7746612001</text:p>
          </table:table-cell>
          <table:table-cell table:formula="of:=ROUND(([.G393]*5)+[.$L$183];2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BTCHN20904199101</text:p>
          </table:table-cell>
          <table:table-cell office:value-type="string">
            <text:p>WANG Y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4]/[.D394]" office:value-type="float" office:value="0">
            <text:p>0</text:p>
          </table:table-cell>
          <table:table-cell table:formula="of:=([.C394]-[.$K$183])/[.$J$183]" office:value-type="float" office:value="-1.25">
            <text:p>-1.25</text:p>
          </table:table-cell>
          <table:table-cell table:formula="of:=[.F394]/SQRT(1+[.F394]^2)" office:value-type="float" office:value="-0.78086880944303">
            <text:p>-0.7808688094</text:p>
          </table:table-cell>
          <table:table-cell table:formula="of:=ROUND(([.G394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JPN22610199001</text:p>
          </table:table-cell>
          <table:table-cell office:value-type="string">
            <text:p>GOSHONO Ari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5]/[.D395]" office:value-type="float" office:value="0">
            <text:p>0</text:p>
          </table:table-cell>
          <table:table-cell table:formula="of:=([.C395]-[.$K$183])/[.$J$183]" office:value-type="float" office:value="-1.25">
            <text:p>-1.25</text:p>
          </table:table-cell>
          <table:table-cell table:formula="of:=[.F395]/SQRT(1+[.F395]^2)" office:value-type="float" office:value="-0.78086880944303">
            <text:p>-0.7808688094</text:p>
          </table:table-cell>
          <table:table-cell table:formula="of:=ROUND(([.G395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RO10308199001</text:p>
          </table:table-cell>
          <table:table-cell office:value-type="string">
            <text:p>TADEJEVIC Zvonim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6]/[.D396]" office:value-type="float" office:value="0">
            <text:p>0</text:p>
          </table:table-cell>
          <table:table-cell table:formula="of:=([.C396]-[.$K$183])/[.$J$183]" office:value-type="float" office:value="-1.25">
            <text:p>-1.25</text:p>
          </table:table-cell>
          <table:table-cell table:formula="of:=[.F396]/SQRT(1+[.F396]^2)" office:value-type="float" office:value="-0.78086880944303">
            <text:p>-0.7808688094</text:p>
          </table:table-cell>
          <table:table-cell table:formula="of:=ROUND(([.G396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13004198401</text:p>
          </table:table-cell>
          <table:table-cell office:value-type="string">
            <text:p>HAKALA Mat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7]/[.D397]" office:value-type="float" office:value="0">
            <text:p>0</text:p>
          </table:table-cell>
          <table:table-cell table:formula="of:=([.C397]-[.$K$183])/[.$J$183]" office:value-type="float" office:value="-1.25">
            <text:p>-1.25</text:p>
          </table:table-cell>
          <table:table-cell table:formula="of:=[.F397]/SQRT(1+[.F397]^2)" office:value-type="float" office:value="-0.78086880944303">
            <text:p>-0.7808688094</text:p>
          </table:table-cell>
          <table:table-cell table:formula="of:=ROUND(([.G397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AT11501198901</text:p>
          </table:table-cell>
          <table:table-cell office:value-type="string">
            <text:p>PRAULITIS Tom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8]/[.D398]" office:value-type="float" office:value="0">
            <text:p>0</text:p>
          </table:table-cell>
          <table:table-cell table:formula="of:=([.C398]-[.$K$183])/[.$J$183]" office:value-type="float" office:value="-1.25">
            <text:p>-1.25</text:p>
          </table:table-cell>
          <table:table-cell table:formula="of:=[.F398]/SQRT(1+[.F398]^2)" office:value-type="float" office:value="-0.78086880944303">
            <text:p>-0.7808688094</text:p>
          </table:table-cell>
          <table:table-cell table:formula="of:=ROUND(([.G398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AN20407198501</text:p>
          </table:table-cell>
          <table:table-cell office:value-type="string">
            <text:p>SCHULTZ Melan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99]/[.D399]" office:value-type="float" office:value="0">
            <text:p>0</text:p>
          </table:table-cell>
          <table:table-cell table:formula="of:=([.C399]-[.$K$183])/[.$J$183]" office:value-type="float" office:value="-1.25">
            <text:p>-1.25</text:p>
          </table:table-cell>
          <table:table-cell table:formula="of:=[.F399]/SQRT(1+[.F399]^2)" office:value-type="float" office:value="-0.78086880944303">
            <text:p>-0.7808688094</text:p>
          </table:table-cell>
          <table:table-cell table:formula="of:=ROUND(([.G399]*5)+[.$L$183];2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T22912199301</text:p>
          </table:table-cell>
          <table:table-cell office:value-type="string">
            <text:p>RIEDER Christin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400]/[.D400]" office:value-type="float" office:value="5">
            <text:p>5</text:p>
          </table:table-cell>
          <table:table-cell table:formula="of:=([.C400]-[.$K$183])/[.$J$183]" office:value-type="float" office:value="-1.1875">
            <text:p>-1.1875</text:p>
          </table:table-cell>
          <table:table-cell table:formula="of:=[.F400]/SQRT(1+[.F400]^2)" office:value-type="float" office:value="-0.764911198117051">
            <text:p>-0.7649111981</text:p>
          </table:table-cell>
          <table:table-cell table:formula="of:=ROUND(([.G400]*5)+[.$L$183];2)" office:value-type="float" office:value="1.18">
            <text:p>1.18</text:p>
          </table:table-cell>
          <table:table-cell table:number-columns-repeated="4"/>
        </table:table-row>
        <table:table-row table:style-name="ro1">
          <table:table-cell office:value-type="string">
            <text:p>BTKAZ22608199001</text:p>
          </table:table-cell>
          <table:table-cell office:value-type="string">
            <text:p>KISTANOVA <text:s/>An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401]/[.D401]" office:value-type="float" office:value="0">
            <text:p>0</text:p>
          </table:table-cell>
          <table:table-cell table:formula="of:=([.C401]-[.$K$183])/[.$J$183]" office:value-type="float" office:value="-1.25">
            <text:p>-1.25</text:p>
          </table:table-cell>
          <table:table-cell table:formula="of:=[.F401]/SQRT(1+[.F401]^2)" office:value-type="float" office:value="-0.78086880944303">
            <text:p>-0.7808688094</text:p>
          </table:table-cell>
          <table:table-cell table:formula="of:=ROUND(([.G401]*5)+[.$L$183];2)" office:value-type="float" office:value="1.1">
            <text:p>1.1</text:p>
          </table:table-cell>
          <table:table-cell table:number-columns-repeated="4"/>
        </table:table-row>
        <table:table-row table:style-name="ro1" table:number-rows-repeated="10481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213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BTFRA11409198801</text:p>
          </table:table-cell>
          <table:table-cell office:value-type="string">
            <text:p>FOURCADE Martin</text:p>
          </table:table-cell>
          <table:table-cell office:value-type="float" office:value="892">
            <text:p>892</text:p>
          </table:table-cell>
          <table:table-cell office:value-type="float" office:value="31">
            <text:p>31</text:p>
          </table:table-cell>
          <table:table-cell table:formula="of:=[.C1]/[.D1]" office:value-type="float" office:value="28.7741935483871">
            <text:p>28.7741935484</text:p>
          </table:table-cell>
          <table:table-cell table:formula="of:=([.E1]-[.$M$1])/[.$L$1]" office:value-type="float" office:value="2.34677419354839">
            <text:p>2.3467741935</text:p>
          </table:table-cell>
          <table:table-cell table:formula="of:=[.F1]/SQRT(1+[.F1]^2)" office:value-type="float" office:value="0.919960647675668">
            <text:p>0.9199606477</text:p>
          </table:table-cell>
          <table:table-cell table:formula="of:=ROUND(([.G1]*5)+[.$N$1];2)" office:value-type="float" office:value="9.6">
            <text:p>9.6</text:p>
          </table:table-cell>
          <table:table-cell table:formula="of:=VLOOKUP([.A1];['1112'.$A$1:.$H$401];8;0)" office:value-type="float" office:value="9.29">
            <text:p>9.29</text:p>
          </table:table-cell>
          <table:table-cell table:formula="of:=ROUND(IF(ISERROR([.I1]);[.H1];((2*[.H1])+[.I1])/3);1)" office:value-type="float" office:value="9.5">
            <text:p>9.5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TNOR21803198101</text:p>
          </table:table-cell>
          <table:table-cell office:value-type="string">
            <text:p>BERGER Tora</text:p>
          </table:table-cell>
          <table:table-cell office:value-type="float" office:value="870">
            <text:p>870</text:p>
          </table:table-cell>
          <table:table-cell office:value-type="float" office:value="34">
            <text:p>34</text:p>
          </table:table-cell>
          <table:table-cell table:formula="of:=[.C2]/[.D2]" office:value-type="float" office:value="25.5882352941176">
            <text:p>25.5882352941</text:p>
          </table:table-cell>
          <table:table-cell table:formula="of:=([.E2]-[.$M$1])/[.$L$1]" office:value-type="float" office:value="1.94852941176471">
            <text:p>1.9485294118</text:p>
          </table:table-cell>
          <table:table-cell table:formula="of:=[.F2]/SQRT(1+[.F2]^2)" office:value-type="float" office:value="0.889677607448683">
            <text:p>0.8896776074</text:p>
          </table:table-cell>
          <table:table-cell table:formula="of:=ROUND(([.G2]*5)+[.$N$1];2)" office:value-type="float" office:value="9.45">
            <text:p>9.45</text:p>
          </table:table-cell>
          <table:table-cell table:formula="of:=VLOOKUP([.A2];['1112'.$A$1:.$H$401];8;0)" office:value-type="float" office:value="8.93">
            <text:p>8.93</text:p>
          </table:table-cell>
          <table:table-cell table:formula="of:=ROUND(IF(ISERROR([.I2]);[.H2];((2*[.H2])+[.I2])/3);1)" office:value-type="float" office:value="9.3">
            <text:p>9.3</text:p>
          </table:table-cell>
          <table:table-cell table:number-columns-repeated="4"/>
        </table:table-row>
        <table:table-row table:style-name="ro1">
          <table:table-cell office:value-type="string">
            <text:p>BTNOR11207198501</text:p>
          </table:table-cell>
          <table:table-cell office:value-type="string">
            <text:p>SVENDSEN Emil Hegle</text:p>
          </table:table-cell>
          <table:table-cell office:value-type="float" office:value="556">
            <text:p>556</text:p>
          </table:table-cell>
          <table:table-cell office:value-type="float" office:value="25">
            <text:p>25</text:p>
          </table:table-cell>
          <table:table-cell table:formula="of:=[.C3]/[.D3]" office:value-type="float" office:value="22.24">
            <text:p>22.24</text:p>
          </table:table-cell>
          <table:table-cell table:formula="of:=([.E3]-[.$M$1])/[.$L$1]" office:value-type="float" office:value="1.53">
            <text:p>1.53</text:p>
          </table:table-cell>
          <table:table-cell table:formula="of:=[.F3]/SQRT(1+[.F3]^2)" office:value-type="float" office:value="0.837065981647311">
            <text:p>0.8370659816</text:p>
          </table:table-cell>
          <table:table-cell table:formula="of:=ROUND(([.G3]*5)+[.$N$1];2)" office:value-type="float" office:value="9.19">
            <text:p>9.19</text:p>
          </table:table-cell>
          <table:table-cell table:formula="of:=VLOOKUP([.A3];['1112'.$A$1:.$H$401];8;0)" office:value-type="float" office:value="9.28">
            <text:p>9.28</text:p>
          </table:table-cell>
          <table:table-cell table:formula="of:=ROUND(IF(ISERROR([.I3]);[.H3];((2*[.H3])+[.I3])/3);1)" office:value-type="float" office:value="9.2">
            <text:p>9.2</text:p>
          </table:table-cell>
          <table:table-cell table:number-columns-repeated="4"/>
        </table:table-row>
        <table:table-row table:style-name="ro1">
          <table:table-cell office:value-type="string">
            <text:p>BTBLR20308198602</text:p>
          </table:table-cell>
          <table:table-cell office:value-type="string">
            <text:p>DOMRACHEVA Darya</text:p>
          </table:table-cell>
          <table:table-cell office:value-type="float" office:value="584">
            <text:p>584</text:p>
          </table:table-cell>
          <table:table-cell office:value-type="float" office:value="32">
            <text:p>32</text:p>
          </table:table-cell>
          <table:table-cell table:formula="of:=[.C4]/[.D4]" office:value-type="float" office:value="18.25">
            <text:p>18.25</text:p>
          </table:table-cell>
          <table:table-cell table:formula="of:=([.E4]-[.$M$1])/[.$L$1]" office:value-type="float" office:value="1.03125">
            <text:p>1.03125</text:p>
          </table:table-cell>
          <table:table-cell table:formula="of:=[.F4]/SQRT(1+[.F4]^2)" office:value-type="float" office:value="0.717900393451055">
            <text:p>0.7179003935</text:p>
          </table:table-cell>
          <table:table-cell table:formula="of:=ROUND(([.G4]*5)+[.$N$1];2)" office:value-type="float" office:value="8.59">
            <text:p>8.59</text:p>
          </table:table-cell>
          <table:table-cell table:formula="of:=VLOOKUP([.A4];['1112'.$A$1:.$H$401];8;0)" office:value-type="float" office:value="9.48">
            <text:p>9.48</text:p>
          </table:table-cell>
          <table:table-cell table:formula="of:=ROUND(IF(ISERROR([.I4]);[.H4];((2*[.H4])+[.I4])/3);1)" office:value-type="float" office:value="8.9">
            <text:p>8.9</text:p>
          </table:table-cell>
          <table:table-cell table:number-columns-repeated="4"/>
        </table:table-row>
        <table:table-row table:style-name="ro1">
          <table:table-cell office:value-type="string">
            <text:p>BTGER22106199001</text:p>
          </table:table-cell>
          <table:table-cell office:value-type="string">
            <text:p>GOESSNER Miriam</text:p>
          </table:table-cell>
          <table:table-cell office:value-type="float" office:value="515">
            <text:p>515</text:p>
          </table:table-cell>
          <table:table-cell office:value-type="float" office:value="32">
            <text:p>32</text:p>
          </table:table-cell>
          <table:table-cell table:formula="of:=[.C5]/[.D5]" office:value-type="float" office:value="16.09375">
            <text:p>16.09375</text:p>
          </table:table-cell>
          <table:table-cell table:formula="of:=([.E5]-[.$M$1])/[.$L$1]" office:value-type="float" office:value="0.76171875">
            <text:p>0.76171875</text:p>
          </table:table-cell>
          <table:table-cell table:formula="of:=[.F5]/SQRT(1+[.F5]^2)" office:value-type="float" office:value="0.605949586804651">
            <text:p>0.6059495868</text:p>
          </table:table-cell>
          <table:table-cell table:formula="of:=ROUND(([.G5]*5)+[.$N$1];2)" office:value-type="float" office:value="8.03">
            <text:p>8.03</text:p>
          </table:table-cell>
          <table:table-cell table:formula="of:=VLOOKUP([.A5];['1112'.$A$1:.$H$401];8;0)" office:value-type="float" office:value="1.92">
            <text:p>1.92</text:p>
          </table:table-cell>
          <table:table-cell table:formula="of:=ROUND(IF(ISERROR([.I5]);[.H5];((2*[.H5])+[.I5])/3);1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BTFIN21101198301</text:p>
          </table:table-cell>
          <table:table-cell office:value-type="string">
            <text:p>MAKARAINEN Kaisa</text:p>
          </table:table-cell>
          <table:table-cell office:value-type="float" office:value="498">
            <text:p>498</text:p>
          </table:table-cell>
          <table:table-cell office:value-type="float" office:value="32">
            <text:p>32</text:p>
          </table:table-cell>
          <table:table-cell table:formula="of:=[.C6]/[.D6]" office:value-type="float" office:value="15.5625">
            <text:p>15.5625</text:p>
          </table:table-cell>
          <table:table-cell table:formula="of:=([.E6]-[.$M$1])/[.$L$1]" office:value-type="float" office:value="0.6953125">
            <text:p>0.6953125</text:p>
          </table:table-cell>
          <table:table-cell table:formula="of:=[.F6]/SQRT(1+[.F6]^2)" office:value-type="float" office:value="0.570876537065501">
            <text:p>0.5708765371</text:p>
          </table:table-cell>
          <table:table-cell table:formula="of:=ROUND(([.G6]*5)+[.$N$1];2)" office:value-type="float" office:value="7.85">
            <text:p>7.85</text:p>
          </table:table-cell>
          <table:table-cell table:formula="of:=VLOOKUP([.A6];['1112'.$A$1:.$H$401];8;0)" office:value-type="float" office:value="8.93">
            <text:p>8.93</text:p>
          </table:table-cell>
          <table:table-cell table:formula="of:=ROUND(IF(ISERROR([.I6]);[.H6];((2*[.H6])+[.I6])/3);1)" office:value-type="float" office:value="8.2">
            <text:p>8.2</text:p>
          </table:table-cell>
          <table:table-cell table:number-columns-repeated="4"/>
        </table:table-row>
        <table:table-row table:style-name="ro1">
          <table:table-cell office:value-type="string">
            <text:p>BTGER21012197701</text:p>
          </table:table-cell>
          <table:table-cell office:value-type="string">
            <text:p>HENKEL Andrea</text:p>
          </table:table-cell>
          <table:table-cell office:value-type="float" office:value="506">
            <text:p>506</text:p>
          </table:table-cell>
          <table:table-cell office:value-type="float" office:value="33">
            <text:p>33</text:p>
          </table:table-cell>
          <table:table-cell table:formula="of:=[.C7]/[.D7]" office:value-type="float" office:value="15.3333333333333">
            <text:p>15.3333333333</text:p>
          </table:table-cell>
          <table:table-cell table:formula="of:=([.E7]-[.$M$1])/[.$L$1]" office:value-type="float" office:value="0.666666666666667">
            <text:p>0.6666666667</text:p>
          </table:table-cell>
          <table:table-cell table:formula="of:=[.F7]/SQRT(1+[.F7]^2)" office:value-type="float" office:value="0.554700196225229">
            <text:p>0.5547001962</text:p>
          </table:table-cell>
          <table:table-cell table:formula="of:=ROUND(([.G7]*5)+[.$N$1];2)" office:value-type="float" office:value="7.77">
            <text:p>7.77</text:p>
          </table:table-cell>
          <table:table-cell table:formula="of:=VLOOKUP([.A7];['1112'.$A$1:.$H$401];8;0)" office:value-type="float" office:value="7.03">
            <text:p>7.03</text:p>
          </table:table-cell>
          <table:table-cell table:formula="of:=ROUND(IF(ISERROR([.I7]);[.H7];((2*[.H7])+[.I7])/3);1)" office:value-type="float" office:value="7.5">
            <text:p>7.5</text:p>
          </table:table-cell>
          <table:table-cell table:number-columns-repeated="4"/>
        </table:table-row>
        <table:table-row table:style-name="ro1">
          <table:table-cell office:value-type="string">
            <text:p>BTNOR12907198801</text:p>
          </table:table-cell>
          <table:table-cell office:value-type="string">
            <text:p>BOE Tarjei</text:p>
          </table:table-cell>
          <table:table-cell office:value-type="float" office:value="298">
            <text:p>298</text:p>
          </table:table-cell>
          <table:table-cell office:value-type="float" office:value="20">
            <text:p>20</text:p>
          </table:table-cell>
          <table:table-cell table:formula="of:=[.C8]/[.D8]" office:value-type="float" office:value="14.9">
            <text:p>14.9</text:p>
          </table:table-cell>
          <table:table-cell table:formula="of:=([.E8]-[.$M$1])/[.$L$1]" office:value-type="float" office:value="0.6125">
            <text:p>0.6125</text:p>
          </table:table-cell>
          <table:table-cell table:formula="of:=[.F8]/SQRT(1+[.F8]^2)" office:value-type="float" office:value="0.522312079091614">
            <text:p>0.5223120791</text:p>
          </table:table-cell>
          <table:table-cell table:formula="of:=ROUND(([.G8]*5)+[.$N$1];2)" office:value-type="float" office:value="7.61">
            <text:p>7.61</text:p>
          </table:table-cell>
          <table:table-cell table:formula="of:=VLOOKUP([.A8];['1112'.$A$1:.$H$401];8;0)" office:value-type="float" office:value="6.77">
            <text:p>6.77</text:p>
          </table:table-cell>
          <table:table-cell table:formula="of:=ROUND(IF(ISERROR([.I8]);[.H8];((2*[.H8])+[.I8])/3);1)" office:value-type="float" office:value="7.3">
            <text:p>7.3</text:p>
          </table:table-cell>
          <table:table-cell table:number-columns-repeated="4"/>
        </table:table-row>
        <table:table-row table:style-name="ro1">
          <table:table-cell office:value-type="string">
            <text:p>BTRUS10406198501</text:p>
          </table:table-cell>
          <table:table-cell office:value-type="string">
            <text:p>USTYUGOV Evgeny</text:p>
          </table:table-cell>
          <table:table-cell office:value-type="float" office:value="402">
            <text:p>402</text:p>
          </table:table-cell>
          <table:table-cell office:value-type="float" office:value="27">
            <text:p>27</text:p>
          </table:table-cell>
          <table:table-cell table:formula="of:=[.C9]/[.D9]" office:value-type="float" office:value="14.8888888888889">
            <text:p>14.8888888889</text:p>
          </table:table-cell>
          <table:table-cell table:formula="of:=([.E9]-[.$M$1])/[.$L$1]" office:value-type="float" office:value="0.611111111111111">
            <text:p>0.6111111111</text:p>
          </table:table-cell>
          <table:table-cell table:formula="of:=[.F9]/SQRT(1+[.F9]^2)" office:value-type="float" office:value="0.521450009453975">
            <text:p>0.5214500095</text:p>
          </table:table-cell>
          <table:table-cell table:formula="of:=ROUND(([.G9]*5)+[.$N$1];2)" office:value-type="float" office:value="7.61">
            <text:p>7.61</text:p>
          </table:table-cell>
          <table:table-cell table:formula="of:=VLOOKUP([.A9];['1112'.$A$1:.$H$401];8;0)" office:value-type="float" office:value="5.74">
            <text:p>5.74</text:p>
          </table:table-cell>
          <table:table-cell table:formula="of:=ROUND(IF(ISERROR([.I9]);[.H9];((2*[.H9])+[.I9])/3);1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BTRUS11903198701</text:p>
          </table:table-cell>
          <table:table-cell office:value-type="string">
            <text:p>MALYSHKO Dmitry</text:p>
          </table:table-cell>
          <table:table-cell office:value-type="float" office:value="402">
            <text:p>402</text:p>
          </table:table-cell>
          <table:table-cell office:value-type="float" office:value="27">
            <text:p>27</text:p>
          </table:table-cell>
          <table:table-cell table:formula="of:=[.C10]/[.D10]" office:value-type="float" office:value="14.8888888888889">
            <text:p>14.8888888889</text:p>
          </table:table-cell>
          <table:table-cell table:formula="of:=([.E10]-[.$M$1])/[.$L$1]" office:value-type="float" office:value="0.611111111111111">
            <text:p>0.6111111111</text:p>
          </table:table-cell>
          <table:table-cell table:formula="of:=[.F10]/SQRT(1+[.F10]^2)" office:value-type="float" office:value="0.521450009453975">
            <text:p>0.5214500095</text:p>
          </table:table-cell>
          <table:table-cell table:formula="of:=ROUND(([.G10]*5)+[.$N$1];2)" office:value-type="float" office:value="7.61">
            <text:p>7.61</text:p>
          </table:table-cell>
          <table:table-cell table:formula="of:=VLOOKUP([.A10];['1112'.$A$1:.$H$401];8;0)" office:value-type="float" office:value="5.42">
            <text:p>5.42</text:p>
          </table:table-cell>
          <table:table-cell table:formula="of:=ROUND(IF(ISERROR([.I10]);[.H10];((2*[.H10])+[.I10])/3);1)" office:value-type="float" office:value="6.9">
            <text:p>6.9</text:p>
          </table:table-cell>
          <table:table-cell table:number-columns-repeated="4"/>
        </table:table-row>
        <table:table-row table:style-name="ro1">
          <table:table-cell office:value-type="string">
            <text:p>BTFRA21906198601</text:p>
          </table:table-cell>
          <table:table-cell office:value-type="string">
            <text:p>DORIN HABERT Marie</text:p>
          </table:table-cell>
          <table:table-cell office:value-type="float" office:value="481">
            <text:p>481</text:p>
          </table:table-cell>
          <table:table-cell office:value-type="float" office:value="33">
            <text:p>33</text:p>
          </table:table-cell>
          <table:table-cell table:formula="of:=[.C11]/[.D11]" office:value-type="float" office:value="14.5757575757576">
            <text:p>14.5757575758</text:p>
          </table:table-cell>
          <table:table-cell table:formula="of:=([.E11]-[.$M$1])/[.$L$1]" office:value-type="float" office:value="0.571969696969697">
            <text:p>0.571969697</text:p>
          </table:table-cell>
          <table:table-cell table:formula="of:=[.F11]/SQRT(1+[.F11]^2)" office:value-type="float" office:value="0.496492992965184">
            <text:p>0.496492993</text:p>
          </table:table-cell>
          <table:table-cell table:formula="of:=ROUND(([.G11]*5)+[.$N$1];2)" office:value-type="float" office:value="7.48">
            <text:p>7.48</text:p>
          </table:table-cell>
          <table:table-cell table:formula="of:=VLOOKUP([.A11];['1112'.$A$1:.$H$401];8;0)" office:value-type="float" office:value="6.77">
            <text:p>6.77</text:p>
          </table:table-cell>
          <table:table-cell table:formula="of:=ROUND(IF(ISERROR([.I11]);[.H11];((2*[.H11])+[.I11])/3);1)" office:value-type="float" office:value="7.2">
            <text:p>7.2</text:p>
          </table:table-cell>
          <table:table-cell table:number-columns-repeated="4"/>
        </table:table-row>
        <table:table-row table:style-name="ro1">
          <table:table-cell office:value-type="string">
            <text:p>BTCZE20111198901</text:p>
          </table:table-cell>
          <table:table-cell office:value-type="string">
            <text:p>SOUKALOVA Gabriela</text:p>
          </table:table-cell>
          <table:table-cell office:value-type="float" office:value="426">
            <text:p>426</text:p>
          </table:table-cell>
          <table:table-cell office:value-type="float" office:value="30">
            <text:p>30</text:p>
          </table:table-cell>
          <table:table-cell table:formula="of:=[.C12]/[.D12]" office:value-type="float" office:value="14.2">
            <text:p>14.2</text:p>
          </table:table-cell>
          <table:table-cell table:formula="of:=([.E12]-[.$M$1])/[.$L$1]" office:value-type="float" office:value="0.525">
            <text:p>0.525</text:p>
          </table:table-cell>
          <table:table-cell table:formula="of:=[.F12]/SQRT(1+[.F12]^2)" office:value-type="float" office:value="0.46483389898992">
            <text:p>0.464833899</text:p>
          </table:table-cell>
          <table:table-cell table:formula="of:=ROUND(([.G12]*5)+[.$N$1];2)" office:value-type="float" office:value="7.32">
            <text:p>7.32</text:p>
          </table:table-cell>
          <table:table-cell table:formula="of:=VLOOKUP([.A12];['1112'.$A$1:.$H$401];8;0)" office:value-type="float" office:value="1.42">
            <text:p>1.42</text:p>
          </table:table-cell>
          <table:table-cell table:formula="of:=ROUND(IF(ISERROR([.I12]);[.H12];((2*[.H12])+[.I12])/3);1)" office:value-type="float" office:value="5.4">
            <text:p>5.4</text:p>
          </table:table-cell>
          <table:table-cell table:number-columns-repeated="4"/>
        </table:table-row>
        <table:table-row table:style-name="ro1">
          <table:table-cell office:value-type="string">
            <text:p>BTRUS21605197801</text:p>
          </table:table-cell>
          <table:table-cell office:value-type="string">
            <text:p>ZAITSEVA Olga</text:p>
          </table:table-cell>
          <table:table-cell office:value-type="float" office:value="411">
            <text:p>411</text:p>
          </table:table-cell>
          <table:table-cell office:value-type="float" office:value="31">
            <text:p>31</text:p>
          </table:table-cell>
          <table:table-cell table:formula="of:=[.C13]/[.D13]" office:value-type="float" office:value="13.258064516129">
            <text:p>13.2580645161</text:p>
          </table:table-cell>
          <table:table-cell table:formula="of:=([.E13]-[.$M$1])/[.$L$1]" office:value-type="float" office:value="0.407258064516129">
            <text:p>0.4072580645</text:p>
          </table:table-cell>
          <table:table-cell table:formula="of:=[.F13]/SQRT(1+[.F13]^2)" office:value-type="float" office:value="0.377178260886443">
            <text:p>0.3771782609</text:p>
          </table:table-cell>
          <table:table-cell table:formula="of:=ROUND(([.G13]*5)+[.$N$1];2)" office:value-type="float" office:value="6.89">
            <text:p>6.89</text:p>
          </table:table-cell>
          <table:table-cell table:formula="of:=VLOOKUP([.A13];['1112'.$A$1:.$H$401];8;0)" office:value-type="float" office:value="8.51">
            <text:p>8.51</text:p>
          </table:table-cell>
          <table:table-cell table:formula="of:=ROUND(IF(ISERROR([.I13]);[.H13];((2*[.H13])+[.I13])/3);1)" office:value-type="float" office:value="7.4">
            <text:p>7.4</text:p>
          </table:table-cell>
          <table:table-cell table:number-columns-repeated="4"/>
        </table:table-row>
        <table:table-row table:style-name="ro1">
          <table:table-cell office:value-type="string">
            <text:p>BTGER11109198102</text:p>
          </table:table-cell>
          <table:table-cell office:value-type="string">
            <text:p>BIRNBACHER Andreas</text:p>
          </table:table-cell>
          <table:table-cell office:value-type="float" office:value="369">
            <text:p>369</text:p>
          </table:table-cell>
          <table:table-cell office:value-type="float" office:value="29">
            <text:p>29</text:p>
          </table:table-cell>
          <table:table-cell table:formula="of:=[.C14]/[.D14]" office:value-type="float" office:value="12.7241379310345">
            <text:p>12.724137931</text:p>
          </table:table-cell>
          <table:table-cell table:formula="of:=([.E14]-[.$M$1])/[.$L$1]" office:value-type="float" office:value="0.34051724137931">
            <text:p>0.3405172414</text:p>
          </table:table-cell>
          <table:table-cell table:formula="of:=[.F14]/SQRT(1+[.F14]^2)" office:value-type="float" office:value="0.322341595031506">
            <text:p>0.322341595</text:p>
          </table:table-cell>
          <table:table-cell table:formula="of:=ROUND(([.G14]*5)+[.$N$1];2)" office:value-type="float" office:value="6.61">
            <text:p>6.61</text:p>
          </table:table-cell>
          <table:table-cell table:formula="of:=VLOOKUP([.A14];['1112'.$A$1:.$H$401];8;0)" office:value-type="float" office:value="8.18">
            <text:p>8.18</text:p>
          </table:table-cell>
          <table:table-cell table:formula="of:=ROUND(IF(ISERROR([.I14]);[.H14];((2*[.H14])+[.I14])/3);1)" office:value-type="float" office:value="7.1">
            <text:p>7.1</text:p>
          </table:table-cell>
          <table:table-cell table:number-columns-repeated="4"/>
        </table:table-row>
        <table:table-row table:style-name="ro1">
          <table:table-cell office:value-type="string">
            <text:p>BTRUS12108198701</text:p>
          </table:table-cell>
          <table:table-cell office:value-type="string">
            <text:p>SHIPULIN Anton</text:p>
          </table:table-cell>
          <table:table-cell office:value-type="float" office:value="365">
            <text:p>365</text:p>
          </table:table-cell>
          <table:table-cell office:value-type="float" office:value="29">
            <text:p>29</text:p>
          </table:table-cell>
          <table:table-cell table:formula="of:=[.C15]/[.D15]" office:value-type="float" office:value="12.5862068965517">
            <text:p>12.5862068966</text:p>
          </table:table-cell>
          <table:table-cell table:formula="of:=([.E15]-[.$M$1])/[.$L$1]" office:value-type="float" office:value="0.323275862068966">
            <text:p>0.3232758621</text:p>
          </table:table-cell>
          <table:table-cell table:formula="of:=[.F15]/SQRT(1+[.F15]^2)" office:value-type="float" office:value="0.307601880772785">
            <text:p>0.3076018808</text:p>
          </table:table-cell>
          <table:table-cell table:formula="of:=ROUND(([.G15]*5)+[.$N$1];2)" office:value-type="float" office:value="6.54">
            <text:p>6.54</text:p>
          </table:table-cell>
          <table:table-cell table:formula="of:=VLOOKUP([.A15];['1112'.$A$1:.$H$401];8;0)" office:value-type="float" office:value="6.55">
            <text:p>6.55</text:p>
          </table:table-cell>
          <table:table-cell table:formula="of:=ROUND(IF(ISERROR([.I15]);[.H15];((2*[.H15])+[.I15])/3);1)"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string">
            <text:p>BTRUS22203198801</text:p>
          </table:table-cell>
          <table:table-cell office:value-type="string">
            <text:p>VILUKHINA Olga</text:p>
          </table:table-cell>
          <table:table-cell office:value-type="float" office:value="387">
            <text:p>387</text:p>
          </table:table-cell>
          <table:table-cell office:value-type="float" office:value="31">
            <text:p>31</text:p>
          </table:table-cell>
          <table:table-cell table:formula="of:=[.C16]/[.D16]" office:value-type="float" office:value="12.4838709677419">
            <text:p>12.4838709677</text:p>
          </table:table-cell>
          <table:table-cell table:formula="of:=([.E16]-[.$M$1])/[.$L$1]" office:value-type="float" office:value="0.310483870967742">
            <text:p>0.310483871</text:p>
          </table:table-cell>
          <table:table-cell table:formula="of:=[.F16]/SQRT(1+[.F16]^2)" office:value-type="float" office:value="0.29652033666497">
            <text:p>0.2965203367</text:p>
          </table:table-cell>
          <table:table-cell table:formula="of:=ROUND(([.G16]*5)+[.$N$1];2)" office:value-type="float" office:value="6.48">
            <text:p>6.48</text:p>
          </table:table-cell>
          <table:table-cell table:formula="of:=VLOOKUP([.A16];['1112'.$A$1:.$H$401];8;0)" office:value-type="float" office:value="6.63">
            <text:p>6.63</text:p>
          </table:table-cell>
          <table:table-cell table:formula="of:=ROUND(IF(ISERROR([.I16]);[.H16];((2*[.H16])+[.I16])/3);1)"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string">
            <text:p>BTUKR20901198701</text:p>
          </table:table-cell>
          <table:table-cell office:value-type="string">
            <text:p>PIDHRUSHNA Olena</text:p>
          </table:table-cell>
          <table:table-cell office:value-type="float" office:value="409">
            <text:p>409</text:p>
          </table:table-cell>
          <table:table-cell office:value-type="float" office:value="33">
            <text:p>33</text:p>
          </table:table-cell>
          <table:table-cell table:formula="of:=[.C17]/[.D17]" office:value-type="float" office:value="12.3939393939394">
            <text:p>12.3939393939</text:p>
          </table:table-cell>
          <table:table-cell table:formula="of:=([.E17]-[.$M$1])/[.$L$1]" office:value-type="float" office:value="0.299242424242424">
            <text:p>0.2992424242</text:p>
          </table:table-cell>
          <table:table-cell table:formula="of:=[.F17]/SQRT(1+[.F17]^2)" office:value-type="float" office:value="0.286681965558451">
            <text:p>0.2866819656</text:p>
          </table:table-cell>
          <table:table-cell table:formula="of:=ROUND(([.G17]*5)+[.$N$1];2)" office:value-type="float" office:value="6.43">
            <text:p>6.43</text:p>
          </table:table-cell>
          <table:table-cell table:formula="of:=VLOOKUP([.A17];['1112'.$A$1:.$H$401];8;0)" office:value-type="float" office:value="2.13">
            <text:p>2.13</text:p>
          </table:table-cell>
          <table:table-cell table:formula="of:=ROUND(IF(ISERROR([.I17]);[.H17];((2*[.H17])+[.I17])/3);1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BTUKR21801198602</text:p>
          </table:table-cell>
          <table:table-cell office:value-type="string">
            <text:p>SEMERENKO Vita</text:p>
          </table:table-cell>
          <table:table-cell office:value-type="float" office:value="365">
            <text:p>365</text:p>
          </table:table-cell>
          <table:table-cell office:value-type="float" office:value="30">
            <text:p>30</text:p>
          </table:table-cell>
          <table:table-cell table:formula="of:=[.C18]/[.D18]" office:value-type="float" office:value="12.1666666666667">
            <text:p>12.1666666667</text:p>
          </table:table-cell>
          <table:table-cell table:formula="of:=([.E18]-[.$M$1])/[.$L$1]" office:value-type="float" office:value="0.270833333333333">
            <text:p>0.2708333333</text:p>
          </table:table-cell>
          <table:table-cell table:formula="of:=[.F18]/SQRT(1+[.F18]^2)" office:value-type="float" office:value="0.261415475728318">
            <text:p>0.2614154757</text:p>
          </table:table-cell>
          <table:table-cell table:formula="of:=ROUND(([.G18]*5)+[.$N$1];2)" office:value-type="float" office:value="6.31">
            <text:p>6.31</text:p>
          </table:table-cell>
          <table:table-cell table:formula="of:=VLOOKUP([.A18];['1112'.$A$1:.$H$401];8;0)" office:value-type="float" office:value="4.72">
            <text:p>4.72</text:p>
          </table:table-cell>
          <table:table-cell table:formula="of:=ROUND(IF(ISERROR([.I18]);[.H18];((2*[.H18])+[.I18])/3);1)" office:value-type="float" office:value="5.8">
            <text:p>5.8</text:p>
          </table:table-cell>
          <table:table-cell table:number-columns-repeated="4"/>
        </table:table-row>
        <table:table-row table:style-name="ro1">
          <table:table-cell office:value-type="string">
            <text:p>BTAUT11303198801</text:p>
          </table:table-cell>
          <table:table-cell office:value-type="string">
            <text:p>LANDERTINGER Dominik</text:p>
          </table:table-cell>
          <table:table-cell office:value-type="float" office:value="362">
            <text:p>362</text:p>
          </table:table-cell>
          <table:table-cell office:value-type="float" office:value="33">
            <text:p>33</text:p>
          </table:table-cell>
          <table:table-cell table:formula="of:=[.C19]/[.D19]" office:value-type="float" office:value="10.969696969697">
            <text:p>10.9696969697</text:p>
          </table:table-cell>
          <table:table-cell table:formula="of:=([.E19]-[.$M$1])/[.$L$1]" office:value-type="float" office:value="0.121212121212121">
            <text:p>0.1212121212</text:p>
          </table:table-cell>
          <table:table-cell table:formula="of:=[.F19]/SQRT(1+[.F19]^2)" office:value-type="float" office:value="0.120331367519237">
            <text:p>0.1203313675</text:p>
          </table:table-cell>
          <table:table-cell table:formula="of:=ROUND(([.G19]*5)+[.$N$1];2)" office:value-type="float" office:value="5.6">
            <text:p>5.6</text:p>
          </table:table-cell>
          <table:table-cell table:formula="of:=VLOOKUP([.A19];['1112'.$A$1:.$H$401];8;0)" office:value-type="float" office:value="2.21">
            <text:p>2.21</text:p>
          </table:table-cell>
          <table:table-cell table:formula="of:=ROUND(IF(ISERROR([.I19]);[.H19];((2*[.H19])+[.I19])/3);1)"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string">
            <text:p>BTAUT12302198301</text:p>
          </table:table-cell>
          <table:table-cell office:value-type="string">
            <text:p>EDER Simon</text:p>
          </table:table-cell>
          <table:table-cell office:value-type="float" office:value="339">
            <text:p>339</text:p>
          </table:table-cell>
          <table:table-cell office:value-type="float" office:value="31">
            <text:p>31</text:p>
          </table:table-cell>
          <table:table-cell table:formula="of:=[.C20]/[.D20]" office:value-type="float" office:value="10.9354838709677">
            <text:p>10.935483871</text:p>
          </table:table-cell>
          <table:table-cell table:formula="of:=([.E20]-[.$M$1])/[.$L$1]" office:value-type="float" office:value="0.116935483870968">
            <text:p>0.1169354839</text:p>
          </table:table-cell>
          <table:table-cell table:formula="of:=[.F20]/SQRT(1+[.F20]^2)" office:value-type="float" office:value="0.116144108096524">
            <text:p>0.1161441081</text:p>
          </table:table-cell>
          <table:table-cell table:formula="of:=ROUND(([.G20]*5)+[.$N$1];2)" office:value-type="float" office:value="5.58">
            <text:p>5.58</text:p>
          </table:table-cell>
          <table:table-cell table:formula="of:=VLOOKUP([.A20];['1112'.$A$1:.$H$401];8;0)" office:value-type="float" office:value="2.66">
            <text:p>2.66</text:p>
          </table:table-cell>
          <table:table-cell table:formula="of:=ROUND(IF(ISERROR([.I20]);[.H20];((2*[.H20])+[.I20])/3);1)" office:value-type="float" office:value="4.6">
            <text:p>4.6</text:p>
          </table:table-cell>
          <table:table-cell table:number-columns-repeated="4"/>
        </table:table-row>
        <table:table-row table:style-name="ro1">
          <table:table-cell office:value-type="string">
            <text:p>BTRUS22808198401</text:p>
          </table:table-cell>
          <table:table-cell office:value-type="string">
            <text:p>KUZMINA Anastasiya</text:p>
          </table:table-cell>
          <table:table-cell office:value-type="float" office:value="355">
            <text:p>355</text:p>
          </table:table-cell>
          <table:table-cell office:value-type="float" office:value="33">
            <text:p>33</text:p>
          </table:table-cell>
          <table:table-cell table:formula="of:=[.C21]/[.D21]" office:value-type="float" office:value="10.7575757575758">
            <text:p>10.7575757576</text:p>
          </table:table-cell>
          <table:table-cell table:formula="of:=([.E21]-[.$M$1])/[.$L$1]" office:value-type="float" office:value="0.0946969696969697">
            <text:p>0.0946969697</text:p>
          </table:table-cell>
          <table:table-cell table:formula="of:=[.F21]/SQRT(1+[.F21]^2)" office:value-type="float" office:value="0.0942752059179681">
            <text:p>0.0942752059</text:p>
          </table:table-cell>
          <table:table-cell table:formula="of:=ROUND(([.G21]*5)+[.$N$1];2)" office:value-type="float" office:value="5.47">
            <text:p>5.47</text:p>
          </table:table-cell>
          <table:table-cell table:formula="of:=VLOOKUP([.A21];['1112'.$A$1:.$H$401];8;0)" office:value-type="float" office:value="4.68">
            <text:p>4.68</text:p>
          </table:table-cell>
          <table:table-cell table:formula="of:=ROUND(IF(ISERROR([.I21]);[.H21];((2*[.H21])+[.I21])/3);1)" office:value-type="float" office:value="5.2">
            <text:p>5.2</text:p>
          </table:table-cell>
          <table:table-cell table:number-columns-repeated="4"/>
        </table:table-row>
        <table:table-row table:style-name="ro1">
          <table:table-cell office:value-type="string">
            <text:p>BTRUS10504198801</text:p>
          </table:table-cell>
          <table:table-cell office:value-type="string">
            <text:p>VOLKOV Alexey</text:p>
          </table:table-cell>
          <table:table-cell office:value-type="float" office:value="188">
            <text:p>188</text:p>
          </table:table-cell>
          <table:table-cell office:value-type="float" office:value="18">
            <text:p>18</text:p>
          </table:table-cell>
          <table:table-cell table:formula="of:=[.C22]/[.D22]" office:value-type="float" office:value="10.4444444444444">
            <text:p>10.4444444444</text:p>
          </table:table-cell>
          <table:table-cell table:formula="of:=([.E22]-[.$M$1])/[.$L$1]" office:value-type="float" office:value="0.0555555555555556">
            <text:p>0.0555555556</text:p>
          </table:table-cell>
          <table:table-cell table:formula="of:=[.F22]/SQRT(1+[.F22]^2)" office:value-type="float" office:value="0.0554700196225229">
            <text:p>0.0554700196</text:p>
          </table:table-cell>
          <table:table-cell table:formula="of:=ROUND(([.G22]*5)+[.$N$1];2)" office:value-type="float" office:value="5.28">
            <text:p>5.28</text:p>
          </table:table-cell>
          <table:table-cell table:formula="of:=VLOOKUP([.A22];['1112'.$A$1:.$H$401];8;0)" office:value-type="float" office:value="3.58">
            <text:p>3.58</text:p>
          </table:table-cell>
          <table:table-cell table:formula="of:=ROUND(IF(ISERROR([.I22]);[.H22];((2*[.H22])+[.I22])/3);1)" office:value-type="float" office:value="4.7">
            <text:p>4.7</text:p>
          </table:table-cell>
          <table:table-cell table:number-columns-repeated="4"/>
        </table:table-row>
        <table:table-row table:style-name="ro1">
          <table:table-cell office:value-type="string">
            <text:p>BTCRO10108198701</text:p>
          </table:table-cell>
          <table:table-cell office:value-type="string">
            <text:p>FAK Jakov</text:p>
          </table:table-cell>
          <table:table-cell office:value-type="float" office:value="340">
            <text:p>340</text:p>
          </table:table-cell>
          <table:table-cell office:value-type="float" office:value="33">
            <text:p>33</text:p>
          </table:table-cell>
          <table:table-cell table:formula="of:=[.C23]/[.D23]" office:value-type="float" office:value="10.3030303030303">
            <text:p>10.303030303</text:p>
          </table:table-cell>
          <table:table-cell table:formula="of:=([.E23]-[.$M$1])/[.$L$1]" office:value-type="float" office:value="0.0378787878787878">
            <text:p>0.0378787879</text:p>
          </table:table-cell>
          <table:table-cell table:formula="of:=[.F23]/SQRT(1+[.F23]^2)" office:value-type="float" office:value="0.0378516427950541">
            <text:p>0.0378516428</text:p>
          </table:table-cell>
          <table:table-cell table:formula="of:=ROUND(([.G23]*5)+[.$N$1];2)" office:value-type="float" office:value="5.19">
            <text:p>5.19</text:p>
          </table:table-cell>
          <table:table-cell table:formula="of:=VLOOKUP([.A23];['1112'.$A$1:.$H$401];8;0)" office:value-type="float" office:value="5.26">
            <text:p>5.26</text:p>
          </table:table-cell>
          <table:table-cell table:formula="of:=ROUND(IF(ISERROR([.I23]);[.H23];((2*[.H23])+[.I23])/3);1)" office:value-type="float" office:value="5.2">
            <text:p>5.2</text:p>
          </table:table-cell>
          <table:table-cell table:number-columns-repeated="4"/>
        </table:table-row>
        <table:table-row table:style-name="ro1">
          <table:table-cell office:value-type="string">
            <text:p>BTFRA12504198401</text:p>
          </table:table-cell>
          <table:table-cell office:value-type="string">
            <text:p>FOURCADE Simon</text:p>
          </table:table-cell>
          <table:table-cell office:value-type="float" office:value="214">
            <text:p>214</text:p>
          </table:table-cell>
          <table:table-cell office:value-type="float" office:value="21">
            <text:p>21</text:p>
          </table:table-cell>
          <table:table-cell table:formula="of:=[.C24]/[.D24]" office:value-type="float" office:value="10.1904761904762">
            <text:p>10.1904761905</text:p>
          </table:table-cell>
          <table:table-cell table:formula="of:=([.E24]-[.$M$1])/[.$L$1]" office:value-type="float" office:value="0.0238095238095237">
            <text:p>0.0238095238</text:p>
          </table:table-cell>
          <table:table-cell table:formula="of:=[.F24]/SQRT(1+[.F24]^2)" office:value-type="float" office:value="0.0238027779462889">
            <text:p>0.0238027779</text:p>
          </table:table-cell>
          <table:table-cell table:formula="of:=ROUND(([.G24]*5)+[.$N$1];2)" office:value-type="float" office:value="5.12">
            <text:p>5.12</text:p>
          </table:table-cell>
          <table:table-cell table:formula="of:=VLOOKUP([.A24];['1112'.$A$1:.$H$401];8;0)" office:value-type="float" office:value="6.74">
            <text:p>6.74</text:p>
          </table:table-cell>
          <table:table-cell table:formula="of:=ROUND(IF(ISERROR([.I24]);[.H24];((2*[.H24])+[.I24])/3);1)" office:value-type="float" office:value="5.7">
            <text:p>5.7</text:p>
          </table:table-cell>
          <table:table-cell table:number-columns-repeated="4"/>
        </table:table-row>
        <table:table-row table:style-name="ro1">
          <table:table-cell office:value-type="string">
            <text:p>BTCZE10906198401</text:p>
          </table:table-cell>
          <table:table-cell office:value-type="string">
            <text:p>MORAVEC Ondrej</text:p>
          </table:table-cell>
          <table:table-cell office:value-type="float" office:value="327">
            <text:p>327</text:p>
          </table:table-cell>
          <table:table-cell office:value-type="float" office:value="33">
            <text:p>33</text:p>
          </table:table-cell>
          <table:table-cell table:formula="of:=[.C25]/[.D25]" office:value-type="float" office:value="9.90909090909091">
            <text:p>9.9090909091</text:p>
          </table:table-cell>
          <table:table-cell table:formula="of:=([.E25]-[.$M$1])/[.$L$1]" office:value-type="float" office:value="-0.0113636363636365">
            <text:p>-0.0113636364</text:p>
          </table:table-cell>
          <table:table-cell table:formula="of:=[.F25]/SQRT(1+[.F25]^2)" office:value-type="float" office:value="-0.0113629027288274">
            <text:p>-0.0113629027</text:p>
          </table:table-cell>
          <table:table-cell table:formula="of:=ROUND(([.G25]*5)+[.$N$1];2)" office:value-type="float" office:value="4.94">
            <text:p>4.94</text:p>
          </table:table-cell>
          <table:table-cell table:formula="of:=VLOOKUP([.A25];['1112'.$A$1:.$H$401];8;0)" office:value-type="float" office:value="1.83">
            <text:p>1.83</text:p>
          </table:table-cell>
          <table:table-cell table:formula="of:=ROUND(IF(ISERROR([.I25]);[.H25];((2*[.H25])+[.I25])/3);1)" office:value-type="float" office:value="3.9">
            <text:p>3.9</text:p>
          </table:table-cell>
          <table:table-cell table:number-columns-repeated="4"/>
        </table:table-row>
        <table:table-row table:style-name="ro1">
          <table:table-cell office:value-type="string">
            <text:p>BTFRA10403198601</text:p>
          </table:table-cell>
          <table:table-cell office:value-type="string">
            <text:p>BOEUF Alexis</text:p>
          </table:table-cell>
          <table:table-cell office:value-type="float" office:value="305">
            <text:p>305</text:p>
          </table:table-cell>
          <table:table-cell office:value-type="float" office:value="32">
            <text:p>32</text:p>
          </table:table-cell>
          <table:table-cell table:formula="of:=[.C26]/[.D26]" office:value-type="float" office:value="9.53125">
            <text:p>9.53125</text:p>
          </table:table-cell>
          <table:table-cell table:formula="of:=([.E26]-[.$M$1])/[.$L$1]" office:value-type="float" office:value="-0.05859375">
            <text:p>-0.05859375</text:p>
          </table:table-cell>
          <table:table-cell table:formula="of:=[.F26]/SQRT(1+[.F26]^2)" office:value-type="float" office:value="-0.0584934254160034">
            <text:p>-0.0584934254</text:p>
          </table:table-cell>
          <table:table-cell table:formula="of:=ROUND(([.G26]*5)+[.$N$1];2)" office:value-type="float" office:value="4.71">
            <text:p>4.71</text:p>
          </table:table-cell>
          <table:table-cell table:formula="of:=VLOOKUP([.A26];['1112'.$A$1:.$H$401];8;0)" office:value-type="float" office:value="3.11">
            <text:p>3.11</text:p>
          </table:table-cell>
          <table:table-cell table:formula="of:=ROUND(IF(ISERROR([.I26]);[.H26];((2*[.H26])+[.I26])/3);1)" office:value-type="float" office:value="4.2">
            <text:p>4.2</text:p>
          </table:table-cell>
          <table:table-cell table:number-columns-repeated="4"/>
        </table:table-row>
        <table:table-row table:style-name="ro1">
          <table:table-cell office:value-type="string">
            <text:p>BTFRA22011198801</text:p>
          </table:table-cell>
          <table:table-cell office:value-type="string">
            <text:p>BRUNET Marie Laure</text:p>
          </table:table-cell>
          <table:table-cell office:value-type="float" office:value="215">
            <text:p>215</text:p>
          </table:table-cell>
          <table:table-cell office:value-type="float" office:value="23">
            <text:p>23</text:p>
          </table:table-cell>
          <table:table-cell table:formula="of:=[.C27]/[.D27]" office:value-type="float" office:value="9.34782608695652">
            <text:p>9.347826087</text:p>
          </table:table-cell>
          <table:table-cell table:formula="of:=([.E27]-[.$M$1])/[.$L$1]" office:value-type="float" office:value="-0.0815217391304348">
            <text:p>-0.0815217391</text:p>
          </table:table-cell>
          <table:table-cell table:formula="of:=[.F27]/SQRT(1+[.F27]^2)" office:value-type="float" office:value="-0.08125219355671">
            <text:p>-0.0812521936</text:p>
          </table:table-cell>
          <table:table-cell table:formula="of:=ROUND(([.G27]*5)+[.$N$1];2)" office:value-type="float" office:value="4.59">
            <text:p>4.59</text:p>
          </table:table-cell>
          <table:table-cell table:formula="of:=VLOOKUP([.A27];['1112'.$A$1:.$H$401];8;0)" office:value-type="float" office:value="8.3">
            <text:p>8.3</text:p>
          </table:table-cell>
          <table:table-cell table:formula="of:=ROUND(IF(ISERROR([.I27]);[.H27];((2*[.H27])+[.I27])/3);1)" office:value-type="float" office:value="5.8">
            <text:p>5.8</text:p>
          </table:table-cell>
          <table:table-cell table:number-columns-repeated="4"/>
        </table:table-row>
        <table:table-row table:style-name="ro1">
          <table:table-cell office:value-type="string">
            <text:p>BTSLO22906198001</text:p>
          </table:table-cell>
          <table:table-cell office:value-type="string">
            <text:p>GREGORIN Teja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table:formula="of:=[.C28]/[.D28]" office:value-type="float" office:value="9.27586206896552">
            <text:p>9.275862069</text:p>
          </table:table-cell>
          <table:table-cell table:formula="of:=([.E28]-[.$M$1])/[.$L$1]" office:value-type="float" office:value="-0.0905172413793103">
            <text:p>-0.0905172414</text:p>
          </table:table-cell>
          <table:table-cell table:formula="of:=[.F28]/SQRT(1+[.F28]^2)" office:value-type="float" office:value="-0.0901486839653042">
            <text:p>-0.090148684</text:p>
          </table:table-cell>
          <table:table-cell table:formula="of:=ROUND(([.G28]*5)+[.$N$1];2)" office:value-type="float" office:value="4.55">
            <text:p>4.55</text:p>
          </table:table-cell>
          <table:table-cell table:formula="of:=VLOOKUP([.A28];['1112'.$A$1:.$H$401];8;0)" office:value-type="float" office:value="4.1">
            <text:p>4.1</text:p>
          </table:table-cell>
          <table:table-cell table:formula="of:=ROUND(IF(ISERROR([.I28]);[.H28];((2*[.H28])+[.I28])/3);1)" office:value-type="float" office:value="4.4">
            <text:p>4.4</text:p>
          </table:table-cell>
          <table:table-cell table:number-columns-repeated="4"/>
        </table:table-row>
        <table:table-row table:style-name="ro1">
          <table:table-cell office:value-type="string">
            <text:p>BTRUS11302198801</text:p>
          </table:table-cell>
          <table:table-cell office:value-type="string">
            <text:p>GARANICHEV Evgeniy</text:p>
          </table:table-cell>
          <table:table-cell office:value-type="float" office:value="238">
            <text:p>238</text:p>
          </table:table-cell>
          <table:table-cell office:value-type="float" office:value="26">
            <text:p>26</text:p>
          </table:table-cell>
          <table:table-cell table:formula="of:=[.C29]/[.D29]" office:value-type="float" office:value="9.15384615384615">
            <text:p>9.1538461538</text:p>
          </table:table-cell>
          <table:table-cell table:formula="of:=([.E29]-[.$M$1])/[.$L$1]" office:value-type="float" office:value="-0.105769230769231">
            <text:p>-0.1057692308</text:p>
          </table:table-cell>
          <table:table-cell table:formula="of:=[.F29]/SQRT(1+[.F29]^2)" office:value-type="float" office:value="-0.105182521820831">
            <text:p>-0.1051825218</text:p>
          </table:table-cell>
          <table:table-cell table:formula="of:=ROUND(([.G29]*5)+[.$N$1];2)" office:value-type="float" office:value="4.47">
            <text:p>4.47</text:p>
          </table:table-cell>
          <table:table-cell table:formula="of:=VLOOKUP([.A29];['1112'.$A$1:.$H$401];8;0)" office:value-type="float" office:value="6.91">
            <text:p>6.91</text:p>
          </table:table-cell>
          <table:table-cell table:formula="of:=ROUND(IF(ISERROR([.I29]);[.H29];((2*[.H29])+[.I29])/3);1)"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string">
            <text:p>BTFRA12403198801</text:p>
          </table:table-cell>
          <table:table-cell office:value-type="string">
            <text:p>BEATRIX Jean Guillaume</text:p>
          </table:table-cell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  <table:table-cell table:formula="of:=[.C30]/[.D30]" office:value-type="float" office:value="9.09090909090909">
            <text:p>9.0909090909</text:p>
          </table:table-cell>
          <table:table-cell table:formula="of:=([.E30]-[.$M$1])/[.$L$1]" office:value-type="float" office:value="-0.113636363636364">
            <text:p>-0.1136363636</text:p>
          </table:table-cell>
          <table:table-cell table:formula="of:=[.F30]/SQRT(1+[.F30]^2)" office:value-type="float" office:value="-0.112909688044286">
            <text:p>-0.112909688</text:p>
          </table:table-cell>
          <table:table-cell table:formula="of:=ROUND(([.G30]*5)+[.$N$1];2)" office:value-type="float" office:value="4.44">
            <text:p>4.44</text:p>
          </table:table-cell>
          <table:table-cell table:formula="of:=VLOOKUP([.A30];['1112'.$A$1:.$H$401];8;0)" office:value-type="float" office:value="2.58">
            <text:p>2.58</text:p>
          </table:table-cell>
          <table:table-cell table:formula="of:=ROUND(IF(ISERROR([.I30]);[.H30];((2*[.H30])+[.I30])/3);1)" office:value-type="float" office:value="3.8">
            <text:p>3.8</text:p>
          </table:table-cell>
          <table:table-cell table:number-columns-repeated="4"/>
        </table:table-row>
        <table:table-row table:style-name="ro1">
          <table:table-cell office:value-type="string">
            <text:p>BTSWE12407198901</text:p>
          </table:table-cell>
          <table:table-cell office:value-type="string">
            <text:p>LINDSTROEM Fredrik</text:p>
          </table:table-cell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  <table:table-cell table:formula="of:=[.C31]/[.D31]" office:value-type="float" office:value="9.09090909090909">
            <text:p>9.0909090909</text:p>
          </table:table-cell>
          <table:table-cell table:formula="of:=([.E31]-[.$M$1])/[.$L$1]" office:value-type="float" office:value="-0.113636363636364">
            <text:p>-0.1136363636</text:p>
          </table:table-cell>
          <table:table-cell table:formula="of:=[.F31]/SQRT(1+[.F31]^2)" office:value-type="float" office:value="-0.112909688044286">
            <text:p>-0.112909688</text:p>
          </table:table-cell>
          <table:table-cell table:formula="of:=ROUND(([.G31]*5)+[.$N$1];2)" office:value-type="float" office:value="4.44">
            <text:p>4.44</text:p>
          </table:table-cell>
          <table:table-cell table:formula="of:=VLOOKUP([.A31];['1112'.$A$1:.$H$401];8;0)" office:value-type="float" office:value="5.74">
            <text:p>5.74</text:p>
          </table:table-cell>
          <table:table-cell table:formula="of:=ROUND(IF(ISERROR([.I31]);[.H31];((2*[.H31])+[.I31])/3);1)" office:value-type="float" office:value="4.9">
            <text:p>4.9</text:p>
          </table:table-cell>
          <table:table-cell table:number-columns-repeated="4"/>
        </table:table-row>
        <table:table-row table:style-name="ro1">
          <table:table-cell office:value-type="string">
            <text:p>BTRUS22204198701</text:p>
          </table:table-cell>
          <table:table-cell office:value-type="string">
            <text:p>GLAZYRINA Ekaterina</text:p>
          </table:table-cell>
          <table:table-cell office:value-type="float" office:value="232">
            <text:p>232</text:p>
          </table:table-cell>
          <table:table-cell office:value-type="float" office:value="26">
            <text:p>26</text:p>
          </table:table-cell>
          <table:table-cell table:formula="of:=[.C32]/[.D32]" office:value-type="float" office:value="8.92307692307692">
            <text:p>8.9230769231</text:p>
          </table:table-cell>
          <table:table-cell table:formula="of:=([.E32]-[.$M$1])/[.$L$1]" office:value-type="float" office:value="-0.134615384615385">
            <text:p>-0.1346153846</text:p>
          </table:table-cell>
          <table:table-cell table:formula="of:=[.F32]/SQRT(1+[.F32]^2)" office:value-type="float" office:value="-0.133412012141539">
            <text:p>-0.1334120121</text:p>
          </table:table-cell>
          <table:table-cell table:formula="of:=ROUND(([.G32]*5)+[.$N$1];2)" office:value-type="float" office:value="4.33">
            <text:p>4.33</text:p>
          </table:table-cell>
          <table:table-cell table:formula="of:=VLOOKUP([.A32];['1112'.$A$1:.$H$401];8;0)" office:value-type="float" office:value="3.67">
            <text:p>3.67</text:p>
          </table:table-cell>
          <table:table-cell table:formula="of:=ROUND(IF(ISERROR([.I32]);[.H32];((2*[.H32])+[.I32])/3);1)" office:value-type="float" office:value="4.1">
            <text:p>4.1</text:p>
          </table:table-cell>
          <table:table-cell table:number-columns-repeated="4"/>
        </table:table-row>
        <table:table-row table:style-name="ro1">
          <table:table-cell office:value-type="string">
            <text:p>BTAUT11901197601</text:p>
          </table:table-cell>
          <table:table-cell office:value-type="string">
            <text:p>SUMANN Christoph</text:p>
          </table:table-cell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table:formula="of:=[.C33]/[.D33]" office:value-type="float" office:value="8.76470588235294">
            <text:p>8.7647058824</text:p>
          </table:table-cell>
          <table:table-cell table:formula="of:=([.E33]-[.$M$1])/[.$L$1]" office:value-type="float" office:value="-0.154411764705882">
            <text:p>-0.1544117647</text:p>
          </table:table-cell>
          <table:table-cell table:formula="of:=[.F33]/SQRT(1+[.F33]^2)" office:value-type="float" office:value="-0.152603222674973">
            <text:p>-0.1526032227</text:p>
          </table:table-cell>
          <table:table-cell table:formula="of:=ROUND(([.G33]*5)+[.$N$1];2)" office:value-type="float" office:value="4.24">
            <text:p>4.24</text:p>
          </table:table-cell>
          <table:table-cell table:formula="of:=VLOOKUP([.A33];['1112'.$A$1:.$H$401];8;0)" office:value-type="float" office:value="2.03">
            <text:p>2.03</text:p>
          </table:table-cell>
          <table:table-cell table:formula="of:=ROUND(IF(ISERROR([.I33]);[.H33];((2*[.H33])+[.I33])/3);1)"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BTNOR11205199201</text:p>
          </table:table-cell>
          <table:table-cell office:value-type="string">
            <text:p>CHRISTIANSEN Vetle Sjastad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table:formula="of:=[.C34]/[.D34]" office:value-type="float" office:value="8.72727272727273">
            <text:p>8.7272727273</text:p>
          </table:table-cell>
          <table:table-cell table:formula="of:=([.E34]-[.$M$1])/[.$L$1]" office:value-type="float" office:value="-0.159090909090909">
            <text:p>-0.1590909091</text:p>
          </table:table-cell>
          <table:table-cell table:formula="of:=[.F34]/SQRT(1+[.F34]^2)" office:value-type="float" office:value="-0.157115048735132">
            <text:p>-0.1571150487</text:p>
          </table:table-cell>
          <table:table-cell table:formula="of:=ROUND(([.G34]*5)+[.$N$1];2)" office:value-type="float" office:value="4.21">
            <text:p>4.21</text:p>
          </table:table-cell>
          <table:table-cell table:formula="of:=VLOOKUP([.A34];['1112'.$A$1:.$H$401];8;0)" office:value-type="float" office:value="0">
            <text:p>#N/A</text:p>
          </table:table-cell>
          <table:table-cell table:formula="of:=ROUND(IF(ISERROR([.I34]);[.H34];((2*[.H34])+[.I34])/3);1)" office:value-type="float" office:value="4.2">
            <text:p>4.2</text:p>
          </table:table-cell>
          <table:table-cell table:number-columns-repeated="4"/>
        </table:table-row>
        <table:table-row table:style-name="ro1">
          <table:table-cell office:value-type="string">
            <text:p>BTSWE10108197801</text:p>
          </table:table-cell>
          <table:table-cell office:value-type="string">
            <text:p>FERRY Bjoern</text:p>
          </table:table-cell>
          <table:table-cell office:value-type="float" office:value="243">
            <text:p>243</text:p>
          </table:table-cell>
          <table:table-cell office:value-type="float" office:value="28">
            <text:p>28</text:p>
          </table:table-cell>
          <table:table-cell table:formula="of:=[.C35]/[.D35]" office:value-type="float" office:value="8.67857142857143">
            <text:p>8.6785714286</text:p>
          </table:table-cell>
          <table:table-cell table:formula="of:=([.E35]-[.$M$1])/[.$L$1]" office:value-type="float" office:value="-0.165178571428571">
            <text:p>-0.1651785714</text:p>
          </table:table-cell>
          <table:table-cell table:formula="of:=[.F35]/SQRT(1+[.F35]^2)" office:value-type="float" office:value="-0.16297029515087">
            <text:p>-0.1629702952</text:p>
          </table:table-cell>
          <table:table-cell table:formula="of:=ROUND(([.G35]*5)+[.$N$1];2)" office:value-type="float" office:value="4.19">
            <text:p>4.19</text:p>
          </table:table-cell>
          <table:table-cell table:formula="of:=VLOOKUP([.A35];['1112'.$A$1:.$H$401];8;0)" office:value-type="float" office:value="4.89">
            <text:p>4.89</text:p>
          </table:table-cell>
          <table:table-cell table:formula="of:=ROUND(IF(ISERROR([.I35]);[.H35];((2*[.H35])+[.I35])/3);1)" office:value-type="float" office:value="4.4">
            <text:p>4.4</text:p>
          </table:table-cell>
          <table:table-cell table:number-columns-repeated="4"/>
        </table:table-row>
        <table:table-row table:style-name="ro1">
          <table:table-cell office:value-type="string">
            <text:p>BTUSA10302198201</text:p>
          </table:table-cell>
          <table:table-cell office:value-type="string">
            <text:p>BURKE Tim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table:formula="of:=[.C36]/[.D36]" office:value-type="float" office:value="8.54838709677419">
            <text:p>8.5483870968</text:p>
          </table:table-cell>
          <table:table-cell table:formula="of:=([.E36]-[.$M$1])/[.$L$1]" office:value-type="float" office:value="-0.181451612903226">
            <text:p>-0.1814516129</text:p>
          </table:table-cell>
          <table:table-cell table:formula="of:=[.F36]/SQRT(1+[.F36]^2)" office:value-type="float" office:value="-0.178536289304335">
            <text:p>-0.1785362893</text:p>
          </table:table-cell>
          <table:table-cell table:formula="of:=ROUND(([.G36]*5)+[.$N$1];2)" office:value-type="float" office:value="4.11">
            <text:p>4.11</text:p>
          </table:table-cell>
          <table:table-cell table:formula="of:=VLOOKUP([.A36];['1112'.$A$1:.$H$401];8;0)" office:value-type="float" office:value="2.82">
            <text:p>2.82</text:p>
          </table:table-cell>
          <table:table-cell table:formula="of:=ROUND(IF(ISERROR([.I36]);[.H36];((2*[.H36])+[.I36])/3);1)"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string">
            <text:p>BTGER11705198801</text:p>
          </table:table-cell>
          <table:table-cell office:value-type="string">
            <text:p>LESSER Erik</text:p>
          </table:table-cell>
          <table:table-cell office:value-type="float" office:value="273">
            <text:p>273</text:p>
          </table:table-cell>
          <table:table-cell office:value-type="float" office:value="33">
            <text:p>33</text:p>
          </table:table-cell>
          <table:table-cell table:formula="of:=[.C37]/[.D37]" office:value-type="float" office:value="8.27272727272727">
            <text:p>8.2727272727</text:p>
          </table:table-cell>
          <table:table-cell table:formula="of:=([.E37]-[.$M$1])/[.$L$1]" office:value-type="float" office:value="-0.215909090909091">
            <text:p>-0.2159090909</text:p>
          </table:table-cell>
          <table:table-cell table:formula="of:=[.F37]/SQRT(1+[.F37]^2)" office:value-type="float" office:value="-0.211045983510884">
            <text:p>-0.2110459835</text:p>
          </table:table-cell>
          <table:table-cell table:formula="of:=ROUND(([.G37]*5)+[.$N$1];2)" office:value-type="float" office:value="3.94">
            <text:p>3.94</text:p>
          </table:table-cell>
          <table:table-cell table:formula="of:=VLOOKUP([.A37];['1112'.$A$1:.$H$401];8;0)" office:value-type="float" office:value="1.21">
            <text:p>1.21</text:p>
          </table:table-cell>
          <table:table-cell table:formula="of:=ROUND(IF(ISERROR([.I37]);[.H37];((2*[.H37])+[.I37])/3);1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BTPOL21608198301</text:p>
          </table:table-cell>
          <table:table-cell office:value-type="string">
            <text:p>PALKA Krystyna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table:formula="of:=[.C38]/[.D38]" office:value-type="float" office:value="8.14705882352941">
            <text:p>8.1470588235</text:p>
          </table:table-cell>
          <table:table-cell table:formula="of:=([.E38]-[.$M$1])/[.$L$1]" office:value-type="float" office:value="-0.231617647058824">
            <text:p>-0.2316176471</text:p>
          </table:table-cell>
          <table:table-cell table:formula="of:=[.F38]/SQRT(1+[.F38]^2)" office:value-type="float" office:value="-0.225644178107308">
            <text:p>-0.2256441781</text:p>
          </table:table-cell>
          <table:table-cell table:formula="of:=ROUND(([.G38]*5)+[.$N$1];2)" office:value-type="float" office:value="3.87">
            <text:p>3.87</text:p>
          </table:table-cell>
          <table:table-cell table:formula="of:=VLOOKUP([.A38];['1112'.$A$1:.$H$401];8;0)" office:value-type="float" office:value="2.63">
            <text:p>2.63</text:p>
          </table:table-cell>
          <table:table-cell table:formula="of:=ROUND(IF(ISERROR([.I38]);[.H38];((2*[.H38])+[.I38])/3);1)"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BTNOR21505198901</text:p>
          </table:table-cell>
          <table:table-cell office:value-type="string">
            <text:p>SOLEMDAL Synnoeve</text:p>
          </table:table-cell>
          <table:table-cell office:value-type="float" office:value="221">
            <text:p>221</text:p>
          </table:table-cell>
          <table:table-cell office:value-type="float" office:value="28">
            <text:p>28</text:p>
          </table:table-cell>
          <table:table-cell table:formula="of:=[.C39]/[.D39]" office:value-type="float" office:value="7.89285714285714">
            <text:p>7.8928571429</text:p>
          </table:table-cell>
          <table:table-cell table:formula="of:=([.E39]-[.$M$1])/[.$L$1]" office:value-type="float" office:value="-0.263392857142857">
            <text:p>-0.2633928571</text:p>
          </table:table-cell>
          <table:table-cell table:formula="of:=[.F39]/SQRT(1+[.F39]^2)" office:value-type="float" office:value="-0.254705790282449">
            <text:p>-0.2547057903</text:p>
          </table:table-cell>
          <table:table-cell table:formula="of:=ROUND(([.G39]*5)+[.$N$1];2)" office:value-type="float" office:value="3.73">
            <text:p>3.73</text:p>
          </table:table-cell>
          <table:table-cell table:formula="of:=VLOOKUP([.A39];['1112'.$A$1:.$H$401];8;0)" office:value-type="float" office:value="4.54">
            <text:p>4.54</text:p>
          </table:table-cell>
          <table:table-cell table:formula="of:=ROUND(IF(ISERROR([.I39]);[.H39];((2*[.H39])+[.I39])/3);1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BTNOR12303198601</text:p>
          </table:table-cell>
          <table:table-cell office:value-type="string">
            <text:p>L'ABEE-LUND Henrik</text:p>
          </table:table-cell>
          <table:table-cell office:value-type="float" office:value="226">
            <text:p>226</text:p>
          </table:table-cell>
          <table:table-cell office:value-type="float" office:value="29">
            <text:p>29</text:p>
          </table:table-cell>
          <table:table-cell table:formula="of:=[.C40]/[.D40]" office:value-type="float" office:value="7.79310344827586">
            <text:p>7.7931034483</text:p>
          </table:table-cell>
          <table:table-cell table:formula="of:=([.E40]-[.$M$1])/[.$L$1]" office:value-type="float" office:value="-0.275862068965517">
            <text:p>-0.275862069</text:p>
          </table:table-cell>
          <table:table-cell table:formula="of:=[.F40]/SQRT(1+[.F40]^2)" office:value-type="float" office:value="-0.265928998125813">
            <text:p>-0.2659289981</text:p>
          </table:table-cell>
          <table:table-cell table:formula="of:=ROUND(([.G40]*5)+[.$N$1];2)" office:value-type="float" office:value="3.67">
            <text:p>3.67</text:p>
          </table:table-cell>
          <table:table-cell table:formula="of:=VLOOKUP([.A40];['1112'.$A$1:.$H$401];8;0)" office:value-type="float" office:value="1.26">
            <text:p>1.26</text:p>
          </table:table-cell>
          <table:table-cell table:formula="of:=ROUND(IF(ISERROR([.I40]);[.H40];((2*[.H40])+[.I40])/3);1)" office:value-type="float" office:value="2.9">
            <text:p>2.9</text:p>
          </table:table-cell>
          <table:table-cell table:number-columns-repeated="4"/>
        </table:table-row>
        <table:table-row table:style-name="ro1">
          <table:table-cell office:value-type="string">
            <text:p>BTNOR12701197401</text:p>
          </table:table-cell>
          <table:table-cell office:value-type="string">
            <text:p>BJOERNDALEN Ole Einar</text:p>
          </table:table-cell>
          <table:table-cell office:value-type="float" office:value="194">
            <text:p>194</text:p>
          </table:table-cell>
          <table:table-cell office:value-type="float" office:value="25">
            <text:p>25</text:p>
          </table:table-cell>
          <table:table-cell table:formula="of:=[.C41]/[.D41]" office:value-type="float" office:value="7.76">
            <text:p>7.76</text:p>
          </table:table-cell>
          <table:table-cell table:formula="of:=([.E41]-[.$M$1])/[.$L$1]" office:value-type="float" office:value="-0.28">
            <text:p>-0.28</text:p>
          </table:table-cell>
          <table:table-cell table:formula="of:=[.F41]/SQRT(1+[.F41]^2)" office:value-type="float" office:value="-0.269629925519971">
            <text:p>-0.2696299255</text:p>
          </table:table-cell>
          <table:table-cell table:formula="of:=ROUND(([.G41]*5)+[.$N$1];2)" office:value-type="float" office:value="3.65">
            <text:p>3.65</text:p>
          </table:table-cell>
          <table:table-cell table:formula="of:=VLOOKUP([.A41];['1112'.$A$1:.$H$401];8;0)" office:value-type="float" office:value="5.02">
            <text:p>5.02</text:p>
          </table:table-cell>
          <table:table-cell table:formula="of:=ROUND(IF(ISERROR([.I41]);[.H41];((2*[.H41])+[.I41])/3);1)" office:value-type="float" office:value="4.1">
            <text:p>4.1</text:p>
          </table:table-cell>
          <table:table-cell table:number-columns-repeated="4"/>
        </table:table-row>
        <table:table-row table:style-name="ro1">
          <table:table-cell office:value-type="string">
            <text:p>BTAUT12205197601</text:p>
          </table:table-cell>
          <table:table-cell office:value-type="string">
            <text:p>MESOTITSCH Daniel</text:p>
          </table:table-cell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[.C42]/[.D42]" office:value-type="float" office:value="7.65">
            <text:p>7.65</text:p>
          </table:table-cell>
          <table:table-cell table:formula="of:=([.E42]-[.$M$1])/[.$L$1]" office:value-type="float" office:value="-0.29375">
            <text:p>-0.29375</text:p>
          </table:table-cell>
          <table:table-cell table:formula="of:=[.F42]/SQRT(1+[.F42]^2)" office:value-type="float" office:value="-0.281841649476994">
            <text:p>-0.2818416495</text:p>
          </table:table-cell>
          <table:table-cell table:formula="of:=ROUND(([.G42]*5)+[.$N$1];2)" office:value-type="float" office:value="3.59">
            <text:p>3.59</text:p>
          </table:table-cell>
          <table:table-cell table:formula="of:=VLOOKUP([.A42];['1112'.$A$1:.$H$401];8;0)" office:value-type="float" office:value="3.73">
            <text:p>3.73</text:p>
          </table:table-cell>
          <table:table-cell table:formula="of:=ROUND(IF(ISERROR([.I42]);[.H42];((2*[.H42])+[.I42])/3);1)" office:value-type="float" office:value="3.6">
            <text:p>3.6</text:p>
          </table:table-cell>
          <table:table-cell table:number-columns-repeated="4"/>
        </table:table-row>
        <table:table-row table:style-name="ro1">
          <table:table-cell office:value-type="string">
            <text:p>BTGER11803198701</text:p>
          </table:table-cell>
          <table:table-cell office:value-type="string">
            <text:p>PEIFFER Arnd</text:p>
          </table:table-cell>
          <table:table-cell office:value-type="float" office:value="237">
            <text:p>237</text:p>
          </table:table-cell>
          <table:table-cell office:value-type="float" office:value="31">
            <text:p>31</text:p>
          </table:table-cell>
          <table:table-cell table:formula="of:=[.C43]/[.D43]" office:value-type="float" office:value="7.64516129032258">
            <text:p>7.6451612903</text:p>
          </table:table-cell>
          <table:table-cell table:formula="of:=([.E43]-[.$M$1])/[.$L$1]" office:value-type="float" office:value="-0.294354838709677">
            <text:p>-0.2943548387</text:p>
          </table:table-cell>
          <table:table-cell table:formula="of:=[.F43]/SQRT(1+[.F43]^2)" office:value-type="float" office:value="-0.282375739988331">
            <text:p>-0.28237574</text:p>
          </table:table-cell>
          <table:table-cell table:formula="of:=ROUND(([.G43]*5)+[.$N$1];2)" office:value-type="float" office:value="3.59">
            <text:p>3.59</text:p>
          </table:table-cell>
          <table:table-cell table:formula="of:=VLOOKUP([.A43];['1112'.$A$1:.$H$401];8;0)" office:value-type="float" office:value="7.92">
            <text:p>7.92</text:p>
          </table:table-cell>
          <table:table-cell table:formula="of:=ROUND(IF(ISERROR([.I43]);[.H43];((2*[.H43])+[.I43])/3);1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BTNOR20611198201</text:p>
          </table:table-cell>
          <table:table-cell office:value-type="string">
            <text:p>FLATLAND Ann Kristin Aafedt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table:formula="of:=[.C44]/[.D44]" office:value-type="float" office:value="7.46666666666667">
            <text:p>7.4666666667</text:p>
          </table:table-cell>
          <table:table-cell table:formula="of:=([.E44]-[.$M$1])/[.$L$1]" office:value-type="float" office:value="-0.316666666666667">
            <text:p>-0.3166666667</text:p>
          </table:table-cell>
          <table:table-cell table:formula="of:=[.F44]/SQRT(1+[.F44]^2)" office:value-type="float" office:value="-0.301891704694402">
            <text:p>-0.3018917047</text:p>
          </table:table-cell>
          <table:table-cell table:formula="of:=ROUND(([.G44]*5)+[.$N$1];2)" office:value-type="float" office:value="3.49">
            <text:p>3.49</text:p>
          </table:table-cell>
          <table:table-cell table:formula="of:=VLOOKUP([.A44];['1112'.$A$1:.$H$401];8;0)" office:value-type="float" office:value="0">
            <text:p>#N/A</text:p>
          </table:table-cell>
          <table:table-cell table:formula="of:=ROUND(IF(ISERROR([.I44]);[.H44];((2*[.H44])+[.I44])/3);1)"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BTCZE20912198801</text:p>
          </table:table-cell>
          <table:table-cell office:value-type="string">
            <text:p>VITKOVA Veronika</text:p>
          </table:table-cell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table:formula="of:=[.C45]/[.D45]" office:value-type="float" office:value="7.26470588235294">
            <text:p>7.2647058824</text:p>
          </table:table-cell>
          <table:table-cell table:formula="of:=([.E45]-[.$M$1])/[.$L$1]" office:value-type="float" office:value="-0.341911764705882">
            <text:p>-0.3419117647</text:p>
          </table:table-cell>
          <table:table-cell table:formula="of:=[.F45]/SQRT(1+[.F45]^2)" office:value-type="float" office:value="-0.323523765332752">
            <text:p>-0.3235237653</text:p>
          </table:table-cell>
          <table:table-cell table:formula="of:=ROUND(([.G45]*5)+[.$N$1];2)" office:value-type="float" office:value="3.38">
            <text:p>3.38</text:p>
          </table:table-cell>
          <table:table-cell table:formula="of:=VLOOKUP([.A45];['1112'.$A$1:.$H$401];8;0)" office:value-type="float" office:value="2.04">
            <text:p>2.04</text:p>
          </table:table-cell>
          <table:table-cell table:formula="of:=ROUND(IF(ISERROR([.I45]);[.H45];((2*[.H45])+[.I45])/3);1)" office:value-type="float" office:value="2.9">
            <text:p>2.9</text:p>
          </table:table-cell>
          <table:table-cell table:number-columns-repeated="4"/>
        </table:table-row>
        <table:table-row table:style-name="ro1">
          <table:table-cell office:value-type="string">
            <text:p>BTPOL20408197901</text:p>
          </table:table-cell>
          <table:table-cell office:value-type="string">
            <text:p>GWIZDON Magdalena</text:p>
          </table:table-cell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table:formula="of:=[.C46]/[.D46]" office:value-type="float" office:value="7.09090909090909">
            <text:p>7.0909090909</text:p>
          </table:table-cell>
          <table:table-cell table:formula="of:=([.E46]-[.$M$1])/[.$L$1]" office:value-type="float" office:value="-0.363636363636364">
            <text:p>-0.3636363636</text:p>
          </table:table-cell>
          <table:table-cell table:formula="of:=[.F46]/SQRT(1+[.F46]^2)" office:value-type="float" office:value="-0.341743063086704">
            <text:p>-0.3417430631</text:p>
          </table:table-cell>
          <table:table-cell table:formula="of:=ROUND(([.G46]*5)+[.$N$1];2)" office:value-type="float" office:value="3.29">
            <text:p>3.29</text:p>
          </table:table-cell>
          <table:table-cell table:formula="of:=VLOOKUP([.A46];['1112'.$A$1:.$H$401];8;0)" office:value-type="float" office:value="1.66">
            <text:p>1.66</text:p>
          </table:table-cell>
          <table:table-cell table:formula="of:=ROUND(IF(ISERROR([.I46]);[.H46];((2*[.H46])+[.I46])/3);1)" office:value-type="float" office:value="2.7">
            <text:p>2.7</text:p>
          </table:table-cell>
          <table:table-cell table:number-columns-repeated="4"/>
        </table:table-row>
        <table:table-row table:style-name="ro1">
          <table:table-cell office:value-type="string">
            <text:p>BTNOR11102198801</text:p>
          </table:table-cell>
          <table:table-cell office:value-type="string">
            <text:p>BIRKELAND Lars Helge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[.C47]/[.D47]" office:value-type="float" office:value="7">
            <text:p>7</text:p>
          </table:table-cell>
          <table:table-cell table:formula="of:=([.E47]-[.$M$1])/[.$L$1]" office:value-type="float" office:value="-0.375">
            <text:p>-0.375</text:p>
          </table:table-cell>
          <table:table-cell table:formula="of:=[.F47]/SQRT(1+[.F47]^2)" office:value-type="float" office:value="-0.351123441588392">
            <text:p>-0.3511234416</text:p>
          </table:table-cell>
          <table:table-cell table:formula="of:=ROUND(([.G47]*5)+[.$N$1];2)" office:value-type="float" office:value="3.24">
            <text:p>3.24</text:p>
          </table:table-cell>
          <table:table-cell table:formula="of:=VLOOKUP([.A47];['1112'.$A$1:.$H$401];8;0)" office:value-type="float" office:value="1.34">
            <text:p>1.34</text:p>
          </table:table-cell>
          <table:table-cell table:formula="of:=ROUND(IF(ISERROR([.I47]);[.H47];((2*[.H47])+[.I47])/3);1)" office:value-type="float" office:value="2.6">
            <text:p>2.6</text:p>
          </table:table-cell>
          <table:table-cell table:number-columns-repeated="4"/>
        </table:table-row>
        <table:table-row table:style-name="ro1">
          <table:table-cell office:value-type="string">
            <text:p>BTFRA21505198701</text:p>
          </table:table-cell>
          <table:table-cell office:value-type="string">
            <text:p>BESCOND Anais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table:formula="of:=[.C48]/[.D48]" office:value-type="float" office:value="6.90322580645161">
            <text:p>6.9032258065</text:p>
          </table:table-cell>
          <table:table-cell table:formula="of:=([.E48]-[.$M$1])/[.$L$1]" office:value-type="float" office:value="-0.387096774193548">
            <text:p>-0.3870967742</text:p>
          </table:table-cell>
          <table:table-cell table:formula="of:=[.F48]/SQRT(1+[.F48]^2)" office:value-type="float" office:value="-0.360994102557712">
            <text:p>-0.3609941026</text:p>
          </table:table-cell>
          <table:table-cell table:formula="of:=ROUND(([.G48]*5)+[.$N$1];2)" office:value-type="float" office:value="3.2">
            <text:p>3.2</text:p>
          </table:table-cell>
          <table:table-cell table:formula="of:=VLOOKUP([.A48];['1112'.$A$1:.$H$401];8;0)" office:value-type="float" office:value="1.98">
            <text:p>1.98</text:p>
          </table:table-cell>
          <table:table-cell table:formula="of:=ROUND(IF(ISERROR([.I48]);[.H48];((2*[.H48])+[.I48])/3);1)" office:value-type="float" office:value="2.8">
            <text:p>2.8</text:p>
          </table:table-cell>
          <table:table-cell table:number-columns-repeated="4"/>
        </table:table-row>
        <table:table-row table:style-name="ro1">
          <table:table-cell office:value-type="string">
            <text:p>BTGER11411198801</text:p>
          </table:table-cell>
          <table:table-cell office:value-type="string">
            <text:p>SCHEMPP Simon</text:p>
          </table:table-cell>
          <table:table-cell office:value-type="float" office:value="172">
            <text:p>172</text:p>
          </table:table-cell>
          <table:table-cell office:value-type="float" office:value="25">
            <text:p>25</text:p>
          </table:table-cell>
          <table:table-cell table:formula="of:=[.C49]/[.D49]" office:value-type="float" office:value="6.88">
            <text:p>6.88</text:p>
          </table:table-cell>
          <table:table-cell table:formula="of:=([.E49]-[.$M$1])/[.$L$1]" office:value-type="float" office:value="-0.39">
            <text:p>-0.39</text:p>
          </table:table-cell>
          <table:table-cell table:formula="of:=[.F49]/SQRT(1+[.F49]^2)" office:value-type="float" office:value="-0.363345276491644">
            <text:p>-0.3633452765</text:p>
          </table:table-cell>
          <table:table-cell table:formula="of:=ROUND(([.G49]*5)+[.$N$1];2)" office:value-type="float" office:value="3.18">
            <text:p>3.18</text:p>
          </table:table-cell>
          <table:table-cell table:formula="of:=VLOOKUP([.A49];['1112'.$A$1:.$H$401];8;0)" office:value-type="float" office:value="2.69">
            <text:p>2.69</text:p>
          </table:table-cell>
          <table:table-cell table:formula="of:=ROUND(IF(ISERROR([.I49]);[.H49];((2*[.H49])+[.I49])/3);1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BTRUS11610198201</text:p>
          </table:table-cell>
          <table:table-cell office:value-type="string">
            <text:p>MAKOVEEV Andrei</text:p>
          </table:table-cell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table:formula="of:=[.C50]/[.D50]" office:value-type="float" office:value="6.78260869565217">
            <text:p>6.7826086957</text:p>
          </table:table-cell>
          <table:table-cell table:formula="of:=([.E50]-[.$M$1])/[.$L$1]" office:value-type="float" office:value="-0.402173913043478">
            <text:p>-0.402173913</text:p>
          </table:table-cell>
          <table:table-cell table:formula="of:=[.F50]/SQRT(1+[.F50]^2)" office:value-type="float" office:value="-0.373128742495882">
            <text:p>-0.3731287425</text:p>
          </table:table-cell>
          <table:table-cell table:formula="of:=ROUND(([.G50]*5)+[.$N$1];2)" office:value-type="float" office:value="3.13">
            <text:p>3.13</text:p>
          </table:table-cell>
          <table:table-cell table:formula="of:=VLOOKUP([.A50];['1112'.$A$1:.$H$401];8;0)" office:value-type="float" office:value="4.47">
            <text:p>4.47</text:p>
          </table:table-cell>
          <table:table-cell table:formula="of:=ROUND(IF(ISERROR([.I50]);[.H50];((2*[.H50])+[.I50])/3);1)" office:value-type="float" office:value="3.6">
            <text:p>3.6</text:p>
          </table:table-cell>
          <table:table-cell table:number-columns-repeated="4"/>
        </table:table-row>
        <table:table-row table:style-name="ro1">
          <table:table-cell office:value-type="string">
            <text:p>BTGER22106198601</text:p>
          </table:table-cell>
          <table:table-cell office:value-type="string">
            <text:p>HORCHLER Nadine</text:p>
          </table:table-cell>
          <table:table-cell office:value-type="float" office:value="174">
            <text:p>174</text:p>
          </table:table-cell>
          <table:table-cell office:value-type="float" office:value="26">
            <text:p>26</text:p>
          </table:table-cell>
          <table:table-cell table:formula="of:=[.C51]/[.D51]" office:value-type="float" office:value="6.69230769230769">
            <text:p>6.6923076923</text:p>
          </table:table-cell>
          <table:table-cell table:formula="of:=([.E51]-[.$M$1])/[.$L$1]" office:value-type="float" office:value="-0.413461538461538">
            <text:p>-0.4134615385</text:p>
          </table:table-cell>
          <table:table-cell table:formula="of:=[.F51]/SQRT(1+[.F51]^2)" office:value-type="float" office:value="-0.382090164492383">
            <text:p>-0.3820901645</text:p>
          </table:table-cell>
          <table:table-cell table:formula="of:=ROUND(([.G51]*5)+[.$N$1];2)" office:value-type="float" office:value="3.09">
            <text:p>3.09</text:p>
          </table:table-cell>
          <table:table-cell table:formula="of:=VLOOKUP([.A51];['1112'.$A$1:.$H$401];8;0)" office:value-type="float" office:value="1.26">
            <text:p>1.26</text:p>
          </table:table-cell>
          <table:table-cell table:formula="of:=ROUND(IF(ISERROR([.I51]);[.H51];((2*[.H51])+[.I51])/3);1)"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BTUKR21801198601</text:p>
          </table:table-cell>
          <table:table-cell office:value-type="string">
            <text:p>SEMERENKO Valj</text:p>
          </table:table-cell>
          <table:table-cell office:value-type="float" office:value="198">
            <text:p>198</text:p>
          </table:table-cell>
          <table:table-cell office:value-type="float" office:value="30">
            <text:p>30</text:p>
          </table:table-cell>
          <table:table-cell table:formula="of:=[.C52]/[.D52]" office:value-type="float" office:value="6.6">
            <text:p>6.6</text:p>
          </table:table-cell>
          <table:table-cell table:formula="of:=([.E52]-[.$M$1])/[.$L$1]" office:value-type="float" office:value="-0.425">
            <text:p>-0.425</text:p>
          </table:table-cell>
          <table:table-cell table:formula="of:=[.F52]/SQRT(1+[.F52]^2)" office:value-type="float" office:value="-0.391140640344852">
            <text:p>-0.3911406403</text:p>
          </table:table-cell>
          <table:table-cell table:formula="of:=ROUND(([.G52]*5)+[.$N$1];2)" office:value-type="float" office:value="3.04">
            <text:p>3.04</text:p>
          </table:table-cell>
          <table:table-cell table:formula="of:=VLOOKUP([.A52];['1112'.$A$1:.$H$401];8;0)" office:value-type="float" office:value="2.2">
            <text:p>2.2</text:p>
          </table:table-cell>
          <table:table-cell table:formula="of:=ROUND(IF(ISERROR([.I52]);[.H52];((2*[.H52])+[.I52])/3);1)" office:value-type="float" office:value="2.8">
            <text:p>2.8</text:p>
          </table:table-cell>
          <table:table-cell table:number-columns-repeated="4"/>
        </table:table-row>
        <table:table-row table:style-name="ro1">
          <table:table-cell office:value-type="string">
            <text:p>BTBLR22703198501</text:p>
          </table:table-cell>
          <table:table-cell office:value-type="string">
            <text:p>SKARDINO Nadezhda</text:p>
          </table:table-cell>
          <table:table-cell office:value-type="float" office:value="224">
            <text:p>224</text:p>
          </table:table-cell>
          <table:table-cell office:value-type="float" office:value="34">
            <text:p>34</text:p>
          </table:table-cell>
          <table:table-cell table:formula="of:=[.C53]/[.D53]" office:value-type="float" office:value="6.58823529411765">
            <text:p>6.5882352941</text:p>
          </table:table-cell>
          <table:table-cell table:formula="of:=([.E53]-[.$M$1])/[.$L$1]" office:value-type="float" office:value="-0.426470588235294">
            <text:p>-0.4264705882</text:p>
          </table:table-cell>
          <table:table-cell table:formula="of:=[.F53]/SQRT(1+[.F53]^2)" office:value-type="float" office:value="-0.392286095348589">
            <text:p>-0.3922860953</text:p>
          </table:table-cell>
          <table:table-cell table:formula="of:=ROUND(([.G53]*5)+[.$N$1];2)" office:value-type="float" office:value="3.04">
            <text:p>3.04</text:p>
          </table:table-cell>
          <table:table-cell table:formula="of:=VLOOKUP([.A53];['1112'.$A$1:.$H$401];8;0)" office:value-type="float" office:value="1.59">
            <text:p>1.59</text:p>
          </table:table-cell>
          <table:table-cell table:formula="of:=ROUND(IF(ISERROR([.I53]);[.H53];((2*[.H53])+[.I53])/3);1)" office:value-type="float" office:value="2.6">
            <text:p>2.6</text:p>
          </table:table-cell>
          <table:table-cell table:number-columns-repeated="4"/>
        </table:table-row>
        <table:table-row table:style-name="ro1">
          <table:table-cell office:value-type="string">
            <text:p>BTRUS22510198601</text:p>
          </table:table-cell>
          <table:table-cell office:value-type="string">
            <text:p>SHUMILOVA Ekaterina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[.C54]/[.D54]" office:value-type="float" office:value="6.47619047619048">
            <text:p>6.4761904762</text:p>
          </table:table-cell>
          <table:table-cell table:formula="of:=([.E54]-[.$M$1])/[.$L$1]" office:value-type="float" office:value="-0.44047619047619">
            <text:p>-0.4404761905</text:p>
          </table:table-cell>
          <table:table-cell table:formula="of:=[.F54]/SQRT(1+[.F54]^2)" office:value-type="float" office:value="-0.403103685920104">
            <text:p>-0.4031036859</text:p>
          </table:table-cell>
          <table:table-cell table:formula="of:=ROUND(([.G54]*5)+[.$N$1];2)" office:value-type="float" office:value="2.98">
            <text:p>2.98</text:p>
          </table:table-cell>
          <table:table-cell table:formula="of:=VLOOKUP([.A54];['1112'.$A$1:.$H$401];8;0)" office:value-type="float" office:value="1.26">
            <text:p>1.26</text:p>
          </table:table-cell>
          <table:table-cell table:formula="of:=ROUND(IF(ISERROR([.I54]);[.H54];((2*[.H54])+[.I54])/3);1)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BTUKR21909199001</text:p>
          </table:table-cell>
          <table:table-cell office:value-type="string">
            <text:p>DZHYMA Juliya</text:p>
          </table:table-cell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table:formula="of:=[.C55]/[.D55]" office:value-type="float" office:value="6.32">
            <text:p>6.32</text:p>
          </table:table-cell>
          <table:table-cell table:formula="of:=([.E55]-[.$M$1])/[.$L$1]" office:value-type="float" office:value="-0.46">
            <text:p>-0.46</text:p>
          </table:table-cell>
          <table:table-cell table:formula="of:=[.F55]/SQRT(1+[.F55]^2)" office:value-type="float" office:value="-0.417905608232144">
            <text:p>-0.4179056082</text:p>
          </table:table-cell>
          <table:table-cell table:formula="of:=ROUND(([.G55]*5)+[.$N$1];2)" office:value-type="float" office:value="2.91">
            <text:p>2.91</text:p>
          </table:table-cell>
          <table:table-cell table:formula="of:=VLOOKUP([.A55];['1112'.$A$1:.$H$401];8;0)" office:value-type="float" office:value="1.88">
            <text:p>1.88</text:p>
          </table:table-cell>
          <table:table-cell table:formula="of:=ROUND(IF(ISERROR([.I55]);[.H55];((2*[.H55])+[.I55])/3);1)" office:value-type="float" office:value="2.6">
            <text:p>2.6</text:p>
          </table:table-cell>
          <table:table-cell table:number-columns-repeated="4"/>
        </table:table-row>
        <table:table-row table:style-name="ro1">
          <table:table-cell office:value-type="string">
            <text:p>BTCZE10302198301</text:p>
          </table:table-cell>
          <table:table-cell office:value-type="string">
            <text:p>SLESINGR Michal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table:formula="of:=[.C56]/[.D56]" office:value-type="float" office:value="5.84375">
            <text:p>5.84375</text:p>
          </table:table-cell>
          <table:table-cell table:formula="of:=([.E56]-[.$M$1])/[.$L$1]" office:value-type="float" office:value="-0.51953125">
            <text:p>-0.51953125</text:p>
          </table:table-cell>
          <table:table-cell table:formula="of:=[.F56]/SQRT(1+[.F56]^2)" office:value-type="float" office:value="-0.461025278699422">
            <text:p>-0.4610252787</text:p>
          </table:table-cell>
          <table:table-cell table:formula="of:=ROUND(([.G56]*5)+[.$N$1];2)" office:value-type="float" office:value="2.69">
            <text:p>2.69</text:p>
          </table:table-cell>
          <table:table-cell table:formula="of:=VLOOKUP([.A56];['1112'.$A$1:.$H$401];8;0)" office:value-type="float" office:value="3.75">
            <text:p>3.75</text:p>
          </table:table-cell>
          <table:table-cell table:formula="of:=ROUND(IF(ISERROR([.I56]);[.H56];((2*[.H56])+[.I56])/3);1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BTITA13009198901</text:p>
          </table:table-cell>
          <table:table-cell office:value-type="string">
            <text:p>HOFER Lukas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table:formula="of:=[.C57]/[.D57]" office:value-type="float" office:value="5.8125">
            <text:p>5.8125</text:p>
          </table:table-cell>
          <table:table-cell table:formula="of:=([.E57]-[.$M$1])/[.$L$1]" office:value-type="float" office:value="-0.5234375">
            <text:p>-0.5234375</text:p>
          </table:table-cell>
          <table:table-cell table:formula="of:=[.F57]/SQRT(1+[.F57]^2)" office:value-type="float" office:value="-0.463748337959385">
            <text:p>-0.463748338</text:p>
          </table:table-cell>
          <table:table-cell table:formula="of:=ROUND(([.G57]*5)+[.$N$1];2)" office:value-type="float" office:value="2.68">
            <text:p>2.68</text:p>
          </table:table-cell>
          <table:table-cell table:formula="of:=VLOOKUP([.A57];['1112'.$A$1:.$H$401];8;0)" office:value-type="float" office:value="2.43">
            <text:p>2.43</text:p>
          </table:table-cell>
          <table:table-cell table:formula="of:=ROUND(IF(ISERROR([.I57]);[.H57];((2*[.H57])+[.I57])/3);1)" office:value-type="float" office:value="2.6">
            <text:p>2.6</text:p>
          </table:table-cell>
          <table:table-cell table:number-columns-repeated="4"/>
        </table:table-row>
        <table:table-row table:style-name="ro1">
          <table:table-cell office:value-type="string">
            <text:p>BTUKR11808197701</text:p>
          </table:table-cell>
          <table:table-cell office:value-type="string">
            <text:p>DERYZEMLYA Andriy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table:formula="of:=[.C58]/[.D58]" office:value-type="float" office:value="5.71875">
            <text:p>5.71875</text:p>
          </table:table-cell>
          <table:table-cell table:formula="of:=([.E58]-[.$M$1])/[.$L$1]" office:value-type="float" office:value="-0.53515625">
            <text:p>-0.53515625</text:p>
          </table:table-cell>
          <table:table-cell table:formula="of:=[.F58]/SQRT(1+[.F58]^2)" office:value-type="float" office:value="-0.471839071720476">
            <text:p>-0.4718390717</text:p>
          </table:table-cell>
          <table:table-cell table:formula="of:=ROUND(([.G58]*5)+[.$N$1];2)" office:value-type="float" office:value="2.64">
            <text:p>2.64</text:p>
          </table:table-cell>
          <table:table-cell table:formula="of:=VLOOKUP([.A58];['1112'.$A$1:.$H$401];8;0)" office:value-type="float" office:value="1.43">
            <text:p>1.43</text:p>
          </table:table-cell>
          <table:table-cell table:formula="of:=ROUND(IF(ISERROR([.I58]);[.H58];((2*[.H58])+[.I58])/3);1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AUT12202197801</text:p>
          </table:table-cell>
          <table:table-cell office:value-type="string">
            <text:p>PINTER Friedrich</text:p>
          </table:table-cell>
          <table:table-cell office:value-type="float" office:value="134">
            <text:p>134</text:p>
          </table:table-cell>
          <table:table-cell office:value-type="float" office:value="24">
            <text:p>24</text:p>
          </table:table-cell>
          <table:table-cell table:formula="of:=[.C59]/[.D59]" office:value-type="float" office:value="5.58333333333333">
            <text:p>5.5833333333</text:p>
          </table:table-cell>
          <table:table-cell table:formula="of:=([.E59]-[.$M$1])/[.$L$1]" office:value-type="float" office:value="-0.552083333333333">
            <text:p>-0.5520833333</text:p>
          </table:table-cell>
          <table:table-cell table:formula="of:=[.F59]/SQRT(1+[.F59]^2)" office:value-type="float" office:value="-0.483318397742806">
            <text:p>-0.4833183977</text:p>
          </table:table-cell>
          <table:table-cell table:formula="of:=ROUND(([.G59]*5)+[.$N$1];2)" office:value-type="float" office:value="2.58">
            <text:p>2.58</text:p>
          </table:table-cell>
          <table:table-cell table:formula="of:=VLOOKUP([.A59];['1112'.$A$1:.$H$401];8;0)" office:value-type="float" office:value="1.38">
            <text:p>1.38</text:p>
          </table:table-cell>
          <table:table-cell table:formula="of:=ROUND(IF(ISERROR([.I59]);[.H59];((2*[.H59])+[.I59])/3);1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GER22403198701</text:p>
          </table:table-cell>
          <table:table-cell office:value-type="string">
            <text:p>HILDEBRAND Franziska</text:p>
          </table:table-cell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table:formula="of:=[.C60]/[.D60]" office:value-type="float" office:value="5.56">
            <text:p>5.56</text:p>
          </table:table-cell>
          <table:table-cell table:formula="of:=([.E60]-[.$M$1])/[.$L$1]" office:value-type="float" office:value="-0.555">
            <text:p>-0.555</text:p>
          </table:table-cell>
          <table:table-cell table:formula="of:=[.F60]/SQRT(1+[.F60]^2)" office:value-type="float" office:value="-0.485271695379821">
            <text:p>-0.4852716954</text:p>
          </table:table-cell>
          <table:table-cell table:formula="of:=ROUND(([.G60]*5)+[.$N$1];2)" office:value-type="float" office:value="2.57">
            <text:p>2.57</text:p>
          </table:table-cell>
          <table:table-cell table:formula="of:=VLOOKUP([.A60];['1112'.$A$1:.$H$401];8;0)" office:value-type="float" office:value="2.86">
            <text:p>2.86</text:p>
          </table:table-cell>
          <table:table-cell table:formula="of:=ROUND(IF(ISERROR([.I60]);[.H60];((2*[.H60])+[.I60])/3);1)" office:value-type="float" office:value="2.7">
            <text:p>2.7</text:p>
          </table:table-cell>
          <table:table-cell table:number-columns-repeated="4"/>
        </table:table-row>
        <table:table-row table:style-name="ro1">
          <table:table-cell office:value-type="string">
            <text:p>BTNOR20803198801</text:p>
          </table:table-cell>
          <table:table-cell office:value-type="string">
            <text:p>HORN Fanny Welle-Strand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[.C61]/[.D61]" office:value-type="float" office:value="5.27272727272727">
            <text:p>5.2727272727</text:p>
          </table:table-cell>
          <table:table-cell table:formula="of:=([.E61]-[.$M$1])/[.$L$1]" office:value-type="float" office:value="-0.590909090909091">
            <text:p>-0.5909090909</text:p>
          </table:table-cell>
          <table:table-cell table:formula="of:=[.F61]/SQRT(1+[.F61]^2)" office:value-type="float" office:value="-0.508729312126641">
            <text:p>-0.5087293121</text:p>
          </table:table-cell>
          <table:table-cell table:formula="of:=ROUND(([.G61]*5)+[.$N$1];2)" office:value-type="float" office:value="2.46">
            <text:p>2.46</text:p>
          </table:table-cell>
          <table:table-cell table:formula="of:=VLOOKUP([.A61];['1112'.$A$1:.$H$401];8;0)" office:value-type="float" office:value="1.9">
            <text:p>1.9</text:p>
          </table:table-cell>
          <table:table-cell table:formula="of:=ROUND(IF(ISERROR([.I61]);[.H61];((2*[.H61])+[.I61])/3);1)" office:value-type="float" office:value="2.3">
            <text:p>2.3</text:p>
          </table:table-cell>
          <table:table-cell table:number-columns-repeated="4"/>
        </table:table-row>
        <table:table-row table:style-name="ro1">
          <table:table-cell office:value-type="string">
            <text:p>BTGER12407198801</text:p>
          </table:table-cell>
          <table:table-cell office:value-type="string">
            <text:p>GRAF Florian</text:p>
          </table:table-cell>
          <table:table-cell office:value-type="float" office:value="131">
            <text:p>131</text:p>
          </table:table-cell>
          <table:table-cell office:value-type="float" office:value="25">
            <text:p>25</text:p>
          </table:table-cell>
          <table:table-cell table:formula="of:=[.C62]/[.D62]" office:value-type="float" office:value="5.24">
            <text:p>5.24</text:p>
          </table:table-cell>
          <table:table-cell table:formula="of:=([.E62]-[.$M$1])/[.$L$1]" office:value-type="float" office:value="-0.595">
            <text:p>-0.595</text:p>
          </table:table-cell>
          <table:table-cell table:formula="of:=[.F62]/SQRT(1+[.F62]^2)" office:value-type="float" office:value="-0.511332767400783">
            <text:p>-0.5113327674</text:p>
          </table:table-cell>
          <table:table-cell table:formula="of:=ROUND(([.G62]*5)+[.$N$1];2)" office:value-type="float" office:value="2.44">
            <text:p>2.44</text:p>
          </table:table-cell>
          <table:table-cell table:formula="of:=VLOOKUP([.A62];['1112'.$A$1:.$H$401];8;0)" office:value-type="float" office:value="3.33">
            <text:p>3.33</text:p>
          </table:table-cell>
          <table:table-cell table:formula="of:=ROUND(IF(ISERROR([.I62]);[.H62];((2*[.H62])+[.I62])/3);1)" office:value-type="float" office:value="2.7">
            <text:p>2.7</text:p>
          </table:table-cell>
          <table:table-cell table:number-columns-repeated="4"/>
        </table:table-row>
        <table:table-row table:style-name="ro1">
          <table:table-cell office:value-type="string">
            <text:p>BTUSA11506198101</text:p>
          </table:table-cell>
          <table:table-cell office:value-type="string">
            <text:p>BAILEY Lowell</text:p>
          </table:table-cell>
          <table:table-cell office:value-type="float" office:value="157">
            <text:p>157</text:p>
          </table:table-cell>
          <table:table-cell office:value-type="float" office:value="31">
            <text:p>31</text:p>
          </table:table-cell>
          <table:table-cell table:formula="of:=[.C63]/[.D63]" office:value-type="float" office:value="5.06451612903226">
            <text:p>5.064516129</text:p>
          </table:table-cell>
          <table:table-cell table:formula="of:=([.E63]-[.$M$1])/[.$L$1]" office:value-type="float" office:value="-0.616935483870968">
            <text:p>-0.6169354839</text:p>
          </table:table-cell>
          <table:table-cell table:formula="of:=[.F63]/SQRT(1+[.F63]^2)" office:value-type="float" office:value="-0.525054443660916">
            <text:p>-0.5250544437</text:p>
          </table:table-cell>
          <table:table-cell table:formula="of:=ROUND(([.G63]*5)+[.$N$1];2)" office:value-type="float" office:value="2.37">
            <text:p>2.37</text:p>
          </table:table-cell>
          <table:table-cell table:formula="of:=VLOOKUP([.A63];['1112'.$A$1:.$H$401];8;0)" office:value-type="float" office:value="2.85">
            <text:p>2.85</text:p>
          </table:table-cell>
          <table:table-cell table:formula="of:=ROUND(IF(ISERROR([.I63]);[.H63];((2*[.H63])+[.I63])/3);1)"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BTITA20311198501</text:p>
          </table:table-cell>
          <table:table-cell office:value-type="string">
            <text:p>OBERHOFER Karin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table:formula="of:=[.C64]/[.D64]" office:value-type="float" office:value="5.06060606060606">
            <text:p>5.0606060606</text:p>
          </table:table-cell>
          <table:table-cell table:formula="of:=([.E64]-[.$M$1])/[.$L$1]" office:value-type="float" office:value="-0.617424242424242">
            <text:p>-0.6174242424</text:p>
          </table:table-cell>
          <table:table-cell table:formula="of:=[.F64]/SQRT(1+[.F64]^2)" office:value-type="float" office:value="-0.525355637336455">
            <text:p>-0.5253556373</text:p>
          </table:table-cell>
          <table:table-cell table:formula="of:=ROUND(([.G64]*5)+[.$N$1];2)" office:value-type="float" office:value="2.37">
            <text:p>2.37</text:p>
          </table:table-cell>
          <table:table-cell table:formula="of:=VLOOKUP([.A64];['1112'.$A$1:.$H$401];8;0)" office:value-type="float" office:value="1.36">
            <text:p>1.36</text:p>
          </table:table-cell>
          <table:table-cell table:formula="of:=ROUND(IF(ISERROR([.I64]);[.H64];((2*[.H64])+[.I64])/3);1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BTNOR22105199001</text:p>
          </table:table-cell>
          <table:table-cell office:value-type="string">
            <text:p>ECKHOFF Tiril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formula="of:=[.C65]/[.D65]" office:value-type="float" office:value="4.80952380952381">
            <text:p>4.8095238095</text:p>
          </table:table-cell>
          <table:table-cell table:formula="of:=([.E65]-[.$M$1])/[.$L$1]" office:value-type="float" office:value="-0.648809523809524">
            <text:p>-0.6488095238</text:p>
          </table:table-cell>
          <table:table-cell table:formula="of:=[.F65]/SQRT(1+[.F65]^2)" office:value-type="float" office:value="-0.54428609269795">
            <text:p>-0.5442860927</text:p>
          </table:table-cell>
          <table:table-cell table:formula="of:=ROUND(([.G65]*5)+[.$N$1];2)" office:value-type="float" office:value="2.28">
            <text:p>2.28</text:p>
          </table:table-cell>
          <table:table-cell table:formula="of:=VLOOKUP([.A65];['1112'.$A$1:.$H$401];8;0)" office:value-type="float" office:value="1.76">
            <text:p>1.76</text:p>
          </table:table-cell>
          <table:table-cell table:formula="of:=ROUND(IF(ISERROR([.I65]);[.H65];((2*[.H65])+[.I65])/3);1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RUS22302198502</text:p>
          </table:table-cell>
          <table:table-cell office:value-type="string">
            <text:p>YURLOVA Ekaterina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[.C66]/[.D66]" office:value-type="float" office:value="4.77777777777778">
            <text:p>4.7777777778</text:p>
          </table:table-cell>
          <table:table-cell table:formula="of:=([.E66]-[.$M$1])/[.$L$1]" office:value-type="float" office:value="-0.652777777777778">
            <text:p>-0.6527777778</text:p>
          </table:table-cell>
          <table:table-cell table:formula="of:=[.F66]/SQRT(1+[.F66]^2)" office:value-type="float" office:value="-0.546622500934912">
            <text:p>-0.5466225009</text:p>
          </table:table-cell>
          <table:table-cell table:formula="of:=ROUND(([.G66]*5)+[.$N$1];2)" office:value-type="float" office:value="2.27">
            <text:p>2.27</text:p>
          </table:table-cell>
          <table:table-cell table:formula="of:=VLOOKUP([.A66];['1112'.$A$1:.$H$401];8;0)" office:value-type="float" office:value="1.69">
            <text:p>1.69</text:p>
          </table:table-cell>
          <table:table-cell table:formula="of:=ROUND(IF(ISERROR([.I66]);[.H66];((2*[.H66])+[.I66])/3);1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SWE11403197801</text:p>
          </table:table-cell>
          <table:table-cell office:value-type="string">
            <text:p>BERGMAN Carl Johan</text:p>
          </table:table-cell>
          <table:table-cell office:value-type="float" office:value="129">
            <text:p>129</text:p>
          </table:table-cell>
          <table:table-cell office:value-type="float" office:value="28">
            <text:p>28</text:p>
          </table:table-cell>
          <table:table-cell table:formula="of:=[.C67]/[.D67]" office:value-type="float" office:value="4.60714285714286">
            <text:p>4.6071428571</text:p>
          </table:table-cell>
          <table:table-cell table:formula="of:=([.E67]-[.$M$1])/[.$L$1]" office:value-type="float" office:value="-0.674107142857143">
            <text:p>-0.6741071429</text:p>
          </table:table-cell>
          <table:table-cell table:formula="of:=[.F67]/SQRT(1+[.F67]^2)" office:value-type="float" office:value="-0.558964136630329">
            <text:p>-0.5589641366</text:p>
          </table:table-cell>
          <table:table-cell table:formula="of:=ROUND(([.G67]*5)+[.$N$1];2)" office:value-type="float" office:value="2.21">
            <text:p>2.21</text:p>
          </table:table-cell>
          <table:table-cell table:formula="of:=VLOOKUP([.A67];['1112'.$A$1:.$H$401];8;0)" office:value-type="float" office:value="7.08">
            <text:p>7.08</text:p>
          </table:table-cell>
          <table:table-cell table:formula="of:=ROUND(IF(ISERROR([.I67]);[.H67];((2*[.H67])+[.I67])/3);1)" office:value-type="float" office:value="3.8">
            <text:p>3.8</text:p>
          </table:table-cell>
          <table:table-cell table:number-columns-repeated="4"/>
        </table:table-row>
        <table:table-row table:style-name="ro1">
          <table:table-cell office:value-type="string">
            <text:p>BTSUI20304198401</text:p>
          </table:table-cell>
          <table:table-cell office:value-type="string">
            <text:p>GASPARIN Selina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table:formula="of:=[.C68]/[.D68]" office:value-type="float" office:value="4.48387096774194">
            <text:p>4.4838709677</text:p>
          </table:table-cell>
          <table:table-cell table:formula="of:=([.E68]-[.$M$1])/[.$L$1]" office:value-type="float" office:value="-0.689516129032258">
            <text:p>-0.689516129</text:p>
          </table:table-cell>
          <table:table-cell table:formula="of:=[.F68]/SQRT(1+[.F68]^2)" office:value-type="float" office:value="-0.567655379519092">
            <text:p>-0.5676553795</text:p>
          </table:table-cell>
          <table:table-cell table:formula="of:=ROUND(([.G68]*5)+[.$N$1];2)" office:value-type="float" office:value="2.16">
            <text:p>2.16</text:p>
          </table:table-cell>
          <table:table-cell table:formula="of:=VLOOKUP([.A68];['1112'.$A$1:.$H$401];8;0)" office:value-type="float" office:value="1.6">
            <text:p>1.6</text:p>
          </table:table-cell>
          <table:table-cell table:formula="of:=ROUND(IF(ISERROR([.I68]);[.H68];((2*[.H68])+[.I68])/3);1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BTPOL22708199101</text:p>
          </table:table-cell>
          <table:table-cell office:value-type="string">
            <text:p>HOJNISZ Monika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table:formula="of:=[.C69]/[.D69]" office:value-type="float" office:value="4.38095238095238">
            <text:p>4.380952381</text:p>
          </table:table-cell>
          <table:table-cell table:formula="of:=([.E69]-[.$M$1])/[.$L$1]" office:value-type="float" office:value="-0.702380952380952">
            <text:p>-0.7023809524</text:p>
          </table:table-cell>
          <table:table-cell table:formula="of:=[.F69]/SQRT(1+[.F69]^2)" office:value-type="float" office:value="-0.574769244932091">
            <text:p>-0.5747692449</text:p>
          </table:table-cell>
          <table:table-cell table:formula="of:=ROUND(([.G69]*5)+[.$N$1];2)" office:value-type="float" office:value="2.13">
            <text:p>2.13</text:p>
          </table:table-cell>
          <table:table-cell table:formula="of:=VLOOKUP([.A69];['1112'.$A$1:.$H$401];8;0)" office:value-type="float" office:value="1.44">
            <text:p>1.44</text:p>
          </table:table-cell>
          <table:table-cell table:formula="of:=ROUND(IF(ISERROR([.I69]);[.H69];((2*[.H69])+[.I69])/3);1)" office:value-type="float" office:value="1.9">
            <text:p>1.9</text:p>
          </table:table-cell>
          <table:table-cell table:number-columns-repeated="4"/>
        </table:table-row>
        <table:table-row table:style-name="ro1">
          <table:table-cell office:value-type="string">
            <text:p>BTCAN13107198501</text:p>
          </table:table-cell>
          <table:table-cell office:value-type="string">
            <text:p>LE GUELLEC Jean-Philippe</text:p>
          </table:table-cell>
          <table:table-cell office:value-type="float" office:value="122">
            <text:p>122</text:p>
          </table:table-cell>
          <table:table-cell office:value-type="float" office:value="28">
            <text:p>28</text:p>
          </table:table-cell>
          <table:table-cell table:formula="of:=[.C70]/[.D70]" office:value-type="float" office:value="4.35714285714286">
            <text:p>4.3571428571</text:p>
          </table:table-cell>
          <table:table-cell table:formula="of:=([.E70]-[.$M$1])/[.$L$1]" office:value-type="float" office:value="-0.705357142857143">
            <text:p>-0.7053571429</text:p>
          </table:table-cell>
          <table:table-cell table:formula="of:=[.F70]/SQRT(1+[.F70]^2)" office:value-type="float" office:value="-0.57639670779691">
            <text:p>-0.5763967078</text:p>
          </table:table-cell>
          <table:table-cell table:formula="of:=ROUND(([.G70]*5)+[.$N$1];2)" office:value-type="float" office:value="2.12">
            <text:p>2.12</text:p>
          </table:table-cell>
          <table:table-cell table:formula="of:=VLOOKUP([.A70];['1112'.$A$1:.$H$401];8;0)" office:value-type="float" office:value="2.03">
            <text:p>2.03</text:p>
          </table:table-cell>
          <table:table-cell table:formula="of:=ROUND(IF(ISERROR([.I70]);[.H70];((2*[.H70])+[.I70])/3);1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LAT12705198801</text:p>
          </table:table-cell>
          <table:table-cell office:value-type="string">
            <text:p>RASTORGUJEVS Andrejs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  <table:table-cell table:formula="of:=[.C71]/[.D71]" office:value-type="float" office:value="4.30434782608696">
            <text:p>4.3043478261</text:p>
          </table:table-cell>
          <table:table-cell table:formula="of:=([.E71]-[.$M$1])/[.$L$1]" office:value-type="float" office:value="-0.71195652173913">
            <text:p>-0.7119565217</text:p>
          </table:table-cell>
          <table:table-cell table:formula="of:=[.F71]/SQRT(1+[.F71]^2)" office:value-type="float" office:value="-0.579981094566952">
            <text:p>-0.5799810946</text:p>
          </table:table-cell>
          <table:table-cell table:formula="of:=ROUND(([.G71]*5)+[.$N$1];2)" office:value-type="float" office:value="2.1">
            <text:p>2.1</text:p>
          </table:table-cell>
          <table:table-cell table:formula="of:=VLOOKUP([.A71];['1112'.$A$1:.$H$401];8;0)" office:value-type="float" office:value="1.27">
            <text:p>1.27</text:p>
          </table:table-cell>
          <table:table-cell table:formula="of:=ROUND(IF(ISERROR([.I71]);[.H71];((2*[.H71])+[.I71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NOR13007199001</text:p>
          </table:table-cell>
          <table:table-cell office:value-type="string">
            <text:p>BJOENTEGAARD Erlend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table:formula="of:=[.C72]/[.D72]" office:value-type="float" office:value="4.26666666666667">
            <text:p>4.2666666667</text:p>
          </table:table-cell>
          <table:table-cell table:formula="of:=([.E72]-[.$M$1])/[.$L$1]" office:value-type="float" office:value="-0.716666666666667">
            <text:p>-0.7166666667</text:p>
          </table:table-cell>
          <table:table-cell table:formula="of:=[.F72]/SQRT(1+[.F72]^2)" office:value-type="float" office:value="-0.582518941428009">
            <text:p>-0.5825189414</text:p>
          </table:table-cell>
          <table:table-cell table:formula="of:=ROUND(([.G72]*5)+[.$N$1];2)" office:value-type="float" office:value="2.09">
            <text:p>2.09</text:p>
          </table:table-cell>
          <table:table-cell table:formula="of:=VLOOKUP([.A72];['1112'.$A$1:.$H$401];8;0)" office:value-type="float" office:value="0">
            <text:p>#N/A</text:p>
          </table:table-cell>
          <table:table-cell table:formula="of:=ROUND(IF(ISERROR([.I72]);[.H72];((2*[.H72])+[.I72])/3);1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NOR21205199301</text:p>
          </table:table-cell>
          <table:table-cell office:value-type="string">
            <text:p>FENNE Hilde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table:formula="of:=[.C73]/[.D73]" office:value-type="float" office:value="4.26666666666667">
            <text:p>4.2666666667</text:p>
          </table:table-cell>
          <table:table-cell table:formula="of:=([.E73]-[.$M$1])/[.$L$1]" office:value-type="float" office:value="-0.716666666666667">
            <text:p>-0.7166666667</text:p>
          </table:table-cell>
          <table:table-cell table:formula="of:=[.F73]/SQRT(1+[.F73]^2)" office:value-type="float" office:value="-0.582518941428009">
            <text:p>-0.5825189414</text:p>
          </table:table-cell>
          <table:table-cell table:formula="of:=ROUND(([.G73]*5)+[.$N$1];2)" office:value-type="float" office:value="2.09">
            <text:p>2.09</text:p>
          </table:table-cell>
          <table:table-cell table:formula="of:=VLOOKUP([.A73];['1112'.$A$1:.$H$401];8;0)" office:value-type="float" office:value="0">
            <text:p>#N/A</text:p>
          </table:table-cell>
          <table:table-cell table:formula="of:=ROUND(IF(ISERROR([.I73]);[.H73];((2*[.H73])+[.I73])/3);1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AUT10911198601</text:p>
          </table:table-cell>
          <table:table-cell office:value-type="string">
            <text:p>EBERHARD Julian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table:formula="of:=[.C74]/[.D74]" office:value-type="float" office:value="4.26315789473684">
            <text:p>4.2631578947</text:p>
          </table:table-cell>
          <table:table-cell table:formula="of:=([.E74]-[.$M$1])/[.$L$1]" office:value-type="float" office:value="-0.717105263157895">
            <text:p>-0.7171052632</text:p>
          </table:table-cell>
          <table:table-cell table:formula="of:=[.F74]/SQRT(1+[.F74]^2)" office:value-type="float" office:value="-0.582754396693667">
            <text:p>-0.5827543967</text:p>
          </table:table-cell>
          <table:table-cell table:formula="of:=ROUND(([.G74]*5)+[.$N$1];2)" office:value-type="float" office:value="2.09">
            <text:p>2.09</text:p>
          </table:table-cell>
          <table:table-cell table:formula="of:=VLOOKUP([.A74];['1112'.$A$1:.$H$401];8;0)" office:value-type="float" office:value="1.11">
            <text:p>1.11</text:p>
          </table:table-cell>
          <table:table-cell table:formula="of:=ROUND(IF(ISERROR([.I74]);[.H74];((2*[.H74])+[.I74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FRA21712198901</text:p>
          </table:table-cell>
          <table:table-cell office:value-type="string">
            <text:p>BOILLEY Sophie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table:formula="of:=[.C75]/[.D75]" office:value-type="float" office:value="4.24137931034483">
            <text:p>4.2413793103</text:p>
          </table:table-cell>
          <table:table-cell table:formula="of:=([.E75]-[.$M$1])/[.$L$1]" office:value-type="float" office:value="-0.719827586206897">
            <text:p>-0.7198275862</text:p>
          </table:table-cell>
          <table:table-cell table:formula="of:=[.F75]/SQRT(1+[.F75]^2)" office:value-type="float" office:value="-0.584212565100955">
            <text:p>-0.5842125651</text:p>
          </table:table-cell>
          <table:table-cell table:formula="of:=ROUND(([.G75]*5)+[.$N$1];2)" office:value-type="float" office:value="2.08">
            <text:p>2.08</text:p>
          </table:table-cell>
          <table:table-cell table:formula="of:=VLOOKUP([.A75];['1112'.$A$1:.$H$401];8;0)" office:value-type="float" office:value="2.36">
            <text:p>2.36</text:p>
          </table:table-cell>
          <table:table-cell table:formula="of:=ROUND(IF(ISERROR([.I75]);[.H75];((2*[.H75])+[.I75])/3);1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UKR12807198801</text:p>
          </table:table-cell>
          <table:table-cell office:value-type="string">
            <text:p>SEMENOV Serhiy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table:formula="of:=[.C76]/[.D76]" office:value-type="float" office:value="4">
            <text:p>4</text:p>
          </table:table-cell>
          <table:table-cell table:formula="of:=([.E76]-[.$M$1])/[.$L$1]" office:value-type="float" office:value="-0.75">
            <text:p>-0.75</text:p>
          </table:table-cell>
          <table:table-cell table:formula="of:=[.F76]/SQRT(1+[.F76]^2)" office:value-type="float" office:value="-0.6">
            <text:p>-0.6</text:p>
          </table:table-cell>
          <table:table-cell table:formula="of:=ROUND(([.G76]*5)+[.$N$1];2)" office:value-type="float" office:value="2">
            <text:p>2</text:p>
          </table:table-cell>
          <table:table-cell table:formula="of:=VLOOKUP([.A76];['1112'.$A$1:.$H$401];8;0)" office:value-type="float" office:value="1.53">
            <text:p>1.53</text:p>
          </table:table-cell>
          <table:table-cell table:formula="of:=ROUND(IF(ISERROR([.I76]);[.H76];((2*[.H76])+[.I76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SVK22711198401</text:p>
          </table:table-cell>
          <table:table-cell office:value-type="string">
            <text:p>GEREKOVA Jana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table:formula="of:=[.C77]/[.D77]" office:value-type="float" office:value="3.5625">
            <text:p>3.5625</text:p>
          </table:table-cell>
          <table:table-cell table:formula="of:=([.E77]-[.$M$1])/[.$L$1]" office:value-type="float" office:value="-0.8046875">
            <text:p>-0.8046875</text:p>
          </table:table-cell>
          <table:table-cell table:formula="of:=[.F77]/SQRT(1+[.F77]^2)" office:value-type="float" office:value="-0.626919310619742">
            <text:p>-0.6269193106</text:p>
          </table:table-cell>
          <table:table-cell table:formula="of:=ROUND(([.G77]*5)+[.$N$1];2)" office:value-type="float" office:value="1.87">
            <text:p>1.87</text:p>
          </table:table-cell>
          <table:table-cell table:formula="of:=VLOOKUP([.A77];['1112'.$A$1:.$H$401];8;0)" office:value-type="float" office:value="1.9">
            <text:p>1.9</text:p>
          </table:table-cell>
          <table:table-cell table:formula="of:=ROUND(IF(ISERROR([.I77]);[.H77];((2*[.H77])+[.I77])/3);1)" office:value-type="float" office:value="1.9">
            <text:p>1.9</text:p>
          </table:table-cell>
          <table:table-cell table:number-columns-repeated="4"/>
        </table:table-row>
        <table:table-row table:style-name="ro1">
          <table:table-cell office:value-type="string">
            <text:p>BTITA10611198901</text:p>
          </table:table-cell>
          <table:table-cell office:value-type="string">
            <text:p>WINDISCH Dominik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table:formula="of:=[.C78]/[.D78]" office:value-type="float" office:value="3.5">
            <text:p>3.5</text:p>
          </table:table-cell>
          <table:table-cell table:formula="of:=([.E78]-[.$M$1])/[.$L$1]" office:value-type="float" office:value="-0.8125">
            <text:p>-0.8125</text:p>
          </table:table-cell>
          <table:table-cell table:formula="of:=[.F78]/SQRT(1+[.F78]^2)" office:value-type="float" office:value="-0.630592625094466">
            <text:p>-0.6305926251</text:p>
          </table:table-cell>
          <table:table-cell table:formula="of:=ROUND(([.G78]*5)+[.$N$1];2)" office:value-type="float" office:value="1.85">
            <text:p>1.85</text:p>
          </table:table-cell>
          <table:table-cell table:formula="of:=VLOOKUP([.A78];['1112'.$A$1:.$H$401];8;0)" office:value-type="float" office:value="1.3">
            <text:p>1.3</text:p>
          </table:table-cell>
          <table:table-cell table:formula="of:=ROUND(IF(ISERROR([.I78]);[.H78];((2*[.H78])+[.I78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CZE11207198201</text:p>
          </table:table-cell>
          <table:table-cell office:value-type="string">
            <text:p>SOUKUP Jaroslav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table:formula="of:=[.C79]/[.D79]" office:value-type="float" office:value="3.5">
            <text:p>3.5</text:p>
          </table:table-cell>
          <table:table-cell table:formula="of:=([.E79]-[.$M$1])/[.$L$1]" office:value-type="float" office:value="-0.8125">
            <text:p>-0.8125</text:p>
          </table:table-cell>
          <table:table-cell table:formula="of:=[.F79]/SQRT(1+[.F79]^2)" office:value-type="float" office:value="-0.630592625094466">
            <text:p>-0.6305926251</text:p>
          </table:table-cell>
          <table:table-cell table:formula="of:=ROUND(([.G79]*5)+[.$N$1];2)" office:value-type="float" office:value="1.85">
            <text:p>1.85</text:p>
          </table:table-cell>
          <table:table-cell table:formula="of:=VLOOKUP([.A79];['1112'.$A$1:.$H$401];8;0)" office:value-type="float" office:value="2.4">
            <text:p>2.4</text:p>
          </table:table-cell>
          <table:table-cell table:formula="of:=ROUND(IF(ISERROR([.I79]);[.H79];((2*[.H79])+[.I79])/3);1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BTITA20304199001</text:p>
          </table:table-cell>
          <table:table-cell office:value-type="string">
            <text:p>WIERER Dorothea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table:formula="of:=[.C80]/[.D80]" office:value-type="float" office:value="3.41666666666667">
            <text:p>3.4166666667</text:p>
          </table:table-cell>
          <table:table-cell table:formula="of:=([.E80]-[.$M$1])/[.$L$1]" office:value-type="float" office:value="-0.822916666666667">
            <text:p>-0.8229166667</text:p>
          </table:table-cell>
          <table:table-cell table:formula="of:=[.F80]/SQRT(1+[.F80]^2)" office:value-type="float" office:value="-0.635425278327195">
            <text:p>-0.6354252783</text:p>
          </table:table-cell>
          <table:table-cell table:formula="of:=ROUND(([.G80]*5)+[.$N$1];2)" office:value-type="float" office:value="1.82">
            <text:p>1.82</text:p>
          </table:table-cell>
          <table:table-cell table:formula="of:=VLOOKUP([.A80];['1112'.$A$1:.$H$401];8;0)" office:value-type="float" office:value="1.21">
            <text:p>1.21</text:p>
          </table:table-cell>
          <table:table-cell table:formula="of:=ROUND(IF(ISERROR([.I80]);[.H80];((2*[.H80])+[.I80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GER21507198601</text:p>
          </table:table-cell>
          <table:table-cell office:value-type="string">
            <text:p>BACHMANN Tina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formula="of:=[.C81]/[.D81]" office:value-type="float" office:value="3.38461538461538">
            <text:p>3.3846153846</text:p>
          </table:table-cell>
          <table:table-cell table:formula="of:=([.E81]-[.$M$1])/[.$L$1]" office:value-type="float" office:value="-0.826923076923077">
            <text:p>-0.8269230769</text:p>
          </table:table-cell>
          <table:table-cell table:formula="of:=[.F81]/SQRT(1+[.F81]^2)" office:value-type="float" office:value="-0.637264359795305">
            <text:p>-0.6372643598</text:p>
          </table:table-cell>
          <table:table-cell table:formula="of:=ROUND(([.G81]*5)+[.$N$1];2)" office:value-type="float" office:value="1.81">
            <text:p>1.81</text:p>
          </table:table-cell>
          <table:table-cell table:formula="of:=VLOOKUP([.A81];['1112'.$A$1:.$H$401];8;0)" office:value-type="float" office:value="3">
            <text:p>3</text:p>
          </table:table-cell>
          <table:table-cell table:formula="of:=ROUND(IF(ISERROR([.I81]);[.H81];((2*[.H81])+[.I81])/3);1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ITA21202197901</text:p>
          </table:table-cell>
          <table:table-cell office:value-type="string">
            <text:p>PONZA Michela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table:formula="of:=[.C82]/[.D82]" office:value-type="float" office:value="3.38095238095238">
            <text:p>3.380952381</text:p>
          </table:table-cell>
          <table:table-cell table:formula="of:=([.E82]-[.$M$1])/[.$L$1]" office:value-type="float" office:value="-0.827380952380952">
            <text:p>-0.8273809524</text:p>
          </table:table-cell>
          <table:table-cell table:formula="of:=[.F82]/SQRT(1+[.F82]^2)" office:value-type="float" office:value="-0.637473850345922">
            <text:p>-0.6374738503</text:p>
          </table:table-cell>
          <table:table-cell table:formula="of:=ROUND(([.G82]*5)+[.$N$1];2)" office:value-type="float" office:value="1.81">
            <text:p>1.81</text:p>
          </table:table-cell>
          <table:table-cell table:formula="of:=VLOOKUP([.A82];['1112'.$A$1:.$H$401];8;0)" office:value-type="float" office:value="2.48">
            <text:p>2.48</text:p>
          </table:table-cell>
          <table:table-cell table:formula="of:=ROUND(IF(ISERROR([.I82]);[.H82];((2*[.H82])+[.I82])/3);1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BTPOL20707198601</text:p>
          </table:table-cell>
          <table:table-cell office:value-type="string">
            <text:p>NOWAKOWSKA-ZIEMNIAK Weronika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table:formula="of:=[.C83]/[.D83]" office:value-type="float" office:value="3.23333333333333">
            <text:p>3.2333333333</text:p>
          </table:table-cell>
          <table:table-cell table:formula="of:=([.E83]-[.$M$1])/[.$L$1]" office:value-type="float" office:value="-0.845833333333333">
            <text:p>-0.8458333333</text:p>
          </table:table-cell>
          <table:table-cell table:formula="of:=[.F83]/SQRT(1+[.F83]^2)" office:value-type="float" office:value="-0.64579962113988">
            <text:p>-0.6457996211</text:p>
          </table:table-cell>
          <table:table-cell table:formula="of:=ROUND(([.G83]*5)+[.$N$1];2)" office:value-type="float" office:value="1.77">
            <text:p>1.77</text:p>
          </table:table-cell>
          <table:table-cell table:formula="of:=VLOOKUP([.A83];['1112'.$A$1:.$H$401];8;0)" office:value-type="float" office:value="1.88">
            <text:p>1.88</text:p>
          </table:table-cell>
          <table:table-cell table:formula="of:=ROUND(IF(ISERROR([.I83]);[.H83];((2*[.H83])+[.I83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BUL11606198701</text:p>
          </table:table-cell>
          <table:table-cell office:value-type="string">
            <text:p>ANEV Krasimir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table:formula="of:=[.C84]/[.D84]" office:value-type="float" office:value="3.11111111111111">
            <text:p>3.1111111111</text:p>
          </table:table-cell>
          <table:table-cell table:formula="of:=([.E84]-[.$M$1])/[.$L$1]" office:value-type="float" office:value="-0.861111111111111">
            <text:p>-0.8611111111</text:p>
          </table:table-cell>
          <table:table-cell table:formula="of:=[.F84]/SQRT(1+[.F84]^2)" office:value-type="float" office:value="-0.652523135359877">
            <text:p>-0.6525231354</text:p>
          </table:table-cell>
          <table:table-cell table:formula="of:=ROUND(([.G84]*5)+[.$N$1];2)" office:value-type="float" office:value="1.74">
            <text:p>1.74</text:p>
          </table:table-cell>
          <table:table-cell table:formula="of:=VLOOKUP([.A84];['1112'.$A$1:.$H$401];8;0)" office:value-type="float" office:value="1.58">
            <text:p>1.58</text:p>
          </table:table-cell>
          <table:table-cell table:formula="of:=ROUND(IF(ISERROR([.I84]);[.H84];((2*[.H84])+[.I84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ROM20412197801</text:p>
          </table:table-cell>
          <table:table-cell office:value-type="string">
            <text:p>TOFALVI Eva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table:formula="of:=[.C85]/[.D85]" office:value-type="float" office:value="3">
            <text:p>3</text:p>
          </table:table-cell>
          <table:table-cell table:formula="of:=([.E85]-[.$M$1])/[.$L$1]" office:value-type="float" office:value="-0.875">
            <text:p>-0.875</text:p>
          </table:table-cell>
          <table:table-cell table:formula="of:=[.F85]/SQRT(1+[.F85]^2)" office:value-type="float" office:value="-0.658504607868518">
            <text:p>-0.6585046079</text:p>
          </table:table-cell>
          <table:table-cell table:formula="of:=ROUND(([.G85]*5)+[.$N$1];2)" office:value-type="float" office:value="1.71">
            <text:p>1.71</text:p>
          </table:table-cell>
          <table:table-cell table:formula="of:=VLOOKUP([.A85];['1112'.$A$1:.$H$401];8;0)" office:value-type="float" office:value="1.42">
            <text:p>1.42</text:p>
          </table:table-cell>
          <table:table-cell table:formula="of:=ROUND(IF(ISERROR([.I85]);[.H85];((2*[.H85])+[.I85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AUT20207198701</text:p>
          </table:table-cell>
          <table:table-cell office:value-type="string">
            <text:p>SCHWABL Iris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formula="of:=[.C86]/[.D86]" office:value-type="float" office:value="2.95238095238095">
            <text:p>2.9523809524</text:p>
          </table:table-cell>
          <table:table-cell table:formula="of:=([.E86]-[.$M$1])/[.$L$1]" office:value-type="float" office:value="-0.880952380952381">
            <text:p>-0.880952381</text:p>
          </table:table-cell>
          <table:table-cell table:formula="of:=[.F86]/SQRT(1+[.F86]^2)" office:value-type="float" office:value="-0.661030543068997">
            <text:p>-0.6610305431</text:p>
          </table:table-cell>
          <table:table-cell table:formula="of:=ROUND(([.G86]*5)+[.$N$1];2)" office:value-type="float" office:value="1.69">
            <text:p>1.69</text:p>
          </table:table-cell>
          <table:table-cell table:formula="of:=VLOOKUP([.A86];['1112'.$A$1:.$H$401];8;0)" office:value-type="float" office:value="1.62">
            <text:p>1.62</text:p>
          </table:table-cell>
          <table:table-cell table:formula="of:=ROUND(IF(ISERROR([.I86]);[.H86];((2*[.H86])+[.I86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SWE10706198801</text:p>
          </table:table-cell>
          <table:table-cell office:value-type="string">
            <text:p>ARWIDSON Tobias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[.C87]/[.D87]" office:value-type="float" office:value="2.92857142857143">
            <text:p>2.9285714286</text:p>
          </table:table-cell>
          <table:table-cell table:formula="of:=([.E87]-[.$M$1])/[.$L$1]" office:value-type="float" office:value="-0.883928571428571">
            <text:p>-0.8839285714</text:p>
          </table:table-cell>
          <table:table-cell table:formula="of:=[.F87]/SQRT(1+[.F87]^2)" office:value-type="float" office:value="-0.662285146726056">
            <text:p>-0.6622851467</text:p>
          </table:table-cell>
          <table:table-cell table:formula="of:=ROUND(([.G87]*5)+[.$N$1];2)" office:value-type="float" office:value="1.69">
            <text:p>1.69</text:p>
          </table:table-cell>
          <table:table-cell table:formula="of:=VLOOKUP([.A87];['1112'.$A$1:.$H$401];8;0)" office:value-type="float" office:value="1.38">
            <text:p>1.38</text:p>
          </table:table-cell>
          <table:table-cell table:formula="of:=ROUND(IF(ISERROR([.I87]);[.H87];((2*[.H87])+[.I87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SUI10510198901</text:p>
          </table:table-cell>
          <table:table-cell office:value-type="string">
            <text:p>WEGER Benjamin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table:formula="of:=[.C88]/[.D88]" office:value-type="float" office:value="2.85714285714286">
            <text:p>2.8571428571</text:p>
          </table:table-cell>
          <table:table-cell table:formula="of:=([.E88]-[.$M$1])/[.$L$1]" office:value-type="float" office:value="-0.892857142857143">
            <text:p>-0.8928571429</text:p>
          </table:table-cell>
          <table:table-cell table:formula="of:=[.F88]/SQRT(1+[.F88]^2)" office:value-type="float" office:value="-0.666015769308852">
            <text:p>-0.6660157693</text:p>
          </table:table-cell>
          <table:table-cell table:formula="of:=ROUND(([.G88]*5)+[.$N$1];2)" office:value-type="float" office:value="1.67">
            <text:p>1.67</text:p>
          </table:table-cell>
          <table:table-cell table:formula="of:=VLOOKUP([.A88];['1112'.$A$1:.$H$401];8;0)" office:value-type="float" office:value="3.85">
            <text:p>3.85</text:p>
          </table:table-cell>
          <table:table-cell table:formula="of:=ROUND(IF(ISERROR([.I88]);[.H88];((2*[.H88])+[.I88])/3);1)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BTCZE12507197701</text:p>
          </table:table-cell>
          <table:table-cell office:value-type="string">
            <text:p>VITEK Zdenek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formula="of:=[.C89]/[.D89]" office:value-type="float" office:value="2.73684210526316">
            <text:p>2.7368421053</text:p>
          </table:table-cell>
          <table:table-cell table:formula="of:=([.E89]-[.$M$1])/[.$L$1]" office:value-type="float" office:value="-0.907894736842105">
            <text:p>-0.9078947368</text:p>
          </table:table-cell>
          <table:table-cell table:formula="of:=[.F89]/SQRT(1+[.F89]^2)" office:value-type="float" office:value="-0.672187761022276">
            <text:p>-0.672187761</text:p>
          </table:table-cell>
          <table:table-cell table:formula="of:=ROUND(([.G89]*5)+[.$N$1];2)" office:value-type="float" office:value="1.64">
            <text:p>1.64</text:p>
          </table:table-cell>
          <table:table-cell table:formula="of:=VLOOKUP([.A89];['1112'.$A$1:.$H$401];8;0)" office:value-type="float" office:value="1.34">
            <text:p>1.34</text:p>
          </table:table-cell>
          <table:table-cell table:formula="of:=ROUND(IF(ISERROR([.I89]);[.H89];((2*[.H89])+[.I89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SLO10901198601</text:p>
          </table:table-cell>
          <table:table-cell office:value-type="string">
            <text:p>BAUER Klemen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table:formula="of:=[.C90]/[.D90]" office:value-type="float" office:value="2.71428571428571">
            <text:p>2.7142857143</text:p>
          </table:table-cell>
          <table:table-cell table:formula="of:=([.E90]-[.$M$1])/[.$L$1]" office:value-type="float" office:value="-0.910714285714286">
            <text:p>-0.9107142857</text:p>
          </table:table-cell>
          <table:table-cell table:formula="of:=[.F90]/SQRT(1+[.F90]^2)" office:value-type="float" office:value="-0.673329668846752">
            <text:p>-0.6733296688</text:p>
          </table:table-cell>
          <table:table-cell table:formula="of:=ROUND(([.G90]*5)+[.$N$1];2)" office:value-type="float" office:value="1.63">
            <text:p>1.63</text:p>
          </table:table-cell>
          <table:table-cell table:formula="of:=VLOOKUP([.A90];['1112'.$A$1:.$H$401];8;0)" office:value-type="float" office:value="1.93">
            <text:p>1.93</text:p>
          </table:table-cell>
          <table:table-cell table:formula="of:=ROUND(IF(ISERROR([.I90]);[.H90];((2*[.H90])+[.I90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BLR23007199101</text:p>
          </table:table-cell>
          <table:table-cell office:value-type="string">
            <text:p>KRYUKO Iryna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[.C91]/[.D91]" office:value-type="float" office:value="2.71428571428571">
            <text:p>2.7142857143</text:p>
          </table:table-cell>
          <table:table-cell table:formula="of:=([.E91]-[.$M$1])/[.$L$1]" office:value-type="float" office:value="-0.910714285714286">
            <text:p>-0.9107142857</text:p>
          </table:table-cell>
          <table:table-cell table:formula="of:=[.F91]/SQRT(1+[.F91]^2)" office:value-type="float" office:value="-0.673329668846752">
            <text:p>-0.6733296688</text:p>
          </table:table-cell>
          <table:table-cell table:formula="of:=ROUND(([.G91]*5)+[.$N$1];2)" office:value-type="float" office:value="1.63">
            <text:p>1.63</text:p>
          </table:table-cell>
          <table:table-cell table:formula="of:=VLOOKUP([.A91];['1112'.$A$1:.$H$401];8;0)" office:value-type="float" office:value="1.26">
            <text:p>1.26</text:p>
          </table:table-cell>
          <table:table-cell table:formula="of:=ROUND(IF(ISERROR([.I91]);[.H91];((2*[.H91])+[.I91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ITA11802198101</text:p>
          </table:table-cell>
          <table:table-cell office:value-type="string">
            <text:p>DE LORENZI Christian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[.C92]/[.D92]" office:value-type="float" office:value="2.625">
            <text:p>2.625</text:p>
          </table:table-cell>
          <table:table-cell table:formula="of:=([.E92]-[.$M$1])/[.$L$1]" office:value-type="float" office:value="-0.921875">
            <text:p>-0.921875</text:p>
          </table:table-cell>
          <table:table-cell table:formula="of:=[.F92]/SQRT(1+[.F92]^2)" office:value-type="float" office:value="-0.677802814739265">
            <text:p>-0.6778028147</text:p>
          </table:table-cell>
          <table:table-cell table:formula="of:=ROUND(([.G92]*5)+[.$N$1];2)" office:value-type="float" office:value="1.61">
            <text:p>1.61</text:p>
          </table:table-cell>
          <table:table-cell table:formula="of:=VLOOKUP([.A92];['1112'.$A$1:.$H$401];8;0)" office:value-type="float" office:value="1.88">
            <text:p>1.88</text:p>
          </table:table-cell>
          <table:table-cell table:formula="of:=ROUND(IF(ISERROR([.I92]);[.H92];((2*[.H92])+[.I92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CHN21005199201</text:p>
          </table:table-cell>
          <table:table-cell office:value-type="string">
            <text:p>ZHANG Yan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formula="of:=[.C93]/[.D93]" office:value-type="float" office:value="2.55">
            <text:p>2.55</text:p>
          </table:table-cell>
          <table:table-cell table:formula="of:=([.E93]-[.$M$1])/[.$L$1]" office:value-type="float" office:value="-0.93125">
            <text:p>-0.93125</text:p>
          </table:table-cell>
          <table:table-cell table:formula="of:=[.F93]/SQRT(1+[.F93]^2)" office:value-type="float" office:value="-0.681503008426786">
            <text:p>-0.6815030084</text:p>
          </table:table-cell>
          <table:table-cell table:formula="of:=ROUND(([.G93]*5)+[.$N$1];2)" office:value-type="float" office:value="1.59">
            <text:p>1.59</text:p>
          </table:table-cell>
          <table:table-cell table:formula="of:=VLOOKUP([.A93];['1112'.$A$1:.$H$401];8;0)" office:value-type="float" office:value="1.58">
            <text:p>1.58</text:p>
          </table:table-cell>
          <table:table-cell table:formula="of:=ROUND(IF(ISERROR([.I93]);[.H93];((2*[.H93])+[.I93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SUI20212199101</text:p>
          </table:table-cell>
          <table:table-cell office:value-type="string">
            <text:p>GASPARIN Elisa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formula="of:=[.C94]/[.D94]" office:value-type="float" office:value="2.54545454545455">
            <text:p>2.5454545455</text:p>
          </table:table-cell>
          <table:table-cell table:formula="of:=([.E94]-[.$M$1])/[.$L$1]" office:value-type="float" office:value="-0.931818181818182">
            <text:p>-0.9318181818</text:p>
          </table:table-cell>
          <table:table-cell table:formula="of:=[.F94]/SQRT(1+[.F94]^2)" office:value-type="float" office:value="-0.681725599230247">
            <text:p>-0.6817255992</text:p>
          </table:table-cell>
          <table:table-cell table:formula="of:=ROUND(([.G94]*5)+[.$N$1];2)" office:value-type="float" office:value="1.59">
            <text:p>1.59</text:p>
          </table:table-cell>
          <table:table-cell table:formula="of:=VLOOKUP([.A94];['1112'.$A$1:.$H$401];8;0)" office:value-type="float" office:value="1.18">
            <text:p>1.18</text:p>
          </table:table-cell>
          <table:table-cell table:formula="of:=ROUND(IF(ISERROR([.I94]);[.H94];((2*[.H94])+[.I94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UKR11912198301</text:p>
          </table:table-cell>
          <table:table-cell office:value-type="string">
            <text:p>SEDNEV Serguei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table:formula="of:=[.C95]/[.D95]" office:value-type="float" office:value="2.54166666666667">
            <text:p>2.5416666667</text:p>
          </table:table-cell>
          <table:table-cell table:formula="of:=([.E95]-[.$M$1])/[.$L$1]" office:value-type="float" office:value="-0.932291666666667">
            <text:p>-0.9322916667</text:p>
          </table:table-cell>
          <table:table-cell table:formula="of:=[.F95]/SQRT(1+[.F95]^2)" office:value-type="float" office:value="-0.681910947066119">
            <text:p>-0.6819109471</text:p>
          </table:table-cell>
          <table:table-cell table:formula="of:=ROUND(([.G95]*5)+[.$N$1];2)" office:value-type="float" office:value="1.59">
            <text:p>1.59</text:p>
          </table:table-cell>
          <table:table-cell table:formula="of:=VLOOKUP([.A95];['1112'.$A$1:.$H$401];8;0)" office:value-type="float" office:value="1.49">
            <text:p>1.49</text:p>
          </table:table-cell>
          <table:table-cell table:formula="of:=ROUND(IF(ISERROR([.I95]);[.H95];((2*[.H95])+[.I95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SLO11101198501</text:p>
          </table:table-cell>
          <table:table-cell office:value-type="string">
            <text:p>DOKL Peter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[.C96]/[.D96]" office:value-type="float" office:value="2.5">
            <text:p>2.5</text:p>
          </table:table-cell>
          <table:table-cell table:formula="of:=([.E96]-[.$M$1])/[.$L$1]" office:value-type="float" office:value="-0.9375">
            <text:p>-0.9375</text:p>
          </table:table-cell>
          <table:table-cell table:formula="of:=[.F96]/SQRT(1+[.F96]^2)" office:value-type="float" office:value="-0.68394112888133">
            <text:p>-0.6839411289</text:p>
          </table:table-cell>
          <table:table-cell table:formula="of:=ROUND(([.G96]*5)+[.$N$1];2)" office:value-type="float" office:value="1.58">
            <text:p>1.58</text:p>
          </table:table-cell>
          <table:table-cell table:formula="of:=VLOOKUP([.A96];['1112'.$A$1:.$H$401];8;0)" office:value-type="float" office:value="1.28">
            <text:p>1.28</text:p>
          </table:table-cell>
          <table:table-cell table:formula="of:=ROUND(IF(ISERROR([.I96]);[.H96];((2*[.H96])+[.I96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FIN10604198201</text:p>
          </table:table-cell>
          <table:table-cell office:value-type="string">
            <text:p>KAUPPINEN Jarkko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formula="of:=[.C97]/[.D97]" office:value-type="float" office:value="2.29166666666667">
            <text:p>2.2916666667</text:p>
          </table:table-cell>
          <table:table-cell table:formula="of:=([.E97]-[.$M$1])/[.$L$1]" office:value-type="float" office:value="-0.963541666666667">
            <text:p>-0.9635416667</text:p>
          </table:table-cell>
          <table:table-cell table:formula="of:=[.F97]/SQRT(1+[.F97]^2)" office:value-type="float" office:value="-0.693857881604292">
            <text:p>-0.6938578816</text:p>
          </table:table-cell>
          <table:table-cell table:formula="of:=ROUND(([.G97]*5)+[.$N$1];2)" office:value-type="float" office:value="1.53">
            <text:p>1.53</text:p>
          </table:table-cell>
          <table:table-cell table:formula="of:=VLOOKUP([.A97];['1112'.$A$1:.$H$401];8;0)" office:value-type="float" office:value="1.33">
            <text:p>1.33</text:p>
          </table:table-cell>
          <table:table-cell table:formula="of:=ROUND(IF(ISERROR([.I97]);[.H97];((2*[.H97])+[.I97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UKR10801197801</text:p>
          </table:table-cell>
          <table:table-cell office:value-type="string">
            <text:p>BILANENKO Olexander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C98]/[.D98]" office:value-type="float" office:value="2.28571428571429">
            <text:p>2.2857142857</text:p>
          </table:table-cell>
          <table:table-cell table:formula="of:=([.E98]-[.$M$1])/[.$L$1]" office:value-type="float" office:value="-0.964285714285714">
            <text:p>-0.9642857143</text:p>
          </table:table-cell>
          <table:table-cell table:formula="of:=[.F98]/SQRT(1+[.F98]^2)" office:value-type="float" office:value="-0.694135570584232">
            <text:p>-0.6941355706</text:p>
          </table:table-cell>
          <table:table-cell table:formula="of:=ROUND(([.G98]*5)+[.$N$1];2)" office:value-type="float" office:value="1.53">
            <text:p>1.53</text:p>
          </table:table-cell>
          <table:table-cell table:formula="of:=VLOOKUP([.A98];['1112'.$A$1:.$H$401];8;0)" office:value-type="float" office:value="1.86">
            <text:p>1.86</text:p>
          </table:table-cell>
          <table:table-cell table:formula="of:=ROUND(IF(ISERROR([.I98]);[.H98];((2*[.H98])+[.I98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SUI12006198401</text:p>
          </table:table-cell>
          <table:table-cell office:value-type="string">
            <text:p>BOECKLI Claudio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formula="of:=[.C99]/[.D99]" office:value-type="float" office:value="2.2">
            <text:p>2.2</text:p>
          </table:table-cell>
          <table:table-cell table:formula="of:=([.E99]-[.$M$1])/[.$L$1]" office:value-type="float" office:value="-0.975">
            <text:p>-0.975</text:p>
          </table:table-cell>
          <table:table-cell table:formula="of:=[.F99]/SQRT(1+[.F99]^2)" office:value-type="float" office:value="-0.69810013612954">
            <text:p>-0.6981001361</text:p>
          </table:table-cell>
          <table:table-cell table:formula="of:=ROUND(([.G99]*5)+[.$N$1];2)" office:value-type="float" office:value="1.51">
            <text:p>1.51</text:p>
          </table:table-cell>
          <table:table-cell table:formula="of:=VLOOKUP([.A99];['1112'.$A$1:.$H$401];8;0)" office:value-type="float" office:value="1.19">
            <text:p>1.19</text:p>
          </table:table-cell>
          <table:table-cell table:formula="of:=ROUND(IF(ISERROR([.I99]);[.H99];((2*[.H99])+[.I99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RUS22610198301</text:p>
          </table:table-cell>
          <table:table-cell office:value-type="string">
            <text:p>BURDYGA Natalya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[.C100]/[.D100]" office:value-type="float" office:value="2.14285714285714">
            <text:p>2.1428571429</text:p>
          </table:table-cell>
          <table:table-cell table:formula="of:=([.E100]-[.$M$1])/[.$L$1]" office:value-type="float" office:value="-0.982142857142857">
            <text:p>-0.9821428571</text:p>
          </table:table-cell>
          <table:table-cell table:formula="of:=[.F100]/SQRT(1+[.F100]^2)" office:value-type="float" office:value="-0.700708014884254">
            <text:p>-0.7007080149</text:p>
          </table:table-cell>
          <table:table-cell table:formula="of:=ROUND(([.G100]*5)+[.$N$1];2)" office:value-type="float" office:value="1.5">
            <text:p>1.5</text:p>
          </table:table-cell>
          <table:table-cell table:formula="of:=VLOOKUP([.A100];['1112'.$A$1:.$H$401];8;0)" office:value-type="float" office:value="1.99">
            <text:p>1.99</text:p>
          </table:table-cell>
          <table:table-cell table:formula="of:=ROUND(IF(ISERROR([.I100]);[.H100];((2*[.H100])+[.I100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SLO21711197701</text:p>
          </table:table-cell>
          <table:table-cell office:value-type="string">
            <text:p>MALI Andreja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formula="of:=[.C101]/[.D101]" office:value-type="float" office:value="2.1304347826087">
            <text:p>2.1304347826</text:p>
          </table:table-cell>
          <table:table-cell table:formula="of:=([.E101]-[.$M$1])/[.$L$1]" office:value-type="float" office:value="-0.983695652173913">
            <text:p>-0.9836956522</text:p>
          </table:table-cell>
          <table:table-cell table:formula="of:=[.F101]/SQRT(1+[.F101]^2)" office:value-type="float" office:value="-0.701271257878119">
            <text:p>-0.7012712579</text:p>
          </table:table-cell>
          <table:table-cell table:formula="of:=ROUND(([.G101]*5)+[.$N$1];2)" office:value-type="float" office:value="1.49">
            <text:p>1.49</text:p>
          </table:table-cell>
          <table:table-cell table:formula="of:=VLOOKUP([.A101];['1112'.$A$1:.$H$401];8;0)" office:value-type="float" office:value="1.45">
            <text:p>1.45</text:p>
          </table:table-cell>
          <table:table-cell table:formula="of:=ROUND(IF(ISERROR([.I101]);[.H101];((2*[.H101])+[.I101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KAZ12904198701</text:p>
          </table:table-cell>
          <table:table-cell office:value-type="string">
            <text:p>SAVITSKIY Yan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formula="of:=[.C102]/[.D102]" office:value-type="float" office:value="2.1304347826087">
            <text:p>2.1304347826</text:p>
          </table:table-cell>
          <table:table-cell table:formula="of:=([.E102]-[.$M$1])/[.$L$1]" office:value-type="float" office:value="-0.983695652173913">
            <text:p>-0.9836956522</text:p>
          </table:table-cell>
          <table:table-cell table:formula="of:=[.F102]/SQRT(1+[.F102]^2)" office:value-type="float" office:value="-0.701271257878119">
            <text:p>-0.7012712579</text:p>
          </table:table-cell>
          <table:table-cell table:formula="of:=ROUND(([.G102]*5)+[.$N$1];2)" office:value-type="float" office:value="1.49">
            <text:p>1.49</text:p>
          </table:table-cell>
          <table:table-cell table:formula="of:=VLOOKUP([.A102];['1112'.$A$1:.$H$401];8;0)" office:value-type="float" office:value="1.39">
            <text:p>1.39</text:p>
          </table:table-cell>
          <table:table-cell table:formula="of:=ROUND(IF(ISERROR([.I102]);[.H102];((2*[.H102])+[.I102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ITA22711199101</text:p>
          </table:table-cell>
          <table:table-cell office:value-type="string">
            <text:p>RUNGGALDIER Alexia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table:formula="of:=[.C103]/[.D103]" office:value-type="float" office:value="2.09090909090909">
            <text:p>2.0909090909</text:p>
          </table:table-cell>
          <table:table-cell table:formula="of:=([.E103]-[.$M$1])/[.$L$1]" office:value-type="float" office:value="-0.988636363636364">
            <text:p>-0.9886363636</text:p>
          </table:table-cell>
          <table:table-cell table:formula="of:=[.F103]/SQRT(1+[.F103]^2)" office:value-type="float" office:value="-0.703054692658077">
            <text:p>-0.7030546927</text:p>
          </table:table-cell>
          <table:table-cell table:formula="of:=ROUND(([.G103]*5)+[.$N$1];2)" office:value-type="float" office:value="1.48">
            <text:p>1.48</text:p>
          </table:table-cell>
          <table:table-cell table:formula="of:=VLOOKUP([.A103];['1112'.$A$1:.$H$401];8;0)" office:value-type="float" office:value="1.13">
            <text:p>1.13</text:p>
          </table:table-cell>
          <table:table-cell table:formula="of:=ROUND(IF(ISERROR([.I103]);[.H103];((2*[.H103])+[.I103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AUS12203199001</text:p>
          </table:table-cell>
          <table:table-cell office:value-type="string">
            <text:p>ALMOUKOV Alexei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[.C104]/[.D104]" office:value-type="float" office:value="2.07142857142857">
            <text:p>2.0714285714</text:p>
          </table:table-cell>
          <table:table-cell table:formula="of:=([.E104]-[.$M$1])/[.$L$1]" office:value-type="float" office:value="-0.991071428571429">
            <text:p>-0.9910714286</text:p>
          </table:table-cell>
          <table:table-cell table:formula="of:=[.F104]/SQRT(1+[.F104]^2)" office:value-type="float" office:value="-0.703928821146213">
            <text:p>-0.7039288211</text:p>
          </table:table-cell>
          <table:table-cell table:formula="of:=ROUND(([.G104]*5)+[.$N$1];2)" office:value-type="float" office:value="1.48">
            <text:p>1.48</text:p>
          </table:table-cell>
          <table:table-cell table:formula="of:=VLOOKUP([.A104];['1112'.$A$1:.$H$401];8;0)" office:value-type="float" office:value="1.26">
            <text:p>1.26</text:p>
          </table:table-cell>
          <table:table-cell table:formula="of:=ROUND(IF(ISERROR([.I104]);[.H104];((2*[.H104])+[.I104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ESP21008198801</text:p>
          </table:table-cell>
          <table:table-cell office:value-type="string">
            <text:p>PADIAL HERNANDEZ Victoria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formula="of:=[.C105]/[.D105]" office:value-type="float" office:value="2.05882352941176">
            <text:p>2.0588235294</text:p>
          </table:table-cell>
          <table:table-cell table:formula="of:=([.E105]-[.$M$1])/[.$L$1]" office:value-type="float" office:value="-0.992647058823529">
            <text:p>-0.9926470588</text:p>
          </table:table-cell>
          <table:table-cell table:formula="of:=[.F105]/SQRT(1+[.F105]^2)" office:value-type="float" office:value="-0.704492734770106">
            <text:p>-0.7044927348</text:p>
          </table:table-cell>
          <table:table-cell table:formula="of:=ROUND(([.G105]*5)+[.$N$1];2)" office:value-type="float" office:value="1.48">
            <text:p>1.48</text:p>
          </table:table-cell>
          <table:table-cell table:formula="of:=VLOOKUP([.A105];['1112'.$A$1:.$H$401];8;0)" office:value-type="float" office:value="1.11">
            <text:p>1.11</text:p>
          </table:table-cell>
          <table:table-cell table:formula="of:=ROUND(IF(ISERROR([.I105]);[.H105];((2*[.H105])+[.I105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BUL10312198201</text:p>
          </table:table-cell>
          <table:table-cell office:value-type="string">
            <text:p>KLETCHEROV Michail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[.C106]/[.D106]" office:value-type="float" office:value="2">
            <text:p>2</text:p>
          </table:table-cell>
          <table:table-cell table:formula="of:=([.E106]-[.$M$1])/[.$L$1]" office:value-type="float" office:value="-1">
            <text:p>-1</text:p>
          </table:table-cell>
          <table:table-cell table:formula="of:=[.F106]/SQRT(1+[.F106]^2)" office:value-type="float" office:value="-0.707106781186547">
            <text:p>-0.7071067812</text:p>
          </table:table-cell>
          <table:table-cell table:formula="of:=ROUND(([.G106]*5)+[.$N$1];2)" office:value-type="float" office:value="1.46">
            <text:p>1.46</text:p>
          </table:table-cell>
          <table:table-cell table:formula="of:=VLOOKUP([.A106];['1112'.$A$1:.$H$401];8;0)" office:value-type="float" office:value="1.59">
            <text:p>1.59</text:p>
          </table:table-cell>
          <table:table-cell table:formula="of:=ROUND(IF(ISERROR([.I106]);[.H106];((2*[.H106])+[.I106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FRA21401198801</text:p>
          </table:table-cell>
          <table:table-cell office:value-type="string">
            <text:p>BOLLIET Marine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[.C107]/[.D107]" office:value-type="float" office:value="1.94736842105263">
            <text:p>1.9473684211</text:p>
          </table:table-cell>
          <table:table-cell table:formula="of:=([.E107]-[.$M$1])/[.$L$1]" office:value-type="float" office:value="-1.00657894736842">
            <text:p>-1.0065789474</text:p>
          </table:table-cell>
          <table:table-cell table:formula="of:=[.F107]/SQRT(1+[.F107]^2)" office:value-type="float" office:value="-0.709421351017664">
            <text:p>-0.709421351</text:p>
          </table:table-cell>
          <table:table-cell table:formula="of:=ROUND(([.G107]*5)+[.$N$1];2)" office:value-type="float" office:value="1.45">
            <text:p>1.45</text:p>
          </table:table-cell>
          <table:table-cell table:formula="of:=VLOOKUP([.A107];['1112'.$A$1:.$H$401];8;0)" office:value-type="float" office:value="1.49">
            <text:p>1.49</text:p>
          </table:table-cell>
          <table:table-cell table:formula="of:=ROUND(IF(ISERROR([.I107]);[.H107];((2*[.H107])+[.I107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USA22502198301</text:p>
          </table:table-cell>
          <table:table-cell office:value-type="string">
            <text:p>DUNKLEE Susan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formula="of:=[.C108]/[.D108]" office:value-type="float" office:value="1.84">
            <text:p>1.84</text:p>
          </table:table-cell>
          <table:table-cell table:formula="of:=([.E108]-[.$M$1])/[.$L$1]" office:value-type="float" office:value="-1.02">
            <text:p>-1.02</text:p>
          </table:table-cell>
          <table:table-cell table:formula="of:=[.F108]/SQRT(1+[.F108]^2)" office:value-type="float" office:value="-0.714072839144579">
            <text:p>-0.7140728391</text:p>
          </table:table-cell>
          <table:table-cell table:formula="of:=ROUND(([.G108]*5)+[.$N$1];2)" office:value-type="float" office:value="1.43">
            <text:p>1.43</text:p>
          </table:table-cell>
          <table:table-cell table:formula="of:=VLOOKUP([.A108];['1112'.$A$1:.$H$401];8;0)" office:value-type="float" office:value="1.7">
            <text:p>1.7</text:p>
          </table:table-cell>
          <table:table-cell table:formula="of:=ROUND(IF(ISERROR([.I108]);[.H108];((2*[.H108])+[.I108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SWE21607199101</text:p>
          </table:table-cell>
          <table:table-cell office:value-type="string">
            <text:p>ANDERSSON Ingela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[.C109]/[.D109]" office:value-type="float" office:value="1.83333333333333">
            <text:p>1.8333333333</text:p>
          </table:table-cell>
          <table:table-cell table:formula="of:=([.E109]-[.$M$1])/[.$L$1]" office:value-type="float" office:value="-1.02083333333333">
            <text:p>-1.0208333333</text:p>
          </table:table-cell>
          <table:table-cell table:formula="of:=[.F109]/SQRT(1+[.F109]^2)" office:value-type="float" office:value="-0.714358581375119">
            <text:p>-0.7143585814</text:p>
          </table:table-cell>
          <table:table-cell table:formula="of:=ROUND(([.G109]*5)+[.$N$1];2)" office:value-type="float" office:value="1.43">
            <text:p>1.43</text:p>
          </table:table-cell>
          <table:table-cell table:formula="of:=VLOOKUP([.A109];['1112'.$A$1:.$H$401];8;0)" office:value-type="float" office:value="1.13">
            <text:p>1.13</text:p>
          </table:table-cell>
          <table:table-cell table:formula="of:=ROUND(IF(ISERROR([.I109]);[.H109];((2*[.H109])+[.I109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USA20108198401</text:p>
          </table:table-cell>
          <table:table-cell office:value-type="string">
            <text:p>COOK Annelies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formula="of:=[.C110]/[.D110]" office:value-type="float" office:value="1.78260869565217">
            <text:p>1.7826086957</text:p>
          </table:table-cell>
          <table:table-cell table:formula="of:=([.E110]-[.$M$1])/[.$L$1]" office:value-type="float" office:value="-1.02717391304348">
            <text:p>-1.027173913</text:p>
          </table:table-cell>
          <table:table-cell table:formula="of:=[.F110]/SQRT(1+[.F110]^2)" office:value-type="float" office:value="-0.716521051655527">
            <text:p>-0.7165210517</text:p>
          </table:table-cell>
          <table:table-cell table:formula="of:=ROUND(([.G110]*5)+[.$N$1];2)" office:value-type="float" office:value="1.42">
            <text:p>1.42</text:p>
          </table:table-cell>
          <table:table-cell table:formula="of:=VLOOKUP([.A110];['1112'.$A$1:.$H$401];8;0)" office:value-type="float" office:value="1.17">
            <text:p>1.17</text:p>
          </table:table-cell>
          <table:table-cell table:formula="of:=ROUND(IF(ISERROR([.I110]);[.H110];((2*[.H110])+[.I11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LR20507198801</text:p>
          </table:table-cell>
          <table:table-cell office:value-type="string">
            <text:p>PISAREVA <text:s/>Nadzeya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[.C111]/[.D111]" office:value-type="float" office:value="1.76923076923077">
            <text:p>1.7692307692</text:p>
          </table:table-cell>
          <table:table-cell table:formula="of:=([.E111]-[.$M$1])/[.$L$1]" office:value-type="float" office:value="-1.02884615384615">
            <text:p>-1.0288461538</text:p>
          </table:table-cell>
          <table:table-cell table:formula="of:=[.F111]/SQRT(1+[.F111]^2)" office:value-type="float" office:value="-0.717087955458368">
            <text:p>-0.7170879555</text:p>
          </table:table-cell>
          <table:table-cell table:formula="of:=ROUND(([.G111]*5)+[.$N$1];2)" office:value-type="float" office:value="1.41">
            <text:p>1.41</text:p>
          </table:table-cell>
          <table:table-cell table:formula="of:=VLOOKUP([.A111];['1112'.$A$1:.$H$401];8;0)" office:value-type="float" office:value="0">
            <text:p>#N/A</text:p>
          </table:table-cell>
          <table:table-cell table:formula="of:=ROUND(IF(ISERROR([.I111]);[.H111];((2*[.H111])+[.I111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BLR12602198701</text:p>
          </table:table-cell>
          <table:table-cell office:value-type="string">
            <text:p>ABRAMENKO Evgeny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[.C112]/[.D112]" office:value-type="float" office:value="1.69565217391304">
            <text:p>1.6956521739</text:p>
          </table:table-cell>
          <table:table-cell table:formula="of:=([.E112]-[.$M$1])/[.$L$1]" office:value-type="float" office:value="-1.03804347826087">
            <text:p>-1.0380434783</text:p>
          </table:table-cell>
          <table:table-cell table:formula="of:=[.F112]/SQRT(1+[.F112]^2)" office:value-type="float" office:value="-0.720180647223991">
            <text:p>-0.7201806472</text:p>
          </table:table-cell>
          <table:table-cell table:formula="of:=ROUND(([.G112]*5)+[.$N$1];2)" office:value-type="float" office:value="1.4">
            <text:p>1.4</text:p>
          </table:table-cell>
          <table:table-cell table:formula="of:=VLOOKUP([.A112];['1112'.$A$1:.$H$401];8;0)" office:value-type="float" office:value="1.3">
            <text:p>1.3</text:p>
          </table:table-cell>
          <table:table-cell table:formula="of:=ROUND(IF(ISERROR([.I112]);[.H112];((2*[.H112])+[.I112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CZE22007199001</text:p>
          </table:table-cell>
          <table:table-cell office:value-type="string">
            <text:p>LANDOVA Jitka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[.C113]/[.D113]" office:value-type="float" office:value="1.6875">
            <text:p>1.6875</text:p>
          </table:table-cell>
          <table:table-cell table:formula="of:=([.E113]-[.$M$1])/[.$L$1]" office:value-type="float" office:value="-1.0390625">
            <text:p>-1.0390625</text:p>
          </table:table-cell>
          <table:table-cell table:formula="of:=[.F113]/SQRT(1+[.F113]^2)" office:value-type="float" office:value="-0.720520686840385">
            <text:p>-0.7205206868</text:p>
          </table:table-cell>
          <table:table-cell table:formula="of:=ROUND(([.G113]*5)+[.$N$1];2)" office:value-type="float" office:value="1.4">
            <text:p>1.4</text:p>
          </table:table-cell>
          <table:table-cell table:formula="of:=VLOOKUP([.A113];['1112'.$A$1:.$H$401];8;0)" office:value-type="float" office:value="1.1">
            <text:p>1.1</text:p>
          </table:table-cell>
          <table:table-cell table:formula="of:=ROUND(IF(ISERROR([.I113]);[.H113];((2*[.H113])+[.I113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GBR11602198301</text:p>
          </table:table-cell>
          <table:table-cell office:value-type="string">
            <text:p>KANE Kevin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[.C114]/[.D114]" office:value-type="float" office:value="1.66666666666667">
            <text:p>1.6666666667</text:p>
          </table:table-cell>
          <table:table-cell table:formula="of:=([.E114]-[.$M$1])/[.$L$1]" office:value-type="float" office:value="-1.04166666666667">
            <text:p>-1.0416666667</text:p>
          </table:table-cell>
          <table:table-cell table:formula="of:=[.F114]/SQRT(1+[.F114]^2)" office:value-type="float" office:value="-0.721387321030952">
            <text:p>-0.721387321</text:p>
          </table:table-cell>
          <table:table-cell table:formula="of:=ROUND(([.G114]*5)+[.$N$1];2)" office:value-type="float" office:value="1.39">
            <text:p>1.39</text:p>
          </table:table-cell>
          <table:table-cell table:formula="of:=VLOOKUP([.A114];['1112'.$A$1:.$H$401];8;0)" office:value-type="float" office:value="1.14">
            <text:p>1.14</text:p>
          </table:table-cell>
          <table:table-cell table:formula="of:=ROUND(IF(ISERROR([.I114]);[.H114];((2*[.H114])+[.I11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USA20710198401</text:p>
          </table:table-cell>
          <table:table-cell office:value-type="string">
            <text:p>STUDEBAKER Sara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[.C115]/[.D115]" office:value-type="float" office:value="1.63636363636364">
            <text:p>1.6363636364</text:p>
          </table:table-cell>
          <table:table-cell table:formula="of:=([.E115]-[.$M$1])/[.$L$1]" office:value-type="float" office:value="-1.04545454545455">
            <text:p>-1.0454545455</text:p>
          </table:table-cell>
          <table:table-cell table:formula="of:=[.F115]/SQRT(1+[.F115]^2)" office:value-type="float" office:value="-0.722641857147699">
            <text:p>-0.7226418571</text:p>
          </table:table-cell>
          <table:table-cell table:formula="of:=ROUND(([.G115]*5)+[.$N$1];2)" office:value-type="float" office:value="1.39">
            <text:p>1.39</text:p>
          </table:table-cell>
          <table:table-cell table:formula="of:=VLOOKUP([.A115];['1112'.$A$1:.$H$401];8;0)" office:value-type="float" office:value="1.43">
            <text:p>1.43</text:p>
          </table:table-cell>
          <table:table-cell table:formula="of:=ROUND(IF(ISERROR([.I115]);[.H115];((2*[.H115])+[.I115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KAZ21408199101</text:p>
          </table:table-cell>
          <table:table-cell office:value-type="string">
            <text:p>RAIKOVA Alina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C116]/[.D116]" office:value-type="float" office:value="1.6">
            <text:p>1.6</text:p>
          </table:table-cell>
          <table:table-cell table:formula="of:=([.E116]-[.$M$1])/[.$L$1]" office:value-type="float" office:value="-1.05">
            <text:p>-1.05</text:p>
          </table:table-cell>
          <table:table-cell table:formula="of:=[.F116]/SQRT(1+[.F116]^2)" office:value-type="float" office:value="-0.724137931034483">
            <text:p>-0.724137931</text:p>
          </table:table-cell>
          <table:table-cell table:formula="of:=ROUND(([.G116]*5)+[.$N$1];2)" office:value-type="float" office:value="1.38">
            <text:p>1.38</text:p>
          </table:table-cell>
          <table:table-cell table:formula="of:=VLOOKUP([.A116];['1112'.$A$1:.$H$401];8;0)" office:value-type="float" office:value="0">
            <text:p>#N/A</text:p>
          </table:table-cell>
          <table:table-cell table:formula="of:=ROUND(IF(ISERROR([.I116]);[.H116];((2*[.H116])+[.I116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CAN22305198801</text:p>
          </table:table-cell>
          <table:table-cell office:value-type="string">
            <text:p>CRAWFORD Rosanna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formula="of:=[.C117]/[.D117]" office:value-type="float" office:value="1.57142857142857">
            <text:p>1.5714285714</text:p>
          </table:table-cell>
          <table:table-cell table:formula="of:=([.E117]-[.$M$1])/[.$L$1]" office:value-type="float" office:value="-1.05357142857143">
            <text:p>-1.0535714286</text:p>
          </table:table-cell>
          <table:table-cell table:formula="of:=[.F117]/SQRT(1+[.F117]^2)" office:value-type="float" office:value="-0.72530629092587">
            <text:p>-0.7253062909</text:p>
          </table:table-cell>
          <table:table-cell table:formula="of:=ROUND(([.G117]*5)+[.$N$1];2)" office:value-type="float" office:value="1.37">
            <text:p>1.37</text:p>
          </table:table-cell>
          <table:table-cell table:formula="of:=VLOOKUP([.A117];['1112'.$A$1:.$H$401];8;0)" office:value-type="float" office:value="1.26">
            <text:p>1.26</text:p>
          </table:table-cell>
          <table:table-cell table:formula="of:=ROUND(IF(ISERROR([.I117]);[.H117];((2*[.H117])+[.I117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UI10503197901</text:p>
          </table:table-cell>
          <table:table-cell office:value-type="string">
            <text:p>HALLENBARTER Simon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[.C118]/[.D118]" office:value-type="float" office:value="1.5625">
            <text:p>1.5625</text:p>
          </table:table-cell>
          <table:table-cell table:formula="of:=([.E118]-[.$M$1])/[.$L$1]" office:value-type="float" office:value="-1.0546875">
            <text:p>-1.0546875</text:p>
          </table:table-cell>
          <table:table-cell table:formula="of:=[.F118]/SQRT(1+[.F118]^2)" office:value-type="float" office:value="-0.725670123344419">
            <text:p>-0.7256701233</text:p>
          </table:table-cell>
          <table:table-cell table:formula="of:=ROUND(([.G118]*5)+[.$N$1];2)" office:value-type="float" office:value="1.37">
            <text:p>1.37</text:p>
          </table:table-cell>
          <table:table-cell table:formula="of:=VLOOKUP([.A118];['1112'.$A$1:.$H$401];8;0)" office:value-type="float" office:value="1.8">
            <text:p>1.8</text:p>
          </table:table-cell>
          <table:table-cell table:formula="of:=ROUND(IF(ISERROR([.I118]);[.H118];((2*[.H118])+[.I118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BLR11507198801</text:p>
          </table:table-cell>
          <table:table-cell office:value-type="string">
            <text:p>CHEPELIN Vladimir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[.C119]/[.D119]" office:value-type="float" office:value="1.55555555555556">
            <text:p>1.5555555556</text:p>
          </table:table-cell>
          <table:table-cell table:formula="of:=([.E119]-[.$M$1])/[.$L$1]" office:value-type="float" office:value="-1.05555555555556">
            <text:p>-1.0555555556</text:p>
          </table:table-cell>
          <table:table-cell table:formula="of:=[.F119]/SQRT(1+[.F119]^2)" office:value-type="float" office:value="-0.725952683905827">
            <text:p>-0.7259526839</text:p>
          </table:table-cell>
          <table:table-cell table:formula="of:=ROUND(([.G119]*5)+[.$N$1];2)" office:value-type="float" office:value="1.37">
            <text:p>1.37</text:p>
          </table:table-cell>
          <table:table-cell table:formula="of:=VLOOKUP([.A119];['1112'.$A$1:.$H$401];8;0)" office:value-type="float" office:value="1.1">
            <text:p>1.1</text:p>
          </table:table-cell>
          <table:table-cell table:formula="of:=ROUND(IF(ISERROR([.I119]);[.H119];((2*[.H119])+[.I119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VK10402197801</text:p>
          </table:table-cell>
          <table:table-cell office:value-type="string">
            <text:p>HURAJT Pavol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[.C120]/[.D120]" office:value-type="float" office:value="1.53333333333333">
            <text:p>1.5333333333</text:p>
          </table:table-cell>
          <table:table-cell table:formula="of:=([.E120]-[.$M$1])/[.$L$1]" office:value-type="float" office:value="-1.05833333333333">
            <text:p>-1.0583333333</text:p>
          </table:table-cell>
          <table:table-cell table:formula="of:=[.F120]/SQRT(1+[.F120]^2)" office:value-type="float" office:value="-0.726854412942108">
            <text:p>-0.7268544129</text:p>
          </table:table-cell>
          <table:table-cell table:formula="of:=ROUND(([.G120]*5)+[.$N$1];2)" office:value-type="float" office:value="1.37">
            <text:p>1.37</text:p>
          </table:table-cell>
          <table:table-cell table:formula="of:=VLOOKUP([.A120];['1112'.$A$1:.$H$401];8;0)" office:value-type="float" office:value="1.48">
            <text:p>1.48</text:p>
          </table:table-cell>
          <table:table-cell table:formula="of:=ROUND(IF(ISERROR([.I120]);[.H120];((2*[.H120])+[.I120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JPN10512198101</text:p>
          </table:table-cell>
          <table:table-cell office:value-type="string">
            <text:p>NAGAI Junji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C121]/[.D121]" office:value-type="float" office:value="1.5">
            <text:p>1.5</text:p>
          </table:table-cell>
          <table:table-cell table:formula="of:=([.E121]-[.$M$1])/[.$L$1]" office:value-type="float" office:value="-1.0625">
            <text:p>-1.0625</text:p>
          </table:table-cell>
          <table:table-cell table:formula="of:=[.F121]/SQRT(1+[.F121]^2)" office:value-type="float" office:value="-0.728199992692803">
            <text:p>-0.7281999927</text:p>
          </table:table-cell>
          <table:table-cell table:formula="of:=ROUND(([.G121]*5)+[.$N$1];2)" office:value-type="float" office:value="1.36">
            <text:p>1.36</text:p>
          </table:table-cell>
          <table:table-cell table:formula="of:=VLOOKUP([.A121];['1112'.$A$1:.$H$401];8;0)" office:value-type="float" office:value="1.23">
            <text:p>1.23</text:p>
          </table:table-cell>
          <table:table-cell table:formula="of:=ROUND(IF(ISERROR([.I121]);[.H121];((2*[.H121])+[.I121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LR11510198601</text:p>
          </table:table-cell>
          <table:table-cell office:value-type="string">
            <text:p>BABCHYN Aliaksandr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C122]/[.D122]" office:value-type="float" office:value="1.42857142857143">
            <text:p>1.4285714286</text:p>
          </table:table-cell>
          <table:table-cell table:formula="of:=([.E122]-[.$M$1])/[.$L$1]" office:value-type="float" office:value="-1.07142857142857">
            <text:p>-1.0714285714</text:p>
          </table:table-cell>
          <table:table-cell table:formula="of:=[.F122]/SQRT(1+[.F122]^2)" office:value-type="float" office:value="-0.731055268242869">
            <text:p>-0.7310552682</text:p>
          </table:table-cell>
          <table:table-cell table:formula="of:=ROUND(([.G122]*5)+[.$N$1];2)" office:value-type="float" office:value="1.34">
            <text:p>1.34</text:p>
          </table:table-cell>
          <table:table-cell table:formula="of:=VLOOKUP([.A122];['1112'.$A$1:.$H$401];8;0)" office:value-type="float" office:value="1.2">
            <text:p>1.2</text:p>
          </table:table-cell>
          <table:table-cell table:formula="of:=ROUND(IF(ISERROR([.I122]);[.H122];((2*[.H122])+[.I122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VK11407198201</text:p>
          </table:table-cell>
          <table:table-cell office:value-type="string">
            <text:p>MATIASKO Miroslav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[.C123]/[.D123]" office:value-type="float" office:value="1.41176470588235">
            <text:p>1.4117647059</text:p>
          </table:table-cell>
          <table:table-cell table:formula="of:=([.E123]-[.$M$1])/[.$L$1]" office:value-type="float" office:value="-1.07352941176471">
            <text:p>-1.0735294118</text:p>
          </table:table-cell>
          <table:table-cell table:formula="of:=[.F123]/SQRT(1+[.F123]^2)" office:value-type="float" office:value="-0.731721570919939">
            <text:p>-0.7317215709</text:p>
          </table:table-cell>
          <table:table-cell table:formula="of:=ROUND(([.G123]*5)+[.$N$1];2)" office:value-type="float" office:value="1.34">
            <text:p>1.34</text:p>
          </table:table-cell>
          <table:table-cell table:formula="of:=VLOOKUP([.A123];['1112'.$A$1:.$H$401];8;0)" office:value-type="float" office:value="1.37">
            <text:p>1.37</text:p>
          </table:table-cell>
          <table:table-cell table:formula="of:=ROUND(IF(ISERROR([.I123]);[.H123];((2*[.H123])+[.I123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CAN10611199001</text:p>
          </table:table-cell>
          <table:table-cell office:value-type="string">
            <text:p>GOW Scott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[.C124]/[.D124]" office:value-type="float" office:value="1.41176470588235">
            <text:p>1.4117647059</text:p>
          </table:table-cell>
          <table:table-cell table:formula="of:=([.E124]-[.$M$1])/[.$L$1]" office:value-type="float" office:value="-1.07352941176471">
            <text:p>-1.0735294118</text:p>
          </table:table-cell>
          <table:table-cell table:formula="of:=[.F124]/SQRT(1+[.F124]^2)" office:value-type="float" office:value="-0.731721570919939">
            <text:p>-0.7317215709</text:p>
          </table:table-cell>
          <table:table-cell table:formula="of:=ROUND(([.G124]*5)+[.$N$1];2)" office:value-type="float" office:value="1.34">
            <text:p>1.34</text:p>
          </table:table-cell>
          <table:table-cell table:formula="of:=VLOOKUP([.A124];['1112'.$A$1:.$H$401];8;0)" office:value-type="float" office:value="1.14">
            <text:p>1.14</text:p>
          </table:table-cell>
          <table:table-cell table:formula="of:=ROUND(IF(ISERROR([.I124]);[.H124];((2*[.H124])+[.I12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WE20711198601</text:p>
          </table:table-cell>
          <table:table-cell office:value-type="string">
            <text:p>HOEGBERG Elisabeth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[.C125]/[.D125]" office:value-type="float" office:value="1.4">
            <text:p>1.4</text:p>
          </table:table-cell>
          <table:table-cell table:formula="of:=([.E125]-[.$M$1])/[.$L$1]" office:value-type="float" office:value="-1.075">
            <text:p>-1.075</text:p>
          </table:table-cell>
          <table:table-cell table:formula="of:=[.F125]/SQRT(1+[.F125]^2)" office:value-type="float" office:value="-0.732186738163084">
            <text:p>-0.7321867382</text:p>
          </table:table-cell>
          <table:table-cell table:formula="of:=ROUND(([.G125]*5)+[.$N$1];2)" office:value-type="float" office:value="1.34">
            <text:p>1.34</text:p>
          </table:table-cell>
          <table:table-cell table:formula="of:=VLOOKUP([.A125];['1112'.$A$1:.$H$401];8;0)" office:value-type="float" office:value="1.41">
            <text:p>1.41</text:p>
          </table:table-cell>
          <table:table-cell table:formula="of:=ROUND(IF(ISERROR([.I125]);[.H125];((2*[.H125])+[.I125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UKR13004198701</text:p>
          </table:table-cell>
          <table:table-cell office:value-type="string">
            <text:p>PRYMA Artem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[.C126]/[.D126]" office:value-type="float" office:value="1.38095238095238">
            <text:p>1.380952381</text:p>
          </table:table-cell>
          <table:table-cell table:formula="of:=([.E126]-[.$M$1])/[.$L$1]" office:value-type="float" office:value="-1.07738095238095">
            <text:p>-1.0773809524</text:p>
          </table:table-cell>
          <table:table-cell table:formula="of:=[.F126]/SQRT(1+[.F126]^2)" office:value-type="float" office:value="-0.732937699643414">
            <text:p>-0.7329376996</text:p>
          </table:table-cell>
          <table:table-cell table:formula="of:=ROUND(([.G126]*5)+[.$N$1];2)" office:value-type="float" office:value="1.34">
            <text:p>1.34</text:p>
          </table:table-cell>
          <table:table-cell table:formula="of:=VLOOKUP([.A126];['1112'.$A$1:.$H$401];8;0)" office:value-type="float" office:value="1.6">
            <text:p>1.6</text:p>
          </table:table-cell>
          <table:table-cell table:formula="of:=ROUND(IF(ISERROR([.I126]);[.H126];((2*[.H126])+[.I126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SUI12206199001</text:p>
          </table:table-cell>
          <table:table-cell office:value-type="string">
            <text:p>DOLDER Mario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[.C127]/[.D127]" office:value-type="float" office:value="1.36363636363636">
            <text:p>1.3636363636</text:p>
          </table:table-cell>
          <table:table-cell table:formula="of:=([.E127]-[.$M$1])/[.$L$1]" office:value-type="float" office:value="-1.07954545454545">
            <text:p>-1.0795454545</text:p>
          </table:table-cell>
          <table:table-cell table:formula="of:=[.F127]/SQRT(1+[.F127]^2)" office:value-type="float" office:value="-0.73361807485524">
            <text:p>-0.7336180749</text:p>
          </table:table-cell>
          <table:table-cell table:formula="of:=ROUND(([.G127]*5)+[.$N$1];2)" office:value-type="float" office:value="1.33">
            <text:p>1.33</text:p>
          </table:table-cell>
          <table:table-cell table:formula="of:=VLOOKUP([.A127];['1112'.$A$1:.$H$401];8;0)" office:value-type="float" office:value="1.18">
            <text:p>1.18</text:p>
          </table:table-cell>
          <table:table-cell table:formula="of:=ROUND(IF(ISERROR([.I127]);[.H127];((2*[.H127])+[.I127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FRA10312199101</text:p>
          </table:table-cell>
          <table:table-cell office:value-type="string">
            <text:p>DESTHIEUX Simon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C128]/[.D128]" office:value-type="float" office:value="1.35">
            <text:p>1.35</text:p>
          </table:table-cell>
          <table:table-cell table:formula="of:=([.E128]-[.$M$1])/[.$L$1]" office:value-type="float" office:value="-1.08125">
            <text:p>-1.08125</text:p>
          </table:table-cell>
          <table:table-cell table:formula="of:=[.F128]/SQRT(1+[.F128]^2)" office:value-type="float" office:value="-0.734152322249424">
            <text:p>-0.7341523222</text:p>
          </table:table-cell>
          <table:table-cell table:formula="of:=ROUND(([.G128]*5)+[.$N$1];2)" office:value-type="float" office:value="1.33">
            <text:p>1.33</text:p>
          </table:table-cell>
          <table:table-cell table:formula="of:=VLOOKUP([.A128];['1112'.$A$1:.$H$401];8;0)" office:value-type="float" office:value="0">
            <text:p>#N/A</text:p>
          </table:table-cell>
          <table:table-cell table:formula="of:=ROUND(IF(ISERROR([.I128]);[.H128];((2*[.H128])+[.I128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LR22307198201</text:p>
          </table:table-cell>
          <table:table-cell office:value-type="string">
            <text:p>KALINCHIK Liudmila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[.C129]/[.D129]" office:value-type="float" office:value="1.33333333333333">
            <text:p>1.3333333333</text:p>
          </table:table-cell>
          <table:table-cell table:formula="of:=([.E129]-[.$M$1])/[.$L$1]" office:value-type="float" office:value="-1.08333333333333">
            <text:p>-1.0833333333</text:p>
          </table:table-cell>
          <table:table-cell table:formula="of:=[.F129]/SQRT(1+[.F129]^2)" office:value-type="float" office:value="-0.734803444627488">
            <text:p>-0.7348034446</text:p>
          </table:table-cell>
          <table:table-cell table:formula="of:=ROUND(([.G129]*5)+[.$N$1];2)" office:value-type="float" office:value="1.33">
            <text:p>1.33</text:p>
          </table:table-cell>
          <table:table-cell table:formula="of:=VLOOKUP([.A129];['1112'.$A$1:.$H$401];8;0)" office:value-type="float" office:value="1.78">
            <text:p>1.78</text:p>
          </table:table-cell>
          <table:table-cell table:formula="of:=ROUND(IF(ISERROR([.I129]);[.H129];((2*[.H129])+[.I129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POL10104198801</text:p>
          </table:table-cell>
          <table:table-cell office:value-type="string">
            <text:p>SZCZUREK Lukasz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[.C130]/[.D130]" office:value-type="float" office:value="1.33333333333333">
            <text:p>1.3333333333</text:p>
          </table:table-cell>
          <table:table-cell table:formula="of:=([.E130]-[.$M$1])/[.$L$1]" office:value-type="float" office:value="-1.08333333333333">
            <text:p>-1.0833333333</text:p>
          </table:table-cell>
          <table:table-cell table:formula="of:=[.F130]/SQRT(1+[.F130]^2)" office:value-type="float" office:value="-0.734803444627488">
            <text:p>-0.7348034446</text:p>
          </table:table-cell>
          <table:table-cell table:formula="of:=ROUND(([.G130]*5)+[.$N$1];2)" office:value-type="float" office:value="1.33">
            <text:p>1.33</text:p>
          </table:table-cell>
          <table:table-cell table:formula="of:=VLOOKUP([.A130];['1112'.$A$1:.$H$401];8;0)" office:value-type="float" office:value="1.32">
            <text:p>1.32</text:p>
          </table:table-cell>
          <table:table-cell table:formula="of:=ROUND(IF(ISERROR([.I130]);[.H130];((2*[.H130])+[.I13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CAN12510198301</text:p>
          </table:table-cell>
          <table:table-cell office:value-type="string">
            <text:p>PERRAS Scott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[.C131]/[.D131]" office:value-type="float" office:value="1.32">
            <text:p>1.32</text:p>
          </table:table-cell>
          <table:table-cell table:formula="of:=([.E131]-[.$M$1])/[.$L$1]" office:value-type="float" office:value="-1.085">
            <text:p>-1.085</text:p>
          </table:table-cell>
          <table:table-cell table:formula="of:=[.F131]/SQRT(1+[.F131]^2)" office:value-type="float" office:value="-0.735322884140095">
            <text:p>-0.7353228841</text:p>
          </table:table-cell>
          <table:table-cell table:formula="of:=ROUND(([.G131]*5)+[.$N$1];2)" office:value-type="float" office:value="1.32">
            <text:p>1.32</text:p>
          </table:table-cell>
          <table:table-cell table:formula="of:=VLOOKUP([.A131];['1112'.$A$1:.$H$401];8;0)" office:value-type="float" office:value="1.22">
            <text:p>1.22</text:p>
          </table:table-cell>
          <table:table-cell table:formula="of:=ROUND(IF(ISERROR([.I131]);[.H131];((2*[.H131])+[.I131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VK11005198301</text:p>
          </table:table-cell>
          <table:table-cell office:value-type="string">
            <text:p>KAZAR Matej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formula="of:=[.C132]/[.D132]" office:value-type="float" office:value="1.31034482758621">
            <text:p>1.3103448276</text:p>
          </table:table-cell>
          <table:table-cell table:formula="of:=([.E132]-[.$M$1])/[.$L$1]" office:value-type="float" office:value="-1.08620689655172">
            <text:p>-1.0862068966</text:p>
          </table:table-cell>
          <table:table-cell table:formula="of:=[.F132]/SQRT(1+[.F132]^2)" office:value-type="float" office:value="-0.735698222836804">
            <text:p>-0.7356982228</text:p>
          </table:table-cell>
          <table:table-cell table:formula="of:=ROUND(([.G132]*5)+[.$N$1];2)" office:value-type="float" office:value="1.32">
            <text:p>1.32</text:p>
          </table:table-cell>
          <table:table-cell table:formula="of:=VLOOKUP([.A132];['1112'.$A$1:.$H$401];8;0)" office:value-type="float" office:value="1.34">
            <text:p>1.34</text:p>
          </table:table-cell>
          <table:table-cell table:formula="of:=ROUND(IF(ISERROR([.I132]);[.H132];((2*[.H132])+[.I132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RUS22809198001</text:p>
          </table:table-cell>
          <table:table-cell office:value-type="string">
            <text:p>KHRUSTALEVA Elena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[.C133]/[.D133]" office:value-type="float" office:value="1.30769230769231">
            <text:p>1.3076923077</text:p>
          </table:table-cell>
          <table:table-cell table:formula="of:=([.E133]-[.$M$1])/[.$L$1]" office:value-type="float" office:value="-1.08653846153846">
            <text:p>-1.0865384615</text:p>
          </table:table-cell>
          <table:table-cell table:formula="of:=[.F133]/SQRT(1+[.F133]^2)" office:value-type="float" office:value="-0.73580121934274">
            <text:p>-0.7358012193</text:p>
          </table:table-cell>
          <table:table-cell table:formula="of:=ROUND(([.G133]*5)+[.$N$1];2)" office:value-type="float" office:value="1.32">
            <text:p>1.32</text:p>
          </table:table-cell>
          <table:table-cell table:formula="of:=VLOOKUP([.A133];['1112'.$A$1:.$H$401];8;0)" office:value-type="float" office:value="1.63">
            <text:p>1.63</text:p>
          </table:table-cell>
          <table:table-cell table:formula="of:=ROUND(IF(ISERROR([.I133]);[.H133];((2*[.H133])+[.I133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BUL11703198701</text:p>
          </table:table-cell>
          <table:table-cell office:value-type="string">
            <text:p>ILIEV Vladimir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f:=[.C134]/[.D134]" office:value-type="float" office:value="1.25925925925926">
            <text:p>1.2592592593</text:p>
          </table:table-cell>
          <table:table-cell table:formula="of:=([.E134]-[.$M$1])/[.$L$1]" office:value-type="float" office:value="-1.09259259259259">
            <text:p>-1.0925925926</text:p>
          </table:table-cell>
          <table:table-cell table:formula="of:=[.F134]/SQRT(1+[.F134]^2)" office:value-type="float" office:value="-0.737672912354375">
            <text:p>-0.7376729124</text:p>
          </table:table-cell>
          <table:table-cell table:formula="of:=ROUND(([.G134]*5)+[.$N$1];2)" office:value-type="float" office:value="1.31">
            <text:p>1.31</text:p>
          </table:table-cell>
          <table:table-cell table:formula="of:=VLOOKUP([.A134];['1112'.$A$1:.$H$401];8;0)" office:value-type="float" office:value="1.28">
            <text:p>1.28</text:p>
          </table:table-cell>
          <table:table-cell table:formula="of:=ROUND(IF(ISERROR([.I134]);[.H134];((2*[.H134])+[.I13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ROM22903198901</text:p>
          </table:table-cell>
          <table:table-cell office:value-type="string">
            <text:p>FERENCZ Reka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[.C135]/[.D135]" office:value-type="float" office:value="1.22727272727273">
            <text:p>1.2272727273</text:p>
          </table:table-cell>
          <table:table-cell table:formula="of:=([.E135]-[.$M$1])/[.$L$1]" office:value-type="float" office:value="-1.09659090909091">
            <text:p>-1.0965909091</text:p>
          </table:table-cell>
          <table:table-cell table:formula="of:=[.F135]/SQRT(1+[.F135]^2)" office:value-type="float" office:value="-0.73889977929367">
            <text:p>-0.7388997793</text:p>
          </table:table-cell>
          <table:table-cell table:formula="of:=ROUND(([.G135]*5)+[.$N$1];2)" office:value-type="float" office:value="1.31">
            <text:p>1.31</text:p>
          </table:table-cell>
          <table:table-cell table:formula="of:=VLOOKUP([.A135];['1112'.$A$1:.$H$401];8;0)" office:value-type="float" office:value="1.52">
            <text:p>1.52</text:p>
          </table:table-cell>
          <table:table-cell table:formula="of:=ROUND(IF(ISERROR([.I135]);[.H135];((2*[.H135])+[.I135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LTU10105199001</text:p>
          </table:table-cell>
          <table:table-cell office:value-type="string">
            <text:p>KAUKENAS Tomas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[.C136]/[.D136]" office:value-type="float" office:value="1.2">
            <text:p>1.2</text:p>
          </table:table-cell>
          <table:table-cell table:formula="of:=([.E136]-[.$M$1])/[.$L$1]" office:value-type="float" office:value="-1.1">
            <text:p>-1.1</text:p>
          </table:table-cell>
          <table:table-cell table:formula="of:=[.F136]/SQRT(1+[.F136]^2)" office:value-type="float" office:value="-0.739940073395944">
            <text:p>-0.7399400734</text:p>
          </table:table-cell>
          <table:table-cell table:formula="of:=ROUND(([.G136]*5)+[.$N$1];2)" office:value-type="float" office:value="1.3">
            <text:p>1.3</text:p>
          </table:table-cell>
          <table:table-cell table:formula="of:=VLOOKUP([.A136];['1112'.$A$1:.$H$401];8;0)" office:value-type="float" office:value="1.15">
            <text:p>1.15</text:p>
          </table:table-cell>
          <table:table-cell table:formula="of:=ROUND(IF(ISERROR([.I136]);[.H136];((2*[.H136])+[.I136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CAN20512198201</text:p>
          </table:table-cell>
          <table:table-cell office:value-type="string">
            <text:p>KOCHER Zina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[.C137]/[.D137]" office:value-type="float" office:value="1.17391304347826">
            <text:p>1.1739130435</text:p>
          </table:table-cell>
          <table:table-cell table:formula="of:=([.E137]-[.$M$1])/[.$L$1]" office:value-type="float" office:value="-1.10326086956522">
            <text:p>-1.1032608696</text:p>
          </table:table-cell>
          <table:table-cell table:formula="of:=[.F137]/SQRT(1+[.F137]^2)" office:value-type="float" office:value="-0.740930194274457">
            <text:p>-0.7409301943</text:p>
          </table:table-cell>
          <table:table-cell table:formula="of:=ROUND(([.G137]*5)+[.$N$1];2)" office:value-type="float" office:value="1.3">
            <text:p>1.3</text:p>
          </table:table-cell>
          <table:table-cell table:formula="of:=VLOOKUP([.A137];['1112'.$A$1:.$H$401];8;0)" office:value-type="float" office:value="1.89">
            <text:p>1.89</text:p>
          </table:table-cell>
          <table:table-cell table:formula="of:=ROUND(IF(ISERROR([.I137]);[.H137];((2*[.H137])+[.I137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CHN20511199101</text:p>
          </table:table-cell>
          <table:table-cell office:value-type="string">
            <text:p>TANG Jialin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C138]/[.D138]" office:value-type="float" office:value="1.13333333333333">
            <text:p>1.1333333333</text:p>
          </table:table-cell>
          <table:table-cell table:formula="of:=([.E138]-[.$M$1])/[.$L$1]" office:value-type="float" office:value="-1.10833333333333">
            <text:p>-1.1083333333</text:p>
          </table:table-cell>
          <table:table-cell table:formula="of:=[.F138]/SQRT(1+[.F138]^2)" office:value-type="float" office:value="-0.742460834823105">
            <text:p>-0.7424608348</text:p>
          </table:table-cell>
          <table:table-cell table:formula="of:=ROUND(([.G138]*5)+[.$N$1];2)" office:value-type="float" office:value="1.29">
            <text:p>1.29</text:p>
          </table:table-cell>
          <table:table-cell table:formula="of:=VLOOKUP([.A138];['1112'.$A$1:.$H$401];8;0)" office:value-type="float" office:value="2.09">
            <text:p>2.09</text:p>
          </table:table-cell>
          <table:table-cell table:formula="of:=ROUND(IF(ISERROR([.I138]);[.H138];((2*[.H138])+[.I138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EST22105199301</text:p>
          </table:table-cell>
          <table:table-cell office:value-type="string">
            <text:p>GAIM Gret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C139]/[.D139]" office:value-type="float" office:value="1.13333333333333">
            <text:p>1.1333333333</text:p>
          </table:table-cell>
          <table:table-cell table:formula="of:=([.E139]-[.$M$1])/[.$L$1]" office:value-type="float" office:value="-1.10833333333333">
            <text:p>-1.1083333333</text:p>
          </table:table-cell>
          <table:table-cell table:formula="of:=[.F139]/SQRT(1+[.F139]^2)" office:value-type="float" office:value="-0.742460834823105">
            <text:p>-0.7424608348</text:p>
          </table:table-cell>
          <table:table-cell table:formula="of:=ROUND(([.G139]*5)+[.$N$1];2)" office:value-type="float" office:value="1.29">
            <text:p>1.29</text:p>
          </table:table-cell>
          <table:table-cell table:formula="of:=VLOOKUP([.A139];['1112'.$A$1:.$H$401];8;0)" office:value-type="float" office:value="1.13">
            <text:p>1.13</text:p>
          </table:table-cell>
          <table:table-cell table:formula="of:=ROUND(IF(ISERROR([.I139]);[.H139];((2*[.H139])+[.I13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BLR21403198501</text:p>
          </table:table-cell>
          <table:table-cell office:value-type="string">
            <text:p>DUBAREZAVA Nastassia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[.C140]/[.D140]" office:value-type="float" office:value="1.1304347826087">
            <text:p>1.1304347826</text:p>
          </table:table-cell>
          <table:table-cell table:formula="of:=([.E140]-[.$M$1])/[.$L$1]" office:value-type="float" office:value="-1.10869565217391">
            <text:p>-1.1086956522</text:p>
          </table:table-cell>
          <table:table-cell table:formula="of:=[.F140]/SQRT(1+[.F140]^2)" office:value-type="float" office:value="-0.742569723568651">
            <text:p>-0.7425697236</text:p>
          </table:table-cell>
          <table:table-cell table:formula="of:=ROUND(([.G140]*5)+[.$N$1];2)" office:value-type="float" office:value="1.29">
            <text:p>1.29</text:p>
          </table:table-cell>
          <table:table-cell table:formula="of:=VLOOKUP([.A140];['1112'.$A$1:.$H$401];8;0)" office:value-type="float" office:value="1.86">
            <text:p>1.86</text:p>
          </table:table-cell>
          <table:table-cell table:formula="of:=ROUND(IF(ISERROR([.I140]);[.H140];((2*[.H140])+[.I140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FIN20911198701</text:p>
          </table:table-cell>
          <table:table-cell office:value-type="string">
            <text:p>LAUKKANEN Mari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C141]/[.D141]" office:value-type="float" office:value="1.11111111111111">
            <text:p>1.1111111111</text:p>
          </table:table-cell>
          <table:table-cell table:formula="of:=([.E141]-[.$M$1])/[.$L$1]" office:value-type="float" office:value="-1.11111111111111">
            <text:p>-1.1111111111</text:p>
          </table:table-cell>
          <table:table-cell table:formula="of:=[.F141]/SQRT(1+[.F141]^2)" office:value-type="float" office:value="-0.743294146247166">
            <text:p>-0.7432941462</text:p>
          </table:table-cell>
          <table:table-cell table:formula="of:=ROUND(([.G141]*5)+[.$N$1];2)" office:value-type="float" office:value="1.28">
            <text:p>1.28</text:p>
          </table:table-cell>
          <table:table-cell table:formula="of:=VLOOKUP([.A141];['1112'.$A$1:.$H$401];8;0)" office:value-type="float" office:value="1.35">
            <text:p>1.35</text:p>
          </table:table-cell>
          <table:table-cell table:formula="of:=ROUND(IF(ISERROR([.I141]);[.H141];((2*[.H141])+[.I141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CZE20812198801</text:p>
          </table:table-cell>
          <table:table-cell office:value-type="string">
            <text:p>ZVARICOVA Veronika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C142]/[.D142]" office:value-type="float" office:value="1.08333333333333">
            <text:p>1.0833333333</text:p>
          </table:table-cell>
          <table:table-cell table:formula="of:=([.E142]-[.$M$1])/[.$L$1]" office:value-type="float" office:value="-1.11458333333333">
            <text:p>-1.1145833333</text:p>
          </table:table-cell>
          <table:table-cell table:formula="of:=[.F142]/SQRT(1+[.F142]^2)" office:value-type="float" office:value="-0.744330941644623">
            <text:p>-0.7443309416</text:p>
          </table:table-cell>
          <table:table-cell table:formula="of:=ROUND(([.G142]*5)+[.$N$1];2)" office:value-type="float" office:value="1.28">
            <text:p>1.28</text:p>
          </table:table-cell>
          <table:table-cell table:formula="of:=VLOOKUP([.A142];['1112'.$A$1:.$H$401];8;0)" office:value-type="float" office:value="1.14">
            <text:p>1.14</text:p>
          </table:table-cell>
          <table:table-cell table:formula="of:=ROUND(IF(ISERROR([.I142]);[.H142];((2*[.H142])+[.I142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FRA22804197701</text:p>
          </table:table-cell>
          <table:table-cell office:value-type="string">
            <text:p>SOULIE Laure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[.C143]/[.D143]" office:value-type="float" office:value="1.0625">
            <text:p>1.0625</text:p>
          </table:table-cell>
          <table:table-cell table:formula="of:=([.E143]-[.$M$1])/[.$L$1]" office:value-type="float" office:value="-1.1171875">
            <text:p>-1.1171875</text:p>
          </table:table-cell>
          <table:table-cell table:formula="of:=[.F143]/SQRT(1+[.F143]^2)" office:value-type="float" office:value="-0.745105022701604">
            <text:p>-0.7451050227</text:p>
          </table:table-cell>
          <table:table-cell table:formula="of:=ROUND(([.G143]*5)+[.$N$1];2)" office:value-type="float" office:value="1.27">
            <text:p>1.27</text:p>
          </table:table-cell>
          <table:table-cell table:formula="of:=VLOOKUP([.A143];['1112'.$A$1:.$H$401];8;0)" office:value-type="float" office:value="1.45">
            <text:p>1.45</text:p>
          </table:table-cell>
          <table:table-cell table:formula="of:=ROUND(IF(ISERROR([.I143]);[.H143];((2*[.H143])+[.I143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LR12704197901</text:p>
          </table:table-cell>
          <table:table-cell office:value-type="string">
            <text:p>NOVIKOV Sergey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C144]/[.D144]" office:value-type="float" office:value="1.05">
            <text:p>1.05</text:p>
          </table:table-cell>
          <table:table-cell table:formula="of:=([.E144]-[.$M$1])/[.$L$1]" office:value-type="float" office:value="-1.11875">
            <text:p>-1.11875</text:p>
          </table:table-cell>
          <table:table-cell table:formula="of:=[.F144]/SQRT(1+[.F144]^2)" office:value-type="float" office:value="-0.745568030802704">
            <text:p>-0.7455680308</text:p>
          </table:table-cell>
          <table:table-cell table:formula="of:=ROUND(([.G144]*5)+[.$N$1];2)" office:value-type="float" office:value="1.27">
            <text:p>1.27</text:p>
          </table:table-cell>
          <table:table-cell table:formula="of:=VLOOKUP([.A144];['1112'.$A$1:.$H$401];8;0)" office:value-type="float" office:value="1.72">
            <text:p>1.72</text:p>
          </table:table-cell>
          <table:table-cell table:formula="of:=ROUND(IF(ISERROR([.I144]);[.H144];((2*[.H144])+[.I144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SWE22109198601</text:p>
          </table:table-cell>
          <table:table-cell office:value-type="string">
            <text:p>MATTSSON Elin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C145]/[.D145]" office:value-type="float" office:value="1.04166666666667">
            <text:p>1.0416666667</text:p>
          </table:table-cell>
          <table:table-cell table:formula="of:=([.E145]-[.$M$1])/[.$L$1]" office:value-type="float" office:value="-1.11979166666667">
            <text:p>-1.1197916667</text:p>
          </table:table-cell>
          <table:table-cell table:formula="of:=[.F145]/SQRT(1+[.F145]^2)" office:value-type="float" office:value="-0.745876104302737">
            <text:p>-0.7458761043</text:p>
          </table:table-cell>
          <table:table-cell table:formula="of:=ROUND(([.G145]*5)+[.$N$1];2)" office:value-type="float" office:value="1.27">
            <text:p>1.27</text:p>
          </table:table-cell>
          <table:table-cell table:formula="of:=VLOOKUP([.A145];['1112'.$A$1:.$H$401];8;0)" office:value-type="float" office:value="1.13">
            <text:p>1.13</text:p>
          </table:table-cell>
          <table:table-cell table:formula="of:=ROUND(IF(ISERROR([.I145]);[.H145];((2*[.H145])+[.I14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ITA21711199101</text:p>
          </table:table-cell>
          <table:table-cell office:value-type="string">
            <text:p>GONTIER Nicole</text:p>
          </table:table-cell>
          <table:table-cell table:number-columns-repeated="2" office:value-type="float" office:value="25">
            <text:p>25</text:p>
          </table:table-cell>
          <table:table-cell table:formula="of:=[.C146]/[.D146]" office:value-type="float" office:value="1">
            <text:p>1</text:p>
          </table:table-cell>
          <table:table-cell table:formula="of:=([.E146]-[.$M$1])/[.$L$1]" office:value-type="float" office:value="-1.125">
            <text:p>-1.125</text:p>
          </table:table-cell>
          <table:table-cell table:formula="of:=[.F146]/SQRT(1+[.F146]^2)" office:value-type="float" office:value="-0.74740931868366">
            <text:p>-0.7474093187</text:p>
          </table:table-cell>
          <table:table-cell table:formula="of:=ROUND(([.G146]*5)+[.$N$1];2)" office:value-type="float" office:value="1.26">
            <text:p>1.26</text:p>
          </table:table-cell>
          <table:table-cell table:formula="of:=VLOOKUP([.A146];['1112'.$A$1:.$H$401];8;0)" office:value-type="float" office:value="1.11">
            <text:p>1.11</text:p>
          </table:table-cell>
          <table:table-cell table:formula="of:=ROUND(IF(ISERROR([.I146]);[.H146];((2*[.H146])+[.I146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BUL22406199301</text:p>
          </table:table-cell>
          <table:table-cell office:value-type="string">
            <text:p>DIMITROVA Niya</text:p>
          </table:table-cell>
          <table:table-cell table:number-columns-repeated="2" office:value-type="float" office:value="19">
            <text:p>19</text:p>
          </table:table-cell>
          <table:table-cell table:formula="of:=[.C147]/[.D147]" office:value-type="float" office:value="1">
            <text:p>1</text:p>
          </table:table-cell>
          <table:table-cell table:formula="of:=([.E147]-[.$M$1])/[.$L$1]" office:value-type="float" office:value="-1.125">
            <text:p>-1.125</text:p>
          </table:table-cell>
          <table:table-cell table:formula="of:=[.F147]/SQRT(1+[.F147]^2)" office:value-type="float" office:value="-0.74740931868366">
            <text:p>-0.7474093187</text:p>
          </table:table-cell>
          <table:table-cell table:formula="of:=ROUND(([.G147]*5)+[.$N$1];2)" office:value-type="float" office:value="1.26">
            <text:p>1.26</text:p>
          </table:table-cell>
          <table:table-cell table:formula="of:=VLOOKUP([.A147];['1112'.$A$1:.$H$401];8;0)" office:value-type="float" office:value="1.32">
            <text:p>1.32</text:p>
          </table:table-cell>
          <table:table-cell table:formula="of:=ROUND(IF(ISERROR([.I147]);[.H147];((2*[.H147])+[.I147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LAT11905199001</text:p>
          </table:table-cell>
          <table:table-cell office:value-type="string">
            <text:p>PUZULIS Rolands</text:p>
          </table:table-cell>
          <table:table-cell table:number-columns-repeated="2" office:value-type="float" office:value="11">
            <text:p>11</text:p>
          </table:table-cell>
          <table:table-cell table:formula="of:=[.C148]/[.D148]" office:value-type="float" office:value="1">
            <text:p>1</text:p>
          </table:table-cell>
          <table:table-cell table:formula="of:=([.E148]-[.$M$1])/[.$L$1]" office:value-type="float" office:value="-1.125">
            <text:p>-1.125</text:p>
          </table:table-cell>
          <table:table-cell table:formula="of:=[.F148]/SQRT(1+[.F148]^2)" office:value-type="float" office:value="-0.74740931868366">
            <text:p>-0.7474093187</text:p>
          </table:table-cell>
          <table:table-cell table:formula="of:=ROUND(([.G148]*5)+[.$N$1];2)" office:value-type="float" office:value="1.26">
            <text:p>1.26</text:p>
          </table:table-cell>
          <table:table-cell table:formula="of:=VLOOKUP([.A148];['1112'.$A$1:.$H$401];8;0)" office:value-type="float" office:value="1.46">
            <text:p>1.46</text:p>
          </table:table-cell>
          <table:table-cell table:formula="of:=ROUND(IF(ISERROR([.I148]);[.H148];((2*[.H148])+[.I148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FIN12805197901</text:p>
          </table:table-cell>
          <table:table-cell office:value-type="string">
            <text:p>KALJUNEN Mika</text:p>
          </table:table-cell>
          <table:table-cell table:number-columns-repeated="2" office:value-type="float" office:value="11">
            <text:p>11</text:p>
          </table:table-cell>
          <table:table-cell table:formula="of:=[.C149]/[.D149]" office:value-type="float" office:value="1">
            <text:p>1</text:p>
          </table:table-cell>
          <table:table-cell table:formula="of:=([.E149]-[.$M$1])/[.$L$1]" office:value-type="float" office:value="-1.125">
            <text:p>-1.125</text:p>
          </table:table-cell>
          <table:table-cell table:formula="of:=[.F149]/SQRT(1+[.F149]^2)" office:value-type="float" office:value="-0.74740931868366">
            <text:p>-0.7474093187</text:p>
          </table:table-cell>
          <table:table-cell table:formula="of:=ROUND(([.G149]*5)+[.$N$1];2)" office:value-type="float" office:value="1.26">
            <text:p>1.26</text:p>
          </table:table-cell>
          <table:table-cell table:formula="of:=VLOOKUP([.A149];['1112'.$A$1:.$H$401];8;0)" office:value-type="float" office:value="0">
            <text:p>#N/A</text:p>
          </table:table-cell>
          <table:table-cell table:formula="of:=ROUND(IF(ISERROR([.I149]);[.H149];((2*[.H149])+[.I149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EST10504197601</text:p>
          </table:table-cell>
          <table:table-cell office:value-type="string">
            <text:p>TOBRELUTS Indrek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150]/[.D150]" office:value-type="float" office:value="0.947368421052632">
            <text:p>0.9473684211</text:p>
          </table:table-cell>
          <table:table-cell table:formula="of:=([.E150]-[.$M$1])/[.$L$1]" office:value-type="float" office:value="-1.13157894736842">
            <text:p>-1.1315789474</text:p>
          </table:table-cell>
          <table:table-cell table:formula="of:=[.F150]/SQRT(1+[.F150]^2)" office:value-type="float" office:value="-0.749329085481146">
            <text:p>-0.7493290855</text:p>
          </table:table-cell>
          <table:table-cell table:formula="of:=ROUND(([.G150]*5)+[.$N$1];2)" office:value-type="float" office:value="1.25">
            <text:p>1.25</text:p>
          </table:table-cell>
          <table:table-cell table:formula="of:=VLOOKUP([.A150];['1112'.$A$1:.$H$401];8;0)" office:value-type="float" office:value="1.24">
            <text:p>1.24</text:p>
          </table:table-cell>
          <table:table-cell table:formula="of:=ROUND(IF(ISERROR([.I150]);[.H150];((2*[.H150])+[.I150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VK21412198901</text:p>
          </table:table-cell>
          <table:table-cell office:value-type="string">
            <text:p>CHRAPANOVA Martina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151]/[.D151]" office:value-type="float" office:value="0.944444444444444">
            <text:p>0.9444444444</text:p>
          </table:table-cell>
          <table:table-cell table:formula="of:=([.E151]-[.$M$1])/[.$L$1]" office:value-type="float" office:value="-1.13194444444444">
            <text:p>-1.1319444444</text:p>
          </table:table-cell>
          <table:table-cell table:formula="of:=[.F151]/SQRT(1+[.F151]^2)" office:value-type="float" office:value="-0.74943518879825">
            <text:p>-0.7494351888</text:p>
          </table:table-cell>
          <table:table-cell table:formula="of:=ROUND(([.G151]*5)+[.$N$1];2)" office:value-type="float" office:value="1.25">
            <text:p>1.25</text:p>
          </table:table-cell>
          <table:table-cell table:formula="of:=VLOOKUP([.A151];['1112'.$A$1:.$H$401];8;0)" office:value-type="float" office:value="1.23">
            <text:p>1.23</text:p>
          </table:table-cell>
          <table:table-cell table:formula="of:=ROUND(IF(ISERROR([.I151]);[.H151];((2*[.H151])+[.I15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EST20305198501</text:p>
          </table:table-cell>
          <table:table-cell office:value-type="string">
            <text:p>LEHTLA Kadri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152]/[.D152]" office:value-type="float" office:value="0.9375">
            <text:p>0.9375</text:p>
          </table:table-cell>
          <table:table-cell table:formula="of:=([.E152]-[.$M$1])/[.$L$1]" office:value-type="float" office:value="-1.1328125">
            <text:p>-1.1328125</text:p>
          </table:table-cell>
          <table:table-cell table:formula="of:=[.F152]/SQRT(1+[.F152]^2)" office:value-type="float" office:value="-0.749686952943153">
            <text:p>-0.7496869529</text:p>
          </table:table-cell>
          <table:table-cell table:formula="of:=ROUND(([.G152]*5)+[.$N$1];2)" office:value-type="float" office:value="1.25">
            <text:p>1.25</text:p>
          </table:table-cell>
          <table:table-cell table:formula="of:=VLOOKUP([.A152];['1112'.$A$1:.$H$401];8;0)" office:value-type="float" office:value="1.43">
            <text:p>1.43</text:p>
          </table:table-cell>
          <table:table-cell table:formula="of:=ROUND(IF(ISERROR([.I152]);[.H152];((2*[.H152])+[.I152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KOR22502198901</text:p>
          </table:table-cell>
          <table:table-cell office:value-type="string">
            <text:p>JO In-He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153]/[.D153]" office:value-type="float" office:value="0.933333333333333">
            <text:p>0.9333333333</text:p>
          </table:table-cell>
          <table:table-cell table:formula="of:=([.E153]-[.$M$1])/[.$L$1]" office:value-type="float" office:value="-1.13333333333333">
            <text:p>-1.1333333333</text:p>
          </table:table-cell>
          <table:table-cell table:formula="of:=[.F153]/SQRT(1+[.F153]^2)" office:value-type="float" office:value="-0.749837855365092">
            <text:p>-0.7498378554</text:p>
          </table:table-cell>
          <table:table-cell table:formula="of:=ROUND(([.G153]*5)+[.$N$1];2)" office:value-type="float" office:value="1.25">
            <text:p>1.25</text:p>
          </table:table-cell>
          <table:table-cell table:formula="of:=VLOOKUP([.A153];['1112'.$A$1:.$H$401];8;0)" office:value-type="float" office:value="0">
            <text:p>#N/A</text:p>
          </table:table-cell>
          <table:table-cell table:formula="of:=ROUND(IF(ISERROR([.I153]);[.H153];((2*[.H153])+[.I153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CZE10801198801</text:p>
          </table:table-cell>
          <table:table-cell office:value-type="string">
            <text:p>KRUPCIK Toma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54]/[.D154]" office:value-type="float" office:value="0.916666666666667">
            <text:p>0.9166666667</text:p>
          </table:table-cell>
          <table:table-cell table:formula="of:=([.E154]-[.$M$1])/[.$L$1]" office:value-type="float" office:value="-1.13541666666667">
            <text:p>-1.1354166667</text:p>
          </table:table-cell>
          <table:table-cell table:formula="of:=[.F154]/SQRT(1+[.F154]^2)" office:value-type="float" office:value="-0.750440296728131">
            <text:p>-0.7504402967</text:p>
          </table:table-cell>
          <table:table-cell table:formula="of:=ROUND(([.G154]*5)+[.$N$1];2)" office:value-type="float" office:value="1.25">
            <text:p>1.25</text:p>
          </table:table-cell>
          <table:table-cell table:formula="of:=VLOOKUP([.A154];['1112'.$A$1:.$H$401];8;0)" office:value-type="float" office:value="0">
            <text:p>#N/A</text:p>
          </table:table-cell>
          <table:table-cell table:formula="of:=ROUND(IF(ISERROR([.I154]);[.H154];((2*[.H154])+[.I15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UL20505198901</text:p>
          </table:table-cell>
          <table:table-cell office:value-type="string">
            <text:p>YORDANOVA Emilia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155]/[.D155]" office:value-type="float" office:value="0.909090909090909">
            <text:p>0.9090909091</text:p>
          </table:table-cell>
          <table:table-cell table:formula="of:=([.E155]-[.$M$1])/[.$L$1]" office:value-type="float" office:value="-1.13636363636364">
            <text:p>-1.1363636364</text:p>
          </table:table-cell>
          <table:table-cell table:formula="of:=[.F155]/SQRT(1+[.F155]^2)" office:value-type="float" office:value="-0.750713516922755">
            <text:p>-0.7507135169</text:p>
          </table:table-cell>
          <table:table-cell table:formula="of:=ROUND(([.G155]*5)+[.$N$1];2)" office:value-type="float" office:value="1.25">
            <text:p>1.25</text:p>
          </table:table-cell>
          <table:table-cell table:formula="of:=VLOOKUP([.A155];['1112'.$A$1:.$H$401];8;0)" office:value-type="float" office:value="1.27">
            <text:p>1.27</text:p>
          </table:table-cell>
          <table:table-cell table:formula="of:=ROUND(IF(ISERROR([.I155]);[.H155];((2*[.H155])+[.I155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WE11702198901</text:p>
          </table:table-cell>
          <table:table-cell office:value-type="string">
            <text:p>ERIKSSON Christofer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156]/[.D156]" office:value-type="float" office:value="0.894736842105263">
            <text:p>0.8947368421</text:p>
          </table:table-cell>
          <table:table-cell table:formula="of:=([.E156]-[.$M$1])/[.$L$1]" office:value-type="float" office:value="-1.13815789473684">
            <text:p>-1.1381578947</text:p>
          </table:table-cell>
          <table:table-cell table:formula="of:=[.F156]/SQRT(1+[.F156]^2)" office:value-type="float" office:value="-0.751230142838589">
            <text:p>-0.7512301428</text:p>
          </table:table-cell>
          <table:table-cell table:formula="of:=ROUND(([.G156]*5)+[.$N$1];2)" office:value-type="float" office:value="1.24">
            <text:p>1.24</text:p>
          </table:table-cell>
          <table:table-cell table:formula="of:=VLOOKUP([.A156];['1112'.$A$1:.$H$401];8;0)" office:value-type="float" office:value="1.23">
            <text:p>1.23</text:p>
          </table:table-cell>
          <table:table-cell table:formula="of:=ROUND(IF(ISERROR([.I156]);[.H156];((2*[.H156])+[.I156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ITA11802198901</text:p>
          </table:table-cell>
          <table:table-cell office:value-type="string">
            <text:p>DUTTO Pietr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C157]/[.D157]" office:value-type="float" office:value="0.842105263157895">
            <text:p>0.8421052632</text:p>
          </table:table-cell>
          <table:table-cell table:formula="of:=([.E157]-[.$M$1])/[.$L$1]" office:value-type="float" office:value="-1.14473684210526">
            <text:p>-1.1447368421</text:p>
          </table:table-cell>
          <table:table-cell table:formula="of:=[.F157]/SQRT(1+[.F157]^2)" office:value-type="float" office:value="-0.753112686535824">
            <text:p>-0.7531126865</text:p>
          </table:table-cell>
          <table:table-cell table:formula="of:=ROUND(([.G157]*5)+[.$N$1];2)" office:value-type="float" office:value="1.23">
            <text:p>1.23</text:p>
          </table:table-cell>
          <table:table-cell table:formula="of:=VLOOKUP([.A157];['1112'.$A$1:.$H$401];8;0)" office:value-type="float" office:value="0">
            <text:p>#N/A</text:p>
          </table:table-cell>
          <table:table-cell table:formula="of:=ROUND(IF(ISERROR([.I157]);[.H157];((2*[.H157])+[.I157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FIN21404199001</text:p>
          </table:table-cell>
          <table:table-cell office:value-type="string">
            <text:p>MARKKANEN Sann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158]/[.D158]" office:value-type="float" office:value="0.833333333333333">
            <text:p>0.8333333333</text:p>
          </table:table-cell>
          <table:table-cell table:formula="of:=([.E158]-[.$M$1])/[.$L$1]" office:value-type="float" office:value="-1.14583333333333">
            <text:p>-1.1458333333</text:p>
          </table:table-cell>
          <table:table-cell table:formula="of:=[.F158]/SQRT(1+[.F158]^2)" office:value-type="float" office:value="-0.753424657534247">
            <text:p>-0.7534246575</text:p>
          </table:table-cell>
          <table:table-cell table:formula="of:=ROUND(([.G158]*5)+[.$N$1];2)" office:value-type="float" office:value="1.23">
            <text:p>1.23</text:p>
          </table:table-cell>
          <table:table-cell table:formula="of:=VLOOKUP([.A158];['1112'.$A$1:.$H$401];8;0)" office:value-type="float" office:value="1.14">
            <text:p>1.14</text:p>
          </table:table-cell>
          <table:table-cell table:formula="of:=ROUND(IF(ISERROR([.I158]);[.H158];((2*[.H158])+[.I15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WE20101198101</text:p>
          </table:table-cell>
          <table:table-cell office:value-type="string">
            <text:p>STROEMSTEDT Anna-Karin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C159]/[.D159]" office:value-type="float" office:value="0.8">
            <text:p>0.8</text:p>
          </table:table-cell>
          <table:table-cell table:formula="of:=([.E159]-[.$M$1])/[.$L$1]" office:value-type="float" office:value="-1.15">
            <text:p>-1.15</text:p>
          </table:table-cell>
          <table:table-cell table:formula="of:=[.F159]/SQRT(1+[.F159]^2)" office:value-type="float" office:value="-0.754605522163505">
            <text:p>-0.7546055222</text:p>
          </table:table-cell>
          <table:table-cell table:formula="of:=ROUND(([.G159]*5)+[.$N$1];2)" office:value-type="float" office:value="1.23">
            <text:p>1.23</text:p>
          </table:table-cell>
          <table:table-cell table:formula="of:=VLOOKUP([.A159];['1112'.$A$1:.$H$401];8;0)" office:value-type="float" office:value="1.33">
            <text:p>1.33</text:p>
          </table:table-cell>
          <table:table-cell table:formula="of:=ROUND(IF(ISERROR([.I159]);[.H159];((2*[.H159])+[.I159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UL12004198801</text:p>
          </table:table-cell>
          <table:table-cell office:value-type="string">
            <text:p>KENANOV Miroslav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C160]/[.D160]" office:value-type="float" office:value="0.8">
            <text:p>0.8</text:p>
          </table:table-cell>
          <table:table-cell table:formula="of:=([.E160]-[.$M$1])/[.$L$1]" office:value-type="float" office:value="-1.15">
            <text:p>-1.15</text:p>
          </table:table-cell>
          <table:table-cell table:formula="of:=[.F160]/SQRT(1+[.F160]^2)" office:value-type="float" office:value="-0.754605522163505">
            <text:p>-0.7546055222</text:p>
          </table:table-cell>
          <table:table-cell table:formula="of:=ROUND(([.G160]*5)+[.$N$1];2)" office:value-type="float" office:value="1.23">
            <text:p>1.23</text:p>
          </table:table-cell>
          <table:table-cell table:formula="of:=VLOOKUP([.A160];['1112'.$A$1:.$H$401];8;0)" office:value-type="float" office:value="1.31">
            <text:p>1.31</text:p>
          </table:table-cell>
          <table:table-cell table:formula="of:=ROUND(IF(ISERROR([.I160]);[.H160];((2*[.H160])+[.I16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JPN22105199001</text:p>
          </table:table-cell>
          <table:table-cell office:value-type="string">
            <text:p>NAKAJIMA Yuki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[.C161]/[.D161]" office:value-type="float" office:value="0.789473684210526">
            <text:p>0.7894736842</text:p>
          </table:table-cell>
          <table:table-cell table:formula="of:=([.E161]-[.$M$1])/[.$L$1]" office:value-type="float" office:value="-1.15131578947368">
            <text:p>-1.1513157895</text:p>
          </table:table-cell>
          <table:table-cell table:formula="of:=[.F161]/SQRT(1+[.F161]^2)" office:value-type="float" office:value="-0.754976910693908">
            <text:p>-0.7549769107</text:p>
          </table:table-cell>
          <table:table-cell table:formula="of:=ROUND(([.G161]*5)+[.$N$1];2)" office:value-type="float" office:value="1.23">
            <text:p>1.23</text:p>
          </table:table-cell>
          <table:table-cell table:formula="of:=VLOOKUP([.A161];['1112'.$A$1:.$H$401];8;0)" office:value-type="float" office:value="1.19">
            <text:p>1.19</text:p>
          </table:table-cell>
          <table:table-cell table:formula="of:=ROUND(IF(ISERROR([.I161]);[.H161];((2*[.H161])+[.I16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JPN21301198901</text:p>
          </table:table-cell>
          <table:table-cell office:value-type="string">
            <text:p>SUZUKI Fuyuko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[.C162]/[.D162]" office:value-type="float" office:value="0.782608695652174">
            <text:p>0.7826086957</text:p>
          </table:table-cell>
          <table:table-cell table:formula="of:=([.E162]-[.$M$1])/[.$L$1]" office:value-type="float" office:value="-1.15217391304348">
            <text:p>-1.152173913</text:p>
          </table:table-cell>
          <table:table-cell table:formula="of:=[.F162]/SQRT(1+[.F162]^2)" office:value-type="float" office:value="-0.755218729871842">
            <text:p>-0.7552187299</text:p>
          </table:table-cell>
          <table:table-cell table:formula="of:=ROUND(([.G162]*5)+[.$N$1];2)" office:value-type="float" office:value="1.22">
            <text:p>1.22</text:p>
          </table:table-cell>
          <table:table-cell table:formula="of:=VLOOKUP([.A162];['1112'.$A$1:.$H$401];8;0)" office:value-type="float" office:value="1.36">
            <text:p>1.36</text:p>
          </table:table-cell>
          <table:table-cell table:formula="of:=ROUND(IF(ISERROR([.I162]);[.H162];((2*[.H162])+[.I162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BLR10312198701</text:p>
          </table:table-cell>
          <table:table-cell office:value-type="string">
            <text:p>LIADOV Yuryi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C163]/[.D163]" office:value-type="float" office:value="0.769230769230769">
            <text:p>0.7692307692</text:p>
          </table:table-cell>
          <table:table-cell table:formula="of:=([.E163]-[.$M$1])/[.$L$1]" office:value-type="float" office:value="-1.15384615384615">
            <text:p>-1.1538461538</text:p>
          </table:table-cell>
          <table:table-cell table:formula="of:=[.F163]/SQRT(1+[.F163]^2)" office:value-type="float" office:value="-0.755689082789818">
            <text:p>-0.7556890828</text:p>
          </table:table-cell>
          <table:table-cell table:formula="of:=ROUND(([.G163]*5)+[.$N$1];2)" office:value-type="float" office:value="1.22">
            <text:p>1.22</text:p>
          </table:table-cell>
          <table:table-cell table:formula="of:=VLOOKUP([.A163];['1112'.$A$1:.$H$401];8;0)" office:value-type="float" office:value="1.19">
            <text:p>1.19</text:p>
          </table:table-cell>
          <table:table-cell table:formula="of:=ROUND(IF(ISERROR([.I163]);[.H163];((2*[.H163])+[.I16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GBR12305197801</text:p>
          </table:table-cell>
          <table:table-cell office:value-type="string">
            <text:p>LAPONDER Marcel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C164]/[.D164]" office:value-type="float" office:value="0.727272727272727">
            <text:p>0.7272727273</text:p>
          </table:table-cell>
          <table:table-cell table:formula="of:=([.E164]-[.$M$1])/[.$L$1]" office:value-type="float" office:value="-1.15909090909091">
            <text:p>-1.1590909091</text:p>
          </table:table-cell>
          <table:table-cell table:formula="of:=[.F164]/SQRT(1+[.F164]^2)" office:value-type="float" office:value="-0.757156729179188">
            <text:p>-0.7571567292</text:p>
          </table:table-cell>
          <table:table-cell table:formula="of:=ROUND(([.G164]*5)+[.$N$1];2)" office:value-type="float" office:value="1.21">
            <text:p>1.21</text:p>
          </table:table-cell>
          <table:table-cell table:formula="of:=VLOOKUP([.A164];['1112'.$A$1:.$H$401];8;0)" office:value-type="float" office:value="1.28">
            <text:p>1.28</text:p>
          </table:table-cell>
          <table:table-cell table:formula="of:=ROUND(IF(ISERROR([.I164]);[.H164];((2*[.H164])+[.I164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USA11705198901</text:p>
          </table:table-cell>
          <table:table-cell office:value-type="string">
            <text:p>NORDGREN Leif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[.C165]/[.D165]" office:value-type="float" office:value="0.72">
            <text:p>0.72</text:p>
          </table:table-cell>
          <table:table-cell table:formula="of:=([.E165]-[.$M$1])/[.$L$1]" office:value-type="float" office:value="-1.16">
            <text:p>-1.16</text:p>
          </table:table-cell>
          <table:table-cell table:formula="of:=[.F165]/SQRT(1+[.F165]^2)" office:value-type="float" office:value="-0.757409961600577">
            <text:p>-0.7574099616</text:p>
          </table:table-cell>
          <table:table-cell table:formula="of:=ROUND(([.G165]*5)+[.$N$1];2)" office:value-type="float" office:value="1.21">
            <text:p>1.21</text:p>
          </table:table-cell>
          <table:table-cell table:formula="of:=VLOOKUP([.A165];['1112'.$A$1:.$H$401];8;0)" office:value-type="float" office:value="1.25">
            <text:p>1.25</text:p>
          </table:table-cell>
          <table:table-cell table:formula="of:=ROUND(IF(ISERROR([.I165]);[.H165];((2*[.H165])+[.I16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VK12909198301</text:p>
          </table:table-cell>
          <table:table-cell office:value-type="string">
            <text:p>SIMOCKO Dusan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[.C166]/[.D166]" office:value-type="float" office:value="0.705882352941176">
            <text:p>0.7058823529</text:p>
          </table:table-cell>
          <table:table-cell table:formula="of:=([.E166]-[.$M$1])/[.$L$1]" office:value-type="float" office:value="-1.16176470588235">
            <text:p>-1.1617647059</text:p>
          </table:table-cell>
          <table:table-cell table:formula="of:=[.F166]/SQRT(1+[.F166]^2)" office:value-type="float" office:value="-0.757900556515496">
            <text:p>-0.7579005565</text:p>
          </table:table-cell>
          <table:table-cell table:formula="of:=ROUND(([.G166]*5)+[.$N$1];2)" office:value-type="float" office:value="1.21">
            <text:p>1.21</text:p>
          </table:table-cell>
          <table:table-cell table:formula="of:=VLOOKUP([.A166];['1112'.$A$1:.$H$401];8;0)" office:value-type="float" office:value="1.36">
            <text:p>1.36</text:p>
          </table:table-cell>
          <table:table-cell table:formula="of:=ROUND(IF(ISERROR([.I166]);[.H166];((2*[.H166])+[.I166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LTU22502198401</text:p>
          </table:table-cell>
          <table:table-cell office:value-type="string">
            <text:p>RASIMOVICIUTE Diana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C167]/[.D167]" office:value-type="float" office:value="0.7">
            <text:p>0.7</text:p>
          </table:table-cell>
          <table:table-cell table:formula="of:=([.E167]-[.$M$1])/[.$L$1]" office:value-type="float" office:value="-1.1625">
            <text:p>-1.1625</text:p>
          </table:table-cell>
          <table:table-cell table:formula="of:=[.F167]/SQRT(1+[.F167]^2)" office:value-type="float" office:value="-0.758104592340947">
            <text:p>-0.7581045923</text:p>
          </table:table-cell>
          <table:table-cell table:formula="of:=ROUND(([.G167]*5)+[.$N$1];2)" office:value-type="float" office:value="1.21">
            <text:p>1.21</text:p>
          </table:table-cell>
          <table:table-cell table:formula="of:=VLOOKUP([.A167];['1112'.$A$1:.$H$401];8;0)" office:value-type="float" office:value="1.34">
            <text:p>1.34</text:p>
          </table:table-cell>
          <table:table-cell table:formula="of:=ROUND(IF(ISERROR([.I167]);[.H167];((2*[.H167])+[.I167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CZE20811198601</text:p>
          </table:table-cell>
          <table:table-cell office:value-type="string">
            <text:p>TOMESOVA Barbora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C168]/[.D168]" office:value-type="float" office:value="0.692307692307692">
            <text:p>0.6923076923</text:p>
          </table:table-cell>
          <table:table-cell table:formula="of:=([.E168]-[.$M$1])/[.$L$1]" office:value-type="float" office:value="-1.16346153846154">
            <text:p>-1.1634615385</text:p>
          </table:table-cell>
          <table:table-cell table:formula="of:=[.F168]/SQRT(1+[.F168]^2)" office:value-type="float" office:value="-0.758371072900723">
            <text:p>-0.7583710729</text:p>
          </table:table-cell>
          <table:table-cell table:formula="of:=ROUND(([.G168]*5)+[.$N$1];2)" office:value-type="float" office:value="1.21">
            <text:p>1.21</text:p>
          </table:table-cell>
          <table:table-cell table:formula="of:=VLOOKUP([.A168];['1112'.$A$1:.$H$401];8;0)" office:value-type="float" office:value="1.13">
            <text:p>1.13</text:p>
          </table:table-cell>
          <table:table-cell table:formula="of:=ROUND(IF(ISERROR([.I168]);[.H168];((2*[.H168])+[.I16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USA11806198701</text:p>
          </table:table-cell>
          <table:table-cell office:value-type="string">
            <text:p>CURRIER Russell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[.C169]/[.D169]" office:value-type="float" office:value="0.652173913043478">
            <text:p>0.652173913</text:p>
          </table:table-cell>
          <table:table-cell table:formula="of:=([.E169]-[.$M$1])/[.$L$1]" office:value-type="float" office:value="-1.16847826086957">
            <text:p>-1.1684782609</text:p>
          </table:table-cell>
          <table:table-cell table:formula="of:=[.F169]/SQRT(1+[.F169]^2)" office:value-type="float" office:value="-0.759755260983891">
            <text:p>-0.759755261</text:p>
          </table:table-cell>
          <table:table-cell table:formula="of:=ROUND(([.G169]*5)+[.$N$1];2)" office:value-type="float" office:value="1.2">
            <text:p>1.2</text:p>
          </table:table-cell>
          <table:table-cell table:formula="of:=VLOOKUP([.A169];['1112'.$A$1:.$H$401];8;0)" office:value-type="float" office:value="2.35">
            <text:p>2.35</text:p>
          </table:table-cell>
          <table:table-cell table:formula="of:=ROUND(IF(ISERROR([.I169]);[.H169];((2*[.H169])+[.I169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EST11404197801</text:p>
          </table:table-cell>
          <table:table-cell office:value-type="string">
            <text:p>LESSING Roland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70]/[.D170]" office:value-type="float" office:value="0.65">
            <text:p>0.65</text:p>
          </table:table-cell>
          <table:table-cell table:formula="of:=([.E170]-[.$M$1])/[.$L$1]" office:value-type="float" office:value="-1.16875">
            <text:p>-1.16875</text:p>
          </table:table-cell>
          <table:table-cell table:formula="of:=[.F170]/SQRT(1+[.F170]^2)" office:value-type="float" office:value="-0.75982994436543">
            <text:p>-0.7598299444</text:p>
          </table:table-cell>
          <table:table-cell table:formula="of:=ROUND(([.G170]*5)+[.$N$1];2)" office:value-type="float" office:value="1.2">
            <text:p>1.2</text:p>
          </table:table-cell>
          <table:table-cell table:formula="of:=VLOOKUP([.A170];['1112'.$A$1:.$H$401];8;0)" office:value-type="float" office:value="1.44">
            <text:p>1.44</text:p>
          </table:table-cell>
          <table:table-cell table:formula="of:=ROUND(IF(ISERROR([.I170]);[.H170];((2*[.H170])+[.I17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GBR12004198001</text:p>
          </table:table-cell>
          <table:table-cell office:value-type="string">
            <text:p>JACKSON Lee-Stev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C171]/[.D171]" office:value-type="float" office:value="0.625">
            <text:p>0.625</text:p>
          </table:table-cell>
          <table:table-cell table:formula="of:=([.E171]-[.$M$1])/[.$L$1]" office:value-type="float" office:value="-1.171875">
            <text:p>-1.171875</text:p>
          </table:table-cell>
          <table:table-cell table:formula="of:=[.F171]/SQRT(1+[.F171]^2)" office:value-type="float" office:value="-0.76068664534764">
            <text:p>-0.7606866453</text:p>
          </table:table-cell>
          <table:table-cell table:formula="of:=ROUND(([.G171]*5)+[.$N$1];2)" office:value-type="float" office:value="1.2">
            <text:p>1.2</text:p>
          </table:table-cell>
          <table:table-cell table:formula="of:=VLOOKUP([.A171];['1112'.$A$1:.$H$401];8;0)" office:value-type="float" office:value="1.18">
            <text:p>1.18</text:p>
          </table:table-cell>
          <table:table-cell table:formula="of:=ROUND(IF(ISERROR([.I171]);[.H171];((2*[.H171])+[.I17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FIN10501199001</text:p>
          </table:table-cell>
          <table:table-cell office:value-type="string">
            <text:p>TOIVANEN Ahti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[.C172]/[.D172]" office:value-type="float" office:value="0.619047619047619">
            <text:p>0.619047619</text:p>
          </table:table-cell>
          <table:table-cell table:formula="of:=([.E172]-[.$M$1])/[.$L$1]" office:value-type="float" office:value="-1.17261904761905">
            <text:p>-1.1726190476</text:p>
          </table:table-cell>
          <table:table-cell table:formula="of:=[.F172]/SQRT(1+[.F172]^2)" office:value-type="float" office:value="-0.760890037847077">
            <text:p>-0.7608900378</text:p>
          </table:table-cell>
          <table:table-cell table:formula="of:=ROUND(([.G172]*5)+[.$N$1];2)" office:value-type="float" office:value="1.2">
            <text:p>1.2</text:p>
          </table:table-cell>
          <table:table-cell table:formula="of:=VLOOKUP([.A172];['1112'.$A$1:.$H$401];8;0)" office:value-type="float" office:value="1.14">
            <text:p>1.14</text:p>
          </table:table-cell>
          <table:table-cell table:formula="of:=ROUND(IF(ISERROR([.I172]);[.H172];((2*[.H172])+[.I172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AN21009198801</text:p>
          </table:table-cell>
          <table:table-cell office:value-type="string">
            <text:p>HEINICKE Megan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[.C173]/[.D173]" office:value-type="float" office:value="0.619047619047619">
            <text:p>0.619047619</text:p>
          </table:table-cell>
          <table:table-cell table:formula="of:=([.E173]-[.$M$1])/[.$L$1]" office:value-type="float" office:value="-1.17261904761905">
            <text:p>-1.1726190476</text:p>
          </table:table-cell>
          <table:table-cell table:formula="of:=[.F173]/SQRT(1+[.F173]^2)" office:value-type="float" office:value="-0.760890037847077">
            <text:p>-0.7608900378</text:p>
          </table:table-cell>
          <table:table-cell table:formula="of:=ROUND(([.G173]*5)+[.$N$1];2)" office:value-type="float" office:value="1.2">
            <text:p>1.2</text:p>
          </table:table-cell>
          <table:table-cell table:formula="of:=VLOOKUP([.A173];['1112'.$A$1:.$H$401];8;0)" office:value-type="float" office:value="1.19">
            <text:p>1.19</text:p>
          </table:table-cell>
          <table:table-cell table:formula="of:=ROUND(IF(ISERROR([.I173]);[.H173];((2*[.H173])+[.I17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VK20204198901</text:p>
          </table:table-cell>
          <table:table-cell office:value-type="string">
            <text:p>POLIAKOVA Terezia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C174]/[.D174]" office:value-type="float" office:value="0.615384615384615">
            <text:p>0.6153846154</text:p>
          </table:table-cell>
          <table:table-cell table:formula="of:=([.E174]-[.$M$1])/[.$L$1]" office:value-type="float" office:value="-1.17307692307692">
            <text:p>-1.1730769231</text:p>
          </table:table-cell>
          <table:table-cell table:formula="of:=[.F174]/SQRT(1+[.F174]^2)" office:value-type="float" office:value="-0.761015091093203">
            <text:p>-0.7610150911</text:p>
          </table:table-cell>
          <table:table-cell table:formula="of:=ROUND(([.G174]*5)+[.$N$1];2)" office:value-type="float" office:value="1.19">
            <text:p>1.19</text:p>
          </table:table-cell>
          <table:table-cell table:formula="of:=VLOOKUP([.A174];['1112'.$A$1:.$H$401];8;0)" office:value-type="float" office:value="0">
            <text:p>#N/A</text:p>
          </table:table-cell>
          <table:table-cell table:formula="of:=ROUND(IF(ISERROR([.I174]);[.H174];((2*[.H174])+[.I174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EST12507198301</text:p>
          </table:table-cell>
          <table:table-cell office:value-type="string">
            <text:p>KOIV Kauri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[.C175]/[.D175]" office:value-type="float" office:value="0.565217391304348">
            <text:p>0.5652173913</text:p>
          </table:table-cell>
          <table:table-cell table:formula="of:=([.E175]-[.$M$1])/[.$L$1]" office:value-type="float" office:value="-1.17934782608696">
            <text:p>-1.1793478261</text:p>
          </table:table-cell>
          <table:table-cell table:formula="of:=[.F175]/SQRT(1+[.F175]^2)" office:value-type="float" office:value="-0.762719272158219">
            <text:p>-0.7627192722</text:p>
          </table:table-cell>
          <table:table-cell table:formula="of:=ROUND(([.G175]*5)+[.$N$1];2)" office:value-type="float" office:value="1.19">
            <text:p>1.19</text:p>
          </table:table-cell>
          <table:table-cell table:formula="of:=VLOOKUP([.A175];['1112'.$A$1:.$H$401];8;0)" office:value-type="float" office:value="1.21">
            <text:p>1.21</text:p>
          </table:table-cell>
          <table:table-cell table:formula="of:=ROUND(IF(ISERROR([.I175]);[.H175];((2*[.H175])+[.I17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JPN13007197601</text:p>
          </table:table-cell>
          <table:table-cell office:value-type="string">
            <text:p>ISA Hidenori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176]/[.D176]" office:value-type="float" office:value="0.5625">
            <text:p>0.5625</text:p>
          </table:table-cell>
          <table:table-cell table:formula="of:=([.E176]-[.$M$1])/[.$L$1]" office:value-type="float" office:value="-1.1796875">
            <text:p>-1.1796875</text:p>
          </table:table-cell>
          <table:table-cell table:formula="of:=[.F176]/SQRT(1+[.F176]^2)" office:value-type="float" office:value="-0.76281113110849">
            <text:p>-0.7628111311</text:p>
          </table:table-cell>
          <table:table-cell table:formula="of:=ROUND(([.G176]*5)+[.$N$1];2)" office:value-type="float" office:value="1.19">
            <text:p>1.19</text:p>
          </table:table-cell>
          <table:table-cell table:formula="of:=VLOOKUP([.A176];['1112'.$A$1:.$H$401];8;0)" office:value-type="float" office:value="1.46">
            <text:p>1.46</text:p>
          </table:table-cell>
          <table:table-cell table:formula="of:=ROUND(IF(ISERROR([.I176]);[.H176];((2*[.H176])+[.I176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ROU12708198901</text:p>
          </table:table-cell>
          <table:table-cell office:value-type="string">
            <text:p>GAVRILA Stefan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[.C177]/[.D177]" office:value-type="float" office:value="0.55">
            <text:p>0.55</text:p>
          </table:table-cell>
          <table:table-cell table:formula="of:=([.E177]-[.$M$1])/[.$L$1]" office:value-type="float" office:value="-1.18125">
            <text:p>-1.18125</text:p>
          </table:table-cell>
          <table:table-cell table:formula="of:=[.F177]/SQRT(1+[.F177]^2)" office:value-type="float" office:value="-0.763233088135001">
            <text:p>-0.7632330881</text:p>
          </table:table-cell>
          <table:table-cell table:formula="of:=ROUND(([.G177]*5)+[.$N$1];2)" office:value-type="float" office:value="1.18">
            <text:p>1.18</text:p>
          </table:table-cell>
          <table:table-cell table:formula="of:=VLOOKUP([.A177];['1112'.$A$1:.$H$401];8;0)" office:value-type="float" office:value="1.17">
            <text:p>1.17</text:p>
          </table:table-cell>
          <table:table-cell table:formula="of:=ROUND(IF(ISERROR([.I177]);[.H177];((2*[.H177])+[.I177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RB11705199101</text:p>
          </table:table-cell>
          <table:table-cell office:value-type="string">
            <text:p>HRKALOVIC Emir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178]/[.D178]" office:value-type="float" office:value="0.545454545454545">
            <text:p>0.5454545455</text:p>
          </table:table-cell>
          <table:table-cell table:formula="of:=([.E178]-[.$M$1])/[.$L$1]" office:value-type="float" office:value="-1.18181818181818">
            <text:p>-1.1818181818</text:p>
          </table:table-cell>
          <table:table-cell table:formula="of:=[.F178]/SQRT(1+[.F178]^2)" office:value-type="float" office:value="-0.763386285369114">
            <text:p>-0.7633862854</text:p>
          </table:table-cell>
          <table:table-cell table:formula="of:=ROUND(([.G178]*5)+[.$N$1];2)" office:value-type="float" office:value="1.18">
            <text:p>1.18</text:p>
          </table:table-cell>
          <table:table-cell table:formula="of:=VLOOKUP([.A178];['1112'.$A$1:.$H$401];8;0)" office:value-type="float" office:value="1.1">
            <text:p>1.1</text:p>
          </table:table-cell>
          <table:table-cell table:formula="of:=ROUND(IF(ISERROR([.I178]);[.H178];((2*[.H178])+[.I17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CG12109198801</text:p>
          </table:table-cell>
          <table:table-cell office:value-type="string">
            <text:p>PETROVIC Milanko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C179]/[.D179]" office:value-type="float" office:value="0.533333333333333">
            <text:p>0.5333333333</text:p>
          </table:table-cell>
          <table:table-cell table:formula="of:=([.E179]-[.$M$1])/[.$L$1]" office:value-type="float" office:value="-1.18333333333333">
            <text:p>-1.1833333333</text:p>
          </table:table-cell>
          <table:table-cell table:formula="of:=[.F179]/SQRT(1+[.F179]^2)" office:value-type="float" office:value="-0.763794182395355">
            <text:p>-0.7637941824</text:p>
          </table:table-cell>
          <table:table-cell table:formula="of:=ROUND(([.G179]*5)+[.$N$1];2)" office:value-type="float" office:value="1.18">
            <text:p>1.18</text:p>
          </table:table-cell>
          <table:table-cell table:formula="of:=VLOOKUP([.A179];['1112'.$A$1:.$H$401];8;0)" office:value-type="float" office:value="1.13">
            <text:p>1.13</text:p>
          </table:table-cell>
          <table:table-cell table:formula="of:=ROUND(IF(ISERROR([.I179]);[.H179];((2*[.H179])+[.I17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LO11008197501</text:p>
          </table:table-cell>
          <table:table-cell office:value-type="string">
            <text:p>MARIC Janez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[.C180]/[.D180]" office:value-type="float" office:value="0.526315789473684">
            <text:p>0.5263157895</text:p>
          </table:table-cell>
          <table:table-cell table:formula="of:=([.E180]-[.$M$1])/[.$L$1]" office:value-type="float" office:value="-1.18421052631579">
            <text:p>-1.1842105263</text:p>
          </table:table-cell>
          <table:table-cell table:formula="of:=[.F180]/SQRT(1+[.F180]^2)" office:value-type="float" office:value="-0.764029915846901">
            <text:p>-0.7640299158</text:p>
          </table:table-cell>
          <table:table-cell table:formula="of:=ROUND(([.G180]*5)+[.$N$1];2)" office:value-type="float" office:value="1.18">
            <text:p>1.18</text:p>
          </table:table-cell>
          <table:table-cell table:formula="of:=VLOOKUP([.A180];['1112'.$A$1:.$H$401];8;0)" office:value-type="float" office:value="1.18">
            <text:p>1.18</text:p>
          </table:table-cell>
          <table:table-cell table:formula="of:=ROUND(IF(ISERROR([.I180]);[.H180];((2*[.H180])+[.I180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OU21403198801</text:p>
          </table:table-cell>
          <table:table-cell office:value-type="string">
            <text:p>PISCORAN Luminita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[.C181]/[.D181]" office:value-type="float" office:value="0.5">
            <text:p>0.5</text:p>
          </table:table-cell>
          <table:table-cell table:formula="of:=([.E181]-[.$M$1])/[.$L$1]" office:value-type="float" office:value="-1.1875">
            <text:p>-1.1875</text:p>
          </table:table-cell>
          <table:table-cell table:formula="of:=[.F181]/SQRT(1+[.F181]^2)" office:value-type="float" office:value="-0.764911198117051">
            <text:p>-0.7649111981</text:p>
          </table:table-cell>
          <table:table-cell table:formula="of:=ROUND(([.G181]*5)+[.$N$1];2)" office:value-type="float" office:value="1.18">
            <text:p>1.18</text:p>
          </table:table-cell>
          <table:table-cell table:formula="of:=VLOOKUP([.A181];['1112'.$A$1:.$H$401];8;0)" office:value-type="float" office:value="1.17">
            <text:p>1.17</text:p>
          </table:table-cell>
          <table:table-cell table:formula="of:=ROUND(IF(ISERROR([.I181]);[.H181];((2*[.H181])+[.I18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KAZ22905198501</text:p>
          </table:table-cell>
          <table:table-cell office:value-type="string">
            <text:p>LEBEDEVA Marina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[.C182]/[.D182]" office:value-type="float" office:value="0.470588235294118">
            <text:p>0.4705882353</text:p>
          </table:table-cell>
          <table:table-cell table:formula="of:=([.E182]-[.$M$1])/[.$L$1]" office:value-type="float" office:value="-1.19117647058824">
            <text:p>-1.1911764706</text:p>
          </table:table-cell>
          <table:table-cell table:formula="of:=[.F182]/SQRT(1+[.F182]^2)" office:value-type="float" office:value="-0.765891103186412">
            <text:p>-0.7658911032</text:p>
          </table:table-cell>
          <table:table-cell table:formula="of:=ROUND(([.G182]*5)+[.$N$1];2)" office:value-type="float" office:value="1.17">
            <text:p>1.17</text:p>
          </table:table-cell>
          <table:table-cell table:formula="of:=VLOOKUP([.A182];['1112'.$A$1:.$H$401];8;0)" office:value-type="float" office:value="1.22">
            <text:p>1.22</text:p>
          </table:table-cell>
          <table:table-cell table:formula="of:=ROUND(IF(ISERROR([.I182]);[.H182];((2*[.H182])+[.I182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VK12508198701</text:p>
          </table:table-cell>
          <table:table-cell office:value-type="string">
            <text:p>OTCENAS Martin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183]/[.D183]" office:value-type="float" office:value="0.454545454545455">
            <text:p>0.4545454545</text:p>
          </table:table-cell>
          <table:table-cell table:formula="of:=([.E183]-[.$M$1])/[.$L$1]" office:value-type="float" office:value="-1.19318181818182">
            <text:p>-1.1931818182</text:p>
          </table:table-cell>
          <table:table-cell table:formula="of:=[.F183]/SQRT(1+[.F183]^2)" office:value-type="float" office:value="-0.766423357664234">
            <text:p>-0.7664233577</text:p>
          </table:table-cell>
          <table:table-cell table:formula="of:=ROUND(([.G183]*5)+[.$N$1];2)" office:value-type="float" office:value="1.17">
            <text:p>1.17</text:p>
          </table:table-cell>
          <table:table-cell table:formula="of:=VLOOKUP([.A183];['1112'.$A$1:.$H$401];8;0)" office:value-type="float" office:value="1.13">
            <text:p>1.13</text:p>
          </table:table-cell>
          <table:table-cell table:formula="of:=ROUND(IF(ISERROR([.I183]);[.H183];((2*[.H183])+[.I18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LAT20510198901</text:p>
          </table:table-cell>
          <table:table-cell office:value-type="string">
            <text:p>JUSKANE Zanna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C184]/[.D184]" office:value-type="float" office:value="0.428571428571429">
            <text:p>0.4285714286</text:p>
          </table:table-cell>
          <table:table-cell table:formula="of:=([.E184]-[.$M$1])/[.$L$1]" office:value-type="float" office:value="-1.19642857142857">
            <text:p>-1.1964285714</text:p>
          </table:table-cell>
          <table:table-cell table:formula="of:=[.F184]/SQRT(1+[.F184]^2)" office:value-type="float" office:value="-0.767281767980583">
            <text:p>-0.767281768</text:p>
          </table:table-cell>
          <table:table-cell table:formula="of:=ROUND(([.G184]*5)+[.$N$1];2)" office:value-type="float" office:value="1.16">
            <text:p>1.16</text:p>
          </table:table-cell>
          <table:table-cell table:formula="of:=VLOOKUP([.A184];['1112'.$A$1:.$H$401];8;0)" office:value-type="float" office:value="1.13">
            <text:p>1.13</text:p>
          </table:table-cell>
          <table:table-cell table:formula="of:=ROUND(IF(ISERROR([.I184]);[.H184];((2*[.H184])+[.I184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GBR23001198701</text:p>
          </table:table-cell>
          <table:table-cell office:value-type="string">
            <text:p>LIGHTFOOT Amanda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C185]/[.D185]" office:value-type="float" office:value="0.416666666666667">
            <text:p>0.4166666667</text:p>
          </table:table-cell>
          <table:table-cell table:formula="of:=([.E185]-[.$M$1])/[.$L$1]" office:value-type="float" office:value="-1.19791666666667">
            <text:p>-1.1979166667</text:p>
          </table:table-cell>
          <table:table-cell table:formula="of:=[.F185]/SQRT(1+[.F185]^2)" office:value-type="float" office:value="-0.767673833045799">
            <text:p>-0.767673833</text:p>
          </table:table-cell>
          <table:table-cell table:formula="of:=ROUND(([.G185]*5)+[.$N$1];2)" office:value-type="float" office:value="1.16">
            <text:p>1.16</text:p>
          </table:table-cell>
          <table:table-cell table:formula="of:=VLOOKUP([.A185];['1112'.$A$1:.$H$401];8;0)" office:value-type="float" office:value="1.36">
            <text:p>1.36</text:p>
          </table:table-cell>
          <table:table-cell table:formula="of:=ROUND(IF(ISERROR([.I185]);[.H185];((2*[.H185])+[.I18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KAZ20609198901</text:p>
          </table:table-cell>
          <table:table-cell office:value-type="string">
            <text:p>USANOVA Darya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[.C186]/[.D186]" office:value-type="float" office:value="0.409090909090909">
            <text:p>0.4090909091</text:p>
          </table:table-cell>
          <table:table-cell table:formula="of:=([.E186]-[.$M$1])/[.$L$1]" office:value-type="float" office:value="-1.19886363636364">
            <text:p>-1.1988636364</text:p>
          </table:table-cell>
          <table:table-cell table:formula="of:=[.F186]/SQRT(1+[.F186]^2)" office:value-type="float" office:value="-0.767922881032956">
            <text:p>-0.767922881</text:p>
          </table:table-cell>
          <table:table-cell table:formula="of:=ROUND(([.G186]*5)+[.$N$1];2)" office:value-type="float" office:value="1.16">
            <text:p>1.16</text:p>
          </table:table-cell>
          <table:table-cell table:formula="of:=VLOOKUP([.A186];['1112'.$A$1:.$H$401];8;0)" office:value-type="float" office:value="1.11">
            <text:p>1.11</text:p>
          </table:table-cell>
          <table:table-cell table:formula="of:=ROUND(IF(ISERROR([.I186]);[.H186];((2*[.H186])+[.I18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11308198601</text:p>
          </table:table-cell>
          <table:table-cell office:value-type="string">
            <text:p>STEPTSENKO Danil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C187]/[.D187]" office:value-type="float" office:value="0.384615384615385">
            <text:p>0.3846153846</text:p>
          </table:table-cell>
          <table:table-cell table:formula="of:=([.E187]-[.$M$1])/[.$L$1]" office:value-type="float" office:value="-1.20192307692308">
            <text:p>-1.2019230769</text:p>
          </table:table-cell>
          <table:table-cell table:formula="of:=[.F187]/SQRT(1+[.F187]^2)" office:value-type="float" office:value="-0.768725123496608">
            <text:p>-0.7687251235</text:p>
          </table:table-cell>
          <table:table-cell table:formula="of:=ROUND(([.G187]*5)+[.$N$1];2)" office:value-type="float" office:value="1.16">
            <text:p>1.16</text:p>
          </table:table-cell>
          <table:table-cell table:formula="of:=VLOOKUP([.A187];['1112'.$A$1:.$H$401];8;0)" office:value-type="float" office:value="1.16">
            <text:p>1.16</text:p>
          </table:table-cell>
          <table:table-cell table:formula="of:=ROUND(IF(ISERROR([.I187]);[.H187];((2*[.H187])+[.I187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EST20303199201</text:p>
          </table:table-cell>
          <table:table-cell office:value-type="string">
            <text:p>YURLOVA Dari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[.C188]/[.D188]" office:value-type="float" office:value="0.375">
            <text:p>0.375</text:p>
          </table:table-cell>
          <table:table-cell table:formula="of:=([.E188]-[.$M$1])/[.$L$1]" office:value-type="float" office:value="-1.203125">
            <text:p>-1.203125</text:p>
          </table:table-cell>
          <table:table-cell table:formula="of:=[.F188]/SQRT(1+[.F188]^2)" office:value-type="float" office:value="-0.76903930093594">
            <text:p>-0.7690393009</text:p>
          </table:table-cell>
          <table:table-cell table:formula="of:=ROUND(([.G188]*5)+[.$N$1];2)" office:value-type="float" office:value="1.15">
            <text:p>1.15</text:p>
          </table:table-cell>
          <table:table-cell table:formula="of:=VLOOKUP([.A188];['1112'.$A$1:.$H$401];8;0)" office:value-type="float" office:value="1.42">
            <text:p>1.42</text:p>
          </table:table-cell>
          <table:table-cell table:formula="of:=ROUND(IF(ISERROR([.I188]);[.H188];((2*[.H188])+[.I18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AN21402198601</text:p>
          </table:table-cell>
          <table:table-cell office:value-type="string">
            <text:p>IMRIE Megan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89]/[.D189]" office:value-type="float" office:value="0.363636363636364">
            <text:p>0.3636363636</text:p>
          </table:table-cell>
          <table:table-cell table:formula="of:=([.E189]-[.$M$1])/[.$L$1]" office:value-type="float" office:value="-1.20454545454545">
            <text:p>-1.2045454545</text:p>
          </table:table-cell>
          <table:table-cell table:formula="of:=[.F189]/SQRT(1+[.F189]^2)" office:value-type="float" office:value="-0.769409884309892">
            <text:p>-0.7694098843</text:p>
          </table:table-cell>
          <table:table-cell table:formula="of:=ROUND(([.G189]*5)+[.$N$1];2)" office:value-type="float" office:value="1.15">
            <text:p>1.15</text:p>
          </table:table-cell>
          <table:table-cell table:formula="of:=VLOOKUP([.A189];['1112'.$A$1:.$H$401];8;0)" office:value-type="float" office:value="1.34">
            <text:p>1.34</text:p>
          </table:table-cell>
          <table:table-cell table:formula="of:=ROUND(IF(ISERROR([.I189]);[.H189];((2*[.H189])+[.I18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EST21908199001</text:p>
          </table:table-cell>
          <table:table-cell office:value-type="string">
            <text:p>VIIGIPUU Kristel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90]/[.D190]" office:value-type="float" office:value="0.363636363636364">
            <text:p>0.3636363636</text:p>
          </table:table-cell>
          <table:table-cell table:formula="of:=([.E190]-[.$M$1])/[.$L$1]" office:value-type="float" office:value="-1.20454545454545">
            <text:p>-1.2045454545</text:p>
          </table:table-cell>
          <table:table-cell table:formula="of:=[.F190]/SQRT(1+[.F190]^2)" office:value-type="float" office:value="-0.769409884309892">
            <text:p>-0.7694098843</text:p>
          </table:table-cell>
          <table:table-cell table:formula="of:=ROUND(([.G190]*5)+[.$N$1];2)" office:value-type="float" office:value="1.15">
            <text:p>1.15</text:p>
          </table:table-cell>
          <table:table-cell table:formula="of:=VLOOKUP([.A190];['1112'.$A$1:.$H$401];8;0)" office:value-type="float" office:value="1.29">
            <text:p>1.29</text:p>
          </table:table-cell>
          <table:table-cell table:formula="of:=ROUND(IF(ISERROR([.I190]);[.H190];((2*[.H190])+[.I190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OM11703198901</text:p>
          </table:table-cell>
          <table:table-cell office:value-type="string">
            <text:p>GERBACEA Roland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191]/[.D191]" office:value-type="float" office:value="0.363636363636364">
            <text:p>0.3636363636</text:p>
          </table:table-cell>
          <table:table-cell table:formula="of:=([.E191]-[.$M$1])/[.$L$1]" office:value-type="float" office:value="-1.20454545454545">
            <text:p>-1.2045454545</text:p>
          </table:table-cell>
          <table:table-cell table:formula="of:=[.F191]/SQRT(1+[.F191]^2)" office:value-type="float" office:value="-0.769409884309892">
            <text:p>-0.7694098843</text:p>
          </table:table-cell>
          <table:table-cell table:formula="of:=ROUND(([.G191]*5)+[.$N$1];2)" office:value-type="float" office:value="1.15">
            <text:p>1.15</text:p>
          </table:table-cell>
          <table:table-cell table:formula="of:=VLOOKUP([.A191];['1112'.$A$1:.$H$401];8;0)" office:value-type="float" office:value="1.1">
            <text:p>1.1</text:p>
          </table:table-cell>
          <table:table-cell table:formula="of:=ROUND(IF(ISERROR([.I191]);[.H191];((2*[.H191])+[.I19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AT11707198301</text:p>
          </table:table-cell>
          <table:table-cell office:value-type="string">
            <text:p>PIKSONS Edgars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[.C192]/[.D192]" office:value-type="float" office:value="0.357142857142857">
            <text:p>0.3571428571</text:p>
          </table:table-cell>
          <table:table-cell table:formula="of:=([.E192]-[.$M$1])/[.$L$1]" office:value-type="float" office:value="-1.20535714285714">
            <text:p>-1.2053571429</text:p>
          </table:table-cell>
          <table:table-cell table:formula="of:=[.F192]/SQRT(1+[.F192]^2)" office:value-type="float" office:value="-0.769621298027197">
            <text:p>-0.769621298</text:p>
          </table:table-cell>
          <table:table-cell table:formula="of:=ROUND(([.G192]*5)+[.$N$1];2)" office:value-type="float" office:value="1.15">
            <text:p>1.15</text:p>
          </table:table-cell>
          <table:table-cell table:formula="of:=VLOOKUP([.A192];['1112'.$A$1:.$H$401];8;0)" office:value-type="float" office:value="1.21">
            <text:p>1.21</text:p>
          </table:table-cell>
          <table:table-cell table:formula="of:=ROUND(IF(ISERROR([.I192]);[.H192];((2*[.H192])+[.I192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LTU10806199101</text:p>
          </table:table-cell>
          <table:table-cell office:value-type="string">
            <text:p>DOMBROVSKI Karol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[.C193]/[.D193]" office:value-type="float" office:value="0.357142857142857">
            <text:p>0.3571428571</text:p>
          </table:table-cell>
          <table:table-cell table:formula="of:=([.E193]-[.$M$1])/[.$L$1]" office:value-type="float" office:value="-1.20535714285714">
            <text:p>-1.2053571429</text:p>
          </table:table-cell>
          <table:table-cell table:formula="of:=[.F193]/SQRT(1+[.F193]^2)" office:value-type="float" office:value="-0.769621298027197">
            <text:p>-0.769621298</text:p>
          </table:table-cell>
          <table:table-cell table:formula="of:=ROUND(([.G193]*5)+[.$N$1];2)" office:value-type="float" office:value="1.15">
            <text:p>1.15</text:p>
          </table:table-cell>
          <table:table-cell table:formula="of:=VLOOKUP([.A193];['1112'.$A$1:.$H$401];8;0)" office:value-type="float" office:value="1.13">
            <text:p>1.13</text:p>
          </table:table-cell>
          <table:table-cell table:formula="of:=ROUND(IF(ISERROR([.I193]);[.H193];((2*[.H193])+[.I19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22706199301</text:p>
          </table:table-cell>
          <table:table-cell office:value-type="string">
            <text:p>TALIHAERM Johanna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[.C194]/[.D194]" office:value-type="float" office:value="0.31578947368421">
            <text:p>0.3157894737</text:p>
          </table:table-cell>
          <table:table-cell table:formula="of:=([.E194]-[.$M$1])/[.$L$1]" office:value-type="float" office:value="-1.21052631578947">
            <text:p>-1.2105263158</text:p>
          </table:table-cell>
          <table:table-cell table:formula="of:=[.F194]/SQRT(1+[.F194]^2)" office:value-type="float" office:value="-0.770961751627089">
            <text:p>-0.7709617516</text:p>
          </table:table-cell>
          <table:table-cell table:formula="of:=ROUND(([.G194]*5)+[.$N$1];2)" office:value-type="float" office:value="1.15">
            <text:p>1.15</text:p>
          </table:table-cell>
          <table:table-cell table:formula="of:=VLOOKUP([.A194];['1112'.$A$1:.$H$401];8;0)" office:value-type="float" office:value="1.1">
            <text:p>1.1</text:p>
          </table:table-cell>
          <table:table-cell table:formula="of:=ROUND(IF(ISERROR([.I194]);[.H194];((2*[.H194])+[.I19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10810198501</text:p>
          </table:table-cell>
          <table:table-cell office:value-type="string">
            <text:p>NAUMIK Sergey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[.C195]/[.D195]" office:value-type="float" office:value="0.285714285714286">
            <text:p>0.2857142857</text:p>
          </table:table-cell>
          <table:table-cell table:formula="of:=([.E195]-[.$M$1])/[.$L$1]" office:value-type="float" office:value="-1.21428571428571">
            <text:p>-1.2142857143</text:p>
          </table:table-cell>
          <table:table-cell table:formula="of:=[.F195]/SQRT(1+[.F195]^2)" office:value-type="float" office:value="-0.77193023561705">
            <text:p>-0.7719302356</text:p>
          </table:table-cell>
          <table:table-cell table:formula="of:=ROUND(([.G195]*5)+[.$N$1];2)" office:value-type="float" office:value="1.14">
            <text:p>1.14</text:p>
          </table:table-cell>
          <table:table-cell table:formula="of:=VLOOKUP([.A195];['1112'.$A$1:.$H$401];8;0)" office:value-type="float" office:value="1.28">
            <text:p>1.28</text:p>
          </table:table-cell>
          <table:table-cell table:formula="of:=ROUND(IF(ISERROR([.I195]);[.H195];((2*[.H195])+[.I19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BUL21202199301</text:p>
          </table:table-cell>
          <table:table-cell office:value-type="string">
            <text:p>POPOVA Stefani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C196]/[.D196]" office:value-type="float" office:value="0.277777777777778">
            <text:p>0.2777777778</text:p>
          </table:table-cell>
          <table:table-cell table:formula="of:=([.E196]-[.$M$1])/[.$L$1]" office:value-type="float" office:value="-1.21527777777778">
            <text:p>-1.2152777778</text:p>
          </table:table-cell>
          <table:table-cell table:formula="of:=[.F196]/SQRT(1+[.F196]^2)" office:value-type="float" office:value="-0.772184915054997">
            <text:p>-0.7721849151</text:p>
          </table:table-cell>
          <table:table-cell table:formula="of:=ROUND(([.G196]*5)+[.$N$1];2)" office:value-type="float" office:value="1.14">
            <text:p>1.14</text:p>
          </table:table-cell>
          <table:table-cell table:formula="of:=VLOOKUP([.A196];['1112'.$A$1:.$H$401];8;0)" office:value-type="float" office:value="0">
            <text:p>#N/A</text:p>
          </table:table-cell>
          <table:table-cell table:formula="of:=ROUND(IF(ISERROR([.I196]);[.H196];((2*[.H196])+[.I19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T22411200201</text:p>
          </table:table-cell>
          <table:table-cell office:value-type="string">
            <text:p>SCHREMPF Romana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[.C197]/[.D197]" office:value-type="float" office:value="0.260869565217391">
            <text:p>0.2608695652</text:p>
          </table:table-cell>
          <table:table-cell table:formula="of:=([.E197]-[.$M$1])/[.$L$1]" office:value-type="float" office:value="-1.21739130434783">
            <text:p>-1.2173913043</text:p>
          </table:table-cell>
          <table:table-cell table:formula="of:=[.F197]/SQRT(1+[.F197]^2)" office:value-type="float" office:value="-0.772726254525234">
            <text:p>-0.7727262545</text:p>
          </table:table-cell>
          <table:table-cell table:formula="of:=ROUND(([.G197]*5)+[.$N$1];2)" office:value-type="float" office:value="1.14">
            <text:p>1.14</text:p>
          </table:table-cell>
          <table:table-cell table:formula="of:=VLOOKUP([.A197];['1112'.$A$1:.$H$401];8;0)" office:value-type="float" office:value="1.15">
            <text:p>1.15</text:p>
          </table:table-cell>
          <table:table-cell table:formula="of:=ROUND(IF(ISERROR([.I197]);[.H197];((2*[.H197])+[.I19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HN12112198801</text:p>
          </table:table-cell>
          <table:table-cell office:value-type="string">
            <text:p>REN Long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C198]/[.D198]" office:value-type="float" office:value="0.230769230769231">
            <text:p>0.2307692308</text:p>
          </table:table-cell>
          <table:table-cell table:formula="of:=([.E198]-[.$M$1])/[.$L$1]" office:value-type="float" office:value="-1.22115384615385">
            <text:p>-1.2211538462</text:p>
          </table:table-cell>
          <table:table-cell table:formula="of:=[.F198]/SQRT(1+[.F198]^2)" office:value-type="float" office:value="-0.773685801730646">
            <text:p>-0.7736858017</text:p>
          </table:table-cell>
          <table:table-cell table:formula="of:=ROUND(([.G198]*5)+[.$N$1];2)" office:value-type="float" office:value="1.13">
            <text:p>1.13</text:p>
          </table:table-cell>
          <table:table-cell table:formula="of:=VLOOKUP([.A198];['1112'.$A$1:.$H$401];8;0)" office:value-type="float" office:value="1.26">
            <text:p>1.26</text:p>
          </table:table-cell>
          <table:table-cell table:formula="of:=ROUND(IF(ISERROR([.I198]);[.H198];((2*[.H198])+[.I19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LAT12211199001</text:p>
          </table:table-cell>
          <table:table-cell office:value-type="string">
            <text:p>KOLESNIKOVS Artur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C199]/[.D199]" office:value-type="float" office:value="0.230769230769231">
            <text:p>0.2307692308</text:p>
          </table:table-cell>
          <table:table-cell table:formula="of:=([.E199]-[.$M$1])/[.$L$1]" office:value-type="float" office:value="-1.22115384615385">
            <text:p>-1.2211538462</text:p>
          </table:table-cell>
          <table:table-cell table:formula="of:=[.F199]/SQRT(1+[.F199]^2)" office:value-type="float" office:value="-0.773685801730646">
            <text:p>-0.7736858017</text:p>
          </table:table-cell>
          <table:table-cell table:formula="of:=ROUND(([.G199]*5)+[.$N$1];2)" office:value-type="float" office:value="1.13">
            <text:p>1.13</text:p>
          </table:table-cell>
          <table:table-cell table:formula="of:=VLOOKUP([.A199];['1112'.$A$1:.$H$401];8;0)" office:value-type="float" office:value="1.24">
            <text:p>1.24</text:p>
          </table:table-cell>
          <table:table-cell table:formula="of:=ROUND(IF(ISERROR([.I199]);[.H199];((2*[.H199])+[.I19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LTU21704198501</text:p>
          </table:table-cell>
          <table:table-cell office:value-type="string">
            <text:p>KOCERGINA Natalija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C200]/[.D200]" office:value-type="float" office:value="0.1875">
            <text:p>0.1875</text:p>
          </table:table-cell>
          <table:table-cell table:formula="of:=([.E200]-[.$M$1])/[.$L$1]" office:value-type="float" office:value="-1.2265625">
            <text:p>-1.2265625</text:p>
          </table:table-cell>
          <table:table-cell table:formula="of:=[.F200]/SQRT(1+[.F200]^2)" office:value-type="float" office:value="-0.775055883374057">
            <text:p>-0.7750558834</text:p>
          </table:table-cell>
          <table:table-cell table:formula="of:=ROUND(([.G200]*5)+[.$N$1];2)" office:value-type="float" office:value="1.12">
            <text:p>1.12</text:p>
          </table:table-cell>
          <table:table-cell table:formula="of:=VLOOKUP([.A200];['1112'.$A$1:.$H$401];8;0)" office:value-type="float" office:value="1.1">
            <text:p>1.1</text:p>
          </table:table-cell>
          <table:table-cell table:formula="of:=ROUND(IF(ISERROR([.I200]);[.H200];((2*[.H200])+[.I20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12109198701</text:p>
          </table:table-cell>
          <table:table-cell office:value-type="string">
            <text:p>SIMOLA Ville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C201]/[.D201]" office:value-type="float" office:value="0.153846153846154">
            <text:p>0.1538461538</text:p>
          </table:table-cell>
          <table:table-cell table:formula="of:=([.E201]-[.$M$1])/[.$L$1]" office:value-type="float" office:value="-1.23076923076923">
            <text:p>-1.2307692308</text:p>
          </table:table-cell>
          <table:table-cell table:formula="of:=[.F201]/SQRT(1+[.F201]^2)" office:value-type="float" office:value="-0.776114000116266">
            <text:p>-0.7761140001</text:p>
          </table:table-cell>
          <table:table-cell table:formula="of:=ROUND(([.G201]*5)+[.$N$1];2)" office:value-type="float" office:value="1.12">
            <text:p>1.12</text:p>
          </table:table-cell>
          <table:table-cell table:formula="of:=VLOOKUP([.A201];['1112'.$A$1:.$H$401];8;0)" office:value-type="float" office:value="1.28">
            <text:p>1.28</text:p>
          </table:table-cell>
          <table:table-cell table:formula="of:=ROUND(IF(ISERROR([.I201]);[.H201];((2*[.H201])+[.I20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LTU11902198501</text:p>
          </table:table-cell>
          <table:table-cell office:value-type="string">
            <text:p>ZLATKAUSKAS Karoli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02]/[.D202]" office:value-type="float" office:value="0.0769230769230769">
            <text:p>0.0769230769</text:p>
          </table:table-cell>
          <table:table-cell table:formula="of:=([.E202]-[.$M$1])/[.$L$1]" office:value-type="float" office:value="-1.24038461538462">
            <text:p>-1.2403846154</text:p>
          </table:table-cell>
          <table:table-cell table:formula="of:=[.F202]/SQRT(1+[.F202]^2)" office:value-type="float" office:value="-0.77850815895773">
            <text:p>-0.778508159</text:p>
          </table:table-cell>
          <table:table-cell table:formula="of:=ROUND(([.G202]*5)+[.$N$1];2)" office:value-type="float" office:value="1.11">
            <text:p>1.11</text:p>
          </table:table-cell>
          <table:table-cell table:formula="of:=VLOOKUP([.A202];['1112'.$A$1:.$H$401];8;0)" office:value-type="float" office:value="1.13">
            <text:p>1.13</text:p>
          </table:table-cell>
          <table:table-cell table:formula="of:=ROUND(IF(ISERROR([.I202]);[.H202];((2*[.H202])+[.I20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UL21004199201</text:p>
          </table:table-cell>
          <table:table-cell office:value-type="string">
            <text:p>STOYANOVA Desisl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203]/[.D203]" office:value-type="float" office:value="0.05">
            <text:p>0.05</text:p>
          </table:table-cell>
          <table:table-cell table:formula="of:=([.E203]-[.$M$1])/[.$L$1]" office:value-type="float" office:value="-1.24375">
            <text:p>-1.24375</text:p>
          </table:table-cell>
          <table:table-cell table:formula="of:=[.F203]/SQRT(1+[.F203]^2)" office:value-type="float" office:value="-0.779338171241215">
            <text:p>-0.7793381712</text:p>
          </table:table-cell>
          <table:table-cell table:formula="of:=ROUND(([.G203]*5)+[.$N$1];2)" office:value-type="float" office:value="1.1">
            <text:p>1.1</text:p>
          </table:table-cell>
          <table:table-cell table:formula="of:=VLOOKUP([.A203];['1112'.$A$1:.$H$401];8;0)" office:value-type="float" office:value="1.18">
            <text:p>1.18</text:p>
          </table:table-cell>
          <table:table-cell table:formula="of:=ROUND(IF(ISERROR([.I203]);[.H203];((2*[.H203])+[.I20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POL11102198301</text:p>
          </table:table-cell>
          <table:table-cell office:value-type="string">
            <text:p>PLYWACZYK Krzysztof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204]/[.D204]" office:value-type="float" office:value="0.6">
            <text:p>0.6</text:p>
          </table:table-cell>
          <table:table-cell table:formula="of:=([.C204]-[.$M$204])/[.$L$204]" office:value-type="float" office:value="-1.175">
            <text:p>-1.175</text:p>
          </table:table-cell>
          <table:table-cell table:formula="of:=[.F204]/SQRT(1+[.F204]^2)" office:value-type="float" office:value="-0.761539389695821">
            <text:p>-0.7615393897</text:p>
          </table:table-cell>
          <table:table-cell table:formula="of:=ROUND(([.G204]*5)+[.$N$204];2)" office:value-type="float" office:value="1.19">
            <text:p>1.19</text:p>
          </table:table-cell>
          <table:table-cell table:formula="of:=VLOOKUP([.A204];['1112'.$A$1:.$H$401];8;0)" office:value-type="float" office:value="1.39">
            <text:p>1.39</text:p>
          </table:table-cell>
          <table:table-cell table:formula="of:=ROUND(IF(ISERROR([.I204]);[.H204];((2*[.H204])+[.I204])/3);1)" office:value-type="float" office:value="1.3">
            <text:p>1.3</text:p>
          </table:table-cell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TAUT21701199101</text:p>
          </table:table-cell>
          <table:table-cell office:value-type="string">
            <text:p>INNERHOFER Kathari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205]/[.D205]" office:value-type="float" office:value="0.2">
            <text:p>0.2</text:p>
          </table:table-cell>
          <table:table-cell table:formula="of:=([.C205]-[.$M$204])/[.$L$204]" office:value-type="float" office:value="-1.225">
            <text:p>-1.225</text:p>
          </table:table-cell>
          <table:table-cell table:formula="of:=[.F205]/SQRT(1+[.F205]^2)" office:value-type="float" office:value="-0.774661200142519">
            <text:p>-0.7746612001</text:p>
          </table:table-cell>
          <table:table-cell table:formula="of:=ROUND(([.G205]*5)+[.$N$204];2)" office:value-type="float" office:value="1.13">
            <text:p>1.13</text:p>
          </table:table-cell>
          <table:table-cell table:formula="of:=VLOOKUP([.A205];['1112'.$A$1:.$H$401];8;0)" office:value-type="float" office:value="1.13">
            <text:p>1.13</text:p>
          </table:table-cell>
          <table:table-cell table:formula="of:=ROUND(IF(ISERROR([.I205]);[.H205];((2*[.H205])+[.I20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ZL21602198801</text:p>
          </table:table-cell>
          <table:table-cell office:value-type="string">
            <text:p>MURPHY Sarah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206]/[.D206]" office:value-type="float" office:value="0.2">
            <text:p>0.2</text:p>
          </table:table-cell>
          <table:table-cell table:formula="of:=([.C206]-[.$M$204])/[.$L$204]" office:value-type="float" office:value="-1.225">
            <text:p>-1.225</text:p>
          </table:table-cell>
          <table:table-cell table:formula="of:=[.F206]/SQRT(1+[.F206]^2)" office:value-type="float" office:value="-0.774661200142519">
            <text:p>-0.7746612001</text:p>
          </table:table-cell>
          <table:table-cell table:formula="of:=ROUND(([.G206]*5)+[.$N$204];2)" office:value-type="float" office:value="1.13">
            <text:p>1.13</text:p>
          </table:table-cell>
          <table:table-cell table:formula="of:=VLOOKUP([.A206];['1112'.$A$1:.$H$401];8;0)" office:value-type="float" office:value="1.13">
            <text:p>1.13</text:p>
          </table:table-cell>
          <table:table-cell table:formula="of:=ROUND(IF(ISERROR([.I206]);[.H206];((2*[.H206])+[.I20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20306198901</text:p>
          </table:table-cell>
          <table:table-cell office:value-type="string">
            <text:p>KIM Seon-Su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207]/[.D207]" office:value-type="float" office:value="0.2">
            <text:p>0.2</text:p>
          </table:table-cell>
          <table:table-cell table:formula="of:=([.C207]-[.$M$204])/[.$L$204]" office:value-type="float" office:value="-1.225">
            <text:p>-1.225</text:p>
          </table:table-cell>
          <table:table-cell table:formula="of:=[.F207]/SQRT(1+[.F207]^2)" office:value-type="float" office:value="-0.774661200142519">
            <text:p>-0.7746612001</text:p>
          </table:table-cell>
          <table:table-cell table:formula="of:=ROUND(([.G207]*5)+[.$N$204];2)" office:value-type="float" office:value="1.13">
            <text:p>1.13</text:p>
          </table:table-cell>
          <table:table-cell table:formula="of:=VLOOKUP([.A207];['1112'.$A$1:.$H$401];8;0)" office:value-type="float" office:value="1.11">
            <text:p>1.11</text:p>
          </table:table-cell>
          <table:table-cell table:formula="of:=ROUND(IF(ISERROR([.I207]);[.H207];((2*[.H207])+[.I20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11806198001</text:p>
          </table:table-cell>
          <table:table-cell office:value-type="string">
            <text:p>CHERVYHKOV Alexsand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208]/[.D208]" office:value-type="float" office:value="0.6">
            <text:p>0.6</text:p>
          </table:table-cell>
          <table:table-cell table:formula="of:=([.C208]-[.$M$204])/[.$L$204]" office:value-type="float" office:value="-1.175">
            <text:p>-1.175</text:p>
          </table:table-cell>
          <table:table-cell table:formula="of:=[.F208]/SQRT(1+[.F208]^2)" office:value-type="float" office:value="-0.761539389695821">
            <text:p>-0.7615393897</text:p>
          </table:table-cell>
          <table:table-cell table:formula="of:=ROUND(([.G208]*5)+[.$N$204];2)" office:value-type="float" office:value="1.19">
            <text:p>1.19</text:p>
          </table:table-cell>
          <table:table-cell table:formula="of:=VLOOKUP([.A208];['1112'.$A$1:.$H$401];8;0)" office:value-type="float" office:value="1.33">
            <text:p>1.33</text:p>
          </table:table-cell>
          <table:table-cell table:formula="of:=ROUND(IF(ISERROR([.I208]);[.H208];((2*[.H208])+[.I20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WE12705198801</text:p>
          </table:table-cell>
          <table:table-cell office:value-type="string">
            <text:p>ARMGREN Ted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209]/[.D209]" office:value-type="float" office:value="0.8">
            <text:p>0.8</text:p>
          </table:table-cell>
          <table:table-cell table:formula="of:=([.C209]-[.$M$204])/[.$L$204]" office:value-type="float" office:value="-1.15">
            <text:p>-1.15</text:p>
          </table:table-cell>
          <table:table-cell table:formula="of:=[.F209]/SQRT(1+[.F209]^2)" office:value-type="float" office:value="-0.754605522163505">
            <text:p>-0.7546055222</text:p>
          </table:table-cell>
          <table:table-cell table:formula="of:=ROUND(([.G209]*5)+[.$N$204];2)" office:value-type="float" office:value="1.23">
            <text:p>1.23</text:p>
          </table:table-cell>
          <table:table-cell table:formula="of:=VLOOKUP([.A209];['1112'.$A$1:.$H$401];8;0)" office:value-type="float" office:value="1.28">
            <text:p>1.28</text:p>
          </table:table-cell>
          <table:table-cell table:formula="of:=ROUND(IF(ISERROR([.I209]);[.H209];((2*[.H209])+[.I20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GER22711198001</text:p>
          </table:table-cell>
          <table:table-cell office:value-type="string">
            <text:p>SACHENBACHER-STEHLE Evi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table:formula="of:=[.C210]/[.D210]" office:value-type="float" office:value="4.7">
            <text:p>4.7</text:p>
          </table:table-cell>
          <table:table-cell table:formula="of:=([.C210]-[.$M$204])/[.$L$204]" office:value-type="float" office:value="-0.6625">
            <text:p>-0.6625</text:p>
          </table:table-cell>
          <table:table-cell table:formula="of:=[.F210]/SQRT(1+[.F210]^2)" office:value-type="float" office:value="-0.552293119912755">
            <text:p>-0.5522931199</text:p>
          </table:table-cell>
          <table:table-cell table:formula="of:=ROUND(([.G210]*5)+[.$N$204];2)" office:value-type="float" office:value="2.24">
            <text:p>2.24</text:p>
          </table:table-cell>
          <table:table-cell table:formula="of:=VLOOKUP([.A210];['1112'.$A$1:.$H$401];8;0)" office:value-type="float" office:value="0">
            <text:p>#N/A</text:p>
          </table:table-cell>
          <table:table-cell table:formula="of:=ROUND(IF(ISERROR([.I210]);[.H210];((2*[.H210])+[.I210])/3);1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SUI12404198301</text:p>
          </table:table-cell>
          <table:table-cell office:value-type="string">
            <text:p>JOLLER Ivan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[.C211]/[.D211]" office:value-type="float" office:value="3.9">
            <text:p>3.9</text:p>
          </table:table-cell>
          <table:table-cell table:formula="of:=([.C211]-[.$M$204])/[.$L$204]" office:value-type="float" office:value="-0.7625">
            <text:p>-0.7625</text:p>
          </table:table-cell>
          <table:table-cell table:formula="of:=[.F211]/SQRT(1+[.F211]^2)" office:value-type="float" office:value="-0.606342657120614">
            <text:p>-0.6063426571</text:p>
          </table:table-cell>
          <table:table-cell table:formula="of:=ROUND(([.G211]*5)+[.$N$204];2)" office:value-type="float" office:value="1.97">
            <text:p>1.97</text:p>
          </table:table-cell>
          <table:table-cell table:formula="of:=VLOOKUP([.A211];['1112'.$A$1:.$H$401];8;0)" office:value-type="float" office:value="1.55">
            <text:p>1.55</text:p>
          </table:table-cell>
          <table:table-cell table:formula="of:=ROUND(IF(ISERROR([.I211]);[.H211];((2*[.H211])+[.I211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GER22208199301</text:p>
          </table:table-cell>
          <table:table-cell office:value-type="string">
            <text:p>DAHLMEIER Laura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table:formula="of:=[.C212]/[.D212]" office:value-type="float" office:value="13.8">
            <text:p>13.8</text:p>
          </table:table-cell>
          <table:table-cell table:formula="of:=([.C212]-[.$M$204])/[.$L$204]" office:value-type="float" office:value="0.475">
            <text:p>0.475</text:p>
          </table:table-cell>
          <table:table-cell table:formula="of:=[.F212]/SQRT(1+[.F212]^2)" office:value-type="float" office:value="0.429056814568288">
            <text:p>0.4290568146</text:p>
          </table:table-cell>
          <table:table-cell table:formula="of:=ROUND(([.G212]*5)+[.$N$204];2)" office:value-type="float" office:value="7.15">
            <text:p>7.15</text:p>
          </table:table-cell>
          <table:table-cell table:formula="of:=VLOOKUP([.A212];['1112'.$A$1:.$H$401];8;0)" office:value-type="float" office:value="0">
            <text:p>#N/A</text:p>
          </table:table-cell>
          <table:table-cell table:formula="of:=ROUND(IF(ISERROR([.I212]);[.H212];((2*[.H212])+[.I212])/3);1)" office:value-type="float" office:value="7.2">
            <text:p>7.2</text:p>
          </table:table-cell>
          <table:table-cell table:number-columns-repeated="4"/>
        </table:table-row>
        <table:table-row table:style-name="ro1">
          <table:table-cell office:value-type="string">
            <text:p>BTJPN13010198501</text:p>
          </table:table-cell>
          <table:table-cell office:value-type="string">
            <text:p>INOMATA Kazuy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13]/[.D213]" office:value-type="float" office:value="0.111111111111111">
            <text:p>0.1111111111</text:p>
          </table:table-cell>
          <table:table-cell table:formula="of:=([.C213]-[.$M$204])/[.$L$204]" office:value-type="float" office:value="-1.2375">
            <text:p>-1.2375</text:p>
          </table:table-cell>
          <table:table-cell table:formula="of:=[.F213]/SQRT(1+[.F213]^2)" office:value-type="float" office:value="-0.77779345370486">
            <text:p>-0.7777934537</text:p>
          </table:table-cell>
          <table:table-cell table:formula="of:=ROUND(([.G213]*5)+[.$N$204];2)" office:value-type="float" office:value="1.11">
            <text:p>1.11</text:p>
          </table:table-cell>
          <table:table-cell table:formula="of:=VLOOKUP([.A213];['1112'.$A$1:.$H$401];8;0)" office:value-type="float" office:value="1.18">
            <text:p>1.18</text:p>
          </table:table-cell>
          <table:table-cell table:formula="of:=ROUND(IF(ISERROR([.I213]);[.H213];((2*[.H213])+[.I21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10105197901</text:p>
          </table:table-cell>
          <table:table-cell office:value-type="string">
            <text:p>BERGER Lars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table:formula="of:=[.C214]/[.D214]" office:value-type="float" office:value="4.66666666666667">
            <text:p>4.6666666667</text:p>
          </table:table-cell>
          <table:table-cell table:formula="of:=([.C214]-[.$M$204])/[.$L$204]" office:value-type="float" office:value="-0.725">
            <text:p>-0.725</text:p>
          </table:table-cell>
          <table:table-cell table:formula="of:=[.F214]/SQRT(1+[.F214]^2)" office:value-type="float" office:value="-0.586967571460931">
            <text:p>-0.5869675715</text:p>
          </table:table-cell>
          <table:table-cell table:formula="of:=ROUND(([.G214]*5)+[.$N$204];2)" office:value-type="float" office:value="2.07">
            <text:p>2.07</text:p>
          </table:table-cell>
          <table:table-cell table:formula="of:=VLOOKUP([.A214];['1112'.$A$1:.$H$401];8;0)" office:value-type="float" office:value="2.37">
            <text:p>2.37</text:p>
          </table:table-cell>
          <table:table-cell table:formula="of:=ROUND(IF(ISERROR([.I214]);[.H214];((2*[.H214])+[.I214])/3);1)"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BTCAN12512198501</text:p>
          </table:table-cell>
          <table:table-cell office:value-type="string">
            <text:p>SMITH Nathan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215]/[.D215]" office:value-type="float" office:value="0.555555555555556">
            <text:p>0.5555555556</text:p>
          </table:table-cell>
          <table:table-cell table:formula="of:=([.C215]-[.$M$204])/[.$L$204]" office:value-type="float" office:value="-1.1875">
            <text:p>-1.1875</text:p>
          </table:table-cell>
          <table:table-cell table:formula="of:=[.F215]/SQRT(1+[.F215]^2)" office:value-type="float" office:value="-0.764911198117051">
            <text:p>-0.7649111981</text:p>
          </table:table-cell>
          <table:table-cell table:formula="of:=ROUND(([.G215]*5)+[.$N$204];2)" office:value-type="float" office:value="1.18">
            <text:p>1.18</text:p>
          </table:table-cell>
          <table:table-cell table:formula="of:=VLOOKUP([.A215];['1112'.$A$1:.$H$401];8;0)" office:value-type="float" office:value="1.25">
            <text:p>1.25</text:p>
          </table:table-cell>
          <table:table-cell table:formula="of:=ROUND(IF(ISERROR([.I215]);[.H215];((2*[.H215])+[.I21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HUN10310198101</text:p>
          </table:table-cell>
          <table:table-cell office:value-type="string">
            <text:p>GOMBOS Karoly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C216]/[.D216]" office:value-type="float" office:value="0.222222222222222">
            <text:p>0.2222222222</text:p>
          </table:table-cell>
          <table:table-cell table:formula="of:=([.C216]-[.$M$204])/[.$L$204]" office:value-type="float" office:value="-1.225">
            <text:p>-1.225</text:p>
          </table:table-cell>
          <table:table-cell table:formula="of:=[.F216]/SQRT(1+[.F216]^2)" office:value-type="float" office:value="-0.774661200142519">
            <text:p>-0.7746612001</text:p>
          </table:table-cell>
          <table:table-cell table:formula="of:=ROUND(([.G216]*5)+[.$N$204];2)" office:value-type="float" office:value="1.13">
            <text:p>1.13</text:p>
          </table:table-cell>
          <table:table-cell table:formula="of:=VLOOKUP([.A216];['1112'.$A$1:.$H$401];8;0)" office:value-type="float" office:value="1.1">
            <text:p>1.1</text:p>
          </table:table-cell>
          <table:table-cell table:formula="of:=ROUND(IF(ISERROR([.I216]);[.H216];((2*[.H216])+[.I21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OM22010198501</text:p>
          </table:table-cell>
          <table:table-cell office:value-type="string">
            <text:p>SZOECS Emoek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217]/[.D217]" office:value-type="float" office:value="0.333333333333333">
            <text:p>0.3333333333</text:p>
          </table:table-cell>
          <table:table-cell table:formula="of:=([.C217]-[.$M$204])/[.$L$204]" office:value-type="float" office:value="-1.2125">
            <text:p>-1.2125</text:p>
          </table:table-cell>
          <table:table-cell table:formula="of:=[.F217]/SQRT(1+[.F217]^2)" office:value-type="float" office:value="-0.771470874213838">
            <text:p>-0.7714708742</text:p>
          </table:table-cell>
          <table:table-cell table:formula="of:=ROUND(([.G217]*5)+[.$N$204];2)" office:value-type="float" office:value="1.14">
            <text:p>1.14</text:p>
          </table:table-cell>
          <table:table-cell table:formula="of:=VLOOKUP([.A217];['1112'.$A$1:.$H$401];8;0)" office:value-type="float" office:value="1.18">
            <text:p>1.18</text:p>
          </table:table-cell>
          <table:table-cell table:formula="of:=ROUND(IF(ISERROR([.I217]);[.H217];((2*[.H217])+[.I217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POL20110198401</text:p>
          </table:table-cell>
          <table:table-cell office:value-type="string">
            <text:p>BOBAK Paulina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[.C218]/[.D218]" office:value-type="float" office:value="2.55555555555556">
            <text:p>2.5555555556</text:p>
          </table:table-cell>
          <table:table-cell table:formula="of:=([.C218]-[.$M$204])/[.$L$204]" office:value-type="float" office:value="-0.9625">
            <text:p>-0.9625</text:p>
          </table:table-cell>
          <table:table-cell table:formula="of:=[.F218]/SQRT(1+[.F218]^2)" office:value-type="float" office:value="-0.693468596358752">
            <text:p>-0.6934685964</text:p>
          </table:table-cell>
          <table:table-cell table:formula="of:=ROUND(([.G218]*5)+[.$N$204];2)" office:value-type="float" office:value="1.53">
            <text:p>1.53</text:p>
          </table:table-cell>
          <table:table-cell table:formula="of:=VLOOKUP([.A218];['1112'.$A$1:.$H$401];8;0)" office:value-type="float" office:value="1.23">
            <text:p>1.23</text:p>
          </table:table-cell>
          <table:table-cell table:formula="of:=ROUND(IF(ISERROR([.I218]);[.H218];((2*[.H218])+[.I218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USA11907197701</text:p>
          </table:table-cell>
          <table:table-cell office:value-type="string">
            <text:p>HAKKINEN Jay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[.C219]/[.D219]" office:value-type="float" office:value="1.88888888888889">
            <text:p>1.8888888889</text:p>
          </table:table-cell>
          <table:table-cell table:formula="of:=([.C219]-[.$M$204])/[.$L$204]" office:value-type="float" office:value="-1.0375">
            <text:p>-1.0375</text:p>
          </table:table-cell>
          <table:table-cell table:formula="of:=[.F219]/SQRT(1+[.F219]^2)" office:value-type="float" office:value="-0.719999080274661">
            <text:p>-0.7199990803</text:p>
          </table:table-cell>
          <table:table-cell table:formula="of:=ROUND(([.G219]*5)+[.$N$204];2)" office:value-type="float" office:value="1.4">
            <text:p>1.4</text:p>
          </table:table-cell>
          <table:table-cell table:formula="of:=VLOOKUP([.A219];['1112'.$A$1:.$H$401];8;0)" office:value-type="float" office:value="1.8">
            <text:p>1.8</text:p>
          </table:table-cell>
          <table:table-cell table:formula="of:=ROUND(IF(ISERROR([.I219]);[.H219];((2*[.H219])+[.I219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SWE10404198201</text:p>
          </table:table-cell>
          <table:table-cell office:value-type="string">
            <text:p>JONSSON Magnu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20]/[.D220]" office:value-type="float" office:value="0.888888888888889">
            <text:p>0.8888888889</text:p>
          </table:table-cell>
          <table:table-cell table:formula="of:=([.C220]-[.$M$204])/[.$L$204]" office:value-type="float" office:value="-1.15">
            <text:p>-1.15</text:p>
          </table:table-cell>
          <table:table-cell table:formula="of:=[.F220]/SQRT(1+[.F220]^2)" office:value-type="float" office:value="-0.754605522163505">
            <text:p>-0.7546055222</text:p>
          </table:table-cell>
          <table:table-cell table:formula="of:=ROUND(([.G220]*5)+[.$N$204];2)" office:value-type="float" office:value="1.23">
            <text:p>1.23</text:p>
          </table:table-cell>
          <table:table-cell table:formula="of:=VLOOKUP([.A220];['1112'.$A$1:.$H$401];8;0)" office:value-type="float" office:value="1.53">
            <text:p>1.53</text:p>
          </table:table-cell>
          <table:table-cell table:formula="of:=ROUND(IF(ISERROR([.I220]);[.H220];((2*[.H220])+[.I22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SVK12308199001</text:p>
          </table:table-cell>
          <table:table-cell office:value-type="string">
            <text:p>HASILLA Toma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221]/[.D221]" office:value-type="float" office:value="0.444444444444444">
            <text:p>0.4444444444</text:p>
          </table:table-cell>
          <table:table-cell table:formula="of:=([.C221]-[.$M$204])/[.$L$204]" office:value-type="float" office:value="-1.2">
            <text:p>-1.2</text:p>
          </table:table-cell>
          <table:table-cell table:formula="of:=[.F221]/SQRT(1+[.F221]^2)" office:value-type="float" office:value="-0.768221279597376">
            <text:p>-0.7682212796</text:p>
          </table:table-cell>
          <table:table-cell table:formula="of:=ROUND(([.G221]*5)+[.$N$204];2)" office:value-type="float" office:value="1.16">
            <text:p>1.16</text:p>
          </table:table-cell>
          <table:table-cell table:formula="of:=VLOOKUP([.A221];['1112'.$A$1:.$H$401];8;0)" office:value-type="float" office:value="0">
            <text:p>#N/A</text:p>
          </table:table-cell>
          <table:table-cell table:formula="of:=ROUND(IF(ISERROR([.I221]);[.H221];((2*[.H221])+[.I22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US21608198401</text:p>
          </table:table-cell>
          <table:table-cell office:value-type="string">
            <text:p>KOROVINA Marina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formula="of:=[.C222]/[.D222]" office:value-type="float" office:value="3">
            <text:p>3</text:p>
          </table:table-cell>
          <table:table-cell table:formula="of:=([.C222]-[.$M$204])/[.$L$204]" office:value-type="float" office:value="-0.9125">
            <text:p>-0.9125</text:p>
          </table:table-cell>
          <table:table-cell table:formula="of:=[.F222]/SQRT(1+[.F222]^2)" office:value-type="float" office:value="-0.674050394139193">
            <text:p>-0.6740503941</text:p>
          </table:table-cell>
          <table:table-cell table:formula="of:=ROUND(([.G222]*5)+[.$N$204];2)" office:value-type="float" office:value="1.63">
            <text:p>1.63</text:p>
          </table:table-cell>
          <table:table-cell table:formula="of:=VLOOKUP([.A222];['1112'.$A$1:.$H$401];8;0)" office:value-type="float" office:value="1.14">
            <text:p>1.14</text:p>
          </table:table-cell>
          <table:table-cell table:formula="of:=ROUND(IF(ISERROR([.I222]);[.H222];((2*[.H222])+[.I222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SWE22607199001</text:p>
          </table:table-cell>
          <table:table-cell office:value-type="string">
            <text:p>LIF As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223]/[.D223]" office:value-type="float" office:value="0.555555555555556">
            <text:p>0.5555555556</text:p>
          </table:table-cell>
          <table:table-cell table:formula="of:=([.C223]-[.$M$204])/[.$L$204]" office:value-type="float" office:value="-1.1875">
            <text:p>-1.1875</text:p>
          </table:table-cell>
          <table:table-cell table:formula="of:=[.F223]/SQRT(1+[.F223]^2)" office:value-type="float" office:value="-0.764911198117051">
            <text:p>-0.7649111981</text:p>
          </table:table-cell>
          <table:table-cell table:formula="of:=ROUND(([.G223]*5)+[.$N$204];2)" office:value-type="float" office:value="1.18">
            <text:p>1.18</text:p>
          </table:table-cell>
          <table:table-cell table:formula="of:=VLOOKUP([.A223];['1112'.$A$1:.$H$401];8;0)" office:value-type="float" office:value="0">
            <text:p>#N/A</text:p>
          </table:table-cell>
          <table:table-cell table:formula="of:=ROUND(IF(ISERROR([.I223]);[.H223];((2*[.H223])+[.I22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POL22802198401</text:p>
          </table:table-cell>
          <table:table-cell office:value-type="string">
            <text:p>CYL Agnieszka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C224]/[.D224]" office:value-type="float" office:value="1.22222222222222">
            <text:p>1.2222222222</text:p>
          </table:table-cell>
          <table:table-cell table:formula="of:=([.C224]-[.$M$204])/[.$L$204]" office:value-type="float" office:value="-1.1125">
            <text:p>-1.1125</text:p>
          </table:table-cell>
          <table:table-cell table:formula="of:=[.F224]/SQRT(1+[.F224]^2)" office:value-type="float" office:value="-0.743709508834718">
            <text:p>-0.7437095088</text:p>
          </table:table-cell>
          <table:table-cell table:formula="of:=ROUND(([.G224]*5)+[.$N$204];2)" office:value-type="float" office:value="1.28">
            <text:p>1.28</text:p>
          </table:table-cell>
          <table:table-cell table:formula="of:=VLOOKUP([.A224];['1112'.$A$1:.$H$401];8;0)" office:value-type="float" office:value="1.68">
            <text:p>1.68</text:p>
          </table:table-cell>
          <table:table-cell table:formula="of:=ROUND(IF(ISERROR([.I224]);[.H224];((2*[.H224])+[.I224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NOR22505199001</text:p>
          </table:table-cell>
          <table:table-cell office:value-type="string">
            <text:p>LANDHEIM Bent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[.C225]/[.D225]" office:value-type="float" office:value="1.55555555555556">
            <text:p>1.5555555556</text:p>
          </table:table-cell>
          <table:table-cell table:formula="of:=([.C225]-[.$M$204])/[.$L$204]" office:value-type="float" office:value="-1.075">
            <text:p>-1.075</text:p>
          </table:table-cell>
          <table:table-cell table:formula="of:=[.F225]/SQRT(1+[.F225]^2)" office:value-type="float" office:value="-0.732186738163084">
            <text:p>-0.7321867382</text:p>
          </table:table-cell>
          <table:table-cell table:formula="of:=ROUND(([.G225]*5)+[.$N$204];2)" office:value-type="float" office:value="1.34">
            <text:p>1.34</text:p>
          </table:table-cell>
          <table:table-cell table:formula="of:=VLOOKUP([.A225];['1112'.$A$1:.$H$401];8;0)" office:value-type="float" office:value="1.34">
            <text:p>1.34</text:p>
          </table:table-cell>
          <table:table-cell table:formula="of:=ROUND(IF(ISERROR([.I225]);[.H225];((2*[.H225])+[.I225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ROM10606198901</text:p>
          </table:table-cell>
          <table:table-cell office:value-type="string">
            <text:p>FAUR Remus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[.C226]/[.D226]" office:value-type="float" office:value="1.44444444444444">
            <text:p>1.4444444444</text:p>
          </table:table-cell>
          <table:table-cell table:formula="of:=([.C226]-[.$M$204])/[.$L$204]" office:value-type="float" office:value="-1.0875">
            <text:p>-1.0875</text:p>
          </table:table-cell>
          <table:table-cell table:formula="of:=[.F226]/SQRT(1+[.F226]^2)" office:value-type="float" office:value="-0.736099620693866">
            <text:p>-0.7360996207</text:p>
          </table:table-cell>
          <table:table-cell table:formula="of:=ROUND(([.G226]*5)+[.$N$204];2)" office:value-type="float" office:value="1.32">
            <text:p>1.32</text:p>
          </table:table-cell>
          <table:table-cell table:formula="of:=VLOOKUP([.A226];['1112'.$A$1:.$H$401];8;0)" office:value-type="float" office:value="1.1">
            <text:p>1.1</text:p>
          </table:table-cell>
          <table:table-cell table:formula="of:=ROUND(IF(ISERROR([.I226]);[.H226];((2*[.H226])+[.I226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OU12710198901</text:p>
          </table:table-cell>
          <table:table-cell office:value-type="string">
            <text:p>PUCHIANU Corne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C227]/[.D227]" office:value-type="float" office:value="0">
            <text:p>0</text:p>
          </table:table-cell>
          <table:table-cell table:formula="of:=([.C227]-[.$M$204])/[.$L$204]" office:value-type="float" office:value="-1.25">
            <text:p>-1.25</text:p>
          </table:table-cell>
          <table:table-cell table:formula="of:=[.F227]/SQRT(1+[.F227]^2)" office:value-type="float" office:value="-0.78086880944303">
            <text:p>-0.7808688094</text:p>
          </table:table-cell>
          <table:table-cell table:formula="of:=ROUND(([.G227]*5)+[.$N$204];2)" office:value-type="float" office:value="1.1">
            <text:p>1.1</text:p>
          </table:table-cell>
          <table:table-cell table:formula="of:=VLOOKUP([.A227];['1112'.$A$1:.$H$401];8;0)" office:value-type="float" office:value="0">
            <text:p>#N/A</text:p>
          </table:table-cell>
          <table:table-cell table:formula="of:=ROUND(IF(ISERROR([.I227]);[.H227];((2*[.H227])+[.I22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21104199101</text:p>
          </table:table-cell>
          <table:table-cell office:value-type="string">
            <text:p>PARK Ji-A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228]/[.D228]" office:value-type="float" office:value="0.666666666666667">
            <text:p>0.6666666667</text:p>
          </table:table-cell>
          <table:table-cell table:formula="of:=([.C228]-[.$M$204])/[.$L$204]" office:value-type="float" office:value="-1.175">
            <text:p>-1.175</text:p>
          </table:table-cell>
          <table:table-cell table:formula="of:=[.F228]/SQRT(1+[.F228]^2)" office:value-type="float" office:value="-0.761539389695821">
            <text:p>-0.7615393897</text:p>
          </table:table-cell>
          <table:table-cell table:formula="of:=ROUND(([.G228]*5)+[.$N$204];2)" office:value-type="float" office:value="1.19">
            <text:p>1.19</text:p>
          </table:table-cell>
          <table:table-cell table:formula="of:=VLOOKUP([.A228];['1112'.$A$1:.$H$401];8;0)" office:value-type="float" office:value="0">
            <text:p>#N/A</text:p>
          </table:table-cell>
          <table:table-cell table:formula="of:=ROUND(IF(ISERROR([.I228]);[.H228];((2*[.H228])+[.I22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JPN20805198001</text:p>
          </table:table-cell>
          <table:table-cell office:value-type="string">
            <text:p>OWADA Itsuk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229]/[.D229]" office:value-type="float" office:value="0.555555555555556">
            <text:p>0.5555555556</text:p>
          </table:table-cell>
          <table:table-cell table:formula="of:=([.C229]-[.$M$204])/[.$L$204]" office:value-type="float" office:value="-1.1875">
            <text:p>-1.1875</text:p>
          </table:table-cell>
          <table:table-cell table:formula="of:=[.F229]/SQRT(1+[.F229]^2)" office:value-type="float" office:value="-0.764911198117051">
            <text:p>-0.7649111981</text:p>
          </table:table-cell>
          <table:table-cell table:formula="of:=ROUND(([.G229]*5)+[.$N$204];2)" office:value-type="float" office:value="1.18">
            <text:p>1.18</text:p>
          </table:table-cell>
          <table:table-cell table:formula="of:=VLOOKUP([.A229];['1112'.$A$1:.$H$401];8;0)" office:value-type="float" office:value="1.11">
            <text:p>1.11</text:p>
          </table:table-cell>
          <table:table-cell table:formula="of:=ROUND(IF(ISERROR([.I229]);[.H229];((2*[.H229])+[.I22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POL13003198601</text:p>
          </table:table-cell>
          <table:table-cell office:value-type="string">
            <text:p>KWAK Adam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[.C230]/[.D230]" office:value-type="float" office:value="1.55555555555556">
            <text:p>1.5555555556</text:p>
          </table:table-cell>
          <table:table-cell table:formula="of:=([.C230]-[.$M$204])/[.$L$204]" office:value-type="float" office:value="-1.075">
            <text:p>-1.075</text:p>
          </table:table-cell>
          <table:table-cell table:formula="of:=[.F230]/SQRT(1+[.F230]^2)" office:value-type="float" office:value="-0.732186738163084">
            <text:p>-0.7321867382</text:p>
          </table:table-cell>
          <table:table-cell table:formula="of:=ROUND(([.G230]*5)+[.$N$204];2)" office:value-type="float" office:value="1.34">
            <text:p>1.34</text:p>
          </table:table-cell>
          <table:table-cell table:formula="of:=VLOOKUP([.A230];['1112'.$A$1:.$H$401];8;0)" office:value-type="float" office:value="1.13">
            <text:p>1.13</text:p>
          </table:table-cell>
          <table:table-cell table:formula="of:=ROUND(IF(ISERROR([.I230]);[.H230];((2*[.H230])+[.I23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JPN22610199001</text:p>
          </table:table-cell>
          <table:table-cell office:value-type="string">
            <text:p>GOSHONO Arisa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[.C231]/[.D231]" office:value-type="float" office:value="1.88888888888889">
            <text:p>1.8888888889</text:p>
          </table:table-cell>
          <table:table-cell table:formula="of:=([.C231]-[.$M$204])/[.$L$204]" office:value-type="float" office:value="-1.0375">
            <text:p>-1.0375</text:p>
          </table:table-cell>
          <table:table-cell table:formula="of:=[.F231]/SQRT(1+[.F231]^2)" office:value-type="float" office:value="-0.719999080274661">
            <text:p>-0.7199990803</text:p>
          </table:table-cell>
          <table:table-cell table:formula="of:=ROUND(([.G231]*5)+[.$N$204];2)" office:value-type="float" office:value="1.4">
            <text:p>1.4</text:p>
          </table:table-cell>
          <table:table-cell table:formula="of:=VLOOKUP([.A231];['1112'.$A$1:.$H$401];8;0)" office:value-type="float" office:value="1.1">
            <text:p>1.1</text:p>
          </table:table-cell>
          <table:table-cell table:formula="of:=ROUND(IF(ISERROR([.I231]);[.H231];((2*[.H231])+[.I231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ITA11205198401</text:p>
          </table:table-cell>
          <table:table-cell office:value-type="string">
            <text:p>WINDISCH Markus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[.C232]/[.D232]" office:value-type="float" office:value="1.625">
            <text:p>1.625</text:p>
          </table:table-cell>
          <table:table-cell table:formula="of:=([.C232]-[.$M$204])/[.$L$204]" office:value-type="float" office:value="-1.0875">
            <text:p>-1.0875</text:p>
          </table:table-cell>
          <table:table-cell table:formula="of:=[.F232]/SQRT(1+[.F232]^2)" office:value-type="float" office:value="-0.736099620693866">
            <text:p>-0.7360996207</text:p>
          </table:table-cell>
          <table:table-cell table:formula="of:=ROUND(([.G232]*5)+[.$N$204];2)" office:value-type="float" office:value="1.32">
            <text:p>1.32</text:p>
          </table:table-cell>
          <table:table-cell table:formula="of:=VLOOKUP([.A232];['1112'.$A$1:.$H$401];8;0)" office:value-type="float" office:value="2.11">
            <text:p>2.11</text:p>
          </table:table-cell>
          <table:table-cell table:formula="of:=ROUND(IF(ISERROR([.I232]);[.H232];((2*[.H232])+[.I232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SVK22510199201</text:p>
          </table:table-cell>
          <table:table-cell office:value-type="string">
            <text:p>FIALKOVA Paulin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33]/[.D233]" office:value-type="float" office:value="0.5">
            <text:p>0.5</text:p>
          </table:table-cell>
          <table:table-cell table:formula="of:=([.C233]-[.$M$204])/[.$L$204]" office:value-type="float" office:value="-1.2">
            <text:p>-1.2</text:p>
          </table:table-cell>
          <table:table-cell table:formula="of:=[.F233]/SQRT(1+[.F233]^2)" office:value-type="float" office:value="-0.768221279597376">
            <text:p>-0.7682212796</text:p>
          </table:table-cell>
          <table:table-cell table:formula="of:=ROUND(([.G233]*5)+[.$N$204];2)" office:value-type="float" office:value="1.16">
            <text:p>1.16</text:p>
          </table:table-cell>
          <table:table-cell table:formula="of:=VLOOKUP([.A233];['1112'.$A$1:.$H$401];8;0)" office:value-type="float" office:value="1.11">
            <text:p>1.11</text:p>
          </table:table-cell>
          <table:table-cell table:formula="of:=ROUND(IF(ISERROR([.I233]);[.H233];((2*[.H233])+[.I23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RA22712197501</text:p>
          </table:table-cell>
          <table:table-cell office:value-type="string">
            <text:p>MOURAO Jaquelin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C234]/[.D234]" office:value-type="float" office:value="0.75">
            <text:p>0.75</text:p>
          </table:table-cell>
          <table:table-cell table:formula="of:=([.C234]-[.$M$204])/[.$L$204]" office:value-type="float" office:value="-1.175">
            <text:p>-1.175</text:p>
          </table:table-cell>
          <table:table-cell table:formula="of:=[.F234]/SQRT(1+[.F234]^2)" office:value-type="float" office:value="-0.761539389695821">
            <text:p>-0.7615393897</text:p>
          </table:table-cell>
          <table:table-cell table:formula="of:=ROUND(([.G234]*5)+[.$N$204];2)" office:value-type="float" office:value="1.19">
            <text:p>1.19</text:p>
          </table:table-cell>
          <table:table-cell table:formula="of:=VLOOKUP([.A234];['1112'.$A$1:.$H$401];8;0)" office:value-type="float" office:value="1.1">
            <text:p>1.1</text:p>
          </table:table-cell>
          <table:table-cell table:formula="of:=ROUND(IF(ISERROR([.I234]);[.H234];((2*[.H234])+[.I234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NED11511198801</text:p>
          </table:table-cell>
          <table:table-cell office:value-type="string">
            <text:p>SLOOF Joel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35]/[.D235]" office:value-type="float" office:value="0.875">
            <text:p>0.875</text:p>
          </table:table-cell>
          <table:table-cell table:formula="of:=([.C235]-[.$M$204])/[.$L$204]" office:value-type="float" office:value="-1.1625">
            <text:p>-1.1625</text:p>
          </table:table-cell>
          <table:table-cell table:formula="of:=[.F235]/SQRT(1+[.F235]^2)" office:value-type="float" office:value="-0.758104592340947">
            <text:p>-0.7581045923</text:p>
          </table:table-cell>
          <table:table-cell table:formula="of:=ROUND(([.G235]*5)+[.$N$204];2)" office:value-type="float" office:value="1.21">
            <text:p>1.21</text:p>
          </table:table-cell>
          <table:table-cell table:formula="of:=VLOOKUP([.A235];['1112'.$A$1:.$H$401];8;0)" office:value-type="float" office:value="1.11">
            <text:p>1.11</text:p>
          </table:table-cell>
          <table:table-cell table:formula="of:=ROUND(IF(ISERROR([.I235]);[.H235];((2*[.H235])+[.I23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RO13009199201</text:p>
          </table:table-cell>
          <table:table-cell office:value-type="string">
            <text:p>BUTKOVIC Din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236]/[.D236]" office:value-type="float" office:value="0.375">
            <text:p>0.375</text:p>
          </table:table-cell>
          <table:table-cell table:formula="of:=([.C236]-[.$M$204])/[.$L$204]" office:value-type="float" office:value="-1.2125">
            <text:p>-1.2125</text:p>
          </table:table-cell>
          <table:table-cell table:formula="of:=[.F236]/SQRT(1+[.F236]^2)" office:value-type="float" office:value="-0.771470874213838">
            <text:p>-0.7714708742</text:p>
          </table:table-cell>
          <table:table-cell table:formula="of:=ROUND(([.G236]*5)+[.$N$204];2)" office:value-type="float" office:value="1.14">
            <text:p>1.14</text:p>
          </table:table-cell>
          <table:table-cell table:formula="of:=VLOOKUP([.A236];['1112'.$A$1:.$H$401];8;0)" office:value-type="float" office:value="1.1">
            <text:p>1.1</text:p>
          </table:table-cell>
          <table:table-cell table:formula="of:=ROUND(IF(ISERROR([.I236]);[.H236];((2*[.H236])+[.I23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11911199101</text:p>
          </table:table-cell>
          <table:table-cell office:value-type="string">
            <text:p>KUEHN Johannes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C237]/[.D237]" office:value-type="float" office:value="1.375">
            <text:p>1.375</text:p>
          </table:table-cell>
          <table:table-cell table:formula="of:=([.C237]-[.$M$204])/[.$L$204]" office:value-type="float" office:value="-1.1125">
            <text:p>-1.1125</text:p>
          </table:table-cell>
          <table:table-cell table:formula="of:=[.F237]/SQRT(1+[.F237]^2)" office:value-type="float" office:value="-0.743709508834718">
            <text:p>-0.7437095088</text:p>
          </table:table-cell>
          <table:table-cell table:formula="of:=ROUND(([.G237]*5)+[.$N$204];2)" office:value-type="float" office:value="1.28">
            <text:p>1.28</text:p>
          </table:table-cell>
          <table:table-cell table:formula="of:=VLOOKUP([.A237];['1112'.$A$1:.$H$401];8;0)" office:value-type="float" office:value="0">
            <text:p>#N/A</text:p>
          </table:table-cell>
          <table:table-cell table:formula="of:=ROUND(IF(ISERROR([.I237]);[.H237];((2*[.H237])+[.I237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ITA10202198201</text:p>
          </table:table-cell>
          <table:table-cell office:value-type="string">
            <text:p>MARTINELLI Christian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[.C238]/[.D238]" office:value-type="float" office:value="1.875">
            <text:p>1.875</text:p>
          </table:table-cell>
          <table:table-cell table:formula="of:=([.C238]-[.$M$204])/[.$L$204]" office:value-type="float" office:value="-1.0625">
            <text:p>-1.0625</text:p>
          </table:table-cell>
          <table:table-cell table:formula="of:=[.F238]/SQRT(1+[.F238]^2)" office:value-type="float" office:value="-0.728199992692803">
            <text:p>-0.7281999927</text:p>
          </table:table-cell>
          <table:table-cell table:formula="of:=ROUND(([.G238]*5)+[.$N$204];2)" office:value-type="float" office:value="1.36">
            <text:p>1.36</text:p>
          </table:table-cell>
          <table:table-cell table:formula="of:=VLOOKUP([.A238];['1112'.$A$1:.$H$401];8;0)" office:value-type="float" office:value="1.13">
            <text:p>1.13</text:p>
          </table:table-cell>
          <table:table-cell table:formula="of:=ROUND(IF(ISERROR([.I238]);[.H238];((2*[.H238])+[.I238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KAZ13103198501</text:p>
          </table:table-cell>
          <table:table-cell office:value-type="string">
            <text:p>KENESHEV Dias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C239]/[.D239]" office:value-type="float" office:value="2">
            <text:p>2</text:p>
          </table:table-cell>
          <table:table-cell table:formula="of:=([.C239]-[.$M$204])/[.$L$204]" office:value-type="float" office:value="-1.05">
            <text:p>-1.05</text:p>
          </table:table-cell>
          <table:table-cell table:formula="of:=[.F239]/SQRT(1+[.F239]^2)" office:value-type="float" office:value="-0.724137931034483">
            <text:p>-0.724137931</text:p>
          </table:table-cell>
          <table:table-cell table:formula="of:=ROUND(([.G239]*5)+[.$N$204];2)" office:value-type="float" office:value="1.38">
            <text:p>1.38</text:p>
          </table:table-cell>
          <table:table-cell table:formula="of:=VLOOKUP([.A239];['1112'.$A$1:.$H$401];8;0)" office:value-type="float" office:value="0">
            <text:p>#N/A</text:p>
          </table:table-cell>
          <table:table-cell table:formula="of:=ROUND(IF(ISERROR([.I239]);[.H239];((2*[.H239])+[.I239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CAN22606199101</text:p>
          </table:table-cell>
          <table:table-cell office:value-type="string">
            <text:p>VAILLANCOURT Audrey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240]/[.D240]" office:value-type="float" office:value="2.25">
            <text:p>2.25</text:p>
          </table:table-cell>
          <table:table-cell table:formula="of:=([.C240]-[.$M$204])/[.$L$204]" office:value-type="float" office:value="-1.025">
            <text:p>-1.025</text:p>
          </table:table-cell>
          <table:table-cell table:formula="of:=[.F240]/SQRT(1+[.F240]^2)" office:value-type="float" office:value="-0.715781948377211">
            <text:p>-0.7157819484</text:p>
          </table:table-cell>
          <table:table-cell table:formula="of:=ROUND(([.G240]*5)+[.$N$204];2)" office:value-type="float" office:value="1.42">
            <text:p>1.42</text:p>
          </table:table-cell>
          <table:table-cell table:formula="of:=VLOOKUP([.A240];['1112'.$A$1:.$H$401];8;0)" office:value-type="float" office:value="0">
            <text:p>#N/A</text:p>
          </table:table-cell>
          <table:table-cell table:formula="of:=ROUND(IF(ISERROR([.I240]);[.H240];((2*[.H240])+[.I240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GBR12701198701</text:p>
          </table:table-cell>
          <table:table-cell office:value-type="string">
            <text:p>BEYER Pet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241]/[.D241]" office:value-type="float" office:value="0.25">
            <text:p>0.25</text:p>
          </table:table-cell>
          <table:table-cell table:formula="of:=([.C241]-[.$M$204])/[.$L$204]" office:value-type="float" office:value="-1.225">
            <text:p>-1.225</text:p>
          </table:table-cell>
          <table:table-cell table:formula="of:=[.F241]/SQRT(1+[.F241]^2)" office:value-type="float" office:value="-0.774661200142519">
            <text:p>-0.7746612001</text:p>
          </table:table-cell>
          <table:table-cell table:formula="of:=ROUND(([.G241]*5)+[.$N$204];2)" office:value-type="float" office:value="1.13">
            <text:p>1.13</text:p>
          </table:table-cell>
          <table:table-cell table:formula="of:=VLOOKUP([.A241];['1112'.$A$1:.$H$401];8;0)" office:value-type="float" office:value="1.19">
            <text:p>1.19</text:p>
          </table:table-cell>
          <table:table-cell table:formula="of:=ROUND(IF(ISERROR([.I241]);[.H241];((2*[.H241])+[.I24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US21106198301</text:p>
          </table:table-cell>
          <table:table-cell office:value-type="string">
            <text:p>IOURIEVA Ekaterina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formula="of:=[.C242]/[.D242]" office:value-type="float" office:value="4.125">
            <text:p>4.125</text:p>
          </table:table-cell>
          <table:table-cell table:formula="of:=([.C242]-[.$M$204])/[.$L$204]" office:value-type="float" office:value="-0.8375">
            <text:p>-0.8375</text:p>
          </table:table-cell>
          <table:table-cell table:formula="of:=[.F242]/SQRT(1+[.F242]^2)" office:value-type="float" office:value="-0.642067671977827">
            <text:p>-0.642067672</text:p>
          </table:table-cell>
          <table:table-cell table:formula="of:=ROUND(([.G242]*5)+[.$N$204];2)" office:value-type="float" office:value="1.79">
            <text:p>1.79</text:p>
          </table:table-cell>
          <table:table-cell table:formula="of:=VLOOKUP([.A242];['1112'.$A$1:.$H$401];8;0)" office:value-type="float" office:value="0">
            <text:p>#N/A</text:p>
          </table:table-cell>
          <table:table-cell table:formula="of:=ROUND(IF(ISERROR([.I242]);[.H242];((2*[.H242])+[.I242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SCG12307198801</text:p>
          </table:table-cell>
          <table:table-cell office:value-type="string">
            <text:p>RASTIC Dami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243]/[.D243]" office:value-type="float" office:value="0.375">
            <text:p>0.375</text:p>
          </table:table-cell>
          <table:table-cell table:formula="of:=([.C243]-[.$M$204])/[.$L$204]" office:value-type="float" office:value="-1.2125">
            <text:p>-1.2125</text:p>
          </table:table-cell>
          <table:table-cell table:formula="of:=[.F243]/SQRT(1+[.F243]^2)" office:value-type="float" office:value="-0.771470874213838">
            <text:p>-0.7714708742</text:p>
          </table:table-cell>
          <table:table-cell table:formula="of:=ROUND(([.G243]*5)+[.$N$204];2)" office:value-type="float" office:value="1.14">
            <text:p>1.14</text:p>
          </table:table-cell>
          <table:table-cell table:formula="of:=VLOOKUP([.A243];['1112'.$A$1:.$H$401];8;0)" office:value-type="float" office:value="1.12">
            <text:p>1.12</text:p>
          </table:table-cell>
          <table:table-cell table:formula="of:=ROUND(IF(ISERROR([.I243]);[.H243];((2*[.H243])+[.I24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11605199301</text:p>
          </table:table-cell>
          <table:table-cell office:value-type="string">
            <text:p>BOE Johannes Thingnes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[.C244]/[.D244]" office:value-type="float" office:value="3.875">
            <text:p>3.875</text:p>
          </table:table-cell>
          <table:table-cell table:formula="of:=([.C244]-[.$M$204])/[.$L$204]" office:value-type="float" office:value="-0.8625">
            <text:p>-0.8625</text:p>
          </table:table-cell>
          <table:table-cell table:formula="of:=[.F244]/SQRT(1+[.F244]^2)" office:value-type="float" office:value="-0.653126848084046">
            <text:p>-0.6531268481</text:p>
          </table:table-cell>
          <table:table-cell table:formula="of:=ROUND(([.G244]*5)+[.$N$204];2)" office:value-type="float" office:value="1.73">
            <text:p>1.73</text:p>
          </table:table-cell>
          <table:table-cell table:formula="of:=VLOOKUP([.A244];['1112'.$A$1:.$H$401];8;0)" office:value-type="float" office:value="0">
            <text:p>#N/A</text:p>
          </table:table-cell>
          <table:table-cell table:formula="of:=ROUND(IF(ISERROR([.I244]);[.H244];((2*[.H244])+[.I244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USA22604198202</text:p>
          </table:table-cell>
          <table:table-cell office:value-type="string">
            <text:p>BARNES Lanny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245]/[.D245]" office:value-type="float" office:value="1.14285714285714">
            <text:p>1.1428571429</text:p>
          </table:table-cell>
          <table:table-cell table:formula="of:=([.C245]-[.$M$204])/[.$L$204]" office:value-type="float" office:value="-1.15">
            <text:p>-1.15</text:p>
          </table:table-cell>
          <table:table-cell table:formula="of:=[.F245]/SQRT(1+[.F245]^2)" office:value-type="float" office:value="-0.754605522163505">
            <text:p>-0.7546055222</text:p>
          </table:table-cell>
          <table:table-cell table:formula="of:=ROUND(([.G245]*5)+[.$N$204];2)" office:value-type="float" office:value="1.23">
            <text:p>1.23</text:p>
          </table:table-cell>
          <table:table-cell table:formula="of:=VLOOKUP([.A245];['1112'.$A$1:.$H$401];8;0)" office:value-type="float" office:value="1.28">
            <text:p>1.28</text:p>
          </table:table-cell>
          <table:table-cell table:formula="of:=ROUND(IF(ISERROR([.I245]);[.H245];((2*[.H245])+[.I24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WE20506198701</text:p>
          </table:table-cell>
          <table:table-cell office:value-type="string">
            <text:p>LARSSON Emelie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[.C246]/[.D246]" office:value-type="float" office:value="2.71428571428571">
            <text:p>2.7142857143</text:p>
          </table:table-cell>
          <table:table-cell table:formula="of:=([.C246]-[.$M$204])/[.$L$204]" office:value-type="float" office:value="-1.0125">
            <text:p>-1.0125</text:p>
          </table:table-cell>
          <table:table-cell table:formula="of:=[.F246]/SQRT(1+[.F246]^2)" office:value-type="float" office:value="-0.711485024799433">
            <text:p>-0.7114850248</text:p>
          </table:table-cell>
          <table:table-cell table:formula="of:=ROUND(([.G246]*5)+[.$N$204];2)" office:value-type="float" office:value="1.44">
            <text:p>1.44</text:p>
          </table:table-cell>
          <table:table-cell table:formula="of:=VLOOKUP([.A246];['1112'.$A$1:.$H$401];8;0)" office:value-type="float" office:value="1.18">
            <text:p>1.18</text:p>
          </table:table-cell>
          <table:table-cell table:formula="of:=ROUND(IF(ISERROR([.I246]);[.H246];((2*[.H246])+[.I246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GER12403199001</text:p>
          </table:table-cell>
          <table:table-cell office:value-type="string">
            <text:p>DOLL Benedikt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f:=[.C247]/[.D247]" office:value-type="float" office:value="4.14285714285714">
            <text:p>4.1428571429</text:p>
          </table:table-cell>
          <table:table-cell table:formula="of:=([.C247]-[.$M$204])/[.$L$204]" office:value-type="float" office:value="-0.8875">
            <text:p>-0.8875</text:p>
          </table:table-cell>
          <table:table-cell table:formula="of:=[.F247]/SQRT(1+[.F247]^2)" office:value-type="float" office:value="-0.663783352029829">
            <text:p>-0.663783352</text:p>
          </table:table-cell>
          <table:table-cell table:formula="of:=ROUND(([.G247]*5)+[.$N$204];2)" office:value-type="float" office:value="1.68">
            <text:p>1.68</text:p>
          </table:table-cell>
          <table:table-cell table:formula="of:=VLOOKUP([.A247];['1112'.$A$1:.$H$401];8;0)" office:value-type="float" office:value="1.16">
            <text:p>1.16</text:p>
          </table:table-cell>
          <table:table-cell table:formula="of:=ROUND(IF(ISERROR([.I247]);[.H247];((2*[.H247])+[.I247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UKR10511199101</text:p>
          </table:table-cell>
          <table:table-cell office:value-type="string">
            <text:p>PIDRUCHNYI Dmytr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248]/[.D248]" office:value-type="float" office:value="0.428571428571429">
            <text:p>0.4285714286</text:p>
          </table:table-cell>
          <table:table-cell table:formula="of:=([.C248]-[.$M$204])/[.$L$204]" office:value-type="float" office:value="-1.2125">
            <text:p>-1.2125</text:p>
          </table:table-cell>
          <table:table-cell table:formula="of:=[.F248]/SQRT(1+[.F248]^2)" office:value-type="float" office:value="-0.771470874213838">
            <text:p>-0.7714708742</text:p>
          </table:table-cell>
          <table:table-cell table:formula="of:=ROUND(([.G248]*5)+[.$N$204];2)" office:value-type="float" office:value="1.14">
            <text:p>1.14</text:p>
          </table:table-cell>
          <table:table-cell table:formula="of:=VLOOKUP([.A248];['1112'.$A$1:.$H$401];8;0)" office:value-type="float" office:value="0">
            <text:p>#N/A</text:p>
          </table:table-cell>
          <table:table-cell table:formula="of:=ROUND(IF(ISERROR([.I248]);[.H248];((2*[.H248])+[.I24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POL10506198901</text:p>
          </table:table-cell>
          <table:table-cell office:value-type="string">
            <text:p>SLONINA Lukas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249]/[.D249]" office:value-type="float" office:value="0.285714285714286">
            <text:p>0.2857142857</text:p>
          </table:table-cell>
          <table:table-cell table:formula="of:=([.C249]-[.$M$204])/[.$L$204]" office:value-type="float" office:value="-1.225">
            <text:p>-1.225</text:p>
          </table:table-cell>
          <table:table-cell table:formula="of:=[.F249]/SQRT(1+[.F249]^2)" office:value-type="float" office:value="-0.774661200142519">
            <text:p>-0.7746612001</text:p>
          </table:table-cell>
          <table:table-cell table:formula="of:=ROUND(([.G249]*5)+[.$N$204];2)" office:value-type="float" office:value="1.13">
            <text:p>1.13</text:p>
          </table:table-cell>
          <table:table-cell table:formula="of:=VLOOKUP([.A249];['1112'.$A$1:.$H$401];8;0)" office:value-type="float" office:value="0">
            <text:p>#N/A</text:p>
          </table:table-cell>
          <table:table-cell table:formula="of:=ROUND(IF(ISERROR([.I249]);[.H249];((2*[.H249])+[.I24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T11201198501</text:p>
          </table:table-cell>
          <table:table-cell office:value-type="string">
            <text:p>EBERHARD Tobia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250]/[.D250]" office:value-type="float" office:value="0.857142857142857">
            <text:p>0.8571428571</text:p>
          </table:table-cell>
          <table:table-cell table:formula="of:=([.C250]-[.$M$204])/[.$L$204]" office:value-type="float" office:value="-1.175">
            <text:p>-1.175</text:p>
          </table:table-cell>
          <table:table-cell table:formula="of:=[.F250]/SQRT(1+[.F250]^2)" office:value-type="float" office:value="-0.761539389695821">
            <text:p>-0.7615393897</text:p>
          </table:table-cell>
          <table:table-cell table:formula="of:=ROUND(([.G250]*5)+[.$N$204];2)" office:value-type="float" office:value="1.19">
            <text:p>1.19</text:p>
          </table:table-cell>
          <table:table-cell table:formula="of:=VLOOKUP([.A250];['1112'.$A$1:.$H$401];8;0)" office:value-type="float" office:value="1.23">
            <text:p>1.23</text:p>
          </table:table-cell>
          <table:table-cell table:formula="of:=ROUND(IF(ISERROR([.I250]);[.H250];((2*[.H250])+[.I250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HN22103199101</text:p>
          </table:table-cell>
          <table:table-cell office:value-type="string">
            <text:p>SONG Chaoqing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C251]/[.D251]" office:value-type="float" office:value="1.71428571428571">
            <text:p>1.7142857143</text:p>
          </table:table-cell>
          <table:table-cell table:formula="of:=([.C251]-[.$M$204])/[.$L$204]" office:value-type="float" office:value="-1.1">
            <text:p>-1.1</text:p>
          </table:table-cell>
          <table:table-cell table:formula="of:=[.F251]/SQRT(1+[.F251]^2)" office:value-type="float" office:value="-0.739940073395944">
            <text:p>-0.7399400734</text:p>
          </table:table-cell>
          <table:table-cell table:formula="of:=ROUND(([.G251]*5)+[.$N$204];2)" office:value-type="float" office:value="1.3">
            <text:p>1.3</text:p>
          </table:table-cell>
          <table:table-cell table:formula="of:=VLOOKUP([.A251];['1112'.$A$1:.$H$401];8;0)" office:value-type="float" office:value="1.25">
            <text:p>1.25</text:p>
          </table:table-cell>
          <table:table-cell table:formula="of:=ROUND(IF(ISERROR([.I251]);[.H251];((2*[.H251])+[.I251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LAT10701199101</text:p>
          </table:table-cell>
          <table:table-cell office:value-type="string">
            <text:p>MEIRANS Krisjani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52]/[.D252]" office:value-type="float" office:value="0.142857142857143">
            <text:p>0.1428571429</text:p>
          </table:table-cell>
          <table:table-cell table:formula="of:=([.C252]-[.$M$204])/[.$L$204]" office:value-type="float" office:value="-1.2375">
            <text:p>-1.2375</text:p>
          </table:table-cell>
          <table:table-cell table:formula="of:=[.F252]/SQRT(1+[.F252]^2)" office:value-type="float" office:value="-0.77779345370486">
            <text:p>-0.7777934537</text:p>
          </table:table-cell>
          <table:table-cell table:formula="of:=ROUND(([.G252]*5)+[.$N$204];2)" office:value-type="float" office:value="1.11">
            <text:p>1.11</text:p>
          </table:table-cell>
          <table:table-cell table:formula="of:=VLOOKUP([.A252];['1112'.$A$1:.$H$401];8;0)" office:value-type="float" office:value="0">
            <text:p>#N/A</text:p>
          </table:table-cell>
          <table:table-cell table:formula="of:=ROUND(IF(ISERROR([.I252]);[.H252];((2*[.H252])+[.I25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HN12004198601</text:p>
          </table:table-cell>
          <table:table-cell office:value-type="string">
            <text:p>LI Zhongha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53]/[.D253]" office:value-type="float" office:value="0.142857142857143">
            <text:p>0.1428571429</text:p>
          </table:table-cell>
          <table:table-cell table:formula="of:=([.C253]-[.$M$204])/[.$L$204]" office:value-type="float" office:value="-1.2375">
            <text:p>-1.2375</text:p>
          </table:table-cell>
          <table:table-cell table:formula="of:=[.F253]/SQRT(1+[.F253]^2)" office:value-type="float" office:value="-0.77779345370486">
            <text:p>-0.7777934537</text:p>
          </table:table-cell>
          <table:table-cell table:formula="of:=ROUND(([.G253]*5)+[.$N$204];2)" office:value-type="float" office:value="1.11">
            <text:p>1.11</text:p>
          </table:table-cell>
          <table:table-cell table:formula="of:=VLOOKUP([.A253];['1112'.$A$1:.$H$401];8;0)" office:value-type="float" office:value="1.13">
            <text:p>1.13</text:p>
          </table:table-cell>
          <table:table-cell table:formula="of:=ROUND(IF(ISERROR([.I253]);[.H253];((2*[.H253])+[.I25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ED21907199201</text:p>
          </table:table-cell>
          <table:table-cell office:value-type="string">
            <text:p>SLOOF Chardine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[.C254]/[.D254]" office:value-type="float" office:value="2.71428571428571">
            <text:p>2.7142857143</text:p>
          </table:table-cell>
          <table:table-cell table:formula="of:=([.C254]-[.$M$204])/[.$L$204]" office:value-type="float" office:value="-1.0125">
            <text:p>-1.0125</text:p>
          </table:table-cell>
          <table:table-cell table:formula="of:=[.F254]/SQRT(1+[.F254]^2)" office:value-type="float" office:value="-0.711485024799433">
            <text:p>-0.7114850248</text:p>
          </table:table-cell>
          <table:table-cell table:formula="of:=ROUND(([.G254]*5)+[.$N$204];2)" office:value-type="float" office:value="1.44">
            <text:p>1.44</text:p>
          </table:table-cell>
          <table:table-cell table:formula="of:=VLOOKUP([.A254];['1112'.$A$1:.$H$401];8;0)" office:value-type="float" office:value="1.1">
            <text:p>1.1</text:p>
          </table:table-cell>
          <table:table-cell table:formula="of:=ROUND(IF(ISERROR([.I254]);[.H254];((2*[.H254])+[.I25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GER11606198601</text:p>
          </table:table-cell>
          <table:table-cell office:value-type="string">
            <text:p>BOEHM Daniel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[.C255]/[.D255]" office:value-type="float" office:value="4.42857142857143">
            <text:p>4.4285714286</text:p>
          </table:table-cell>
          <table:table-cell table:formula="of:=([.C255]-[.$M$204])/[.$L$204]" office:value-type="float" office:value="-0.8625">
            <text:p>-0.8625</text:p>
          </table:table-cell>
          <table:table-cell table:formula="of:=[.F255]/SQRT(1+[.F255]^2)" office:value-type="float" office:value="-0.653126848084046">
            <text:p>-0.6531268481</text:p>
          </table:table-cell>
          <table:table-cell table:formula="of:=ROUND(([.G255]*5)+[.$N$204];2)" office:value-type="float" office:value="1.73">
            <text:p>1.73</text:p>
          </table:table-cell>
          <table:table-cell table:formula="of:=VLOOKUP([.A255];['1112'.$A$1:.$H$401];8;0)" office:value-type="float" office:value="1.94">
            <text:p>1.94</text:p>
          </table:table-cell>
          <table:table-cell table:formula="of:=ROUND(IF(ISERROR([.I255]);[.H255];((2*[.H255])+[.I255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RUS21110198701</text:p>
          </table:table-cell>
          <table:table-cell office:value-type="string">
            <text:p>PANFILOVA Mariya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[.C256]/[.D256]" office:value-type="float" office:value="4">
            <text:p>4</text:p>
          </table:table-cell>
          <table:table-cell table:formula="of:=([.C256]-[.$M$204])/[.$L$204]" office:value-type="float" office:value="-0.9">
            <text:p>-0.9</text:p>
          </table:table-cell>
          <table:table-cell table:formula="of:=[.F256]/SQRT(1+[.F256]^2)" office:value-type="float" office:value="-0.66896473162245">
            <text:p>-0.6689647316</text:p>
          </table:table-cell>
          <table:table-cell table:formula="of:=ROUND(([.G256]*5)+[.$N$204];2)" office:value-type="float" office:value="1.66">
            <text:p>1.66</text:p>
          </table:table-cell>
          <table:table-cell table:formula="of:=VLOOKUP([.A256];['1112'.$A$1:.$H$401];8;0)" office:value-type="float" office:value="0">
            <text:p>#N/A</text:p>
          </table:table-cell>
          <table:table-cell table:formula="of:=ROUND(IF(ISERROR([.I256]);[.H256];((2*[.H256])+[.I256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MKD11507198101</text:p>
          </table:table-cell>
          <table:table-cell office:value-type="string">
            <text:p>DAMJANOVSKI Dark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257]/[.D257]" office:value-type="float" office:value="0.333333333333333">
            <text:p>0.3333333333</text:p>
          </table:table-cell>
          <table:table-cell table:formula="of:=([.C257]-[.$M$204])/[.$L$204]" office:value-type="float" office:value="-1.225">
            <text:p>-1.225</text:p>
          </table:table-cell>
          <table:table-cell table:formula="of:=[.F257]/SQRT(1+[.F257]^2)" office:value-type="float" office:value="-0.774661200142519">
            <text:p>-0.7746612001</text:p>
          </table:table-cell>
          <table:table-cell table:formula="of:=ROUND(([.G257]*5)+[.$N$204];2)" office:value-type="float" office:value="1.13">
            <text:p>1.13</text:p>
          </table:table-cell>
          <table:table-cell table:formula="of:=VLOOKUP([.A257];['1112'.$A$1:.$H$401];8;0)" office:value-type="float" office:value="1.13">
            <text:p>1.13</text:p>
          </table:table-cell>
          <table:table-cell table:formula="of:=ROUND(IF(ISERROR([.I257]);[.H257];((2*[.H257])+[.I25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11203198601</text:p>
          </table:table-cell>
          <table:table-cell office:value-type="string">
            <text:p>TRIFONOV Alexand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58]/[.D258]" office:value-type="float" office:value="0.166666666666667">
            <text:p>0.1666666667</text:p>
          </table:table-cell>
          <table:table-cell table:formula="of:=([.C258]-[.$M$204])/[.$L$204]" office:value-type="float" office:value="-1.2375">
            <text:p>-1.2375</text:p>
          </table:table-cell>
          <table:table-cell table:formula="of:=[.F258]/SQRT(1+[.F258]^2)" office:value-type="float" office:value="-0.77779345370486">
            <text:p>-0.7777934537</text:p>
          </table:table-cell>
          <table:table-cell table:formula="of:=ROUND(([.G258]*5)+[.$N$204];2)" office:value-type="float" office:value="1.11">
            <text:p>1.11</text:p>
          </table:table-cell>
          <table:table-cell table:formula="of:=VLOOKUP([.A258];['1112'.$A$1:.$H$401];8;0)" office:value-type="float" office:value="1.14">
            <text:p>1.14</text:p>
          </table:table-cell>
          <table:table-cell table:formula="of:=ROUND(IF(ISERROR([.I258]);[.H258];((2*[.H258])+[.I25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WE23008198701</text:p>
          </table:table-cell>
          <table:table-cell office:value-type="string">
            <text:p>JONSSON Jenny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C259]/[.D259]" office:value-type="float" office:value="5">
            <text:p>5</text:p>
          </table:table-cell>
          <table:table-cell table:formula="of:=([.C259]-[.$M$204])/[.$L$204]" office:value-type="float" office:value="-0.875">
            <text:p>-0.875</text:p>
          </table:table-cell>
          <table:table-cell table:formula="of:=[.F259]/SQRT(1+[.F259]^2)" office:value-type="float" office:value="-0.658504607868518">
            <text:p>-0.6585046079</text:p>
          </table:table-cell>
          <table:table-cell table:formula="of:=ROUND(([.G259]*5)+[.$N$204];2)" office:value-type="float" office:value="1.71">
            <text:p>1.71</text:p>
          </table:table-cell>
          <table:table-cell table:formula="of:=VLOOKUP([.A259];['1112'.$A$1:.$H$401];8;0)" office:value-type="float" office:value="1.93">
            <text:p>1.93</text:p>
          </table:table-cell>
          <table:table-cell table:formula="of:=ROUND(IF(ISERROR([.I259]);[.H259];((2*[.H259])+[.I259])/3);1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BTLTU12203198201</text:p>
          </table:table-cell>
          <table:table-cell office:value-type="string">
            <text:p>LAVRINOVIC Aleksand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60]/[.D260]" office:value-type="float" office:value="0.833333333333333">
            <text:p>0.8333333333</text:p>
          </table:table-cell>
          <table:table-cell table:formula="of:=([.C260]-[.$M$204])/[.$L$204]" office:value-type="float" office:value="-1.1875">
            <text:p>-1.1875</text:p>
          </table:table-cell>
          <table:table-cell table:formula="of:=[.F260]/SQRT(1+[.F260]^2)" office:value-type="float" office:value="-0.764911198117051">
            <text:p>-0.7649111981</text:p>
          </table:table-cell>
          <table:table-cell table:formula="of:=ROUND(([.G260]*5)+[.$N$204];2)" office:value-type="float" office:value="1.18">
            <text:p>1.18</text:p>
          </table:table-cell>
          <table:table-cell table:formula="of:=VLOOKUP([.A260];['1112'.$A$1:.$H$401];8;0)" office:value-type="float" office:value="1.11">
            <text:p>1.11</text:p>
          </table:table-cell>
          <table:table-cell table:formula="of:=ROUND(IF(ISERROR([.I260]);[.H260];((2*[.H260])+[.I260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UI22312199301</text:p>
          </table:table-cell>
          <table:table-cell office:value-type="string">
            <text:p>JOST Patrici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261]/[.D261]" office:value-type="float" office:value="0.5">
            <text:p>0.5</text:p>
          </table:table-cell>
          <table:table-cell table:formula="of:=([.C261]-[.$M$204])/[.$L$204]" office:value-type="float" office:value="-1.2125">
            <text:p>-1.2125</text:p>
          </table:table-cell>
          <table:table-cell table:formula="of:=[.F261]/SQRT(1+[.F261]^2)" office:value-type="float" office:value="-0.771470874213838">
            <text:p>-0.7714708742</text:p>
          </table:table-cell>
          <table:table-cell table:formula="of:=ROUND(([.G261]*5)+[.$N$204];2)" office:value-type="float" office:value="1.14">
            <text:p>1.14</text:p>
          </table:table-cell>
          <table:table-cell table:formula="of:=VLOOKUP([.A261];['1112'.$A$1:.$H$401];8;0)" office:value-type="float" office:value="1.13">
            <text:p>1.13</text:p>
          </table:table-cell>
          <table:table-cell table:formula="of:=ROUND(IF(ISERROR([.I261]);[.H261];((2*[.H261])+[.I26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UI20902199401</text:p>
          </table:table-cell>
          <table:table-cell office:value-type="string">
            <text:p>GASPARIN Ait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62]/[.D262]" office:value-type="float" office:value="0.166666666666667">
            <text:p>0.1666666667</text:p>
          </table:table-cell>
          <table:table-cell table:formula="of:=([.C262]-[.$M$204])/[.$L$204]" office:value-type="float" office:value="-1.2375">
            <text:p>-1.2375</text:p>
          </table:table-cell>
          <table:table-cell table:formula="of:=[.F262]/SQRT(1+[.F262]^2)" office:value-type="float" office:value="-0.77779345370486">
            <text:p>-0.7777934537</text:p>
          </table:table-cell>
          <table:table-cell table:formula="of:=ROUND(([.G262]*5)+[.$N$204];2)" office:value-type="float" office:value="1.11">
            <text:p>1.11</text:p>
          </table:table-cell>
          <table:table-cell table:formula="of:=VLOOKUP([.A262];['1112'.$A$1:.$H$401];8;0)" office:value-type="float" office:value="0">
            <text:p>#N/A</text:p>
          </table:table-cell>
          <table:table-cell table:formula="of:=ROUND(IF(ISERROR([.I262]);[.H262];((2*[.H262])+[.I26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23110198401</text:p>
          </table:table-cell>
          <table:table-cell office:value-type="string">
            <text:p>GRONDAHL Out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C263]/[.D263]" office:value-type="float" office:value="0">
            <text:p>0</text:p>
          </table:table-cell>
          <table:table-cell table:formula="of:=([.C263]-[.$M$204])/[.$L$204]" office:value-type="float" office:value="-1.25">
            <text:p>-1.25</text:p>
          </table:table-cell>
          <table:table-cell table:formula="of:=[.F263]/SQRT(1+[.F263]^2)" office:value-type="float" office:value="-0.78086880944303">
            <text:p>-0.7808688094</text:p>
          </table:table-cell>
          <table:table-cell table:formula="of:=ROUND(([.G263]*5)+[.$N$204];2)" office:value-type="float" office:value="1.1">
            <text:p>1.1</text:p>
          </table:table-cell>
          <table:table-cell table:formula="of:=VLOOKUP([.A263];['1112'.$A$1:.$H$401];8;0)" office:value-type="float" office:value="0">
            <text:p>#N/A</text:p>
          </table:table-cell>
          <table:table-cell table:formula="of:=ROUND(IF(ISERROR([.I263]);[.H263];((2*[.H263])+[.I26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HN12205198401</text:p>
          </table:table-cell>
          <table:table-cell office:value-type="string">
            <text:p>CHEN Haibi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264]/[.D264]" office:value-type="float" office:value="1.33333333333333">
            <text:p>1.3333333333</text:p>
          </table:table-cell>
          <table:table-cell table:formula="of:=([.C264]-[.$M$204])/[.$L$204]" office:value-type="float" office:value="-1.15">
            <text:p>-1.15</text:p>
          </table:table-cell>
          <table:table-cell table:formula="of:=[.F264]/SQRT(1+[.F264]^2)" office:value-type="float" office:value="-0.754605522163505">
            <text:p>-0.7546055222</text:p>
          </table:table-cell>
          <table:table-cell table:formula="of:=ROUND(([.G264]*5)+[.$N$204];2)" office:value-type="float" office:value="1.23">
            <text:p>1.23</text:p>
          </table:table-cell>
          <table:table-cell table:formula="of:=VLOOKUP([.A264];['1112'.$A$1:.$H$401];8;0)" office:value-type="float" office:value="1.18">
            <text:p>1.18</text:p>
          </table:table-cell>
          <table:table-cell table:formula="of:=ROUND(IF(ISERROR([.I264]);[.H264];((2*[.H264])+[.I264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USA21202198601</text:p>
          </table:table-cell>
          <table:table-cell office:value-type="string">
            <text:p>DREISSIGACKER Hannah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C265]/[.D265]" office:value-type="float" office:value="0.333333333333333">
            <text:p>0.3333333333</text:p>
          </table:table-cell>
          <table:table-cell table:formula="of:=([.C265]-[.$M$204])/[.$L$204]" office:value-type="float" office:value="-1.225">
            <text:p>-1.225</text:p>
          </table:table-cell>
          <table:table-cell table:formula="of:=[.F265]/SQRT(1+[.F265]^2)" office:value-type="float" office:value="-0.774661200142519">
            <text:p>-0.7746612001</text:p>
          </table:table-cell>
          <table:table-cell table:formula="of:=ROUND(([.G265]*5)+[.$N$204];2)" office:value-type="float" office:value="1.13">
            <text:p>1.13</text:p>
          </table:table-cell>
          <table:table-cell table:formula="of:=VLOOKUP([.A265];['1112'.$A$1:.$H$401];8;0)" office:value-type="float" office:value="0">
            <text:p>#N/A</text:p>
          </table:table-cell>
          <table:table-cell table:formula="of:=ROUND(IF(ISERROR([.I265]);[.H265];((2*[.H265])+[.I26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11912198601</text:p>
          </table:table-cell>
          <table:table-cell office:value-type="string">
            <text:p>SLEPOV Alexey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formula="of:=[.C266]/[.D266]" office:value-type="float" office:value="6.33333333333333">
            <text:p>6.3333333333</text:p>
          </table:table-cell>
          <table:table-cell table:formula="of:=([.C266]-[.$M$204])/[.$L$204]" office:value-type="float" office:value="-0.775">
            <text:p>-0.775</text:p>
          </table:table-cell>
          <table:table-cell table:formula="of:=[.F266]/SQRT(1+[.F266]^2)" office:value-type="float" office:value="-0.612571665435814">
            <text:p>-0.6125716654</text:p>
          </table:table-cell>
          <table:table-cell table:formula="of:=ROUND(([.G266]*5)+[.$N$204];2)" office:value-type="float" office:value="1.94">
            <text:p>1.94</text:p>
          </table:table-cell>
          <table:table-cell table:formula="of:=VLOOKUP([.A266];['1112'.$A$1:.$H$401];8;0)" office:value-type="float" office:value="0">
            <text:p>#N/A</text:p>
          </table:table-cell>
          <table:table-cell table:formula="of:=ROUND(IF(ISERROR([.I266]);[.H266];((2*[.H266])+[.I266])/3);1)" office:value-type="float" office:value="1.9">
            <text:p>1.9</text:p>
          </table:table-cell>
          <table:table-cell table:number-columns-repeated="4"/>
        </table:table-row>
        <table:table-row table:style-name="ro1">
          <table:table-cell office:value-type="string">
            <text:p>BTBUL10108199001</text:p>
          </table:table-cell>
          <table:table-cell office:value-type="string">
            <text:p>ZLATEV Iv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67]/[.D267]" office:value-type="float" office:value="0.2">
            <text:p>0.2</text:p>
          </table:table-cell>
          <table:table-cell table:formula="of:=([.C267]-[.$M$204])/[.$L$204]" office:value-type="float" office:value="-1.2375">
            <text:p>-1.2375</text:p>
          </table:table-cell>
          <table:table-cell table:formula="of:=[.F267]/SQRT(1+[.F267]^2)" office:value-type="float" office:value="-0.77779345370486">
            <text:p>-0.7777934537</text:p>
          </table:table-cell>
          <table:table-cell table:formula="of:=ROUND(([.G267]*5)+[.$N$204];2)" office:value-type="float" office:value="1.11">
            <text:p>1.11</text:p>
          </table:table-cell>
          <table:table-cell table:formula="of:=VLOOKUP([.A267];['1112'.$A$1:.$H$401];8;0)" office:value-type="float" office:value="1.1">
            <text:p>1.1</text:p>
          </table:table-cell>
          <table:table-cell table:formula="of:=ROUND(IF(ISERROR([.I267]);[.H267];((2*[.H267])+[.I26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RA11805198501</text:p>
          </table:table-cell>
          <table:table-cell office:value-type="string">
            <text:p>JAY Vincent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C268]/[.D268]" office:value-type="float" office:value="4.8">
            <text:p>4.8</text:p>
          </table:table-cell>
          <table:table-cell table:formula="of:=([.C268]-[.$M$204])/[.$L$204]" office:value-type="float" office:value="-0.95">
            <text:p>-0.95</text:p>
          </table:table-cell>
          <table:table-cell table:formula="of:=[.F268]/SQRT(1+[.F268]^2)" office:value-type="float" office:value="-0.688749461914693">
            <text:p>-0.6887494619</text:p>
          </table:table-cell>
          <table:table-cell table:formula="of:=ROUND(([.G268]*5)+[.$N$204];2)" office:value-type="float" office:value="1.56">
            <text:p>1.56</text:p>
          </table:table-cell>
          <table:table-cell table:formula="of:=VLOOKUP([.A268];['1112'.$A$1:.$H$401];8;0)" office:value-type="float" office:value="1.87">
            <text:p>1.87</text:p>
          </table:table-cell>
          <table:table-cell table:formula="of:=ROUND(IF(ISERROR([.I268]);[.H268];((2*[.H268])+[.I268])/3);1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BTCZE11101197601</text:p>
          </table:table-cell>
          <table:table-cell office:value-type="string">
            <text:p>HOLUBEC Tomas</text:p>
          </table:table-cell>
          <table:table-cell table:number-columns-repeated="2" office:value-type="float" office:value="5">
            <text:p>5</text:p>
          </table:table-cell>
          <table:table-cell table:formula="of:=[.C269]/[.D269]" office:value-type="float" office:value="1">
            <text:p>1</text:p>
          </table:table-cell>
          <table:table-cell table:formula="of:=([.C269]-[.$M$204])/[.$L$204]" office:value-type="float" office:value="-1.1875">
            <text:p>-1.1875</text:p>
          </table:table-cell>
          <table:table-cell table:formula="of:=[.F269]/SQRT(1+[.F269]^2)" office:value-type="float" office:value="-0.764911198117051">
            <text:p>-0.7649111981</text:p>
          </table:table-cell>
          <table:table-cell table:formula="of:=ROUND(([.G269]*5)+[.$N$204];2)" office:value-type="float" office:value="1.18">
            <text:p>1.18</text:p>
          </table:table-cell>
          <table:table-cell table:formula="of:=VLOOKUP([.A269];['1112'.$A$1:.$H$401];8;0)" office:value-type="float" office:value="1.71">
            <text:p>1.71</text:p>
          </table:table-cell>
          <table:table-cell table:formula="of:=ROUND(IF(ISERROR([.I269]);[.H269];((2*[.H269])+[.I269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POL10301198601</text:p>
          </table:table-cell>
          <table:table-cell office:value-type="string">
            <text:p>BRIL Grzegor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70]/[.D270]" office:value-type="float" office:value="0.8">
            <text:p>0.8</text:p>
          </table:table-cell>
          <table:table-cell table:formula="of:=([.C270]-[.$M$204])/[.$L$204]" office:value-type="float" office:value="-1.2">
            <text:p>-1.2</text:p>
          </table:table-cell>
          <table:table-cell table:formula="of:=[.F270]/SQRT(1+[.F270]^2)" office:value-type="float" office:value="-0.768221279597376">
            <text:p>-0.7682212796</text:p>
          </table:table-cell>
          <table:table-cell table:formula="of:=ROUND(([.G270]*5)+[.$N$204];2)" office:value-type="float" office:value="1.16">
            <text:p>1.16</text:p>
          </table:table-cell>
          <table:table-cell table:formula="of:=VLOOKUP([.A270];['1112'.$A$1:.$H$401];8;0)" office:value-type="float" office:value="1.11">
            <text:p>1.11</text:p>
          </table:table-cell>
          <table:table-cell table:formula="of:=ROUND(IF(ISERROR([.I270]);[.H270];((2*[.H270])+[.I27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23107198601</text:p>
          </table:table-cell>
          <table:table-cell office:value-type="string">
            <text:p>SLEPTSOVA Svetlan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271]/[.D271]" office:value-type="float" office:value="1.4">
            <text:p>1.4</text:p>
          </table:table-cell>
          <table:table-cell table:formula="of:=([.C271]-[.$M$204])/[.$L$204]" office:value-type="float" office:value="-1.1625">
            <text:p>-1.1625</text:p>
          </table:table-cell>
          <table:table-cell table:formula="of:=[.F271]/SQRT(1+[.F271]^2)" office:value-type="float" office:value="-0.758104592340947">
            <text:p>-0.7581045923</text:p>
          </table:table-cell>
          <table:table-cell table:formula="of:=ROUND(([.G271]*5)+[.$N$204];2)" office:value-type="float" office:value="1.21">
            <text:p>1.21</text:p>
          </table:table-cell>
          <table:table-cell table:formula="of:=VLOOKUP([.A271];['1112'.$A$1:.$H$401];8;0)" office:value-type="float" office:value="3.92">
            <text:p>3.92</text:p>
          </table:table-cell>
          <table:table-cell table:formula="of:=ROUND(IF(ISERROR([.I271]);[.H271];((2*[.H271])+[.I271])/3);1)" office:value-type="float" office:value="2.1">
            <text:p>2.1</text:p>
          </table:table-cell>
          <table:table-cell table:number-columns-repeated="4"/>
        </table:table-row>
        <table:table-row table:style-name="ro1">
          <table:table-cell office:value-type="string">
            <text:p>BTJPN21011198701</text:p>
          </table:table-cell>
          <table:table-cell office:value-type="string">
            <text:p>KOBAYASHI Mik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72]/[.D272]" office:value-type="float" office:value="0.2">
            <text:p>0.2</text:p>
          </table:table-cell>
          <table:table-cell table:formula="of:=([.C272]-[.$M$204])/[.$L$204]" office:value-type="float" office:value="-1.2375">
            <text:p>-1.2375</text:p>
          </table:table-cell>
          <table:table-cell table:formula="of:=[.F272]/SQRT(1+[.F272]^2)" office:value-type="float" office:value="-0.77779345370486">
            <text:p>-0.7777934537</text:p>
          </table:table-cell>
          <table:table-cell table:formula="of:=ROUND(([.G272]*5)+[.$N$204];2)" office:value-type="float" office:value="1.11">
            <text:p>1.11</text:p>
          </table:table-cell>
          <table:table-cell table:formula="of:=VLOOKUP([.A272];['1112'.$A$1:.$H$401];8;0)" office:value-type="float" office:value="0">
            <text:p>#N/A</text:p>
          </table:table-cell>
          <table:table-cell table:formula="of:=ROUND(IF(ISERROR([.I272]);[.H272];((2*[.H272])+[.I27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2410198902</text:p>
          </table:table-cell>
          <table:table-cell office:value-type="string">
            <text:p>HAMMERSCHMIDT Mar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273]/[.D273]" office:value-type="float" office:value="1.2">
            <text:p>1.2</text:p>
          </table:table-cell>
          <table:table-cell table:formula="of:=([.C273]-[.$M$204])/[.$L$204]" office:value-type="float" office:value="-1.175">
            <text:p>-1.175</text:p>
          </table:table-cell>
          <table:table-cell table:formula="of:=[.F273]/SQRT(1+[.F273]^2)" office:value-type="float" office:value="-0.761539389695821">
            <text:p>-0.7615393897</text:p>
          </table:table-cell>
          <table:table-cell table:formula="of:=ROUND(([.G273]*5)+[.$N$204];2)" office:value-type="float" office:value="1.19">
            <text:p>1.19</text:p>
          </table:table-cell>
          <table:table-cell table:formula="of:=VLOOKUP([.A273];['1112'.$A$1:.$H$401];8;0)" office:value-type="float" office:value="1.14">
            <text:p>1.14</text:p>
          </table:table-cell>
          <table:table-cell table:formula="of:=ROUND(IF(ISERROR([.I273]);[.H273];((2*[.H273])+[.I27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FRA11111199101</text:p>
          </table:table-cell>
          <table:table-cell office:value-type="string">
            <text:p>CLAUDE Flor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74]/[.D274]" office:value-type="float" office:value="0.2">
            <text:p>0.2</text:p>
          </table:table-cell>
          <table:table-cell table:formula="of:=([.C274]-[.$M$204])/[.$L$204]" office:value-type="float" office:value="-1.2375">
            <text:p>-1.2375</text:p>
          </table:table-cell>
          <table:table-cell table:formula="of:=[.F274]/SQRT(1+[.F274]^2)" office:value-type="float" office:value="-0.77779345370486">
            <text:p>-0.7777934537</text:p>
          </table:table-cell>
          <table:table-cell table:formula="of:=ROUND(([.G274]*5)+[.$N$204];2)" office:value-type="float" office:value="1.11">
            <text:p>1.11</text:p>
          </table:table-cell>
          <table:table-cell table:formula="of:=VLOOKUP([.A274];['1112'.$A$1:.$H$401];8;0)" office:value-type="float" office:value="1.14">
            <text:p>1.14</text:p>
          </table:table-cell>
          <table:table-cell table:formula="of:=ROUND(IF(ISERROR([.I274]);[.H274];((2*[.H274])+[.I27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JPN11705198801</text:p>
          </table:table-cell>
          <table:table-cell office:value-type="string">
            <text:p>TACHIZAKI Mikit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75]/[.D275]" office:value-type="float" office:value="0">
            <text:p>0</text:p>
          </table:table-cell>
          <table:table-cell table:formula="of:=([.C275]-[.$M$204])/[.$L$204]" office:value-type="float" office:value="-1.25">
            <text:p>-1.25</text:p>
          </table:table-cell>
          <table:table-cell table:formula="of:=[.F275]/SQRT(1+[.F275]^2)" office:value-type="float" office:value="-0.78086880944303">
            <text:p>-0.7808688094</text:p>
          </table:table-cell>
          <table:table-cell table:formula="of:=ROUND(([.G275]*5)+[.$N$204];2)" office:value-type="float" office:value="1.1">
            <text:p>1.1</text:p>
          </table:table-cell>
          <table:table-cell table:formula="of:=VLOOKUP([.A275];['1112'.$A$1:.$H$401];8;0)" office:value-type="float" office:value="1.1">
            <text:p>1.1</text:p>
          </table:table-cell>
          <table:table-cell table:formula="of:=ROUND(IF(ISERROR([.I275]);[.H275];((2*[.H275])+[.I27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21006199301</text:p>
          </table:table-cell>
          <table:table-cell office:value-type="string">
            <text:p>KIM Kyungnam</text:p>
          </table:table-cell>
          <table:table-cell table:number-columns-repeated="2" office:value-type="float" office:value="5">
            <text:p>5</text:p>
          </table:table-cell>
          <table:table-cell table:formula="of:=[.C276]/[.D276]" office:value-type="float" office:value="1">
            <text:p>1</text:p>
          </table:table-cell>
          <table:table-cell table:formula="of:=([.C276]-[.$M$204])/[.$L$204]" office:value-type="float" office:value="-1.1875">
            <text:p>-1.1875</text:p>
          </table:table-cell>
          <table:table-cell table:formula="of:=[.F276]/SQRT(1+[.F276]^2)" office:value-type="float" office:value="-0.764911198117051">
            <text:p>-0.7649111981</text:p>
          </table:table-cell>
          <table:table-cell table:formula="of:=ROUND(([.G276]*5)+[.$N$204];2)" office:value-type="float" office:value="1.18">
            <text:p>1.18</text:p>
          </table:table-cell>
          <table:table-cell table:formula="of:=VLOOKUP([.A276];['1112'.$A$1:.$H$401];8;0)" office:value-type="float" office:value="1.11">
            <text:p>1.11</text:p>
          </table:table-cell>
          <table:table-cell table:formula="of:=ROUND(IF(ISERROR([.I276]);[.H276];((2*[.H276])+[.I276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NOR12101198001</text:p>
          </table:table-cell>
          <table:table-cell office:value-type="string">
            <text:p>OS Alexand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77]/[.D277]" office:value-type="float" office:value="0.6">
            <text:p>0.6</text:p>
          </table:table-cell>
          <table:table-cell table:formula="of:=([.C277]-[.$M$204])/[.$L$204]" office:value-type="float" office:value="-1.2125">
            <text:p>-1.2125</text:p>
          </table:table-cell>
          <table:table-cell table:formula="of:=[.F277]/SQRT(1+[.F277]^2)" office:value-type="float" office:value="-0.771470874213838">
            <text:p>-0.7714708742</text:p>
          </table:table-cell>
          <table:table-cell table:formula="of:=ROUND(([.G277]*5)+[.$N$204];2)" office:value-type="float" office:value="1.14">
            <text:p>1.14</text:p>
          </table:table-cell>
          <table:table-cell table:formula="of:=VLOOKUP([.A277];['1112'.$A$1:.$H$401];8;0)" office:value-type="float" office:value="1.24">
            <text:p>1.24</text:p>
          </table:table-cell>
          <table:table-cell table:formula="of:=ROUND(IF(ISERROR([.I277]);[.H277];((2*[.H277])+[.I277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HN20904199101</text:p>
          </table:table-cell>
          <table:table-cell office:value-type="string">
            <text:p>WANG Yu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78]/[.D278]" office:value-type="float" office:value="0">
            <text:p>0</text:p>
          </table:table-cell>
          <table:table-cell table:formula="of:=([.C278]-[.$M$204])/[.$L$204]" office:value-type="float" office:value="-1.25">
            <text:p>-1.25</text:p>
          </table:table-cell>
          <table:table-cell table:formula="of:=[.F278]/SQRT(1+[.F278]^2)" office:value-type="float" office:value="-0.78086880944303">
            <text:p>-0.7808688094</text:p>
          </table:table-cell>
          <table:table-cell table:formula="of:=ROUND(([.G278]*5)+[.$N$204];2)" office:value-type="float" office:value="1.1">
            <text:p>1.1</text:p>
          </table:table-cell>
          <table:table-cell table:formula="of:=VLOOKUP([.A278];['1112'.$A$1:.$H$401];8;0)" office:value-type="float" office:value="1.1">
            <text:p>1.1</text:p>
          </table:table-cell>
          <table:table-cell table:formula="of:=ROUND(IF(ISERROR([.I278]);[.H278];((2*[.H278])+[.I27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OU23010199301</text:p>
          </table:table-cell>
          <table:table-cell office:value-type="string">
            <text:p>SALMAN Diana</text:p>
          </table:table-cell>
          <table:table-cell table:number-columns-repeated="2" office:value-type="float" office:value="5">
            <text:p>5</text:p>
          </table:table-cell>
          <table:table-cell table:formula="of:=[.C279]/[.D279]" office:value-type="float" office:value="1">
            <text:p>1</text:p>
          </table:table-cell>
          <table:table-cell table:formula="of:=([.C279]-[.$M$204])/[.$L$204]" office:value-type="float" office:value="-1.1875">
            <text:p>-1.1875</text:p>
          </table:table-cell>
          <table:table-cell table:formula="of:=[.F279]/SQRT(1+[.F279]^2)" office:value-type="float" office:value="-0.764911198117051">
            <text:p>-0.7649111981</text:p>
          </table:table-cell>
          <table:table-cell table:formula="of:=ROUND(([.G279]*5)+[.$N$204];2)" office:value-type="float" office:value="1.18">
            <text:p>1.18</text:p>
          </table:table-cell>
          <table:table-cell table:formula="of:=VLOOKUP([.A279];['1112'.$A$1:.$H$401];8;0)" office:value-type="float" office:value="0">
            <text:p>#N/A</text:p>
          </table:table-cell>
          <table:table-cell table:formula="of:=ROUND(IF(ISERROR([.I279]);[.H279];((2*[.H279])+[.I27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POL11302199001</text:p>
          </table:table-cell>
          <table:table-cell office:value-type="string">
            <text:p>LEPEL Raf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80]/[.D280]" office:value-type="float" office:value="0.2">
            <text:p>0.2</text:p>
          </table:table-cell>
          <table:table-cell table:formula="of:=([.C280]-[.$M$204])/[.$L$204]" office:value-type="float" office:value="-1.2375">
            <text:p>-1.2375</text:p>
          </table:table-cell>
          <table:table-cell table:formula="of:=[.F280]/SQRT(1+[.F280]^2)" office:value-type="float" office:value="-0.77779345370486">
            <text:p>-0.7777934537</text:p>
          </table:table-cell>
          <table:table-cell table:formula="of:=ROUND(([.G280]*5)+[.$N$204];2)" office:value-type="float" office:value="1.11">
            <text:p>1.11</text:p>
          </table:table-cell>
          <table:table-cell table:formula="of:=VLOOKUP([.A280];['1112'.$A$1:.$H$401];8;0)" office:value-type="float" office:value="1.21">
            <text:p>1.21</text:p>
          </table:table-cell>
          <table:table-cell table:formula="of:=ROUND(IF(ISERROR([.I280]);[.H280];((2*[.H280])+[.I28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HN12204199101</text:p>
          </table:table-cell>
          <table:table-cell office:value-type="string">
            <text:p>LI Xuezh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81]/[.D281]" office:value-type="float" office:value="0">
            <text:p>0</text:p>
          </table:table-cell>
          <table:table-cell table:formula="of:=([.C281]-[.$M$204])/[.$L$204]" office:value-type="float" office:value="-1.25">
            <text:p>-1.25</text:p>
          </table:table-cell>
          <table:table-cell table:formula="of:=[.F281]/SQRT(1+[.F281]^2)" office:value-type="float" office:value="-0.78086880944303">
            <text:p>-0.7808688094</text:p>
          </table:table-cell>
          <table:table-cell table:formula="of:=ROUND(([.G281]*5)+[.$N$204];2)" office:value-type="float" office:value="1.1">
            <text:p>1.1</text:p>
          </table:table-cell>
          <table:table-cell table:formula="of:=VLOOKUP([.A281];['1112'.$A$1:.$H$401];8;0)" office:value-type="float" office:value="0">
            <text:p>#N/A</text:p>
          </table:table-cell>
          <table:table-cell table:formula="of:=ROUND(IF(ISERROR([.I281]);[.H281];((2*[.H281])+[.I28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BR21008197601</text:p>
          </table:table-cell>
          <table:table-cell office:value-type="string">
            <text:p>WALKER Ade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82]/[.D282]" office:value-type="float" office:value="0">
            <text:p>0</text:p>
          </table:table-cell>
          <table:table-cell table:formula="of:=([.C282]-[.$M$204])/[.$L$204]" office:value-type="float" office:value="-1.25">
            <text:p>-1.25</text:p>
          </table:table-cell>
          <table:table-cell table:formula="of:=[.F282]/SQRT(1+[.F282]^2)" office:value-type="float" office:value="-0.78086880944303">
            <text:p>-0.7808688094</text:p>
          </table:table-cell>
          <table:table-cell table:formula="of:=ROUND(([.G282]*5)+[.$N$204];2)" office:value-type="float" office:value="1.1">
            <text:p>1.1</text:p>
          </table:table-cell>
          <table:table-cell table:formula="of:=VLOOKUP([.A282];['1112'.$A$1:.$H$401];8;0)" office:value-type="float" office:value="1.1">
            <text:p>1.1</text:p>
          </table:table-cell>
          <table:table-cell table:formula="of:=ROUND(IF(ISERROR([.I282]);[.H282];((2*[.H282])+[.I28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21510198801</text:p>
          </table:table-cell>
          <table:table-cell office:value-type="string">
            <text:p>ZAGORUIKO Anastasia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C283]/[.D283]" office:value-type="float" office:value="2.2">
            <text:p>2.2</text:p>
          </table:table-cell>
          <table:table-cell table:formula="of:=([.C283]-[.$M$204])/[.$L$204]" office:value-type="float" office:value="-1.1125">
            <text:p>-1.1125</text:p>
          </table:table-cell>
          <table:table-cell table:formula="of:=[.F283]/SQRT(1+[.F283]^2)" office:value-type="float" office:value="-0.743709508834718">
            <text:p>-0.7437095088</text:p>
          </table:table-cell>
          <table:table-cell table:formula="of:=ROUND(([.G283]*5)+[.$N$204];2)" office:value-type="float" office:value="1.28">
            <text:p>1.28</text:p>
          </table:table-cell>
          <table:table-cell table:formula="of:=VLOOKUP([.A283];['1112'.$A$1:.$H$401];8;0)" office:value-type="float" office:value="1.18">
            <text:p>1.18</text:p>
          </table:table-cell>
          <table:table-cell table:formula="of:=ROUND(IF(ISERROR([.I283]);[.H283];((2*[.H283])+[.I28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JPN10807198701</text:p>
          </table:table-cell>
          <table:table-cell office:value-type="string">
            <text:p>WAKAMATSU Sh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84]/[.D284]" office:value-type="float" office:value="0">
            <text:p>0</text:p>
          </table:table-cell>
          <table:table-cell table:formula="of:=([.C284]-[.$M$204])/[.$L$204]" office:value-type="float" office:value="-1.25">
            <text:p>-1.25</text:p>
          </table:table-cell>
          <table:table-cell table:formula="of:=[.F284]/SQRT(1+[.F284]^2)" office:value-type="float" office:value="-0.78086880944303">
            <text:p>-0.7808688094</text:p>
          </table:table-cell>
          <table:table-cell table:formula="of:=ROUND(([.G284]*5)+[.$N$204];2)" office:value-type="float" office:value="1.1">
            <text:p>1.1</text:p>
          </table:table-cell>
          <table:table-cell table:formula="of:=VLOOKUP([.A284];['1112'.$A$1:.$H$401];8;0)" office:value-type="float" office:value="1.1">
            <text:p>1.1</text:p>
          </table:table-cell>
          <table:table-cell table:formula="of:=ROUND(IF(ISERROR([.I284]);[.H284];((2*[.H284])+[.I28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HN20910199001</text:p>
          </table:table-cell>
          <table:table-cell office:value-type="string">
            <text:p>MA We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85]/[.D285]" office:value-type="float" office:value="0.2">
            <text:p>0.2</text:p>
          </table:table-cell>
          <table:table-cell table:formula="of:=([.C285]-[.$M$204])/[.$L$204]" office:value-type="float" office:value="-1.2375">
            <text:p>-1.2375</text:p>
          </table:table-cell>
          <table:table-cell table:formula="of:=[.F285]/SQRT(1+[.F285]^2)" office:value-type="float" office:value="-0.77779345370486">
            <text:p>-0.7777934537</text:p>
          </table:table-cell>
          <table:table-cell table:formula="of:=ROUND(([.G285]*5)+[.$N$204];2)" office:value-type="float" office:value="1.11">
            <text:p>1.11</text:p>
          </table:table-cell>
          <table:table-cell table:formula="of:=VLOOKUP([.A285];['1112'.$A$1:.$H$401];8;0)" office:value-type="float" office:value="0">
            <text:p>#N/A</text:p>
          </table:table-cell>
          <table:table-cell table:formula="of:=ROUND(IF(ISERROR([.I285]);[.H285];((2*[.H285])+[.I28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13101199201</text:p>
          </table:table-cell>
          <table:table-cell office:value-type="string">
            <text:p>LOGINOV Alexander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formula="of:=[.C286]/[.D286]" office:value-type="float" office:value="17.2">
            <text:p>17.2</text:p>
          </table:table-cell>
          <table:table-cell table:formula="of:=([.C286]-[.$M$204])/[.$L$204]" office:value-type="float" office:value="-0.175">
            <text:p>-0.175</text:p>
          </table:table-cell>
          <table:table-cell table:formula="of:=[.F286]/SQRT(1+[.F286]^2)" office:value-type="float" office:value="-0.172380331752248">
            <text:p>-0.1723803318</text:p>
          </table:table-cell>
          <table:table-cell table:formula="of:=ROUND(([.G286]*5)+[.$N$204];2)" office:value-type="float" office:value="4.14">
            <text:p>4.14</text:p>
          </table:table-cell>
          <table:table-cell table:formula="of:=VLOOKUP([.A286];['1112'.$A$1:.$H$401];8;0)" office:value-type="float" office:value="0">
            <text:p>#N/A</text:p>
          </table:table-cell>
          <table:table-cell table:formula="of:=ROUND(IF(ISERROR([.I286]);[.H286];((2*[.H286])+[.I286])/3);1)" office:value-type="float" office:value="4.1">
            <text:p>4.1</text:p>
          </table:table-cell>
          <table:table-cell table:number-columns-repeated="4"/>
        </table:table-row>
        <table:table-row table:style-name="ro1">
          <table:table-cell office:value-type="string">
            <text:p>BTNOR22111198901</text:p>
          </table:table-cell>
          <table:table-cell office:value-type="string">
            <text:p>RINGEN Elise</text:p>
          </table:table-cell>
          <table:table-cell table:number-columns-repeated="2" office:value-type="float" office:value="4">
            <text:p>4</text:p>
          </table:table-cell>
          <table:table-cell table:formula="of:=[.C287]/[.D287]" office:value-type="float" office:value="1">
            <text:p>1</text:p>
          </table:table-cell>
          <table:table-cell table:formula="of:=([.C287]-[.$M$204])/[.$L$204]" office:value-type="float" office:value="-1.2">
            <text:p>-1.2</text:p>
          </table:table-cell>
          <table:table-cell table:formula="of:=[.F287]/SQRT(1+[.F287]^2)" office:value-type="float" office:value="-0.768221279597376">
            <text:p>-0.7682212796</text:p>
          </table:table-cell>
          <table:table-cell table:formula="of:=ROUND(([.G287]*5)+[.$N$204];2)" office:value-type="float" office:value="1.16">
            <text:p>1.16</text:p>
          </table:table-cell>
          <table:table-cell table:formula="of:=VLOOKUP([.A287];['1112'.$A$1:.$H$401];8;0)" office:value-type="float" office:value="2.02">
            <text:p>2.02</text:p>
          </table:table-cell>
          <table:table-cell table:formula="of:=ROUND(IF(ISERROR([.I287]);[.H287];((2*[.H287])+[.I287])/3);1)"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string">
            <text:p>BTFIN22202197801</text:p>
          </table:table-cell>
          <table:table-cell office:value-type="string">
            <text:p>HOLOPAINEN Maij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288]/[.D288]" office:value-type="float" office:value="1.25">
            <text:p>1.25</text:p>
          </table:table-cell>
          <table:table-cell table:formula="of:=([.C288]-[.$M$204])/[.$L$204]" office:value-type="float" office:value="-1.1875">
            <text:p>-1.1875</text:p>
          </table:table-cell>
          <table:table-cell table:formula="of:=[.F288]/SQRT(1+[.F288]^2)" office:value-type="float" office:value="-0.764911198117051">
            <text:p>-0.7649111981</text:p>
          </table:table-cell>
          <table:table-cell table:formula="of:=ROUND(([.G288]*5)+[.$N$204];2)" office:value-type="float" office:value="1.18">
            <text:p>1.18</text:p>
          </table:table-cell>
          <table:table-cell table:formula="of:=VLOOKUP([.A288];['1112'.$A$1:.$H$401];8;0)" office:value-type="float" office:value="0">
            <text:p>#N/A</text:p>
          </table:table-cell>
          <table:table-cell table:formula="of:=ROUND(IF(ISERROR([.I288]);[.H288];((2*[.H288])+[.I28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KAZ21002199401</text:p>
          </table:table-cell>
          <table:table-cell office:value-type="string">
            <text:p>VISHNEVSKAYA Galina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C289]/[.D289]" office:value-type="float" office:value="2.25">
            <text:p>2.25</text:p>
          </table:table-cell>
          <table:table-cell table:formula="of:=([.C289]-[.$M$204])/[.$L$204]" office:value-type="float" office:value="-1.1375">
            <text:p>-1.1375</text:p>
          </table:table-cell>
          <table:table-cell table:formula="of:=[.F289]/SQRT(1+[.F289]^2)" office:value-type="float" office:value="-0.751040873434942">
            <text:p>-0.7510408734</text:p>
          </table:table-cell>
          <table:table-cell table:formula="of:=ROUND(([.G289]*5)+[.$N$204];2)" office:value-type="float" office:value="1.24">
            <text:p>1.24</text:p>
          </table:table-cell>
          <table:table-cell table:formula="of:=VLOOKUP([.A289];['1112'.$A$1:.$H$401];8;0)" office:value-type="float" office:value="1.1">
            <text:p>1.1</text:p>
          </table:table-cell>
          <table:table-cell table:formula="of:=ROUND(IF(ISERROR([.I289]);[.H289];((2*[.H289])+[.I28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LO21204199001</text:p>
          </table:table-cell>
          <table:table-cell office:value-type="string">
            <text:p>DRCAR Lil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90]/[.D290]" office:value-type="float" office:value="0">
            <text:p>0</text:p>
          </table:table-cell>
          <table:table-cell table:formula="of:=([.C290]-[.$M$204])/[.$L$204]" office:value-type="float" office:value="-1.25">
            <text:p>-1.25</text:p>
          </table:table-cell>
          <table:table-cell table:formula="of:=[.F290]/SQRT(1+[.F290]^2)" office:value-type="float" office:value="-0.78086880944303">
            <text:p>-0.7808688094</text:p>
          </table:table-cell>
          <table:table-cell table:formula="of:=ROUND(([.G290]*5)+[.$N$204];2)" office:value-type="float" office:value="1.1">
            <text:p>1.1</text:p>
          </table:table-cell>
          <table:table-cell table:formula="of:=VLOOKUP([.A290];['1112'.$A$1:.$H$401];8;0)" office:value-type="float" office:value="1.1">
            <text:p>1.1</text:p>
          </table:table-cell>
          <table:table-cell table:formula="of:=ROUND(IF(ISERROR([.I290]);[.H290];((2*[.H290])+[.I29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22302199301</text:p>
          </table:table-cell>
          <table:table-cell office:value-type="string">
            <text:p>KIM Seor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91]/[.D291]" office:value-type="float" office:value="0.25">
            <text:p>0.25</text:p>
          </table:table-cell>
          <table:table-cell table:formula="of:=([.C291]-[.$M$204])/[.$L$204]" office:value-type="float" office:value="-1.2375">
            <text:p>-1.2375</text:p>
          </table:table-cell>
          <table:table-cell table:formula="of:=[.F291]/SQRT(1+[.F291]^2)" office:value-type="float" office:value="-0.77779345370486">
            <text:p>-0.7777934537</text:p>
          </table:table-cell>
          <table:table-cell table:formula="of:=ROUND(([.G291]*5)+[.$N$204];2)" office:value-type="float" office:value="1.11">
            <text:p>1.11</text:p>
          </table:table-cell>
          <table:table-cell table:formula="of:=VLOOKUP([.A291];['1112'.$A$1:.$H$401];8;0)" office:value-type="float" office:value="1.28">
            <text:p>1.28</text:p>
          </table:table-cell>
          <table:table-cell table:formula="of:=ROUND(IF(ISERROR([.I291]);[.H291];((2*[.H291])+[.I29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ZE12301199101</text:p>
          </table:table-cell>
          <table:table-cell office:value-type="string">
            <text:p>KRCMAR Michal</text:p>
          </table:table-cell>
          <table:table-cell table:number-columns-repeated="2" office:value-type="float" office:value="4">
            <text:p>4</text:p>
          </table:table-cell>
          <table:table-cell table:formula="of:=[.C292]/[.D292]" office:value-type="float" office:value="1">
            <text:p>1</text:p>
          </table:table-cell>
          <table:table-cell table:formula="of:=([.C292]-[.$M$204])/[.$L$204]" office:value-type="float" office:value="-1.2">
            <text:p>-1.2</text:p>
          </table:table-cell>
          <table:table-cell table:formula="of:=[.F292]/SQRT(1+[.F292]^2)" office:value-type="float" office:value="-0.768221279597376">
            <text:p>-0.7682212796</text:p>
          </table:table-cell>
          <table:table-cell table:formula="of:=ROUND(([.G292]*5)+[.$N$204];2)" office:value-type="float" office:value="1.16">
            <text:p>1.16</text:p>
          </table:table-cell>
          <table:table-cell table:formula="of:=VLOOKUP([.A292];['1112'.$A$1:.$H$401];8;0)" office:value-type="float" office:value="1.11">
            <text:p>1.11</text:p>
          </table:table-cell>
          <table:table-cell table:formula="of:=ROUND(IF(ISERROR([.I292]);[.H292];((2*[.H292])+[.I29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HUN12812199001</text:p>
          </table:table-cell>
          <table:table-cell office:value-type="string">
            <text:p>SZABO Mila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93]/[.D293]" office:value-type="float" office:value="0.25">
            <text:p>0.25</text:p>
          </table:table-cell>
          <table:table-cell table:formula="of:=([.C293]-[.$M$204])/[.$L$204]" office:value-type="float" office:value="-1.2375">
            <text:p>-1.2375</text:p>
          </table:table-cell>
          <table:table-cell table:formula="of:=[.F293]/SQRT(1+[.F293]^2)" office:value-type="float" office:value="-0.77779345370486">
            <text:p>-0.7777934537</text:p>
          </table:table-cell>
          <table:table-cell table:formula="of:=ROUND(([.G293]*5)+[.$N$204];2)" office:value-type="float" office:value="1.11">
            <text:p>1.11</text:p>
          </table:table-cell>
          <table:table-cell table:formula="of:=VLOOKUP([.A293];['1112'.$A$1:.$H$401];8;0)" office:value-type="float" office:value="1.13">
            <text:p>1.13</text:p>
          </table:table-cell>
          <table:table-cell table:formula="of:=ROUND(IF(ISERROR([.I293]);[.H293];((2*[.H293])+[.I29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T21612199301</text:p>
          </table:table-cell>
          <table:table-cell office:value-type="string">
            <text:p>HAUSER Lisa Theres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294]/[.D294]" office:value-type="float" office:value="2.5">
            <text:p>2.5</text:p>
          </table:table-cell>
          <table:table-cell table:formula="of:=([.C294]-[.$M$204])/[.$L$204]" office:value-type="float" office:value="-1.125">
            <text:p>-1.125</text:p>
          </table:table-cell>
          <table:table-cell table:formula="of:=[.F294]/SQRT(1+[.F294]^2)" office:value-type="float" office:value="-0.74740931868366">
            <text:p>-0.7474093187</text:p>
          </table:table-cell>
          <table:table-cell table:formula="of:=ROUND(([.G294]*5)+[.$N$204];2)" office:value-type="float" office:value="1.26">
            <text:p>1.26</text:p>
          </table:table-cell>
          <table:table-cell table:formula="of:=VLOOKUP([.A294];['1112'.$A$1:.$H$401];8;0)" office:value-type="float" office:value="0">
            <text:p>#N/A</text:p>
          </table:table-cell>
          <table:table-cell table:formula="of:=ROUND(IF(ISERROR([.I294]);[.H294];((2*[.H294])+[.I29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LAT22706199101</text:p>
          </table:table-cell>
          <table:table-cell office:value-type="string">
            <text:p>BENDIKA Baib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295]/[.D295]" office:value-type="float" office:value="1.5">
            <text:p>1.5</text:p>
          </table:table-cell>
          <table:table-cell table:formula="of:=([.C295]-[.$M$204])/[.$L$204]" office:value-type="float" office:value="-1.175">
            <text:p>-1.175</text:p>
          </table:table-cell>
          <table:table-cell table:formula="of:=[.F295]/SQRT(1+[.F295]^2)" office:value-type="float" office:value="-0.761539389695821">
            <text:p>-0.7615393897</text:p>
          </table:table-cell>
          <table:table-cell table:formula="of:=ROUND(([.G295]*5)+[.$N$204];2)" office:value-type="float" office:value="1.19">
            <text:p>1.19</text:p>
          </table:table-cell>
          <table:table-cell table:formula="of:=VLOOKUP([.A295];['1112'.$A$1:.$H$401];8;0)" office:value-type="float" office:value="1.14">
            <text:p>1.14</text:p>
          </table:table-cell>
          <table:table-cell table:formula="of:=ROUND(IF(ISERROR([.I295]);[.H295];((2*[.H295])+[.I29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LO20406197801</text:p>
          </table:table-cell>
          <table:table-cell office:value-type="string">
            <text:p>RAVNIKAR Dij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96]/[.D296]" office:value-type="float" office:value="0.5">
            <text:p>0.5</text:p>
          </table:table-cell>
          <table:table-cell table:formula="of:=([.C296]-[.$M$204])/[.$L$204]" office:value-type="float" office:value="-1.225">
            <text:p>-1.225</text:p>
          </table:table-cell>
          <table:table-cell table:formula="of:=[.F296]/SQRT(1+[.F296]^2)" office:value-type="float" office:value="-0.774661200142519">
            <text:p>-0.7746612001</text:p>
          </table:table-cell>
          <table:table-cell table:formula="of:=ROUND(([.G296]*5)+[.$N$204];2)" office:value-type="float" office:value="1.13">
            <text:p>1.13</text:p>
          </table:table-cell>
          <table:table-cell table:formula="of:=VLOOKUP([.A296];['1112'.$A$1:.$H$401];8;0)" office:value-type="float" office:value="0">
            <text:p>#N/A</text:p>
          </table:table-cell>
          <table:table-cell table:formula="of:=ROUND(IF(ISERROR([.I296]);[.H296];((2*[.H296])+[.I29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UKR21902199101</text:p>
          </table:table-cell>
          <table:table-cell office:value-type="string">
            <text:p>BONDAR I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97]/[.D297]" office:value-type="float" office:value="0.5">
            <text:p>0.5</text:p>
          </table:table-cell>
          <table:table-cell table:formula="of:=([.C297]-[.$M$204])/[.$L$204]" office:value-type="float" office:value="-1.225">
            <text:p>-1.225</text:p>
          </table:table-cell>
          <table:table-cell table:formula="of:=[.F297]/SQRT(1+[.F297]^2)" office:value-type="float" office:value="-0.774661200142519">
            <text:p>-0.7746612001</text:p>
          </table:table-cell>
          <table:table-cell table:formula="of:=ROUND(([.G297]*5)+[.$N$204];2)" office:value-type="float" office:value="1.13">
            <text:p>1.13</text:p>
          </table:table-cell>
          <table:table-cell table:formula="of:=VLOOKUP([.A297];['1112'.$A$1:.$H$401];8;0)" office:value-type="float" office:value="0">
            <text:p>#N/A</text:p>
          </table:table-cell>
          <table:table-cell table:formula="of:=ROUND(IF(ISERROR([.I297]);[.H297];((2*[.H297])+[.I29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13003198401</text:p>
          </table:table-cell>
          <table:table-cell office:value-type="string">
            <text:p>LEE In-Bok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298]/[.D298]" office:value-type="float" office:value="2">
            <text:p>2</text:p>
          </table:table-cell>
          <table:table-cell table:formula="of:=([.C298]-[.$M$204])/[.$L$204]" office:value-type="float" office:value="-1.15">
            <text:p>-1.15</text:p>
          </table:table-cell>
          <table:table-cell table:formula="of:=[.F298]/SQRT(1+[.F298]^2)" office:value-type="float" office:value="-0.754605522163505">
            <text:p>-0.7546055222</text:p>
          </table:table-cell>
          <table:table-cell table:formula="of:=ROUND(([.G298]*5)+[.$N$204];2)" office:value-type="float" office:value="1.23">
            <text:p>1.23</text:p>
          </table:table-cell>
          <table:table-cell table:formula="of:=VLOOKUP([.A298];['1112'.$A$1:.$H$401];8;0)" office:value-type="float" office:value="1.14">
            <text:p>1.14</text:p>
          </table:table-cell>
          <table:table-cell table:formula="of:=ROUND(IF(ISERROR([.I298]);[.H298];((2*[.H298])+[.I29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KOR12112198701</text:p>
          </table:table-cell>
          <table:table-cell office:value-type="string">
            <text:p>JUN Je-U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299]/[.D299]" office:value-type="float" office:value="0.5">
            <text:p>0.5</text:p>
          </table:table-cell>
          <table:table-cell table:formula="of:=([.C299]-[.$M$204])/[.$L$204]" office:value-type="float" office:value="-1.225">
            <text:p>-1.225</text:p>
          </table:table-cell>
          <table:table-cell table:formula="of:=[.F299]/SQRT(1+[.F299]^2)" office:value-type="float" office:value="-0.774661200142519">
            <text:p>-0.7746612001</text:p>
          </table:table-cell>
          <table:table-cell table:formula="of:=ROUND(([.G299]*5)+[.$N$204];2)" office:value-type="float" office:value="1.13">
            <text:p>1.13</text:p>
          </table:table-cell>
          <table:table-cell table:formula="of:=VLOOKUP([.A299];['1112'.$A$1:.$H$401];8;0)" office:value-type="float" office:value="1.22">
            <text:p>1.22</text:p>
          </table:table-cell>
          <table:table-cell table:formula="of:=ROUND(IF(ISERROR([.I299]);[.H299];((2*[.H299])+[.I29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CG10402198601</text:p>
          </table:table-cell>
          <table:table-cell office:value-type="string">
            <text:p>HODZIC Edin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C300]/[.D300]" office:value-type="float" office:value="3.5">
            <text:p>3.5</text:p>
          </table:table-cell>
          <table:table-cell table:formula="of:=([.C300]-[.$M$204])/[.$L$204]" office:value-type="float" office:value="-1.075">
            <text:p>-1.075</text:p>
          </table:table-cell>
          <table:table-cell table:formula="of:=[.F300]/SQRT(1+[.F300]^2)" office:value-type="float" office:value="-0.732186738163084">
            <text:p>-0.7321867382</text:p>
          </table:table-cell>
          <table:table-cell table:formula="of:=ROUND(([.G300]*5)+[.$N$204];2)" office:value-type="float" office:value="1.34">
            <text:p>1.34</text:p>
          </table:table-cell>
          <table:table-cell table:formula="of:=VLOOKUP([.A300];['1112'.$A$1:.$H$401];8;0)" office:value-type="float" office:value="1.23">
            <text:p>1.23</text:p>
          </table:table-cell>
          <table:table-cell table:formula="of:=ROUND(IF(ISERROR([.I300]);[.H300];((2*[.H300])+[.I300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ROU22608199301</text:p>
          </table:table-cell>
          <table:table-cell office:value-type="string">
            <text:p>TOFALVI Orsoly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301]/[.D301]" office:value-type="float" office:value="1.75">
            <text:p>1.75</text:p>
          </table:table-cell>
          <table:table-cell table:formula="of:=([.C301]-[.$M$204])/[.$L$204]" office:value-type="float" office:value="-1.1625">
            <text:p>-1.1625</text:p>
          </table:table-cell>
          <table:table-cell table:formula="of:=[.F301]/SQRT(1+[.F301]^2)" office:value-type="float" office:value="-0.758104592340947">
            <text:p>-0.7581045923</text:p>
          </table:table-cell>
          <table:table-cell table:formula="of:=ROUND(([.G301]*5)+[.$N$204];2)" office:value-type="float" office:value="1.21">
            <text:p>1.21</text:p>
          </table:table-cell>
          <table:table-cell table:formula="of:=VLOOKUP([.A301];['1112'.$A$1:.$H$401];8;0)" office:value-type="float" office:value="0">
            <text:p>#N/A</text:p>
          </table:table-cell>
          <table:table-cell table:formula="of:=ROUND(IF(ISERROR([.I301]);[.H301];((2*[.H301])+[.I30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NOR21203199001</text:p>
          </table:table-cell>
          <table:table-cell office:value-type="string">
            <text:p>NOSSUM Ane Skrov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302]/[.D302]" office:value-type="float" office:value="1.5">
            <text:p>1.5</text:p>
          </table:table-cell>
          <table:table-cell table:formula="of:=([.C302]-[.$M$204])/[.$L$204]" office:value-type="float" office:value="-1.175">
            <text:p>-1.175</text:p>
          </table:table-cell>
          <table:table-cell table:formula="of:=[.F302]/SQRT(1+[.F302]^2)" office:value-type="float" office:value="-0.761539389695821">
            <text:p>-0.7615393897</text:p>
          </table:table-cell>
          <table:table-cell table:formula="of:=ROUND(([.G302]*5)+[.$N$204];2)" office:value-type="float" office:value="1.19">
            <text:p>1.19</text:p>
          </table:table-cell>
          <table:table-cell table:formula="of:=VLOOKUP([.A302];['1112'.$A$1:.$H$401];8;0)" office:value-type="float" office:value="1.11">
            <text:p>1.11</text:p>
          </table:table-cell>
          <table:table-cell table:formula="of:=ROUND(IF(ISERROR([.I302]);[.H302];((2*[.H302])+[.I302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GER11201198601</text:p>
          </table:table-cell>
          <table:table-cell office:value-type="string">
            <text:p>STEPHAN Christop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303]/[.D303]" office:value-type="float" office:value="1.5">
            <text:p>1.5</text:p>
          </table:table-cell>
          <table:table-cell table:formula="of:=([.C303]-[.$M$204])/[.$L$204]" office:value-type="float" office:value="-1.175">
            <text:p>-1.175</text:p>
          </table:table-cell>
          <table:table-cell table:formula="of:=[.F303]/SQRT(1+[.F303]^2)" office:value-type="float" office:value="-0.761539389695821">
            <text:p>-0.7615393897</text:p>
          </table:table-cell>
          <table:table-cell table:formula="of:=ROUND(([.G303]*5)+[.$N$204];2)" office:value-type="float" office:value="1.19">
            <text:p>1.19</text:p>
          </table:table-cell>
          <table:table-cell table:formula="of:=VLOOKUP([.A303];['1112'.$A$1:.$H$401];8;0)" office:value-type="float" office:value="0">
            <text:p>#N/A</text:p>
          </table:table-cell>
          <table:table-cell table:formula="of:=ROUND(IF(ISERROR([.I303]);[.H303];((2*[.H303])+[.I30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CZE12512198701</text:p>
          </table:table-cell>
          <table:table-cell office:value-type="string">
            <text:p>JANOV Vi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304]/[.D304]" office:value-type="float" office:value="2.5">
            <text:p>2.5</text:p>
          </table:table-cell>
          <table:table-cell table:formula="of:=([.C304]-[.$M$204])/[.$L$204]" office:value-type="float" office:value="-1.125">
            <text:p>-1.125</text:p>
          </table:table-cell>
          <table:table-cell table:formula="of:=[.F304]/SQRT(1+[.F304]^2)" office:value-type="float" office:value="-0.74740931868366">
            <text:p>-0.7474093187</text:p>
          </table:table-cell>
          <table:table-cell table:formula="of:=ROUND(([.G304]*5)+[.$N$204];2)" office:value-type="float" office:value="1.26">
            <text:p>1.26</text:p>
          </table:table-cell>
          <table:table-cell table:formula="of:=VLOOKUP([.A304];['1112'.$A$1:.$H$401];8;0)" office:value-type="float" office:value="0">
            <text:p>#N/A</text:p>
          </table:table-cell>
          <table:table-cell table:formula="of:=ROUND(IF(ISERROR([.I304]);[.H304];((2*[.H304])+[.I304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FRA22306198501</text:p>
          </table:table-cell>
          <table:table-cell office:value-type="string">
            <text:p>BRETON Clai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305]/[.D305]" office:value-type="float" office:value="1.33333333333333">
            <text:p>1.3333333333</text:p>
          </table:table-cell>
          <table:table-cell table:formula="of:=([.C305]-[.$M$204])/[.$L$204]" office:value-type="float" office:value="-1.2">
            <text:p>-1.2</text:p>
          </table:table-cell>
          <table:table-cell table:formula="of:=[.F305]/SQRT(1+[.F305]^2)" office:value-type="float" office:value="-0.768221279597376">
            <text:p>-0.7682212796</text:p>
          </table:table-cell>
          <table:table-cell table:formula="of:=ROUND(([.G305]*5)+[.$N$204];2)" office:value-type="float" office:value="1.16">
            <text:p>1.16</text:p>
          </table:table-cell>
          <table:table-cell table:formula="of:=VLOOKUP([.A305];['1112'.$A$1:.$H$401];8;0)" office:value-type="float" office:value="1.11">
            <text:p>1.11</text:p>
          </table:table-cell>
          <table:table-cell table:formula="of:=ROUND(IF(ISERROR([.I305]);[.H305];((2*[.H305])+[.I30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CG11601198601</text:p>
          </table:table-cell>
          <table:table-cell office:value-type="string">
            <text:p>KRSMANOVIC Dej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06]/[.D306]" office:value-type="float" office:value="0">
            <text:p>0</text:p>
          </table:table-cell>
          <table:table-cell table:formula="of:=([.C306]-[.$M$204])/[.$L$204]" office:value-type="float" office:value="-1.25">
            <text:p>-1.25</text:p>
          </table:table-cell>
          <table:table-cell table:formula="of:=[.F306]/SQRT(1+[.F306]^2)" office:value-type="float" office:value="-0.78086880944303">
            <text:p>-0.7808688094</text:p>
          </table:table-cell>
          <table:table-cell table:formula="of:=ROUND(([.G306]*5)+[.$N$204];2)" office:value-type="float" office:value="1.1">
            <text:p>1.1</text:p>
          </table:table-cell>
          <table:table-cell table:formula="of:=VLOOKUP([.A306];['1112'.$A$1:.$H$401];8;0)" office:value-type="float" office:value="1.1">
            <text:p>1.1</text:p>
          </table:table-cell>
          <table:table-cell table:formula="of:=ROUND(IF(ISERROR([.I306]);[.H306];((2*[.H306])+[.I30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11811198001</text:p>
          </table:table-cell>
          <table:table-cell office:value-type="string">
            <text:p>TCHEREZOV Ivan</text:p>
          </table:table-cell>
          <table:table-cell table:number-columns-repeated="2" office:value-type="float" office:value="3">
            <text:p>3</text:p>
          </table:table-cell>
          <table:table-cell table:formula="of:=[.C307]/[.D307]" office:value-type="float" office:value="1">
            <text:p>1</text:p>
          </table:table-cell>
          <table:table-cell table:formula="of:=([.C307]-[.$M$204])/[.$L$204]" office:value-type="float" office:value="-1.2125">
            <text:p>-1.2125</text:p>
          </table:table-cell>
          <table:table-cell table:formula="of:=[.F307]/SQRT(1+[.F307]^2)" office:value-type="float" office:value="-0.771470874213838">
            <text:p>-0.7714708742</text:p>
          </table:table-cell>
          <table:table-cell table:formula="of:=ROUND(([.G307]*5)+[.$N$204];2)" office:value-type="float" office:value="1.14">
            <text:p>1.14</text:p>
          </table:table-cell>
          <table:table-cell table:formula="of:=VLOOKUP([.A307];['1112'.$A$1:.$H$401];8;0)" office:value-type="float" office:value="0">
            <text:p>#N/A</text:p>
          </table:table-cell>
          <table:table-cell table:formula="of:=ROUND(IF(ISERROR([.I307]);[.H307];((2*[.H307])+[.I30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ZE22102199301</text:p>
          </table:table-cell>
          <table:table-cell office:value-type="string">
            <text:p>CERNA Kristyna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308]/[.D308]" office:value-type="float" office:value="3">
            <text:p>3</text:p>
          </table:table-cell>
          <table:table-cell table:formula="of:=([.C308]-[.$M$204])/[.$L$204]" office:value-type="float" office:value="-1.1375">
            <text:p>-1.1375</text:p>
          </table:table-cell>
          <table:table-cell table:formula="of:=[.F308]/SQRT(1+[.F308]^2)" office:value-type="float" office:value="-0.751040873434942">
            <text:p>-0.7510408734</text:p>
          </table:table-cell>
          <table:table-cell table:formula="of:=ROUND(([.G308]*5)+[.$N$204];2)" office:value-type="float" office:value="1.24">
            <text:p>1.24</text:p>
          </table:table-cell>
          <table:table-cell table:formula="of:=VLOOKUP([.A308];['1112'.$A$1:.$H$401];8;0)" office:value-type="float" office:value="0">
            <text:p>#N/A</text:p>
          </table:table-cell>
          <table:table-cell table:formula="of:=ROUND(IF(ISERROR([.I308]);[.H308];((2*[.H308])+[.I30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BLR20603198801</text:p>
          </table:table-cell>
          <table:table-cell office:value-type="string">
            <text:p>YURKEVICH Darya</text:p>
          </table:table-cell>
          <table:table-cell table:number-columns-repeated="2" office:value-type="float" office:value="3">
            <text:p>3</text:p>
          </table:table-cell>
          <table:table-cell table:formula="of:=[.C309]/[.D309]" office:value-type="float" office:value="1">
            <text:p>1</text:p>
          </table:table-cell>
          <table:table-cell table:formula="of:=([.C309]-[.$M$204])/[.$L$204]" office:value-type="float" office:value="-1.2125">
            <text:p>-1.2125</text:p>
          </table:table-cell>
          <table:table-cell table:formula="of:=[.F309]/SQRT(1+[.F309]^2)" office:value-type="float" office:value="-0.771470874213838">
            <text:p>-0.7714708742</text:p>
          </table:table-cell>
          <table:table-cell table:formula="of:=ROUND(([.G309]*5)+[.$N$204];2)" office:value-type="float" office:value="1.14">
            <text:p>1.14</text:p>
          </table:table-cell>
          <table:table-cell table:formula="of:=VLOOKUP([.A309];['1112'.$A$1:.$H$401];8;0)" office:value-type="float" office:value="1.16">
            <text:p>1.16</text:p>
          </table:table-cell>
          <table:table-cell table:formula="of:=ROUND(IF(ISERROR([.I309]);[.H309];((2*[.H309])+[.I30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VK23105198901</text:p>
          </table:table-cell>
          <table:table-cell office:value-type="string">
            <text:p>PREKOPOVA Natal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0]/[.D310]" office:value-type="float" office:value="0">
            <text:p>0</text:p>
          </table:table-cell>
          <table:table-cell table:formula="of:=([.C310]-[.$M$204])/[.$L$204]" office:value-type="float" office:value="-1.25">
            <text:p>-1.25</text:p>
          </table:table-cell>
          <table:table-cell table:formula="of:=[.F310]/SQRT(1+[.F310]^2)" office:value-type="float" office:value="-0.78086880944303">
            <text:p>-0.7808688094</text:p>
          </table:table-cell>
          <table:table-cell table:formula="of:=ROUND(([.G310]*5)+[.$N$204];2)" office:value-type="float" office:value="1.1">
            <text:p>1.1</text:p>
          </table:table-cell>
          <table:table-cell table:formula="of:=VLOOKUP([.A310];['1112'.$A$1:.$H$401];8;0)" office:value-type="float" office:value="1.11">
            <text:p>1.11</text:p>
          </table:table-cell>
          <table:table-cell table:formula="of:=ROUND(IF(ISERROR([.I310]);[.H310];((2*[.H310])+[.I31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BR10907199401</text:p>
          </table:table-cell>
          <table:table-cell office:value-type="string">
            <text:p>DIXON Scot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1]/[.D311]" office:value-type="float" office:value="0">
            <text:p>0</text:p>
          </table:table-cell>
          <table:table-cell table:formula="of:=([.C311]-[.$M$204])/[.$L$204]" office:value-type="float" office:value="-1.25">
            <text:p>-1.25</text:p>
          </table:table-cell>
          <table:table-cell table:formula="of:=[.F311]/SQRT(1+[.F311]^2)" office:value-type="float" office:value="-0.78086880944303">
            <text:p>-0.7808688094</text:p>
          </table:table-cell>
          <table:table-cell table:formula="of:=ROUND(([.G311]*5)+[.$N$204];2)" office:value-type="float" office:value="1.1">
            <text:p>1.1</text:p>
          </table:table-cell>
          <table:table-cell table:formula="of:=VLOOKUP([.A311];['1112'.$A$1:.$H$401];8;0)" office:value-type="float" office:value="0">
            <text:p>#N/A</text:p>
          </table:table-cell>
          <table:table-cell table:formula="of:=ROUND(IF(ISERROR([.I311]);[.H311];((2*[.H311])+[.I31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P11806198301</text:p>
          </table:table-cell>
          <table:table-cell office:value-type="string">
            <text:p>PULIDO SERRANO Samu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12]/[.D312]" office:value-type="float" office:value="0.333333333333333">
            <text:p>0.3333333333</text:p>
          </table:table-cell>
          <table:table-cell table:formula="of:=([.C312]-[.$M$204])/[.$L$204]" office:value-type="float" office:value="-1.2375">
            <text:p>-1.2375</text:p>
          </table:table-cell>
          <table:table-cell table:formula="of:=[.F312]/SQRT(1+[.F312]^2)" office:value-type="float" office:value="-0.77779345370486">
            <text:p>-0.7777934537</text:p>
          </table:table-cell>
          <table:table-cell table:formula="of:=ROUND(([.G312]*5)+[.$N$204];2)" office:value-type="float" office:value="1.11">
            <text:p>1.11</text:p>
          </table:table-cell>
          <table:table-cell table:formula="of:=VLOOKUP([.A312];['1112'.$A$1:.$H$401];8;0)" office:value-type="float" office:value="1.11">
            <text:p>1.11</text:p>
          </table:table-cell>
          <table:table-cell table:formula="of:=ROUND(IF(ISERROR([.I312]);[.H312];((2*[.H312])+[.I31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P12201198901</text:p>
          </table:table-cell>
          <table:table-cell office:value-type="string">
            <text:p>QUINTANA ARIAS Pedro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313]/[.D313]" office:value-type="float" office:value="4">
            <text:p>4</text:p>
          </table:table-cell>
          <table:table-cell table:formula="of:=([.C313]-[.$M$204])/[.$L$204]" office:value-type="float" office:value="-1.1">
            <text:p>-1.1</text:p>
          </table:table-cell>
          <table:table-cell table:formula="of:=[.F313]/SQRT(1+[.F313]^2)" office:value-type="float" office:value="-0.739940073395944">
            <text:p>-0.7399400734</text:p>
          </table:table-cell>
          <table:table-cell table:formula="of:=ROUND(([.G313]*5)+[.$N$204];2)" office:value-type="float" office:value="1.3">
            <text:p>1.3</text:p>
          </table:table-cell>
          <table:table-cell table:formula="of:=VLOOKUP([.A313];['1112'.$A$1:.$H$401];8;0)" office:value-type="float" office:value="1.13">
            <text:p>1.13</text:p>
          </table:table-cell>
          <table:table-cell table:formula="of:=ROUND(IF(ISERROR([.I313]);[.H313];((2*[.H313])+[.I313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ESP11911197901</text:p>
          </table:table-cell>
          <table:table-cell office:value-type="string">
            <text:p>LOBO ESCOLAR Victo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14]/[.D314]" office:value-type="float" office:value="2">
            <text:p>2</text:p>
          </table:table-cell>
          <table:table-cell table:formula="of:=([.C314]-[.$M$204])/[.$L$204]" office:value-type="float" office:value="-1.175">
            <text:p>-1.175</text:p>
          </table:table-cell>
          <table:table-cell table:formula="of:=[.F314]/SQRT(1+[.F314]^2)" office:value-type="float" office:value="-0.761539389695821">
            <text:p>-0.7615393897</text:p>
          </table:table-cell>
          <table:table-cell table:formula="of:=ROUND(([.G314]*5)+[.$N$204];2)" office:value-type="float" office:value="1.19">
            <text:p>1.19</text:p>
          </table:table-cell>
          <table:table-cell table:formula="of:=VLOOKUP([.A314];['1112'.$A$1:.$H$401];8;0)" office:value-type="float" office:value="0">
            <text:p>#N/A</text:p>
          </table:table-cell>
          <table:table-cell table:formula="of:=ROUND(IF(ISERROR([.I314]);[.H314];((2*[.H314])+[.I314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KOR10708198901</text:p>
          </table:table-cell>
          <table:table-cell office:value-type="string">
            <text:p>LEE Su-Youn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5]/[.D315]" office:value-type="float" office:value="0">
            <text:p>0</text:p>
          </table:table-cell>
          <table:table-cell table:formula="of:=([.C315]-[.$M$204])/[.$L$204]" office:value-type="float" office:value="-1.25">
            <text:p>-1.25</text:p>
          </table:table-cell>
          <table:table-cell table:formula="of:=[.F315]/SQRT(1+[.F315]^2)" office:value-type="float" office:value="-0.78086880944303">
            <text:p>-0.7808688094</text:p>
          </table:table-cell>
          <table:table-cell table:formula="of:=ROUND(([.G315]*5)+[.$N$204];2)" office:value-type="float" office:value="1.1">
            <text:p>1.1</text:p>
          </table:table-cell>
          <table:table-cell table:formula="of:=VLOOKUP([.A315];['1112'.$A$1:.$H$401];8;0)" office:value-type="float" office:value="0">
            <text:p>#N/A</text:p>
          </table:table-cell>
          <table:table-cell table:formula="of:=ROUND(IF(ISERROR([.I315]);[.H315];((2*[.H315])+[.I31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AT10912198901</text:p>
          </table:table-cell>
          <table:table-cell office:value-type="string">
            <text:p>MUIZNIEKS Oskar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6]/[.D316]" office:value-type="float" office:value="0">
            <text:p>0</text:p>
          </table:table-cell>
          <table:table-cell table:formula="of:=([.C316]-[.$M$204])/[.$L$204]" office:value-type="float" office:value="-1.25">
            <text:p>-1.25</text:p>
          </table:table-cell>
          <table:table-cell table:formula="of:=[.F316]/SQRT(1+[.F316]^2)" office:value-type="float" office:value="-0.78086880944303">
            <text:p>-0.7808688094</text:p>
          </table:table-cell>
          <table:table-cell table:formula="of:=ROUND(([.G316]*5)+[.$N$204];2)" office:value-type="float" office:value="1.1">
            <text:p>1.1</text:p>
          </table:table-cell>
          <table:table-cell table:formula="of:=VLOOKUP([.A316];['1112'.$A$1:.$H$401];8;0)" office:value-type="float" office:value="0">
            <text:p>#N/A</text:p>
          </table:table-cell>
          <table:table-cell table:formula="of:=ROUND(IF(ISERROR([.I316]);[.H316];((2*[.H316])+[.I31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11012199301</text:p>
          </table:table-cell>
          <table:table-cell office:value-type="string">
            <text:p>KIM Yonggyu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17]/[.D317]" office:value-type="float" office:value="0.333333333333333">
            <text:p>0.3333333333</text:p>
          </table:table-cell>
          <table:table-cell table:formula="of:=([.C317]-[.$M$204])/[.$L$204]" office:value-type="float" office:value="-1.2375">
            <text:p>-1.2375</text:p>
          </table:table-cell>
          <table:table-cell table:formula="of:=[.F317]/SQRT(1+[.F317]^2)" office:value-type="float" office:value="-0.77779345370486">
            <text:p>-0.7777934537</text:p>
          </table:table-cell>
          <table:table-cell table:formula="of:=ROUND(([.G317]*5)+[.$N$204];2)" office:value-type="float" office:value="1.11">
            <text:p>1.11</text:p>
          </table:table-cell>
          <table:table-cell table:formula="of:=VLOOKUP([.A317];['1112'.$A$1:.$H$401];8;0)" office:value-type="float" office:value="1.1">
            <text:p>1.1</text:p>
          </table:table-cell>
          <table:table-cell table:formula="of:=ROUND(IF(ISERROR([.I317]);[.H317];((2*[.H317])+[.I31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JPN11503199201</text:p>
          </table:table-cell>
          <table:table-cell office:value-type="string">
            <text:p>MAEDA Ry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8]/[.D318]" office:value-type="float" office:value="0">
            <text:p>0</text:p>
          </table:table-cell>
          <table:table-cell table:formula="of:=([.C318]-[.$M$204])/[.$L$204]" office:value-type="float" office:value="-1.25">
            <text:p>-1.25</text:p>
          </table:table-cell>
          <table:table-cell table:formula="of:=[.F318]/SQRT(1+[.F318]^2)" office:value-type="float" office:value="-0.78086880944303">
            <text:p>-0.7808688094</text:p>
          </table:table-cell>
          <table:table-cell table:formula="of:=ROUND(([.G318]*5)+[.$N$204];2)" office:value-type="float" office:value="1.1">
            <text:p>1.1</text:p>
          </table:table-cell>
          <table:table-cell table:formula="of:=VLOOKUP([.A318];['1112'.$A$1:.$H$401];8;0)" office:value-type="float" office:value="0">
            <text:p>#N/A</text:p>
          </table:table-cell>
          <table:table-cell table:formula="of:=ROUND(IF(ISERROR([.I318]);[.H318];((2*[.H318])+[.I31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P12706198801</text:p>
          </table:table-cell>
          <table:table-cell office:value-type="string">
            <text:p>FERNANDEZ MUSSO Manu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19]/[.D319]" office:value-type="float" office:value="0">
            <text:p>0</text:p>
          </table:table-cell>
          <table:table-cell table:formula="of:=([.C319]-[.$M$204])/[.$L$204]" office:value-type="float" office:value="-1.25">
            <text:p>-1.25</text:p>
          </table:table-cell>
          <table:table-cell table:formula="of:=[.F319]/SQRT(1+[.F319]^2)" office:value-type="float" office:value="-0.78086880944303">
            <text:p>-0.7808688094</text:p>
          </table:table-cell>
          <table:table-cell table:formula="of:=ROUND(([.G319]*5)+[.$N$204];2)" office:value-type="float" office:value="1.1">
            <text:p>1.1</text:p>
          </table:table-cell>
          <table:table-cell table:formula="of:=VLOOKUP([.A319];['1112'.$A$1:.$H$401];8;0)" office:value-type="float" office:value="1.18">
            <text:p>1.18</text:p>
          </table:table-cell>
          <table:table-cell table:formula="of:=ROUND(IF(ISERROR([.I319]);[.H319];((2*[.H319])+[.I31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21501198301</text:p>
          </table:table-cell>
          <table:table-cell office:value-type="string">
            <text:p>SILTAKORPI Annukk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20]/[.D320]" office:value-type="float" office:value="0.333333333333333">
            <text:p>0.3333333333</text:p>
          </table:table-cell>
          <table:table-cell table:formula="of:=([.C320]-[.$M$204])/[.$L$204]" office:value-type="float" office:value="-1.2375">
            <text:p>-1.2375</text:p>
          </table:table-cell>
          <table:table-cell table:formula="of:=[.F320]/SQRT(1+[.F320]^2)" office:value-type="float" office:value="-0.77779345370486">
            <text:p>-0.7777934537</text:p>
          </table:table-cell>
          <table:table-cell table:formula="of:=ROUND(([.G320]*5)+[.$N$204];2)" office:value-type="float" office:value="1.11">
            <text:p>1.11</text:p>
          </table:table-cell>
          <table:table-cell table:formula="of:=VLOOKUP([.A320];['1112'.$A$1:.$H$401];8;0)" office:value-type="float" office:value="0">
            <text:p>#N/A</text:p>
          </table:table-cell>
          <table:table-cell table:formula="of:=ROUND(IF(ISERROR([.I320]);[.H320];((2*[.H320])+[.I32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TU20112199301</text:p>
          </table:table-cell>
          <table:table-cell office:value-type="string">
            <text:p>KAZNACENKO Mari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C321]/[.D321]" office:value-type="float" office:value="0">
            <text:p>0</text:p>
          </table:table-cell>
          <table:table-cell table:formula="of:=([.C321]-[.$M$204])/[.$L$204]" office:value-type="float" office:value="-1.25">
            <text:p>-1.25</text:p>
          </table:table-cell>
          <table:table-cell table:formula="of:=[.F321]/SQRT(1+[.F321]^2)" office:value-type="float" office:value="-0.78086880944303">
            <text:p>-0.7808688094</text:p>
          </table:table-cell>
          <table:table-cell table:formula="of:=ROUND(([.G321]*5)+[.$N$204];2)" office:value-type="float" office:value="1.1">
            <text:p>1.1</text:p>
          </table:table-cell>
          <table:table-cell table:formula="of:=VLOOKUP([.A321];['1112'.$A$1:.$H$401];8;0)" office:value-type="float" office:value="1.1">
            <text:p>1.1</text:p>
          </table:table-cell>
          <table:table-cell table:formula="of:=ROUND(IF(ISERROR([.I321]);[.H321];((2*[.H321])+[.I32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10301199201</text:p>
          </table:table-cell>
          <table:table-cell office:value-type="string">
            <text:p>TSVETKOV Maxim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322]/[.D322]" office:value-type="float" office:value="8.66666666666667">
            <text:p>8.6666666667</text:p>
          </table:table-cell>
          <table:table-cell table:formula="of:=([.C322]-[.$M$204])/[.$L$204]" office:value-type="float" office:value="-0.925">
            <text:p>-0.925</text:p>
          </table:table-cell>
          <table:table-cell table:formula="of:=[.F322]/SQRT(1+[.F322]^2)" office:value-type="float" office:value="-0.679041981617427">
            <text:p>-0.6790419816</text:p>
          </table:table-cell>
          <table:table-cell table:formula="of:=ROUND(([.G322]*5)+[.$N$204];2)" office:value-type="float" office:value="1.6">
            <text:p>1.6</text:p>
          </table:table-cell>
          <table:table-cell table:formula="of:=VLOOKUP([.A322];['1112'.$A$1:.$H$401];8;0)" office:value-type="float" office:value="0">
            <text:p>#N/A</text:p>
          </table:table-cell>
          <table:table-cell table:formula="of:=ROUND(IF(ISERROR([.I322]);[.H322];((2*[.H322])+[.I322])/3);1)" office:value-type="float" office:value="1.6">
            <text:p>1.6</text:p>
          </table:table-cell>
          <table:table-cell table:number-columns-repeated="4"/>
        </table:table-row>
        <table:table-row table:style-name="ro1">
          <table:table-cell office:value-type="string">
            <text:p>BTKAZ12503199101</text:p>
          </table:table-cell>
          <table:table-cell office:value-type="string">
            <text:p>PANTOV Ant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323]/[.D323]" office:value-type="float" office:value="0.333333333333333">
            <text:p>0.3333333333</text:p>
          </table:table-cell>
          <table:table-cell table:formula="of:=([.C323]-[.$M$204])/[.$L$204]" office:value-type="float" office:value="-1.2375">
            <text:p>-1.2375</text:p>
          </table:table-cell>
          <table:table-cell table:formula="of:=[.F323]/SQRT(1+[.F323]^2)" office:value-type="float" office:value="-0.77779345370486">
            <text:p>-0.7777934537</text:p>
          </table:table-cell>
          <table:table-cell table:formula="of:=ROUND(([.G323]*5)+[.$N$204];2)" office:value-type="float" office:value="1.11">
            <text:p>1.11</text:p>
          </table:table-cell>
          <table:table-cell table:formula="of:=VLOOKUP([.A323];['1112'.$A$1:.$H$401];8;0)" office:value-type="float" office:value="1.13">
            <text:p>1.13</text:p>
          </table:table-cell>
          <table:table-cell table:formula="of:=ROUND(IF(ISERROR([.I323]);[.H323];((2*[.H323])+[.I32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12612199101</text:p>
          </table:table-cell>
          <table:table-cell office:value-type="string">
            <text:p>PECHENKIN Aleksandr</text:p>
          </table:table-cell>
          <table:table-cell table:number-columns-repeated="2" office:value-type="float" office:value="3">
            <text:p>3</text:p>
          </table:table-cell>
          <table:table-cell table:formula="of:=[.C324]/[.D324]" office:value-type="float" office:value="1">
            <text:p>1</text:p>
          </table:table-cell>
          <table:table-cell table:formula="of:=([.C324]-[.$M$204])/[.$L$204]" office:value-type="float" office:value="-1.2125">
            <text:p>-1.2125</text:p>
          </table:table-cell>
          <table:table-cell table:formula="of:=[.F324]/SQRT(1+[.F324]^2)" office:value-type="float" office:value="-0.771470874213838">
            <text:p>-0.7714708742</text:p>
          </table:table-cell>
          <table:table-cell table:formula="of:=ROUND(([.G324]*5)+[.$N$204];2)" office:value-type="float" office:value="1.14">
            <text:p>1.14</text:p>
          </table:table-cell>
          <table:table-cell table:formula="of:=VLOOKUP([.A324];['1112'.$A$1:.$H$401];8;0)" office:value-type="float" office:value="0">
            <text:p>#N/A</text:p>
          </table:table-cell>
          <table:table-cell table:formula="of:=ROUND(IF(ISERROR([.I324]);[.H324];((2*[.H324])+[.I32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2403199201</text:p>
          </table:table-cell>
          <table:table-cell office:value-type="string">
            <text:p>HINZ Vaness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325]/[.D325]" office:value-type="float" office:value="1.33333333333333">
            <text:p>1.3333333333</text:p>
          </table:table-cell>
          <table:table-cell table:formula="of:=([.C325]-[.$M$204])/[.$L$204]" office:value-type="float" office:value="-1.2">
            <text:p>-1.2</text:p>
          </table:table-cell>
          <table:table-cell table:formula="of:=[.F325]/SQRT(1+[.F325]^2)" office:value-type="float" office:value="-0.768221279597376">
            <text:p>-0.7682212796</text:p>
          </table:table-cell>
          <table:table-cell table:formula="of:=ROUND(([.G325]*5)+[.$N$204];2)" office:value-type="float" office:value="1.16">
            <text:p>1.16</text:p>
          </table:table-cell>
          <table:table-cell table:formula="of:=VLOOKUP([.A325];['1112'.$A$1:.$H$401];8;0)" office:value-type="float" office:value="0">
            <text:p>#N/A</text:p>
          </table:table-cell>
          <table:table-cell table:formula="of:=ROUND(IF(ISERROR([.I325]);[.H325];((2*[.H325])+[.I325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US20508199201</text:p>
          </table:table-cell>
          <table:table-cell office:value-type="string">
            <text:p>PODCHUFAROVA Olg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26]/[.D326]" office:value-type="float" office:value="0.666666666666667">
            <text:p>0.6666666667</text:p>
          </table:table-cell>
          <table:table-cell table:formula="of:=([.C326]-[.$M$204])/[.$L$204]" office:value-type="float" office:value="-1.225">
            <text:p>-1.225</text:p>
          </table:table-cell>
          <table:table-cell table:formula="of:=[.F326]/SQRT(1+[.F326]^2)" office:value-type="float" office:value="-0.774661200142519">
            <text:p>-0.7746612001</text:p>
          </table:table-cell>
          <table:table-cell table:formula="of:=ROUND(([.G326]*5)+[.$N$204];2)" office:value-type="float" office:value="1.13">
            <text:p>1.13</text:p>
          </table:table-cell>
          <table:table-cell table:formula="of:=VLOOKUP([.A326];['1112'.$A$1:.$H$401];8;0)" office:value-type="float" office:value="0">
            <text:p>#N/A</text:p>
          </table:table-cell>
          <table:table-cell table:formula="of:=ROUND(IF(ISERROR([.I326]);[.H326];((2*[.H326])+[.I32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LR10803198901</text:p>
          </table:table-cell>
          <table:table-cell office:value-type="string">
            <text:p>ALENISHKO Vladimi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7]/[.D327]" office:value-type="float" office:value="0">
            <text:p>0</text:p>
          </table:table-cell>
          <table:table-cell table:formula="of:=([.C327]-[.$M$204])/[.$L$204]" office:value-type="float" office:value="-1.25">
            <text:p>-1.25</text:p>
          </table:table-cell>
          <table:table-cell table:formula="of:=[.F327]/SQRT(1+[.F327]^2)" office:value-type="float" office:value="-0.78086880944303">
            <text:p>-0.7808688094</text:p>
          </table:table-cell>
          <table:table-cell table:formula="of:=ROUND(([.G327]*5)+[.$N$204];2)" office:value-type="float" office:value="1.1">
            <text:p>1.1</text:p>
          </table:table-cell>
          <table:table-cell table:formula="of:=VLOOKUP([.A327];['1112'.$A$1:.$H$401];8;0)" office:value-type="float" office:value="1.66">
            <text:p>1.66</text:p>
          </table:table-cell>
          <table:table-cell table:formula="of:=ROUND(IF(ISERROR([.I327]);[.H327];((2*[.H327])+[.I327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GER11808197601</text:p>
          </table:table-cell>
          <table:table-cell office:value-type="string">
            <text:p>GREIS Micha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28]/[.D328]" office:value-type="float" office:value="0.5">
            <text:p>0.5</text:p>
          </table:table-cell>
          <table:table-cell table:formula="of:=([.C328]-[.$M$204])/[.$L$204]" office:value-type="float" office:value="-1.2375">
            <text:p>-1.2375</text:p>
          </table:table-cell>
          <table:table-cell table:formula="of:=[.F328]/SQRT(1+[.F328]^2)" office:value-type="float" office:value="-0.77779345370486">
            <text:p>-0.7777934537</text:p>
          </table:table-cell>
          <table:table-cell table:formula="of:=ROUND(([.G328]*5)+[.$N$204];2)" office:value-type="float" office:value="1.11">
            <text:p>1.11</text:p>
          </table:table-cell>
          <table:table-cell table:formula="of:=VLOOKUP([.A328];['1112'.$A$1:.$H$401];8;0)" office:value-type="float" office:value="2.23">
            <text:p>2.23</text:p>
          </table:table-cell>
          <table:table-cell table:formula="of:=ROUND(IF(ISERROR([.I328]);[.H328];((2*[.H328])+[.I328])/3);1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string">
            <text:p>BTSLO12706199101</text:p>
          </table:table-cell>
          <table:table-cell office:value-type="string">
            <text:p>OBLAK Lenar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29]/[.D329]" office:value-type="float" office:value="0">
            <text:p>0</text:p>
          </table:table-cell>
          <table:table-cell table:formula="of:=([.C329]-[.$M$204])/[.$L$204]" office:value-type="float" office:value="-1.25">
            <text:p>-1.25</text:p>
          </table:table-cell>
          <table:table-cell table:formula="of:=[.F329]/SQRT(1+[.F329]^2)" office:value-type="float" office:value="-0.78086880944303">
            <text:p>-0.7808688094</text:p>
          </table:table-cell>
          <table:table-cell table:formula="of:=ROUND(([.G329]*5)+[.$N$204];2)" office:value-type="float" office:value="1.1">
            <text:p>1.1</text:p>
          </table:table-cell>
          <table:table-cell table:formula="of:=VLOOKUP([.A329];['1112'.$A$1:.$H$401];8;0)" office:value-type="float" office:value="0">
            <text:p>#N/A</text:p>
          </table:table-cell>
          <table:table-cell table:formula="of:=ROUND(IF(ISERROR([.I329]);[.H329];((2*[.H329])+[.I32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0402198601</text:p>
          </table:table-cell>
          <table:table-cell office:value-type="string">
            <text:p>HENNECKE Carol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30]/[.D330]" office:value-type="float" office:value="1.5">
            <text:p>1.5</text:p>
          </table:table-cell>
          <table:table-cell table:formula="of:=([.C330]-[.$M$204])/[.$L$204]" office:value-type="float" office:value="-1.2125">
            <text:p>-1.2125</text:p>
          </table:table-cell>
          <table:table-cell table:formula="of:=[.F330]/SQRT(1+[.F330]^2)" office:value-type="float" office:value="-0.771470874213838">
            <text:p>-0.7714708742</text:p>
          </table:table-cell>
          <table:table-cell table:formula="of:=ROUND(([.G330]*5)+[.$N$204];2)" office:value-type="float" office:value="1.14">
            <text:p>1.14</text:p>
          </table:table-cell>
          <table:table-cell table:formula="of:=VLOOKUP([.A330];['1112'.$A$1:.$H$401];8;0)" office:value-type="float" office:value="1.26">
            <text:p>1.26</text:p>
          </table:table-cell>
          <table:table-cell table:formula="of:=ROUND(IF(ISERROR([.I330]);[.H330];((2*[.H330])+[.I330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SUI20203199201</text:p>
          </table:table-cell>
          <table:table-cell office:value-type="string">
            <text:p>MEIER-RUGE Lad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1]/[.D331]" office:value-type="float" office:value="0">
            <text:p>0</text:p>
          </table:table-cell>
          <table:table-cell table:formula="of:=([.C331]-[.$M$204])/[.$L$204]" office:value-type="float" office:value="-1.25">
            <text:p>-1.25</text:p>
          </table:table-cell>
          <table:table-cell table:formula="of:=[.F331]/SQRT(1+[.F331]^2)" office:value-type="float" office:value="-0.78086880944303">
            <text:p>-0.7808688094</text:p>
          </table:table-cell>
          <table:table-cell table:formula="of:=ROUND(([.G331]*5)+[.$N$204];2)" office:value-type="float" office:value="1.1">
            <text:p>1.1</text:p>
          </table:table-cell>
          <table:table-cell table:formula="of:=VLOOKUP([.A331];['1112'.$A$1:.$H$401];8;0)" office:value-type="float" office:value="0">
            <text:p>#N/A</text:p>
          </table:table-cell>
          <table:table-cell table:formula="of:=ROUND(IF(ISERROR([.I331]);[.H331];((2*[.H331])+[.I33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ITA21710198501</text:p>
          </table:table-cell>
          <table:table-cell office:value-type="string">
            <text:p>FIANDINO Robert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32]/[.D332]" office:value-type="float" office:value="0.5">
            <text:p>0.5</text:p>
          </table:table-cell>
          <table:table-cell table:formula="of:=([.C332]-[.$M$204])/[.$L$204]" office:value-type="float" office:value="-1.2375">
            <text:p>-1.2375</text:p>
          </table:table-cell>
          <table:table-cell table:formula="of:=[.F332]/SQRT(1+[.F332]^2)" office:value-type="float" office:value="-0.77779345370486">
            <text:p>-0.7777934537</text:p>
          </table:table-cell>
          <table:table-cell table:formula="of:=ROUND(([.G332]*5)+[.$N$204];2)" office:value-type="float" office:value="1.11">
            <text:p>1.11</text:p>
          </table:table-cell>
          <table:table-cell table:formula="of:=VLOOKUP([.A332];['1112'.$A$1:.$H$401];8;0)" office:value-type="float" office:value="1.14">
            <text:p>1.14</text:p>
          </table:table-cell>
          <table:table-cell table:formula="of:=ROUND(IF(ISERROR([.I332]);[.H332];((2*[.H332])+[.I33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12312198901</text:p>
          </table:table-cell>
          <table:table-cell office:value-type="string">
            <text:p>REMMELG Marti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3]/[.D333]" office:value-type="float" office:value="0">
            <text:p>0</text:p>
          </table:table-cell>
          <table:table-cell table:formula="of:=([.C333]-[.$M$204])/[.$L$204]" office:value-type="float" office:value="-1.25">
            <text:p>-1.25</text:p>
          </table:table-cell>
          <table:table-cell table:formula="of:=[.F333]/SQRT(1+[.F333]^2)" office:value-type="float" office:value="-0.78086880944303">
            <text:p>-0.7808688094</text:p>
          </table:table-cell>
          <table:table-cell table:formula="of:=ROUND(([.G333]*5)+[.$N$204];2)" office:value-type="float" office:value="1.1">
            <text:p>1.1</text:p>
          </table:table-cell>
          <table:table-cell table:formula="of:=VLOOKUP([.A333];['1112'.$A$1:.$H$401];8;0)" office:value-type="float" office:value="1.1">
            <text:p>1.1</text:p>
          </table:table-cell>
          <table:table-cell table:formula="of:=ROUND(IF(ISERROR([.I333]);[.H333];((2*[.H333])+[.I33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AN11902198601</text:p>
          </table:table-cell>
          <table:table-cell office:value-type="string">
            <text:p>BEDARD Marc Andre</text:p>
          </table:table-cell>
          <table:table-cell table:number-columns-repeated="2" office:value-type="float" office:value="2">
            <text:p>2</text:p>
          </table:table-cell>
          <table:table-cell table:formula="of:=[.C334]/[.D334]" office:value-type="float" office:value="1">
            <text:p>1</text:p>
          </table:table-cell>
          <table:table-cell table:formula="of:=([.C334]-[.$M$204])/[.$L$204]" office:value-type="float" office:value="-1.225">
            <text:p>-1.225</text:p>
          </table:table-cell>
          <table:table-cell table:formula="of:=[.F334]/SQRT(1+[.F334]^2)" office:value-type="float" office:value="-0.774661200142519">
            <text:p>-0.7746612001</text:p>
          </table:table-cell>
          <table:table-cell table:formula="of:=ROUND(([.G334]*5)+[.$N$204];2)" office:value-type="float" office:value="1.13">
            <text:p>1.13</text:p>
          </table:table-cell>
          <table:table-cell table:formula="of:=VLOOKUP([.A334];['1112'.$A$1:.$H$401];8;0)" office:value-type="float" office:value="1.14">
            <text:p>1.14</text:p>
          </table:table-cell>
          <table:table-cell table:formula="of:=ROUND(IF(ISERROR([.I334]);[.H334];((2*[.H334])+[.I33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11909199201</text:p>
          </table:table-cell>
          <table:table-cell office:value-type="string">
            <text:p>ERMITS Kale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5]/[.D335]" office:value-type="float" office:value="0">
            <text:p>0</text:p>
          </table:table-cell>
          <table:table-cell table:formula="of:=([.C335]-[.$M$204])/[.$L$204]" office:value-type="float" office:value="-1.25">
            <text:p>-1.25</text:p>
          </table:table-cell>
          <table:table-cell table:formula="of:=[.F335]/SQRT(1+[.F335]^2)" office:value-type="float" office:value="-0.78086880944303">
            <text:p>-0.7808688094</text:p>
          </table:table-cell>
          <table:table-cell table:formula="of:=ROUND(([.G335]*5)+[.$N$204];2)" office:value-type="float" office:value="1.1">
            <text:p>1.1</text:p>
          </table:table-cell>
          <table:table-cell table:formula="of:=VLOOKUP([.A335];['1112'.$A$1:.$H$401];8;0)" office:value-type="float" office:value="0">
            <text:p>#N/A</text:p>
          </table:table-cell>
          <table:table-cell table:formula="of:=ROUND(IF(ISERROR([.I335]);[.H335];((2*[.H335])+[.I33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VK21102198201</text:p>
          </table:table-cell>
          <table:table-cell office:value-type="string">
            <text:p>KALINOVA Lubomi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36]/[.D336]" office:value-type="float" office:value="0">
            <text:p>0</text:p>
          </table:table-cell>
          <table:table-cell table:formula="of:=([.C336]-[.$M$204])/[.$L$204]" office:value-type="float" office:value="-1.25">
            <text:p>-1.25</text:p>
          </table:table-cell>
          <table:table-cell table:formula="of:=[.F336]/SQRT(1+[.F336]^2)" office:value-type="float" office:value="-0.78086880944303">
            <text:p>-0.7808688094</text:p>
          </table:table-cell>
          <table:table-cell table:formula="of:=ROUND(([.G336]*5)+[.$N$204];2)" office:value-type="float" office:value="1.1">
            <text:p>1.1</text:p>
          </table:table-cell>
          <table:table-cell table:formula="of:=VLOOKUP([.A336];['1112'.$A$1:.$H$401];8;0)" office:value-type="float" office:value="1.16">
            <text:p>1.16</text:p>
          </table:table-cell>
          <table:table-cell table:formula="of:=ROUND(IF(ISERROR([.I336]);[.H336];((2*[.H336])+[.I33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TU11706199001</text:p>
          </table:table-cell>
          <table:table-cell office:value-type="string">
            <text:p>SUSLAVICIUS Rokas</text:p>
          </table:table-cell>
          <table:table-cell table:number-columns-repeated="2" office:value-type="float" office:value="2">
            <text:p>2</text:p>
          </table:table-cell>
          <table:table-cell table:formula="of:=[.C337]/[.D337]" office:value-type="float" office:value="1">
            <text:p>1</text:p>
          </table:table-cell>
          <table:table-cell table:formula="of:=([.C337]-[.$M$204])/[.$L$204]" office:value-type="float" office:value="-1.225">
            <text:p>-1.225</text:p>
          </table:table-cell>
          <table:table-cell table:formula="of:=[.F337]/SQRT(1+[.F337]^2)" office:value-type="float" office:value="-0.774661200142519">
            <text:p>-0.7746612001</text:p>
          </table:table-cell>
          <table:table-cell table:formula="of:=ROUND(([.G337]*5)+[.$N$204];2)" office:value-type="float" office:value="1.13">
            <text:p>1.13</text:p>
          </table:table-cell>
          <table:table-cell table:formula="of:=VLOOKUP([.A337];['1112'.$A$1:.$H$401];8;0)" office:value-type="float" office:value="0">
            <text:p>#N/A</text:p>
          </table:table-cell>
          <table:table-cell table:formula="of:=ROUND(IF(ISERROR([.I337]);[.H337];((2*[.H337])+[.I33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MDA11102199201</text:p>
          </table:table-cell>
          <table:table-cell office:value-type="string">
            <text:p>PINZARU Victo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338]/[.D338]" office:value-type="float" office:value="4">
            <text:p>4</text:p>
          </table:table-cell>
          <table:table-cell table:formula="of:=([.C338]-[.$M$204])/[.$L$204]" office:value-type="float" office:value="-1.15">
            <text:p>-1.15</text:p>
          </table:table-cell>
          <table:table-cell table:formula="of:=[.F338]/SQRT(1+[.F338]^2)" office:value-type="float" office:value="-0.754605522163505">
            <text:p>-0.7546055222</text:p>
          </table:table-cell>
          <table:table-cell table:formula="of:=ROUND(([.G338]*5)+[.$N$204];2)" office:value-type="float" office:value="1.23">
            <text:p>1.23</text:p>
          </table:table-cell>
          <table:table-cell table:formula="of:=VLOOKUP([.A338];['1112'.$A$1:.$H$401];8;0)" office:value-type="float" office:value="1.13">
            <text:p>1.13</text:p>
          </table:table-cell>
          <table:table-cell table:formula="of:=ROUND(IF(ISERROR([.I338]);[.H338];((2*[.H338])+[.I33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BEL12604197101</text:p>
          </table:table-cell>
          <table:table-cell office:value-type="string">
            <text:p>LANGER Thorst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39]/[.D339]" office:value-type="float" office:value="2">
            <text:p>2</text:p>
          </table:table-cell>
          <table:table-cell table:formula="of:=([.C339]-[.$M$204])/[.$L$204]" office:value-type="float" office:value="-1.2">
            <text:p>-1.2</text:p>
          </table:table-cell>
          <table:table-cell table:formula="of:=[.F339]/SQRT(1+[.F339]^2)" office:value-type="float" office:value="-0.768221279597376">
            <text:p>-0.7682212796</text:p>
          </table:table-cell>
          <table:table-cell table:formula="of:=ROUND(([.G339]*5)+[.$N$204];2)" office:value-type="float" office:value="1.16">
            <text:p>1.16</text:p>
          </table:table-cell>
          <table:table-cell table:formula="of:=VLOOKUP([.A339];['1112'.$A$1:.$H$401];8;0)" office:value-type="float" office:value="1.16">
            <text:p>1.16</text:p>
          </table:table-cell>
          <table:table-cell table:formula="of:=ROUND(IF(ISERROR([.I339]);[.H339];((2*[.H339])+[.I339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TUR12701199001</text:p>
          </table:table-cell>
          <table:table-cell office:value-type="string">
            <text:p>USTUNTAS Ahmet</text:p>
          </table:table-cell>
          <table:table-cell table:number-columns-repeated="2" office:value-type="float" office:value="2">
            <text:p>2</text:p>
          </table:table-cell>
          <table:table-cell table:formula="of:=[.C340]/[.D340]" office:value-type="float" office:value="1">
            <text:p>1</text:p>
          </table:table-cell>
          <table:table-cell table:formula="of:=([.C340]-[.$M$204])/[.$L$204]" office:value-type="float" office:value="-1.225">
            <text:p>-1.225</text:p>
          </table:table-cell>
          <table:table-cell table:formula="of:=[.F340]/SQRT(1+[.F340]^2)" office:value-type="float" office:value="-0.774661200142519">
            <text:p>-0.7746612001</text:p>
          </table:table-cell>
          <table:table-cell table:formula="of:=ROUND(([.G340]*5)+[.$N$204];2)" office:value-type="float" office:value="1.13">
            <text:p>1.13</text:p>
          </table:table-cell>
          <table:table-cell table:formula="of:=VLOOKUP([.A340];['1112'.$A$1:.$H$401];8;0)" office:value-type="float" office:value="1.16">
            <text:p>1.16</text:p>
          </table:table-cell>
          <table:table-cell table:formula="of:=ROUND(IF(ISERROR([.I340]);[.H340];((2*[.H340])+[.I34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RO11806199201</text:p>
          </table:table-cell>
          <table:table-cell office:value-type="string">
            <text:p>VEVEREC Jur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41]/[.D341]" office:value-type="float" office:value="0.5">
            <text:p>0.5</text:p>
          </table:table-cell>
          <table:table-cell table:formula="of:=([.C341]-[.$M$204])/[.$L$204]" office:value-type="float" office:value="-1.2375">
            <text:p>-1.2375</text:p>
          </table:table-cell>
          <table:table-cell table:formula="of:=[.F341]/SQRT(1+[.F341]^2)" office:value-type="float" office:value="-0.77779345370486">
            <text:p>-0.7777934537</text:p>
          </table:table-cell>
          <table:table-cell table:formula="of:=ROUND(([.G341]*5)+[.$N$204];2)" office:value-type="float" office:value="1.11">
            <text:p>1.11</text:p>
          </table:table-cell>
          <table:table-cell table:formula="of:=VLOOKUP([.A341];['1112'.$A$1:.$H$401];8;0)" office:value-type="float" office:value="1.11">
            <text:p>1.11</text:p>
          </table:table-cell>
          <table:table-cell table:formula="of:=ROUND(IF(ISERROR([.I341]);[.H341];((2*[.H341])+[.I34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EL12410199101</text:p>
          </table:table-cell>
          <table:table-cell office:value-type="string">
            <text:p>LANGER Thier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42]/[.D342]" office:value-type="float" office:value="1.5">
            <text:p>1.5</text:p>
          </table:table-cell>
          <table:table-cell table:formula="of:=([.C342]-[.$M$204])/[.$L$204]" office:value-type="float" office:value="-1.2125">
            <text:p>-1.2125</text:p>
          </table:table-cell>
          <table:table-cell table:formula="of:=[.F342]/SQRT(1+[.F342]^2)" office:value-type="float" office:value="-0.771470874213838">
            <text:p>-0.7714708742</text:p>
          </table:table-cell>
          <table:table-cell table:formula="of:=ROUND(([.G342]*5)+[.$N$204];2)" office:value-type="float" office:value="1.14">
            <text:p>1.14</text:p>
          </table:table-cell>
          <table:table-cell table:formula="of:=VLOOKUP([.A342];['1112'.$A$1:.$H$401];8;0)" office:value-type="float" office:value="1.1">
            <text:p>1.1</text:p>
          </table:table-cell>
          <table:table-cell table:formula="of:=ROUND(IF(ISERROR([.I342]);[.H342];((2*[.H342])+[.I34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TUR10101199201</text:p>
          </table:table-cell>
          <table:table-cell office:value-type="string">
            <text:p>CIVIL Orhangazi</text:p>
          </table:table-cell>
          <table:table-cell table:number-columns-repeated="2" office:value-type="float" office:value="2">
            <text:p>2</text:p>
          </table:table-cell>
          <table:table-cell table:formula="of:=[.C343]/[.D343]" office:value-type="float" office:value="1">
            <text:p>1</text:p>
          </table:table-cell>
          <table:table-cell table:formula="of:=([.C343]-[.$M$204])/[.$L$204]" office:value-type="float" office:value="-1.225">
            <text:p>-1.225</text:p>
          </table:table-cell>
          <table:table-cell table:formula="of:=[.F343]/SQRT(1+[.F343]^2)" office:value-type="float" office:value="-0.774661200142519">
            <text:p>-0.7746612001</text:p>
          </table:table-cell>
          <table:table-cell table:formula="of:=ROUND(([.G343]*5)+[.$N$204];2)" office:value-type="float" office:value="1.13">
            <text:p>1.13</text:p>
          </table:table-cell>
          <table:table-cell table:formula="of:=VLOOKUP([.A343];['1112'.$A$1:.$H$401];8;0)" office:value-type="float" office:value="1.14">
            <text:p>1.14</text:p>
          </table:table-cell>
          <table:table-cell table:formula="of:=ROUND(IF(ISERROR([.I343]);[.H343];((2*[.H343])+[.I34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MKD10305198401</text:p>
          </table:table-cell>
          <table:table-cell office:value-type="string">
            <text:p>ICOSKI Gjorgji</text:p>
          </table:table-cell>
          <table:table-cell table:number-columns-repeated="2" office:value-type="float" office:value="2">
            <text:p>2</text:p>
          </table:table-cell>
          <table:table-cell table:formula="of:=[.C344]/[.D344]" office:value-type="float" office:value="1">
            <text:p>1</text:p>
          </table:table-cell>
          <table:table-cell table:formula="of:=([.C344]-[.$M$204])/[.$L$204]" office:value-type="float" office:value="-1.225">
            <text:p>-1.225</text:p>
          </table:table-cell>
          <table:table-cell table:formula="of:=[.F344]/SQRT(1+[.F344]^2)" office:value-type="float" office:value="-0.774661200142519">
            <text:p>-0.7746612001</text:p>
          </table:table-cell>
          <table:table-cell table:formula="of:=ROUND(([.G344]*5)+[.$N$204];2)" office:value-type="float" office:value="1.13">
            <text:p>1.13</text:p>
          </table:table-cell>
          <table:table-cell table:formula="of:=VLOOKUP([.A344];['1112'.$A$1:.$H$401];8;0)" office:value-type="float" office:value="1.13">
            <text:p>1.13</text:p>
          </table:table-cell>
          <table:table-cell table:formula="of:=ROUND(IF(ISERROR([.I344]);[.H344];((2*[.H344])+[.I34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RE12504198801</text:p>
          </table:table-cell>
          <table:table-cell office:value-type="string">
            <text:p>KARAMICHAS Kleanth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45]/[.D345]" office:value-type="float" office:value="0">
            <text:p>0</text:p>
          </table:table-cell>
          <table:table-cell table:formula="of:=([.C345]-[.$M$204])/[.$L$204]" office:value-type="float" office:value="-1.25">
            <text:p>-1.25</text:p>
          </table:table-cell>
          <table:table-cell table:formula="of:=[.F345]/SQRT(1+[.F345]^2)" office:value-type="float" office:value="-0.78086880944303">
            <text:p>-0.7808688094</text:p>
          </table:table-cell>
          <table:table-cell table:formula="of:=ROUND(([.G345]*5)+[.$N$204];2)" office:value-type="float" office:value="1.1">
            <text:p>1.1</text:p>
          </table:table-cell>
          <table:table-cell table:formula="of:=VLOOKUP([.A345];['1112'.$A$1:.$H$401];8;0)" office:value-type="float" office:value="1.14">
            <text:p>1.14</text:p>
          </table:table-cell>
          <table:table-cell table:formula="of:=ROUND(IF(ISERROR([.I345]);[.H345];((2*[.H345])+[.I34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IH11303198901</text:p>
          </table:table-cell>
          <table:table-cell office:value-type="string">
            <text:p>KOSARAC Neman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46]/[.D346]" office:value-type="float" office:value="0.5">
            <text:p>0.5</text:p>
          </table:table-cell>
          <table:table-cell table:formula="of:=([.C346]-[.$M$204])/[.$L$204]" office:value-type="float" office:value="-1.2375">
            <text:p>-1.2375</text:p>
          </table:table-cell>
          <table:table-cell table:formula="of:=[.F346]/SQRT(1+[.F346]^2)" office:value-type="float" office:value="-0.77779345370486">
            <text:p>-0.7777934537</text:p>
          </table:table-cell>
          <table:table-cell table:formula="of:=ROUND(([.G346]*5)+[.$N$204];2)" office:value-type="float" office:value="1.11">
            <text:p>1.11</text:p>
          </table:table-cell>
          <table:table-cell table:formula="of:=VLOOKUP([.A346];['1112'.$A$1:.$H$401];8;0)" office:value-type="float" office:value="1.1">
            <text:p>1.1</text:p>
          </table:table-cell>
          <table:table-cell table:formula="of:=ROUND(IF(ISERROR([.I346]);[.H346];((2*[.H346])+[.I34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S10303197401</text:p>
          </table:table-cell>
          <table:table-cell office:value-type="string">
            <text:p>MORTON Camer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47]/[.D347]" office:value-type="float" office:value="0">
            <text:p>0</text:p>
          </table:table-cell>
          <table:table-cell table:formula="of:=([.C347]-[.$M$204])/[.$L$204]" office:value-type="float" office:value="-1.25">
            <text:p>-1.25</text:p>
          </table:table-cell>
          <table:table-cell table:formula="of:=[.F347]/SQRT(1+[.F347]^2)" office:value-type="float" office:value="-0.78086880944303">
            <text:p>-0.7808688094</text:p>
          </table:table-cell>
          <table:table-cell table:formula="of:=ROUND(([.G347]*5)+[.$N$204];2)" office:value-type="float" office:value="1.1">
            <text:p>1.1</text:p>
          </table:table-cell>
          <table:table-cell table:formula="of:=VLOOKUP([.A347];['1112'.$A$1:.$H$401];8;0)" office:value-type="float" office:value="0">
            <text:p>#N/A</text:p>
          </table:table-cell>
          <table:table-cell table:formula="of:=ROUND(IF(ISERROR([.I347]);[.H347];((2*[.H347])+[.I34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S10709199201</text:p>
          </table:table-cell>
          <table:table-cell office:value-type="string">
            <text:p>HARMER Dyll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48]/[.D348]" office:value-type="float" office:value="0.5">
            <text:p>0.5</text:p>
          </table:table-cell>
          <table:table-cell table:formula="of:=([.C348]-[.$M$204])/[.$L$204]" office:value-type="float" office:value="-1.2375">
            <text:p>-1.2375</text:p>
          </table:table-cell>
          <table:table-cell table:formula="of:=[.F348]/SQRT(1+[.F348]^2)" office:value-type="float" office:value="-0.77779345370486">
            <text:p>-0.7777934537</text:p>
          </table:table-cell>
          <table:table-cell table:formula="of:=ROUND(([.G348]*5)+[.$N$204];2)" office:value-type="float" office:value="1.11">
            <text:p>1.11</text:p>
          </table:table-cell>
          <table:table-cell table:formula="of:=VLOOKUP([.A348];['1112'.$A$1:.$H$401];8;0)" office:value-type="float" office:value="1.23">
            <text:p>1.23</text:p>
          </table:table-cell>
          <table:table-cell table:formula="of:=ROUND(IF(ISERROR([.I348]);[.H348];((2*[.H348])+[.I348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HUN12304198601</text:p>
          </table:table-cell>
          <table:table-cell office:value-type="string">
            <text:p>MUSKATAL Istv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49]/[.D349]" office:value-type="float" office:value="0">
            <text:p>0</text:p>
          </table:table-cell>
          <table:table-cell table:formula="of:=([.C349]-[.$M$204])/[.$L$204]" office:value-type="float" office:value="-1.25">
            <text:p>-1.25</text:p>
          </table:table-cell>
          <table:table-cell table:formula="of:=[.F349]/SQRT(1+[.F349]^2)" office:value-type="float" office:value="-0.78086880944303">
            <text:p>-0.7808688094</text:p>
          </table:table-cell>
          <table:table-cell table:formula="of:=ROUND(([.G349]*5)+[.$N$204];2)" office:value-type="float" office:value="1.1">
            <text:p>1.1</text:p>
          </table:table-cell>
          <table:table-cell table:formula="of:=VLOOKUP([.A349];['1112'.$A$1:.$H$401];8;0)" office:value-type="float" office:value="1.1">
            <text:p>1.1</text:p>
          </table:table-cell>
          <table:table-cell table:formula="of:=ROUND(IF(ISERROR([.I349]);[.H349];((2*[.H349])+[.I34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TUR20201199201</text:p>
          </table:table-cell>
          <table:table-cell office:value-type="string">
            <text:p>ERDILER Nih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0]/[.D350]" office:value-type="float" office:value="0">
            <text:p>0</text:p>
          </table:table-cell>
          <table:table-cell table:formula="of:=([.C350]-[.$M$204])/[.$L$204]" office:value-type="float" office:value="-1.25">
            <text:p>-1.25</text:p>
          </table:table-cell>
          <table:table-cell table:formula="of:=[.F350]/SQRT(1+[.F350]^2)" office:value-type="float" office:value="-0.78086880944303">
            <text:p>-0.7808688094</text:p>
          </table:table-cell>
          <table:table-cell table:formula="of:=ROUND(([.G350]*5)+[.$N$204];2)" office:value-type="float" office:value="1.1">
            <text:p>1.1</text:p>
          </table:table-cell>
          <table:table-cell table:formula="of:=VLOOKUP([.A350];['1112'.$A$1:.$H$401];8;0)" office:value-type="float" office:value="1.1">
            <text:p>1.1</text:p>
          </table:table-cell>
          <table:table-cell table:formula="of:=ROUND(IF(ISERROR([.I350]);[.H350];((2*[.H350])+[.I35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MDA22808198801</text:p>
          </table:table-cell>
          <table:table-cell office:value-type="string">
            <text:p>CAMENSCIC Alexand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1]/[.D351]" office:value-type="float" office:value="0">
            <text:p>0</text:p>
          </table:table-cell>
          <table:table-cell table:formula="of:=([.C351]-[.$M$204])/[.$L$204]" office:value-type="float" office:value="-1.25">
            <text:p>-1.25</text:p>
          </table:table-cell>
          <table:table-cell table:formula="of:=[.F351]/SQRT(1+[.F351]^2)" office:value-type="float" office:value="-0.78086880944303">
            <text:p>-0.7808688094</text:p>
          </table:table-cell>
          <table:table-cell table:formula="of:=ROUND(([.G351]*5)+[.$N$204];2)" office:value-type="float" office:value="1.1">
            <text:p>1.1</text:p>
          </table:table-cell>
          <table:table-cell table:formula="of:=VLOOKUP([.A351];['1112'.$A$1:.$H$401];8;0)" office:value-type="float" office:value="1.13">
            <text:p>1.13</text:p>
          </table:table-cell>
          <table:table-cell table:formula="of:=ROUND(IF(ISERROR([.I351]);[.H351];((2*[.H351])+[.I35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S21610199401</text:p>
          </table:table-cell>
          <table:table-cell office:value-type="string">
            <text:p>GLANVILLE Luc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2]/[.D352]" office:value-type="float" office:value="0">
            <text:p>0</text:p>
          </table:table-cell>
          <table:table-cell table:formula="of:=([.C352]-[.$M$204])/[.$L$204]" office:value-type="float" office:value="-1.25">
            <text:p>-1.25</text:p>
          </table:table-cell>
          <table:table-cell table:formula="of:=[.F352]/SQRT(1+[.F352]^2)" office:value-type="float" office:value="-0.78086880944303">
            <text:p>-0.7808688094</text:p>
          </table:table-cell>
          <table:table-cell table:formula="of:=ROUND(([.G352]*5)+[.$N$204];2)" office:value-type="float" office:value="1.1">
            <text:p>1.1</text:p>
          </table:table-cell>
          <table:table-cell table:formula="of:=VLOOKUP([.A352];['1112'.$A$1:.$H$401];8;0)" office:value-type="float" office:value="1.13">
            <text:p>1.13</text:p>
          </table:table-cell>
          <table:table-cell table:formula="of:=ROUND(IF(ISERROR([.I352]);[.H352];((2*[.H352])+[.I35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IH22307199101</text:p>
          </table:table-cell>
          <table:table-cell office:value-type="string">
            <text:p>KARISIK Tan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3]/[.D353]" office:value-type="float" office:value="0">
            <text:p>0</text:p>
          </table:table-cell>
          <table:table-cell table:formula="of:=([.C353]-[.$M$204])/[.$L$204]" office:value-type="float" office:value="-1.25">
            <text:p>-1.25</text:p>
          </table:table-cell>
          <table:table-cell table:formula="of:=[.F353]/SQRT(1+[.F353]^2)" office:value-type="float" office:value="-0.78086880944303">
            <text:p>-0.7808688094</text:p>
          </table:table-cell>
          <table:table-cell table:formula="of:=ROUND(([.G353]*5)+[.$N$204];2)" office:value-type="float" office:value="1.1">
            <text:p>1.1</text:p>
          </table:table-cell>
          <table:table-cell table:formula="of:=VLOOKUP([.A353];['1112'.$A$1:.$H$401];8;0)" office:value-type="float" office:value="1.1">
            <text:p>1.1</text:p>
          </table:table-cell>
          <table:table-cell table:formula="of:=ROUND(IF(ISERROR([.I353]);[.H353];((2*[.H353])+[.I35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RE21205199001</text:p>
          </table:table-cell>
          <table:table-cell office:value-type="string">
            <text:p>TSAKIRI Panagiot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4]/[.D354]" office:value-type="float" office:value="0.5">
            <text:p>0.5</text:p>
          </table:table-cell>
          <table:table-cell table:formula="of:=([.C354]-[.$M$204])/[.$L$204]" office:value-type="float" office:value="-1.2375">
            <text:p>-1.2375</text:p>
          </table:table-cell>
          <table:table-cell table:formula="of:=[.F354]/SQRT(1+[.F354]^2)" office:value-type="float" office:value="-0.77779345370486">
            <text:p>-0.7777934537</text:p>
          </table:table-cell>
          <table:table-cell table:formula="of:=ROUND(([.G354]*5)+[.$N$204];2)" office:value-type="float" office:value="1.11">
            <text:p>1.11</text:p>
          </table:table-cell>
          <table:table-cell table:formula="of:=VLOOKUP([.A354];['1112'.$A$1:.$H$401];8;0)" office:value-type="float" office:value="1.1">
            <text:p>1.1</text:p>
          </table:table-cell>
          <table:table-cell table:formula="of:=ROUND(IF(ISERROR([.I354]);[.H354];((2*[.H354])+[.I35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BR23011198401</text:p>
          </table:table-cell>
          <table:table-cell office:value-type="string">
            <text:p>JONES Nery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5]/[.D355]" office:value-type="float" office:value="0.5">
            <text:p>0.5</text:p>
          </table:table-cell>
          <table:table-cell table:formula="of:=([.C355]-[.$M$204])/[.$L$204]" office:value-type="float" office:value="-1.2375">
            <text:p>-1.2375</text:p>
          </table:table-cell>
          <table:table-cell table:formula="of:=[.F355]/SQRT(1+[.F355]^2)" office:value-type="float" office:value="-0.77779345370486">
            <text:p>-0.7777934537</text:p>
          </table:table-cell>
          <table:table-cell table:formula="of:=ROUND(([.G355]*5)+[.$N$204];2)" office:value-type="float" office:value="1.11">
            <text:p>1.11</text:p>
          </table:table-cell>
          <table:table-cell table:formula="of:=VLOOKUP([.A355];['1112'.$A$1:.$H$401];8;0)" office:value-type="float" office:value="1.11">
            <text:p>1.11</text:p>
          </table:table-cell>
          <table:table-cell table:formula="of:=ROUND(IF(ISERROR([.I355]);[.H355];((2*[.H355])+[.I35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AT22001199201</text:p>
          </table:table-cell>
          <table:table-cell office:value-type="string">
            <text:p>PASKOVSKA In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6]/[.D356]" office:value-type="float" office:value="0.5">
            <text:p>0.5</text:p>
          </table:table-cell>
          <table:table-cell table:formula="of:=([.C356]-[.$M$204])/[.$L$204]" office:value-type="float" office:value="-1.2375">
            <text:p>-1.2375</text:p>
          </table:table-cell>
          <table:table-cell table:formula="of:=[.F356]/SQRT(1+[.F356]^2)" office:value-type="float" office:value="-0.77779345370486">
            <text:p>-0.7777934537</text:p>
          </table:table-cell>
          <table:table-cell table:formula="of:=ROUND(([.G356]*5)+[.$N$204];2)" office:value-type="float" office:value="1.11">
            <text:p>1.11</text:p>
          </table:table-cell>
          <table:table-cell table:formula="of:=VLOOKUP([.A356];['1112'.$A$1:.$H$401];8;0)" office:value-type="float" office:value="1.13">
            <text:p>1.13</text:p>
          </table:table-cell>
          <table:table-cell table:formula="of:=ROUND(IF(ISERROR([.I356]);[.H356];((2*[.H356])+[.I35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LTU20404199301</text:p>
          </table:table-cell>
          <table:table-cell office:value-type="string">
            <text:p>BANEL Karol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57]/[.D357]" office:value-type="float" office:value="0">
            <text:p>0</text:p>
          </table:table-cell>
          <table:table-cell table:formula="of:=([.C357]-[.$M$204])/[.$L$204]" office:value-type="float" office:value="-1.25">
            <text:p>-1.25</text:p>
          </table:table-cell>
          <table:table-cell table:formula="of:=[.F357]/SQRT(1+[.F357]^2)" office:value-type="float" office:value="-0.78086880944303">
            <text:p>-0.7808688094</text:p>
          </table:table-cell>
          <table:table-cell table:formula="of:=ROUND(([.G357]*5)+[.$N$204];2)" office:value-type="float" office:value="1.1">
            <text:p>1.1</text:p>
          </table:table-cell>
          <table:table-cell table:formula="of:=VLOOKUP([.A357];['1112'.$A$1:.$H$401];8;0)" office:value-type="float" office:value="0">
            <text:p>#N/A</text:p>
          </table:table-cell>
          <table:table-cell table:formula="of:=ROUND(IF(ISERROR([.I357]);[.H357];((2*[.H357])+[.I35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UKR12602199001</text:p>
          </table:table-cell>
          <table:table-cell office:value-type="string">
            <text:p>RUSINOV Dmyt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8]/[.D358]" office:value-type="float" office:value="0.5">
            <text:p>0.5</text:p>
          </table:table-cell>
          <table:table-cell table:formula="of:=([.C358]-[.$M$204])/[.$L$204]" office:value-type="float" office:value="-1.2375">
            <text:p>-1.2375</text:p>
          </table:table-cell>
          <table:table-cell table:formula="of:=[.F358]/SQRT(1+[.F358]^2)" office:value-type="float" office:value="-0.77779345370486">
            <text:p>-0.7777934537</text:p>
          </table:table-cell>
          <table:table-cell table:formula="of:=ROUND(([.G358]*5)+[.$N$204];2)" office:value-type="float" office:value="1.11">
            <text:p>1.11</text:p>
          </table:table-cell>
          <table:table-cell table:formula="of:=VLOOKUP([.A358];['1112'.$A$1:.$H$401];8;0)" office:value-type="float" office:value="0">
            <text:p>#N/A</text:p>
          </table:table-cell>
          <table:table-cell table:formula="of:=ROUND(IF(ISERROR([.I358]);[.H358];((2*[.H358])+[.I35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22912198001</text:p>
          </table:table-cell>
          <table:table-cell office:value-type="string">
            <text:p>MOERKVE Jori</text:p>
          </table:table-cell>
          <table:table-cell table:number-columns-repeated="2" office:value-type="float" office:value="2">
            <text:p>2</text:p>
          </table:table-cell>
          <table:table-cell table:formula="of:=[.C359]/[.D359]" office:value-type="float" office:value="1">
            <text:p>1</text:p>
          </table:table-cell>
          <table:table-cell table:formula="of:=([.C359]-[.$M$204])/[.$L$204]" office:value-type="float" office:value="-1.225">
            <text:p>-1.225</text:p>
          </table:table-cell>
          <table:table-cell table:formula="of:=[.F359]/SQRT(1+[.F359]^2)" office:value-type="float" office:value="-0.774661200142519">
            <text:p>-0.7746612001</text:p>
          </table:table-cell>
          <table:table-cell table:formula="of:=ROUND(([.G359]*5)+[.$N$204];2)" office:value-type="float" office:value="1.13">
            <text:p>1.13</text:p>
          </table:table-cell>
          <table:table-cell table:formula="of:=VLOOKUP([.A359];['1112'.$A$1:.$H$401];8;0)" office:value-type="float" office:value="1.14">
            <text:p>1.14</text:p>
          </table:table-cell>
          <table:table-cell table:formula="of:=ROUND(IF(ISERROR([.I359]);[.H359];((2*[.H359])+[.I35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22608198701</text:p>
          </table:table-cell>
          <table:table-cell office:value-type="string">
            <text:p>STARYKH Iri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60]/[.D360]" office:value-type="float" office:value="1.5">
            <text:p>1.5</text:p>
          </table:table-cell>
          <table:table-cell table:formula="of:=([.C360]-[.$M$204])/[.$L$204]" office:value-type="float" office:value="-1.2125">
            <text:p>-1.2125</text:p>
          </table:table-cell>
          <table:table-cell table:formula="of:=[.F360]/SQRT(1+[.F360]^2)" office:value-type="float" office:value="-0.771470874213838">
            <text:p>-0.7714708742</text:p>
          </table:table-cell>
          <table:table-cell table:formula="of:=ROUND(([.G360]*5)+[.$N$204];2)" office:value-type="float" office:value="1.14">
            <text:p>1.14</text:p>
          </table:table-cell>
          <table:table-cell table:formula="of:=VLOOKUP([.A360];['1112'.$A$1:.$H$401];8;0)" office:value-type="float" office:value="0">
            <text:p>#N/A</text:p>
          </table:table-cell>
          <table:table-cell table:formula="of:=ROUND(IF(ISERROR([.I360]);[.H360];((2*[.H360])+[.I36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21610198701</text:p>
          </table:table-cell>
          <table:table-cell office:value-type="string">
            <text:p>NAZAROVA Valent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361]/[.D361]" office:value-type="float" office:value="0">
            <text:p>0</text:p>
          </table:table-cell>
          <table:table-cell table:formula="of:=([.C361]-[.$M$204])/[.$L$204]" office:value-type="float" office:value="-1.25">
            <text:p>-1.25</text:p>
          </table:table-cell>
          <table:table-cell table:formula="of:=[.F361]/SQRT(1+[.F361]^2)" office:value-type="float" office:value="-0.78086880944303">
            <text:p>-0.7808688094</text:p>
          </table:table-cell>
          <table:table-cell table:formula="of:=ROUND(([.G361]*5)+[.$N$204];2)" office:value-type="float" office:value="1.1">
            <text:p>1.1</text:p>
          </table:table-cell>
          <table:table-cell table:formula="of:=VLOOKUP([.A361];['1112'.$A$1:.$H$401];8;0)" office:value-type="float" office:value="0">
            <text:p>#N/A</text:p>
          </table:table-cell>
          <table:table-cell table:formula="of:=ROUND(IF(ISERROR([.I361]);[.H361];((2*[.H361])+[.I36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20305199001</text:p>
          </table:table-cell>
          <table:table-cell office:value-type="string">
            <text:p>ALIKINA Aleksandra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[.C362]/[.D362]" office:value-type="float" office:value="8.5">
            <text:p>8.5</text:p>
          </table:table-cell>
          <table:table-cell table:formula="of:=([.C362]-[.$M$204])/[.$L$204]" office:value-type="float" office:value="-1.0375">
            <text:p>-1.0375</text:p>
          </table:table-cell>
          <table:table-cell table:formula="of:=[.F362]/SQRT(1+[.F362]^2)" office:value-type="float" office:value="-0.719999080274661">
            <text:p>-0.7199990803</text:p>
          </table:table-cell>
          <table:table-cell table:formula="of:=ROUND(([.G362]*5)+[.$N$204];2)" office:value-type="float" office:value="1.4">
            <text:p>1.4</text:p>
          </table:table-cell>
          <table:table-cell table:formula="of:=VLOOKUP([.A362];['1112'.$A$1:.$H$401];8;0)" office:value-type="float" office:value="1.13">
            <text:p>1.13</text:p>
          </table:table-cell>
          <table:table-cell table:formula="of:=ROUND(IF(ISERROR([.I362]);[.H362];((2*[.H362])+[.I362])/3);1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BTRUS12011198601</text:p>
          </table:table-cell>
          <table:table-cell office:value-type="string">
            <text:p>KLYACHIN Serge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63]/[.D363]" office:value-type="float" office:value="1.5">
            <text:p>1.5</text:p>
          </table:table-cell>
          <table:table-cell table:formula="of:=([.C363]-[.$M$204])/[.$L$204]" office:value-type="float" office:value="-1.2125">
            <text:p>-1.2125</text:p>
          </table:table-cell>
          <table:table-cell table:formula="of:=[.F363]/SQRT(1+[.F363]^2)" office:value-type="float" office:value="-0.771470874213838">
            <text:p>-0.7714708742</text:p>
          </table:table-cell>
          <table:table-cell table:formula="of:=ROUND(([.G363]*5)+[.$N$204];2)" office:value-type="float" office:value="1.14">
            <text:p>1.14</text:p>
          </table:table-cell>
          <table:table-cell table:formula="of:=VLOOKUP([.A363];['1112'.$A$1:.$H$401];8;0)" office:value-type="float" office:value="1.14">
            <text:p>1.14</text:p>
          </table:table-cell>
          <table:table-cell table:formula="of:=ROUND(IF(ISERROR([.I363]);[.H363];((2*[.H363])+[.I36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UL10109199301</text:p>
          </table:table-cell>
          <table:table-cell office:value-type="string">
            <text:p>SINAPOV A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64]/[.D364]" office:value-type="float" office:value="0">
            <text:p>0</text:p>
          </table:table-cell>
          <table:table-cell table:formula="of:=([.C364]-[.$M$204])/[.$L$204]" office:value-type="float" office:value="-1.25">
            <text:p>-1.25</text:p>
          </table:table-cell>
          <table:table-cell table:formula="of:=[.F364]/SQRT(1+[.F364]^2)" office:value-type="float" office:value="-0.78086880944303">
            <text:p>-0.7808688094</text:p>
          </table:table-cell>
          <table:table-cell table:formula="of:=ROUND(([.G364]*5)+[.$N$204];2)" office:value-type="float" office:value="1.1">
            <text:p>1.1</text:p>
          </table:table-cell>
          <table:table-cell table:formula="of:=VLOOKUP([.A364];['1112'.$A$1:.$H$401];8;0)" office:value-type="float" office:value="0">
            <text:p>#N/A</text:p>
          </table:table-cell>
          <table:table-cell table:formula="of:=ROUND(IF(ISERROR([.I364]);[.H364];((2*[.H364])+[.I36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NOR20712199001</text:p>
          </table:table-cell>
          <table:table-cell office:value-type="string">
            <text:p>OLSBU Mar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65]/[.D365]" office:value-type="float" office:value="3">
            <text:p>3</text:p>
          </table:table-cell>
          <table:table-cell table:formula="of:=([.C365]-[.$M$204])/[.$L$204]" office:value-type="float" office:value="-1.2125">
            <text:p>-1.2125</text:p>
          </table:table-cell>
          <table:table-cell table:formula="of:=[.F365]/SQRT(1+[.F365]^2)" office:value-type="float" office:value="-0.771470874213838">
            <text:p>-0.7714708742</text:p>
          </table:table-cell>
          <table:table-cell table:formula="of:=ROUND(([.G365]*5)+[.$N$204];2)" office:value-type="float" office:value="1.14">
            <text:p>1.14</text:p>
          </table:table-cell>
          <table:table-cell table:formula="of:=VLOOKUP([.A365];['1112'.$A$1:.$H$401];8;0)" office:value-type="float" office:value="0">
            <text:p>#N/A</text:p>
          </table:table-cell>
          <table:table-cell table:formula="of:=ROUND(IF(ISERROR([.I365]);[.H365];((2*[.H365])+[.I36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0807198601</text:p>
          </table:table-cell>
          <table:table-cell office:value-type="string">
            <text:p>DÖLL Julia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66]/[.D366]" office:value-type="float" office:value="0">
            <text:p>0</text:p>
          </table:table-cell>
          <table:table-cell table:formula="of:=([.C366]-[.$M$204])/[.$L$204]" office:value-type="float" office:value="-1.25">
            <text:p>-1.25</text:p>
          </table:table-cell>
          <table:table-cell table:formula="of:=[.F366]/SQRT(1+[.F366]^2)" office:value-type="float" office:value="-0.78086880944303">
            <text:p>-0.7808688094</text:p>
          </table:table-cell>
          <table:table-cell table:formula="of:=ROUND(([.G366]*5)+[.$N$204];2)" office:value-type="float" office:value="1.1">
            <text:p>1.1</text:p>
          </table:table-cell>
          <table:table-cell table:formula="of:=VLOOKUP([.A366];['1112'.$A$1:.$H$401];8;0)" office:value-type="float" office:value="1.1">
            <text:p>1.1</text:p>
          </table:table-cell>
          <table:table-cell table:formula="of:=ROUND(IF(ISERROR([.I366]);[.H366];((2*[.H366])+[.I36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ZE11702198901</text:p>
          </table:table-cell>
          <table:table-cell office:value-type="string">
            <text:p>KRISTEJN Luk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67]/[.D367]" office:value-type="float" office:value="0">
            <text:p>0</text:p>
          </table:table-cell>
          <table:table-cell table:formula="of:=([.C367]-[.$M$204])/[.$L$204]" office:value-type="float" office:value="-1.25">
            <text:p>-1.25</text:p>
          </table:table-cell>
          <table:table-cell table:formula="of:=[.F367]/SQRT(1+[.F367]^2)" office:value-type="float" office:value="-0.78086880944303">
            <text:p>-0.7808688094</text:p>
          </table:table-cell>
          <table:table-cell table:formula="of:=ROUND(([.G367]*5)+[.$N$204];2)" office:value-type="float" office:value="1.1">
            <text:p>1.1</text:p>
          </table:table-cell>
          <table:table-cell table:formula="of:=VLOOKUP([.A367];['1112'.$A$1:.$H$401];8;0)" office:value-type="float" office:value="1.18">
            <text:p>1.18</text:p>
          </table:table-cell>
          <table:table-cell table:formula="of:=ROUND(IF(ISERROR([.I367]);[.H367];((2*[.H367])+[.I36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GER20309198601</text:p>
          </table:table-cell>
          <table:table-cell office:value-type="string">
            <text:p>LANG Kathrin</text:p>
          </table:table-cell>
          <table:table-cell table:number-columns-repeated="2" office:value-type="float" office:value="1">
            <text:p>1</text:p>
          </table:table-cell>
          <table:table-cell table:formula="of:=[.C368]/[.D368]" office:value-type="float" office:value="1">
            <text:p>1</text:p>
          </table:table-cell>
          <table:table-cell table:formula="of:=([.C368]-[.$M$204])/[.$L$204]" office:value-type="float" office:value="-1.2375">
            <text:p>-1.2375</text:p>
          </table:table-cell>
          <table:table-cell table:formula="of:=[.F368]/SQRT(1+[.F368]^2)" office:value-type="float" office:value="-0.77779345370486">
            <text:p>-0.7777934537</text:p>
          </table:table-cell>
          <table:table-cell table:formula="of:=ROUND(([.G368]*5)+[.$N$204];2)" office:value-type="float" office:value="1.11">
            <text:p>1.11</text:p>
          </table:table-cell>
          <table:table-cell table:formula="of:=VLOOKUP([.A368];['1112'.$A$1:.$H$401];8;0)" office:value-type="float" office:value="1.11">
            <text:p>1.11</text:p>
          </table:table-cell>
          <table:table-cell table:formula="of:=ROUND(IF(ISERROR([.I368]);[.H368];((2*[.H368])+[.I36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DEN12008196701</text:p>
          </table:table-cell>
          <table:table-cell office:value-type="string">
            <text:p>SLETTEMARK Oyste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69]/[.D369]" office:value-type="float" office:value="0">
            <text:p>0</text:p>
          </table:table-cell>
          <table:table-cell table:formula="of:=([.C369]-[.$M$204])/[.$L$204]" office:value-type="float" office:value="-1.25">
            <text:p>-1.25</text:p>
          </table:table-cell>
          <table:table-cell table:formula="of:=[.F369]/SQRT(1+[.F369]^2)" office:value-type="float" office:value="-0.78086880944303">
            <text:p>-0.7808688094</text:p>
          </table:table-cell>
          <table:table-cell table:formula="of:=ROUND(([.G369]*5)+[.$N$204];2)" office:value-type="float" office:value="1.1">
            <text:p>1.1</text:p>
          </table:table-cell>
          <table:table-cell table:formula="of:=VLOOKUP([.A369];['1112'.$A$1:.$H$401];8;0)" office:value-type="float" office:value="1.11">
            <text:p>1.11</text:p>
          </table:table-cell>
          <table:table-cell table:formula="of:=ROUND(IF(ISERROR([.I369]);[.H369];((2*[.H369])+[.I36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UL21901199001</text:p>
          </table:table-cell>
          <table:table-cell office:value-type="string">
            <text:p>KOEVA Dafink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0]/[.D370]" office:value-type="float" office:value="0">
            <text:p>0</text:p>
          </table:table-cell>
          <table:table-cell table:formula="of:=([.C370]-[.$M$204])/[.$L$204]" office:value-type="float" office:value="-1.25">
            <text:p>-1.25</text:p>
          </table:table-cell>
          <table:table-cell table:formula="of:=[.F370]/SQRT(1+[.F370]^2)" office:value-type="float" office:value="-0.78086880944303">
            <text:p>-0.7808688094</text:p>
          </table:table-cell>
          <table:table-cell table:formula="of:=ROUND(([.G370]*5)+[.$N$204];2)" office:value-type="float" office:value="1.1">
            <text:p>1.1</text:p>
          </table:table-cell>
          <table:table-cell table:formula="of:=VLOOKUP([.A370];['1112'.$A$1:.$H$401];8;0)" office:value-type="float" office:value="1.11">
            <text:p>1.11</text:p>
          </table:table-cell>
          <table:table-cell table:formula="of:=ROUND(IF(ISERROR([.I370]);[.H370];((2*[.H370])+[.I37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BEL13012197701</text:p>
          </table:table-cell>
          <table:table-cell office:value-type="string">
            <text:p>LANGER Pasc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1]/[.D371]" office:value-type="float" office:value="0">
            <text:p>0</text:p>
          </table:table-cell>
          <table:table-cell table:formula="of:=([.C371]-[.$M$204])/[.$L$204]" office:value-type="float" office:value="-1.25">
            <text:p>-1.25</text:p>
          </table:table-cell>
          <table:table-cell table:formula="of:=[.F371]/SQRT(1+[.F371]^2)" office:value-type="float" office:value="-0.78086880944303">
            <text:p>-0.7808688094</text:p>
          </table:table-cell>
          <table:table-cell table:formula="of:=ROUND(([.G371]*5)+[.$N$204];2)" office:value-type="float" office:value="1.1">
            <text:p>1.1</text:p>
          </table:table-cell>
          <table:table-cell table:formula="of:=VLOOKUP([.A371];['1112'.$A$1:.$H$401];8;0)" office:value-type="float" office:value="1.1">
            <text:p>1.1</text:p>
          </table:table-cell>
          <table:table-cell table:formula="of:=ROUND(IF(ISERROR([.I371]);[.H371];((2*[.H371])+[.I371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POL12008199101</text:p>
          </table:table-cell>
          <table:table-cell office:value-type="string">
            <text:p>GUZIK <text:s/>Grzegor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2]/[.D372]" office:value-type="float" office:value="0">
            <text:p>0</text:p>
          </table:table-cell>
          <table:table-cell table:formula="of:=([.C372]-[.$M$204])/[.$L$204]" office:value-type="float" office:value="-1.25">
            <text:p>-1.25</text:p>
          </table:table-cell>
          <table:table-cell table:formula="of:=[.F372]/SQRT(1+[.F372]^2)" office:value-type="float" office:value="-0.78086880944303">
            <text:p>-0.7808688094</text:p>
          </table:table-cell>
          <table:table-cell table:formula="of:=ROUND(([.G372]*5)+[.$N$204];2)" office:value-type="float" office:value="1.1">
            <text:p>1.1</text:p>
          </table:table-cell>
          <table:table-cell table:formula="of:=VLOOKUP([.A372];['1112'.$A$1:.$H$401];8;0)" office:value-type="float" office:value="0">
            <text:p>#N/A</text:p>
          </table:table-cell>
          <table:table-cell table:formula="of:=ROUND(IF(ISERROR([.I372]);[.H372];((2*[.H372])+[.I372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LO12112199001</text:p>
          </table:table-cell>
          <table:table-cell office:value-type="string">
            <text:p>KOCEVAR Simon</text:p>
          </table:table-cell>
          <table:table-cell table:number-columns-repeated="2" office:value-type="float" office:value="1">
            <text:p>1</text:p>
          </table:table-cell>
          <table:table-cell table:formula="of:=[.C373]/[.D373]" office:value-type="float" office:value="1">
            <text:p>1</text:p>
          </table:table-cell>
          <table:table-cell table:formula="of:=([.C373]-[.$M$204])/[.$L$204]" office:value-type="float" office:value="-1.2375">
            <text:p>-1.2375</text:p>
          </table:table-cell>
          <table:table-cell table:formula="of:=[.F373]/SQRT(1+[.F373]^2)" office:value-type="float" office:value="-0.77779345370486">
            <text:p>-0.7777934537</text:p>
          </table:table-cell>
          <table:table-cell table:formula="of:=ROUND(([.G373]*5)+[.$N$204];2)" office:value-type="float" office:value="1.11">
            <text:p>1.11</text:p>
          </table:table-cell>
          <table:table-cell table:formula="of:=VLOOKUP([.A373];['1112'.$A$1:.$H$401];8;0)" office:value-type="float" office:value="1.14">
            <text:p>1.14</text:p>
          </table:table-cell>
          <table:table-cell table:formula="of:=ROUND(IF(ISERROR([.I373]);[.H373];((2*[.H373])+[.I37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FIN13004198401</text:p>
          </table:table-cell>
          <table:table-cell office:value-type="string">
            <text:p>HAKALA Mat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4]/[.D374]" office:value-type="float" office:value="0">
            <text:p>0</text:p>
          </table:table-cell>
          <table:table-cell table:formula="of:=([.C374]-[.$M$204])/[.$L$204]" office:value-type="float" office:value="-1.25">
            <text:p>-1.25</text:p>
          </table:table-cell>
          <table:table-cell table:formula="of:=[.F374]/SQRT(1+[.F374]^2)" office:value-type="float" office:value="-0.78086880944303">
            <text:p>-0.7808688094</text:p>
          </table:table-cell>
          <table:table-cell table:formula="of:=ROUND(([.G374]*5)+[.$N$204];2)" office:value-type="float" office:value="1.1">
            <text:p>1.1</text:p>
          </table:table-cell>
          <table:table-cell table:formula="of:=VLOOKUP([.A374];['1112'.$A$1:.$H$401];8;0)" office:value-type="float" office:value="1.1">
            <text:p>1.1</text:p>
          </table:table-cell>
          <table:table-cell table:formula="of:=ROUND(IF(ISERROR([.I374]);[.H374];((2*[.H374])+[.I37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USA10806199501</text:p>
          </table:table-cell>
          <table:table-cell office:value-type="string">
            <text:p>DOHERTY Se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5]/[.D375]" office:value-type="float" office:value="0">
            <text:p>0</text:p>
          </table:table-cell>
          <table:table-cell table:formula="of:=([.C375]-[.$M$204])/[.$L$204]" office:value-type="float" office:value="-1.25">
            <text:p>-1.25</text:p>
          </table:table-cell>
          <table:table-cell table:formula="of:=[.F375]/SQRT(1+[.F375]^2)" office:value-type="float" office:value="-0.78086880944303">
            <text:p>-0.7808688094</text:p>
          </table:table-cell>
          <table:table-cell table:formula="of:=ROUND(([.G375]*5)+[.$N$204];2)" office:value-type="float" office:value="1.1">
            <text:p>1.1</text:p>
          </table:table-cell>
          <table:table-cell table:formula="of:=VLOOKUP([.A375];['1112'.$A$1:.$H$401];8;0)" office:value-type="float" office:value="0">
            <text:p>#N/A</text:p>
          </table:table-cell>
          <table:table-cell table:formula="of:=ROUND(IF(ISERROR([.I375]);[.H375];((2*[.H375])+[.I37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WE11305198801</text:p>
          </table:table-cell>
          <table:table-cell office:value-type="string">
            <text:p>STEGMAYR Gabri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6]/[.D376]" office:value-type="float" office:value="0">
            <text:p>0</text:p>
          </table:table-cell>
          <table:table-cell table:formula="of:=([.C376]-[.$M$204])/[.$L$204]" office:value-type="float" office:value="-1.25">
            <text:p>-1.25</text:p>
          </table:table-cell>
          <table:table-cell table:formula="of:=[.F376]/SQRT(1+[.F376]^2)" office:value-type="float" office:value="-0.78086880944303">
            <text:p>-0.7808688094</text:p>
          </table:table-cell>
          <table:table-cell table:formula="of:=ROUND(([.G376]*5)+[.$N$204];2)" office:value-type="float" office:value="1.1">
            <text:p>1.1</text:p>
          </table:table-cell>
          <table:table-cell table:formula="of:=VLOOKUP([.A376];['1112'.$A$1:.$H$401];8;0)" office:value-type="float" office:value="1.1">
            <text:p>1.1</text:p>
          </table:table-cell>
          <table:table-cell table:formula="of:=ROUND(IF(ISERROR([.I376]);[.H376];((2*[.H376])+[.I37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WE22803199001</text:p>
          </table:table-cell>
          <table:table-cell office:value-type="string">
            <text:p>BRORSSON Mo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77]/[.D377]" office:value-type="float" office:value="0">
            <text:p>0</text:p>
          </table:table-cell>
          <table:table-cell table:formula="of:=([.C377]-[.$M$204])/[.$L$204]" office:value-type="float" office:value="-1.25">
            <text:p>-1.25</text:p>
          </table:table-cell>
          <table:table-cell table:formula="of:=[.F377]/SQRT(1+[.F377]^2)" office:value-type="float" office:value="-0.78086880944303">
            <text:p>-0.7808688094</text:p>
          </table:table-cell>
          <table:table-cell table:formula="of:=ROUND(([.G377]*5)+[.$N$204];2)" office:value-type="float" office:value="1.1">
            <text:p>1.1</text:p>
          </table:table-cell>
          <table:table-cell table:formula="of:=VLOOKUP([.A377];['1112'.$A$1:.$H$401];8;0)" office:value-type="float" office:value="0">
            <text:p>#N/A</text:p>
          </table:table-cell>
          <table:table-cell table:formula="of:=ROUND(IF(ISERROR([.I377]);[.H377];((2*[.H377])+[.I377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22608199001</text:p>
          </table:table-cell>
          <table:table-cell office:value-type="string">
            <text:p>KISTANOVA <text:s/>Anna</text:p>
          </table:table-cell>
          <table:table-cell table:number-columns-repeated="2" office:value-type="float" office:value="1">
            <text:p>1</text:p>
          </table:table-cell>
          <table:table-cell table:formula="of:=[.C378]/[.D378]" office:value-type="float" office:value="1">
            <text:p>1</text:p>
          </table:table-cell>
          <table:table-cell table:formula="of:=([.C378]-[.$M$204])/[.$L$204]" office:value-type="float" office:value="-1.2375">
            <text:p>-1.2375</text:p>
          </table:table-cell>
          <table:table-cell table:formula="of:=[.F378]/SQRT(1+[.F378]^2)" office:value-type="float" office:value="-0.77779345370486">
            <text:p>-0.7777934537</text:p>
          </table:table-cell>
          <table:table-cell table:formula="of:=ROUND(([.G378]*5)+[.$N$204];2)" office:value-type="float" office:value="1.11">
            <text:p>1.11</text:p>
          </table:table-cell>
          <table:table-cell table:formula="of:=VLOOKUP([.A378];['1112'.$A$1:.$H$401];8;0)" office:value-type="float" office:value="1.1">
            <text:p>1.1</text:p>
          </table:table-cell>
          <table:table-cell table:formula="of:=ROUND(IF(ISERROR([.I378]);[.H378];((2*[.H378])+[.I378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AZ21311198901</text:p>
          </table:table-cell>
          <table:table-cell office:value-type="string">
            <text:p>OKOLZDAYEVA Galina</text:p>
          </table:table-cell>
          <table:table-cell table:number-columns-repeated="2" office:value-type="float" office:value="1">
            <text:p>1</text:p>
          </table:table-cell>
          <table:table-cell table:formula="of:=[.C379]/[.D379]" office:value-type="float" office:value="1">
            <text:p>1</text:p>
          </table:table-cell>
          <table:table-cell table:formula="of:=([.C379]-[.$M$204])/[.$L$204]" office:value-type="float" office:value="-1.2375">
            <text:p>-1.2375</text:p>
          </table:table-cell>
          <table:table-cell table:formula="of:=[.F379]/SQRT(1+[.F379]^2)" office:value-type="float" office:value="-0.77779345370486">
            <text:p>-0.7777934537</text:p>
          </table:table-cell>
          <table:table-cell table:formula="of:=ROUND(([.G379]*5)+[.$N$204];2)" office:value-type="float" office:value="1.11">
            <text:p>1.11</text:p>
          </table:table-cell>
          <table:table-cell table:formula="of:=VLOOKUP([.A379];['1112'.$A$1:.$H$401];8;0)" office:value-type="float" office:value="1.11">
            <text:p>1.11</text:p>
          </table:table-cell>
          <table:table-cell table:formula="of:=ROUND(IF(ISERROR([.I379]);[.H379];((2*[.H379])+[.I379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SWE20212198801</text:p>
          </table:table-cell>
          <table:table-cell office:value-type="string">
            <text:p>ADOLFSSON Kim</text:p>
          </table:table-cell>
          <table:table-cell table:number-columns-repeated="2" office:value-type="float" office:value="1">
            <text:p>1</text:p>
          </table:table-cell>
          <table:table-cell table:formula="of:=[.C380]/[.D380]" office:value-type="float" office:value="1">
            <text:p>1</text:p>
          </table:table-cell>
          <table:table-cell table:formula="of:=([.C380]-[.$M$204])/[.$L$204]" office:value-type="float" office:value="-1.2375">
            <text:p>-1.2375</text:p>
          </table:table-cell>
          <table:table-cell table:formula="of:=[.F380]/SQRT(1+[.F380]^2)" office:value-type="float" office:value="-0.77779345370486">
            <text:p>-0.7777934537</text:p>
          </table:table-cell>
          <table:table-cell table:formula="of:=ROUND(([.G380]*5)+[.$N$204];2)" office:value-type="float" office:value="1.11">
            <text:p>1.11</text:p>
          </table:table-cell>
          <table:table-cell table:formula="of:=VLOOKUP([.A380];['1112'.$A$1:.$H$401];8;0)" office:value-type="float" office:value="0">
            <text:p>#N/A</text:p>
          </table:table-cell>
          <table:table-cell table:formula="of:=ROUND(IF(ISERROR([.I380]);[.H380];((2*[.H380])+[.I380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RUS21209198201</text:p>
          </table:table-cell>
          <table:table-cell office:value-type="string">
            <text:p>SOROKINA Natalia</text:p>
          </table:table-cell>
          <table:table-cell table:number-columns-repeated="2" office:value-type="float" office:value="1">
            <text:p>1</text:p>
          </table:table-cell>
          <table:table-cell table:formula="of:=[.C381]/[.D381]" office:value-type="float" office:value="1">
            <text:p>1</text:p>
          </table:table-cell>
          <table:table-cell table:formula="of:=([.C381]-[.$M$204])/[.$L$204]" office:value-type="float" office:value="-1.2375">
            <text:p>-1.2375</text:p>
          </table:table-cell>
          <table:table-cell table:formula="of:=[.F381]/SQRT(1+[.F381]^2)" office:value-type="float" office:value="-0.77779345370486">
            <text:p>-0.7777934537</text:p>
          </table:table-cell>
          <table:table-cell table:formula="of:=ROUND(([.G381]*5)+[.$N$204];2)" office:value-type="float" office:value="1.11">
            <text:p>1.11</text:p>
          </table:table-cell>
          <table:table-cell table:formula="of:=VLOOKUP([.A381];['1112'.$A$1:.$H$401];8;0)" office:value-type="float" office:value="1.42">
            <text:p>1.42</text:p>
          </table:table-cell>
          <table:table-cell table:formula="of:=ROUND(IF(ISERROR([.I381]);[.H381];((2*[.H381])+[.I381])/3);1)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BTRUS10302198801</text:p>
          </table:table-cell>
          <table:table-cell office:value-type="string">
            <text:p>LAPSHIN Timof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2]/[.D382]" office:value-type="float" office:value="0">
            <text:p>0</text:p>
          </table:table-cell>
          <table:table-cell table:formula="of:=([.C382]-[.$M$204])/[.$L$204]" office:value-type="float" office:value="-1.25">
            <text:p>-1.25</text:p>
          </table:table-cell>
          <table:table-cell table:formula="of:=[.F382]/SQRT(1+[.F382]^2)" office:value-type="float" office:value="-0.78086880944303">
            <text:p>-0.7808688094</text:p>
          </table:table-cell>
          <table:table-cell table:formula="of:=ROUND(([.G382]*5)+[.$N$204];2)" office:value-type="float" office:value="1.1">
            <text:p>1.1</text:p>
          </table:table-cell>
          <table:table-cell table:formula="of:=VLOOKUP([.A382];['1112'.$A$1:.$H$401];8;0)" office:value-type="float" office:value="4.71">
            <text:p>4.71</text:p>
          </table:table-cell>
          <table:table-cell table:formula="of:=ROUND(IF(ISERROR([.I382]);[.H382];((2*[.H382])+[.I382])/3);1)" office:value-type="float" office:value="2.3">
            <text:p>2.3</text:p>
          </table:table-cell>
          <table:table-cell table:number-columns-repeated="4"/>
        </table:table-row>
        <table:table-row table:style-name="ro1">
          <table:table-cell office:value-type="string">
            <text:p>BTAUT22912199301</text:p>
          </table:table-cell>
          <table:table-cell office:value-type="string">
            <text:p>RIEDER Christ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3]/[.D383]" office:value-type="float" office:value="0">
            <text:p>0</text:p>
          </table:table-cell>
          <table:table-cell table:formula="of:=([.C383]-[.$M$204])/[.$L$204]" office:value-type="float" office:value="-1.25">
            <text:p>-1.25</text:p>
          </table:table-cell>
          <table:table-cell table:formula="of:=[.F383]/SQRT(1+[.F383]^2)" office:value-type="float" office:value="-0.78086880944303">
            <text:p>-0.7808688094</text:p>
          </table:table-cell>
          <table:table-cell table:formula="of:=ROUND(([.G383]*5)+[.$N$204];2)" office:value-type="float" office:value="1.1">
            <text:p>1.1</text:p>
          </table:table-cell>
          <table:table-cell table:formula="of:=VLOOKUP([.A383];['1112'.$A$1:.$H$401];8;0)" office:value-type="float" office:value="1.18">
            <text:p>1.18</text:p>
          </table:table-cell>
          <table:table-cell table:formula="of:=ROUND(IF(ISERROR([.I383]);[.H383];((2*[.H383])+[.I383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EST12108198701</text:p>
          </table:table-cell>
          <table:table-cell office:value-type="string">
            <text:p>ALA Sii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4]/[.D384]" office:value-type="float" office:value="0">
            <text:p>0</text:p>
          </table:table-cell>
          <table:table-cell table:formula="of:=([.C384]-[.$M$204])/[.$L$204]" office:value-type="float" office:value="-1.25">
            <text:p>-1.25</text:p>
          </table:table-cell>
          <table:table-cell table:formula="of:=[.F384]/SQRT(1+[.F384]^2)" office:value-type="float" office:value="-0.78086880944303">
            <text:p>-0.7808688094</text:p>
          </table:table-cell>
          <table:table-cell table:formula="of:=ROUND(([.G384]*5)+[.$N$204];2)" office:value-type="float" office:value="1.1">
            <text:p>1.1</text:p>
          </table:table-cell>
          <table:table-cell table:formula="of:=VLOOKUP([.A384];['1112'.$A$1:.$H$401];8;0)" office:value-type="float" office:value="0">
            <text:p>#N/A</text:p>
          </table:table-cell>
          <table:table-cell table:formula="of:=ROUND(IF(ISERROR([.I384]);[.H384];((2*[.H384])+[.I384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KOR20508199301</text:p>
          </table:table-cell>
          <table:table-cell office:value-type="string">
            <text:p>HWANG Hyesu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5]/[.D385]" office:value-type="float" office:value="0">
            <text:p>0</text:p>
          </table:table-cell>
          <table:table-cell table:formula="of:=([.C385]-[.$M$204])/[.$L$204]" office:value-type="float" office:value="-1.25">
            <text:p>-1.25</text:p>
          </table:table-cell>
          <table:table-cell table:formula="of:=[.F385]/SQRT(1+[.F385]^2)" office:value-type="float" office:value="-0.78086880944303">
            <text:p>-0.7808688094</text:p>
          </table:table-cell>
          <table:table-cell table:formula="of:=ROUND(([.G385]*5)+[.$N$204];2)" office:value-type="float" office:value="1.1">
            <text:p>1.1</text:p>
          </table:table-cell>
          <table:table-cell table:formula="of:=VLOOKUP([.A385];['1112'.$A$1:.$H$401];8;0)" office:value-type="float" office:value="0">
            <text:p>#N/A</text:p>
          </table:table-cell>
          <table:table-cell table:formula="of:=ROUND(IF(ISERROR([.I385]);[.H385];((2*[.H385])+[.I385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CAN10102199101</text:p>
          </table:table-cell>
          <table:table-cell office:value-type="string">
            <text:p>WENZEL Kurt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86]/[.D386]" office:value-type="float" office:value="0">
            <text:p>0</text:p>
          </table:table-cell>
          <table:table-cell table:formula="of:=([.C386]-[.$M$204])/[.$L$204]" office:value-type="float" office:value="-1.25">
            <text:p>-1.25</text:p>
          </table:table-cell>
          <table:table-cell table:formula="of:=[.F386]/SQRT(1+[.F386]^2)" office:value-type="float" office:value="-0.78086880944303">
            <text:p>-0.7808688094</text:p>
          </table:table-cell>
          <table:table-cell table:formula="of:=ROUND(([.G386]*5)+[.$N$204];2)" office:value-type="float" office:value="1.1">
            <text:p>1.1</text:p>
          </table:table-cell>
          <table:table-cell table:formula="of:=VLOOKUP([.A386];['1112'.$A$1:.$H$401];8;0)" office:value-type="float" office:value="0">
            <text:p>#N/A</text:p>
          </table:table-cell>
          <table:table-cell table:formula="of:=ROUND(IF(ISERROR([.I386]);[.H386];((2*[.H386])+[.I386])/3);1)"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BTAUT20212198901</text:p>
          </table:table-cell>
          <table:table-cell office:value-type="string">
            <text:p>DUERINGER Ramona</text:p>
          </table:table-cell>
          <table:table-cell table:number-columns-repeated="2" office:value-type="float" office:value="1">
            <text:p>1</text:p>
          </table:table-cell>
          <table:table-cell table:formula="of:=[.C387]/[.D387]" office:value-type="float" office:value="1">
            <text:p>1</text:p>
          </table:table-cell>
          <table:table-cell table:formula="of:=([.C387]-[.$M$204])/[.$L$204]" office:value-type="float" office:value="-1.2375">
            <text:p>-1.2375</text:p>
          </table:table-cell>
          <table:table-cell table:formula="of:=[.F387]/SQRT(1+[.F387]^2)" office:value-type="float" office:value="-0.77779345370486">
            <text:p>-0.7777934537</text:p>
          </table:table-cell>
          <table:table-cell table:formula="of:=ROUND(([.G387]*5)+[.$N$204];2)" office:value-type="float" office:value="1.11">
            <text:p>1.11</text:p>
          </table:table-cell>
          <table:table-cell table:formula="of:=VLOOKUP([.A387];['1112'.$A$1:.$H$401];8;0)" office:value-type="float" office:value="1.24">
            <text:p>1.24</text:p>
          </table:table-cell>
          <table:table-cell table:formula="of:=ROUND(IF(ISERROR([.I387]);[.H387];((2*[.H387])+[.I387])/3);1)" office:value-type="float" office:value="1.2">
            <text:p>1.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1112'.A1:'1112'.H181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1213'.A1:'1213'.H203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3-10-23T11:33:45</meta:creation-date>
    <dc:date>2013-10-23T11:41:10</dc:date>
    <dc:creator>Richard </dc:creator>
    <meta:editing-duration>PT6M5S</meta:editing-duration>
    <meta:editing-cycles>3</meta:editing-cycles>
    <meta:generator>LibreOffice/4.0.2.2$Linux_X86_64 LibreOffice_project/400m0$Build-2</meta:generator>
    <meta:document-statistic meta:table-count="2" meta:cell-count="7082" meta:object-count="0"/>
  </office:meta>
</office:document-meta>
</file>